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style:font-name="Luxi Sans"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Standard">
      <style:paragraph-properties fo:text-align="center" style:justify-single-word="false"/>
      <style:text-properties style:font-name="Helvetica" fo:letter-spacing="0.212cm" fo:font-weight="normal" style:font-weight-asian="normal"/>
    </style:style>
    <style:style style:name="P6" style:family="paragraph" style:parent-style-name="Standard">
      <style:paragraph-properties fo:text-align="start"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9"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paragraph-properties fo:text-align="start" style:justify-single-word="false"/>
    </style:style>
    <style:style style:name="P12"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13" style:family="paragraph" style:parent-style-name="Text_20_body">
      <style:paragraph-properties fo:text-align="end" style:justify-single-word="false"/>
    </style:style>
    <style:style style:name="P14" style:family="paragraph" style:parent-style-name="Código">
      <style:text-properties fo:color="#008080"/>
    </style:style>
    <style:style style:name="P15" style:family="paragraph" style:parent-style-name="Código">
      <style:text-properties fo:color="#008080" style:font-name="Monospace" fo:font-size="10pt" style:font-name-asian="Monospace" style:font-size-asian="10pt" style:font-name-complex="Monospace" style:font-size-complex="10pt"/>
    </style:style>
    <style:style style:name="P16" style:family="paragraph" style:parent-style-name="Código">
      <style:paragraph-properties fo:text-align="start" style:justify-single-word="false"/>
      <style:text-properties fo:color="#008080"/>
    </style:style>
    <style:style style:name="P17" style:family="paragraph" style:parent-style-name="Código">
      <style:text-properties fo:color="#000000"/>
    </style:style>
    <style:style style:name="P18" style:family="paragraph" style:parent-style-name="Código">
      <style:text-properties fo:color="#000000" style:font-name="Monospace" fo:font-size="10pt" style:font-name-asian="Monospace" style:font-size-asian="10pt" style:font-name-complex="Monospace" style:font-size-complex="10pt"/>
    </style:style>
    <style:style style:name="P19" style:family="paragraph" style:parent-style-name="Código">
      <style:text-properties fo:color="#0000e1" style:font-name="Monospace" fo:font-size="10pt" style:font-name-asian="Monospace" style:font-size-asian="10pt" style:font-name-complex="Monospace" style:font-size-complex="10pt"/>
    </style:style>
    <style:style style:name="P20"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21" style:family="paragraph" style:parent-style-name="Código">
      <style:paragraph-properties fo:text-align="start" style:justify-single-word="false"/>
    </style:style>
    <style:style style:name="P22" style:family="paragraph" style:parent-style-name="Código">
      <style:text-properties fo:color="#3f5fbf"/>
    </style:style>
    <style:style style:name="P23" style:family="paragraph" style:parent-style-name="Código">
      <style:text-properties style:font-name="Monospace" fo:font-size="10pt" style:font-name-asian="Monospace" style:font-size-asian="10pt" style:font-name-complex="Monospace" style:font-size-complex="10pt"/>
    </style:style>
    <style:style style:name="P24" style:family="paragraph" style:parent-style-name="Código">
      <style:text-properties fo:color="#2a00ff"/>
    </style:style>
    <style:style style:name="P25" style:family="paragraph" style:parent-style-name="Text_20_body">
      <style:paragraph-properties fo:margin-left="0cm" fo:margin-right="0cm" fo:text-indent="0cm" style:auto-text-indent="false"/>
    </style:style>
    <style:style style:name="P26" style:family="paragraph" style:parent-style-name="Standard" style:list-style-name="L73"/>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P30" style:family="paragraph" style:parent-style-name="Código" style:list-style-name="L19"/>
    <style:style style:name="P31" style:family="paragraph" style:parent-style-name="Código" style:list-style-name="L19"/>
    <style:style style:name="P32" style:family="paragraph" style:parent-style-name="Text_20_body" style:list-style-name="L9"/>
    <style:style style:name="P33" style:family="paragraph" style:parent-style-name="Text_20_body" style:list-style-name="L9"/>
    <style:style style:name="P34" style:family="paragraph" style:parent-style-name="Text_20_body" style:list-style-name="L9"/>
    <style:style style:name="P35" style:family="paragraph" style:parent-style-name="Text_20_body" style:list-style-name="L9"/>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0"/>
    <style:style style:name="P39" style:family="paragraph" style:parent-style-name="Text_20_body" style:list-style-name="L10"/>
    <style:style style:name="P40" style:family="paragraph" style:parent-style-name="Text_20_body" style:list-style-name="L10"/>
    <style:style style:name="P41" style:family="paragraph" style:parent-style-name="Text_20_body" style:list-style-name="L10"/>
    <style:style style:name="P42" style:family="paragraph" style:parent-style-name="Text_20_body" style:list-style-name="L10"/>
    <style:style style:name="P43" style:family="paragraph" style:parent-style-name="Text_20_body" style:list-style-name="L10"/>
    <style:style style:name="P44" style:family="paragraph" style:parent-style-name="Text_20_body" style:list-style-name="L10"/>
    <style:style style:name="P45" style:family="paragraph" style:parent-style-name="Text_20_body" style:list-style-name="L10"/>
    <style:style style:name="P46" style:family="paragraph" style:parent-style-name="Text_20_body" style:list-style-name="L10"/>
    <style:style style:name="P47" style:family="paragraph" style:parent-style-name="Text_20_body" style:list-style-name="L10"/>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1"/>
    <style:style style:name="P51" style:family="paragraph" style:parent-style-name="Text_20_body" style:list-style-name="L11"/>
    <style:style style:name="P52" style:family="paragraph" style:parent-style-name="Text_20_body" style:list-style-name="L11"/>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3"/>
    <style:style style:name="P57" style:family="paragraph" style:parent-style-name="Text_20_body" style:list-style-name="L14"/>
    <style:style style:name="P58" style:family="paragraph" style:parent-style-name="Text_20_body" style:list-style-name="L14"/>
    <style:style style:name="P59" style:family="paragraph" style:parent-style-name="Text_20_body" style:list-style-name="L15"/>
    <style:style style:name="P60" style:family="paragraph" style:parent-style-name="Text_20_body" style:list-style-name="L15"/>
    <style:style style:name="P61" style:family="paragraph" style:parent-style-name="Text_20_body" style:list-style-name="L15"/>
    <style:style style:name="P62" style:family="paragraph" style:parent-style-name="Text_20_body" style:list-style-name="L15"/>
    <style:style style:name="P63" style:family="paragraph" style:parent-style-name="Text_20_body" style:list-style-name="L15"/>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6"/>
    <style:style style:name="P67" style:family="paragraph" style:parent-style-name="Text_20_body" style:list-style-name="L16"/>
    <style:style style:name="P68" style:family="paragraph" style:parent-style-name="Text_20_body" style:list-style-name="L16"/>
    <style:style style:name="P69" style:family="paragraph" style:parent-style-name="Text_20_body" style:list-style-name="L17"/>
    <style:style style:name="P70" style:family="paragraph" style:parent-style-name="Text_20_body" style:list-style-name="L17"/>
    <style:style style:name="P71" style:family="paragraph" style:parent-style-name="Text_20_body" style:list-style-name="L17"/>
    <style:style style:name="P72" style:family="paragraph" style:parent-style-name="Text_20_body" style:list-style-name="L18"/>
    <style:style style:name="P73" style:family="paragraph" style:parent-style-name="Text_20_body" style:list-style-name="L18"/>
    <style:style style:name="P74" style:family="paragraph" style:parent-style-name="Text_20_body" style:list-style-name="L18"/>
    <style:style style:name="P75" style:family="paragraph" style:parent-style-name="Text_20_body" style:list-style-name="L18"/>
    <style:style style:name="P76" style:family="paragraph" style:parent-style-name="Text_20_body" style:list-style-name="L18"/>
    <style:style style:name="P77" style:family="paragraph" style:parent-style-name="Text_20_body" style:list-style-name="L18"/>
    <style:style style:name="P78" style:family="paragraph" style:parent-style-name="Text_20_body" style:list-style-name="L18"/>
    <style:style style:name="P79" style:family="paragraph" style:parent-style-name="Text_20_body" style:list-style-name="L18"/>
    <style:style style:name="P80" style:family="paragraph" style:parent-style-name="Text_20_body" style:list-style-name="L18"/>
    <style:style style:name="P81" style:family="paragraph" style:parent-style-name="Text_20_body" style:list-style-name="L18"/>
    <style:style style:name="P82" style:family="paragraph" style:parent-style-name="Text_20_body" style:list-style-name="L18"/>
    <style:style style:name="P83" style:family="paragraph" style:parent-style-name="Text_20_body" style:list-style-name="L18"/>
    <style:style style:name="P84" style:family="paragraph" style:parent-style-name="Text_20_body" style:list-style-name="L18"/>
    <style:style style:name="P85" style:family="paragraph" style:parent-style-name="Text_20_body" style:list-style-name="L18"/>
    <style:style style:name="P86" style:family="paragraph" style:parent-style-name="Text_20_body" style:list-style-name="L20"/>
    <style:style style:name="P87" style:family="paragraph" style:parent-style-name="Text_20_body" style:list-style-name="L20"/>
    <style:style style:name="P88" style:family="paragraph" style:parent-style-name="Text_20_body" style:list-style-name="L21"/>
    <style:style style:name="P89" style:family="paragraph" style:parent-style-name="Text_20_body" style:list-style-name="L21"/>
    <style:style style:name="P90" style:family="paragraph" style:parent-style-name="Text_20_body" style:list-style-name="L21"/>
    <style:style style:name="P91" style:family="paragraph" style:parent-style-name="Text_20_body" style:list-style-name="L21"/>
    <style:style style:name="P92" style:family="paragraph" style:parent-style-name="Text_20_body" style:list-style-name="L21"/>
    <style:style style:name="P93" style:family="paragraph" style:parent-style-name="Text_20_body" style:list-style-name="L21"/>
    <style:style style:name="P94" style:family="paragraph" style:parent-style-name="Text_20_body" style:list-style-name="L21"/>
    <style:style style:name="P95" style:family="paragraph" style:parent-style-name="Text_20_body" style:list-style-name="L21"/>
    <style:style style:name="P96" style:family="paragraph" style:parent-style-name="Text_20_body" style:list-style-name="L21"/>
    <style:style style:name="P97" style:family="paragraph" style:parent-style-name="Text_20_body" style:list-style-name="L21"/>
    <style:style style:name="P98" style:family="paragraph" style:parent-style-name="Text_20_body" style:list-style-name="L21"/>
    <style:style style:name="P99" style:family="paragraph" style:parent-style-name="Text_20_body" style:list-style-name="L21"/>
    <style:style style:name="P100" style:family="paragraph" style:parent-style-name="Text_20_body" style:list-style-name="L21"/>
    <style:style style:name="P101" style:family="paragraph" style:parent-style-name="Text_20_body" style:list-style-name="L22"/>
    <style:style style:name="P102" style:family="paragraph" style:parent-style-name="Text_20_body" style:list-style-name="L22"/>
    <style:style style:name="P103" style:family="paragraph" style:parent-style-name="Text_20_body" style:list-style-name="L22"/>
    <style:style style:name="P104" style:family="paragraph" style:parent-style-name="Text_20_body" style:list-style-name="L22"/>
    <style:style style:name="P105" style:family="paragraph" style:parent-style-name="Text_20_body" style:list-style-name="L22"/>
    <style:style style:name="P106" style:family="paragraph" style:parent-style-name="Text_20_body" style:list-style-name="L22"/>
    <style:style style:name="P107" style:family="paragraph" style:parent-style-name="Text_20_body" style:list-style-name="L23"/>
    <style:style style:name="P108" style:family="paragraph" style:parent-style-name="Text_20_body" style:list-style-name="L23"/>
    <style:style style:name="P109" style:family="paragraph" style:parent-style-name="Text_20_body" style:list-style-name="L23">
      <style:text-properties fo:font-style="normal" style:font-style-asian="normal" style:font-style-complex="normal"/>
    </style:style>
    <style:style style:name="P110" style:family="paragraph" style:parent-style-name="Text_20_body" style:list-style-name="L23">
      <style:text-properties fo:font-style="normal" style:font-style-asian="normal" style:font-style-complex="normal"/>
    </style:style>
    <style:style style:name="P111" style:family="paragraph" style:parent-style-name="Text_20_body" style:list-style-name="L24">
      <style:text-properties fo:font-style="normal" style:font-style-asian="normal" style:font-style-complex="normal"/>
    </style:style>
    <style:style style:name="P112" style:family="paragraph" style:parent-style-name="Text_20_body" style:list-style-name="L25"/>
    <style:style style:name="P113" style:family="paragraph" style:parent-style-name="Text_20_body" style:list-style-name="L25"/>
    <style:style style:name="P114" style:family="paragraph" style:parent-style-name="Text_20_body" style:list-style-name="L25"/>
    <style:style style:name="P115" style:family="paragraph" style:parent-style-name="Text_20_body" style:list-style-name="L25"/>
    <style:style style:name="P116" style:family="paragraph" style:parent-style-name="Text_20_body" style:list-style-name="L26"/>
    <style:style style:name="P117" style:family="paragraph" style:parent-style-name="Text_20_body" style:list-style-name="L26"/>
    <style:style style:name="P118" style:family="paragraph" style:parent-style-name="Text_20_body" style:list-style-name="L26"/>
    <style:style style:name="P119" style:family="paragraph" style:parent-style-name="Text_20_body" style:list-style-name="L26"/>
    <style:style style:name="P120" style:family="paragraph" style:parent-style-name="Text_20_body" style:list-style-name="L26"/>
    <style:style style:name="P121" style:family="paragraph" style:parent-style-name="Text_20_body" style:list-style-name="L26"/>
    <style:style style:name="P122" style:family="paragraph" style:parent-style-name="Text_20_body" style:list-style-name="L26"/>
    <style:style style:name="P123" style:family="paragraph" style:parent-style-name="Text_20_body" style:list-style-name="L27"/>
    <style:style style:name="P124" style:family="paragraph" style:parent-style-name="Text_20_body" style:list-style-name="L27"/>
    <style:style style:name="P125" style:family="paragraph" style:parent-style-name="Text_20_body" style:list-style-name="L27"/>
    <style:style style:name="P126" style:family="paragraph" style:parent-style-name="Text_20_body" style:list-style-name="L28"/>
    <style:style style:name="P127" style:family="paragraph" style:parent-style-name="Text_20_body" style:list-style-name="L28"/>
    <style:style style:name="P128" style:family="paragraph" style:parent-style-name="Text_20_body" style:list-style-name="L28"/>
    <style:style style:name="P129" style:family="paragraph" style:parent-style-name="Text_20_body" style:list-style-name="L28"/>
    <style:style style:name="P130" style:family="paragraph" style:parent-style-name="Text_20_body" style:list-style-name="L28"/>
    <style:style style:name="P131" style:family="paragraph" style:parent-style-name="Text_20_body" style:list-style-name="L28"/>
    <style:style style:name="P132" style:family="paragraph" style:parent-style-name="Text_20_body" style:list-style-name="L28"/>
    <style:style style:name="P133" style:family="paragraph" style:parent-style-name="Text_20_body" style:list-style-name="L28"/>
    <style:style style:name="P134" style:family="paragraph" style:parent-style-name="Text_20_body" style:list-style-name="L28"/>
    <style:style style:name="P135" style:family="paragraph" style:parent-style-name="Text_20_body" style:list-style-name="L29"/>
    <style:style style:name="P136" style:family="paragraph" style:parent-style-name="Text_20_body" style:list-style-name="L29"/>
    <style:style style:name="P137" style:family="paragraph" style:parent-style-name="Text_20_body" style:list-style-name="L29"/>
    <style:style style:name="P138" style:family="paragraph" style:parent-style-name="Text_20_body" style:list-style-name="L30"/>
    <style:style style:name="P139" style:family="paragraph" style:parent-style-name="Text_20_body" style:list-style-name="L30"/>
    <style:style style:name="P140" style:family="paragraph" style:parent-style-name="Text_20_body" style:list-style-name="L30"/>
    <style:style style:name="P141" style:family="paragraph" style:parent-style-name="Text_20_body" style:list-style-name="L30"/>
    <style:style style:name="P142" style:family="paragraph" style:parent-style-name="Text_20_body" style:list-style-name="L30"/>
    <style:style style:name="P143" style:family="paragraph" style:parent-style-name="Text_20_body" style:list-style-name="L31"/>
    <style:style style:name="P144" style:family="paragraph" style:parent-style-name="Text_20_body" style:list-style-name="L31"/>
    <style:style style:name="P145" style:family="paragraph" style:parent-style-name="Text_20_body" style:list-style-name="L32"/>
    <style:style style:name="P146" style:family="paragraph" style:parent-style-name="Text_20_body" style:list-style-name="L32"/>
    <style:style style:name="P147" style:family="paragraph" style:parent-style-name="Text_20_body" style:list-style-name="L32"/>
    <style:style style:name="P148" style:family="paragraph" style:parent-style-name="Text_20_body" style:list-style-name="L32"/>
    <style:style style:name="P149" style:family="paragraph" style:parent-style-name="Text_20_body" style:list-style-name="L32"/>
    <style:style style:name="P150" style:family="paragraph" style:parent-style-name="Text_20_body" style:list-style-name="L33"/>
    <style:style style:name="P151" style:family="paragraph" style:parent-style-name="Text_20_body" style:list-style-name="L33"/>
    <style:style style:name="P152" style:family="paragraph" style:parent-style-name="Text_20_body" style:list-style-name="L33"/>
    <style:style style:name="P153" style:family="paragraph" style:parent-style-name="Text_20_body" style:list-style-name="L33"/>
    <style:style style:name="P154" style:family="paragraph" style:parent-style-name="Text_20_body" style:list-style-name="L34"/>
    <style:style style:name="P155" style:family="paragraph" style:parent-style-name="Text_20_body" style:list-style-name="L34"/>
    <style:style style:name="P156" style:family="paragraph" style:parent-style-name="Text_20_body" style:list-style-name="L34"/>
    <style:style style:name="P157" style:family="paragraph" style:parent-style-name="Text_20_body" style:list-style-name="L34"/>
    <style:style style:name="P158" style:family="paragraph" style:parent-style-name="Text_20_body" style:list-style-name="L35"/>
    <style:style style:name="P159" style:family="paragraph" style:parent-style-name="Text_20_body" style:list-style-name="L35"/>
    <style:style style:name="P160" style:family="paragraph" style:parent-style-name="Text_20_body" style:list-style-name="L35"/>
    <style:style style:name="P161" style:family="paragraph" style:parent-style-name="Text_20_body" style:list-style-name="L36"/>
    <style:style style:name="P162" style:family="paragraph" style:parent-style-name="Text_20_body" style:list-style-name="L36"/>
    <style:style style:name="P163" style:family="paragraph" style:parent-style-name="Text_20_body" style:list-style-name="L36"/>
    <style:style style:name="P164" style:family="paragraph" style:parent-style-name="Text_20_body" style:list-style-name="L37"/>
    <style:style style:name="P165" style:family="paragraph" style:parent-style-name="Text_20_body" style:list-style-name="L37"/>
    <style:style style:name="P166" style:family="paragraph" style:parent-style-name="Text_20_body" style:list-style-name="L37"/>
    <style:style style:name="P167" style:family="paragraph" style:parent-style-name="Text_20_body" style:list-style-name="L37"/>
    <style:style style:name="P168" style:family="paragraph" style:parent-style-name="Text_20_body" style:list-style-name="L37"/>
    <style:style style:name="P169" style:family="paragraph" style:parent-style-name="Text_20_body" style:list-style-name="L37"/>
    <style:style style:name="P170" style:family="paragraph" style:parent-style-name="Text_20_body" style:list-style-name="L37"/>
    <style:style style:name="P171" style:family="paragraph" style:parent-style-name="Text_20_body" style:list-style-name="L37"/>
    <style:style style:name="P172" style:family="paragraph" style:parent-style-name="Text_20_body" style:list-style-name="L37"/>
    <style:style style:name="P173" style:family="paragraph" style:parent-style-name="Text_20_body" style:list-style-name="L38"/>
    <style:style style:name="P174" style:family="paragraph" style:parent-style-name="Text_20_body" style:list-style-name="L38"/>
    <style:style style:name="P175" style:family="paragraph" style:parent-style-name="Text_20_body" style:list-style-name="L38"/>
    <style:style style:name="P176" style:family="paragraph" style:parent-style-name="Text_20_body" style:list-style-name="L38"/>
    <style:style style:name="P177" style:family="paragraph" style:parent-style-name="Text_20_body" style:list-style-name="L38"/>
    <style:style style:name="P178" style:family="paragraph" style:parent-style-name="Text_20_body" style:list-style-name="L38"/>
    <style:style style:name="P179" style:family="paragraph" style:parent-style-name="Text_20_body" style:list-style-name="L38"/>
    <style:style style:name="P180" style:family="paragraph" style:parent-style-name="Text_20_body" style:list-style-name="L39"/>
    <style:style style:name="P181" style:family="paragraph" style:parent-style-name="Text_20_body" style:list-style-name="L39"/>
    <style:style style:name="P182" style:family="paragraph" style:parent-style-name="Text_20_body" style:list-style-name="L39"/>
    <style:style style:name="P183" style:family="paragraph" style:parent-style-name="Text_20_body" style:list-style-name="L39"/>
    <style:style style:name="P184" style:family="paragraph" style:parent-style-name="Text_20_body" style:list-style-name="L39"/>
    <style:style style:name="P185" style:family="paragraph" style:parent-style-name="Text_20_body" style:list-style-name="L39"/>
    <style:style style:name="P186" style:family="paragraph" style:parent-style-name="Text_20_body" style:list-style-name="L39"/>
    <style:style style:name="P187" style:family="paragraph" style:parent-style-name="Text_20_body" style:list-style-name="L39"/>
    <style:style style:name="P188" style:family="paragraph" style:parent-style-name="Text_20_body" style:list-style-name="L39"/>
    <style:style style:name="P189" style:family="paragraph" style:parent-style-name="Text_20_body" style:list-style-name="L39"/>
    <style:style style:name="P190" style:family="paragraph" style:parent-style-name="Text_20_body" style:list-style-name="L39"/>
    <style:style style:name="P191" style:family="paragraph" style:parent-style-name="Text_20_body" style:list-style-name="L40"/>
    <style:style style:name="P192" style:family="paragraph" style:parent-style-name="Text_20_body" style:list-style-name="L40"/>
    <style:style style:name="P193" style:family="paragraph" style:parent-style-name="Text_20_body" style:list-style-name="L40"/>
    <style:style style:name="P194" style:family="paragraph" style:parent-style-name="Text_20_body" style:list-style-name="L40"/>
    <style:style style:name="P195" style:family="paragraph" style:parent-style-name="Text_20_body" style:list-style-name="L40"/>
    <style:style style:name="P196" style:family="paragraph" style:parent-style-name="Text_20_body" style:list-style-name="L40"/>
    <style:style style:name="P197" style:family="paragraph" style:parent-style-name="Text_20_body" style:list-style-name="L40"/>
    <style:style style:name="P198" style:family="paragraph" style:parent-style-name="Text_20_body" style:list-style-name="L41"/>
    <style:style style:name="P199" style:family="paragraph" style:parent-style-name="Text_20_body" style:list-style-name="L41"/>
    <style:style style:name="P200" style:family="paragraph" style:parent-style-name="Text_20_body" style:list-style-name="L41"/>
    <style:style style:name="P201" style:family="paragraph" style:parent-style-name="Text_20_body" style:list-style-name="L41"/>
    <style:style style:name="P202" style:family="paragraph" style:parent-style-name="Text_20_body" style:list-style-name="L41"/>
    <style:style style:name="P203" style:family="paragraph" style:parent-style-name="Text_20_body" style:list-style-name="L41"/>
    <style:style style:name="P204" style:family="paragraph" style:parent-style-name="Text_20_body" style:list-style-name="L41"/>
    <style:style style:name="P205" style:family="paragraph" style:parent-style-name="Text_20_body" style:list-style-name="L41"/>
    <style:style style:name="P206" style:family="paragraph" style:parent-style-name="Text_20_body" style:list-style-name="L41"/>
    <style:style style:name="P207" style:family="paragraph" style:parent-style-name="Text_20_body" style:list-style-name="L41"/>
    <style:style style:name="P208" style:family="paragraph" style:parent-style-name="Text_20_body" style:list-style-name="L41"/>
    <style:style style:name="P209" style:family="paragraph" style:parent-style-name="Text_20_body" style:list-style-name="L41"/>
    <style:style style:name="P210" style:family="paragraph" style:parent-style-name="Text_20_body" style:list-style-name="L41"/>
    <style:style style:name="P211" style:family="paragraph" style:parent-style-name="Text_20_body" style:list-style-name="L41"/>
    <style:style style:name="P212" style:family="paragraph" style:parent-style-name="Text_20_body" style:list-style-name="L41"/>
    <style:style style:name="P213" style:family="paragraph" style:parent-style-name="Text_20_body" style:list-style-name="L41"/>
    <style:style style:name="P214" style:family="paragraph" style:parent-style-name="Text_20_body" style:list-style-name="L41"/>
    <style:style style:name="P215" style:family="paragraph" style:parent-style-name="Text_20_body" style:list-style-name="L42"/>
    <style:style style:name="P216" style:family="paragraph" style:parent-style-name="Text_20_body" style:list-style-name="L42"/>
    <style:style style:name="P217" style:family="paragraph" style:parent-style-name="Text_20_body" style:list-style-name="L42"/>
    <style:style style:name="P218" style:family="paragraph" style:parent-style-name="Text_20_body" style:list-style-name="L42"/>
    <style:style style:name="P219" style:family="paragraph" style:parent-style-name="Text_20_body" style:list-style-name="L42"/>
    <style:style style:name="P220" style:family="paragraph" style:parent-style-name="Text_20_body" style:list-style-name="L42"/>
    <style:style style:name="P221" style:family="paragraph" style:parent-style-name="Text_20_body" style:list-style-name="L42"/>
    <style:style style:name="P222" style:family="paragraph" style:parent-style-name="Text_20_body" style:list-style-name="L42"/>
    <style:style style:name="P223" style:family="paragraph" style:parent-style-name="Text_20_body" style:list-style-name="L43"/>
    <style:style style:name="P224" style:family="paragraph" style:parent-style-name="Text_20_body" style:list-style-name="L43"/>
    <style:style style:name="P225" style:family="paragraph" style:parent-style-name="Text_20_body" style:list-style-name="L43"/>
    <style:style style:name="P226" style:family="paragraph" style:parent-style-name="Text_20_body" style:list-style-name="L43"/>
    <style:style style:name="P227" style:family="paragraph" style:parent-style-name="Text_20_body" style:list-style-name="L43"/>
    <style:style style:name="P228" style:family="paragraph" style:parent-style-name="Text_20_body" style:list-style-name="L43"/>
    <style:style style:name="P229" style:family="paragraph" style:parent-style-name="Text_20_body" style:list-style-name="L43"/>
    <style:style style:name="P230" style:family="paragraph" style:parent-style-name="Text_20_body" style:list-style-name="L43"/>
    <style:style style:name="P231" style:family="paragraph" style:parent-style-name="Text_20_body" style:list-style-name="L43"/>
    <style:style style:name="P232" style:family="paragraph" style:parent-style-name="Text_20_body" style:list-style-name="L44"/>
    <style:style style:name="P233" style:family="paragraph" style:parent-style-name="Text_20_body" style:list-style-name="L44"/>
    <style:style style:name="P234" style:family="paragraph" style:parent-style-name="Text_20_body" style:list-style-name="L44"/>
    <style:style style:name="P235" style:family="paragraph" style:parent-style-name="Text_20_body" style:list-style-name="L44"/>
    <style:style style:name="P236" style:family="paragraph" style:parent-style-name="Text_20_body" style:list-style-name="L44"/>
    <style:style style:name="P237" style:family="paragraph" style:parent-style-name="Text_20_body" style:list-style-name="L45"/>
    <style:style style:name="P238" style:family="paragraph" style:parent-style-name="Text_20_body" style:list-style-name="L45"/>
    <style:style style:name="P239" style:family="paragraph" style:parent-style-name="Text_20_body" style:list-style-name="L45"/>
    <style:style style:name="P240" style:family="paragraph" style:parent-style-name="Text_20_body" style:list-style-name="L45"/>
    <style:style style:name="P241" style:family="paragraph" style:parent-style-name="Text_20_body" style:list-style-name="L45"/>
    <style:style style:name="P242" style:family="paragraph" style:parent-style-name="Text_20_body" style:list-style-name="L45"/>
    <style:style style:name="P243" style:family="paragraph" style:parent-style-name="Text_20_body" style:list-style-name="L46"/>
    <style:style style:name="P244" style:family="paragraph" style:parent-style-name="Text_20_body" style:list-style-name="L47"/>
    <style:style style:name="P245" style:family="paragraph" style:parent-style-name="Text_20_body" style:list-style-name="L47"/>
    <style:style style:name="P246" style:family="paragraph" style:parent-style-name="Text_20_body" style:list-style-name="L48"/>
    <style:style style:name="P247" style:family="paragraph" style:parent-style-name="Text_20_body" style:list-style-name="L48"/>
    <style:style style:name="P248" style:family="paragraph" style:parent-style-name="Text_20_body" style:list-style-name="L48"/>
    <style:style style:name="P249" style:family="paragraph" style:parent-style-name="Text_20_body" style:list-style-name="L48"/>
    <style:style style:name="P250" style:family="paragraph" style:parent-style-name="Text_20_body" style:list-style-name="L49"/>
    <style:style style:name="P251" style:family="paragraph" style:parent-style-name="Text_20_body" style:list-style-name="L49"/>
    <style:style style:name="P252" style:family="paragraph" style:parent-style-name="Text_20_body" style:list-style-name="L49"/>
    <style:style style:name="P253" style:family="paragraph" style:parent-style-name="Text_20_body" style:list-style-name="L49"/>
    <style:style style:name="P254" style:family="paragraph" style:parent-style-name="Text_20_body" style:list-style-name="L50"/>
    <style:style style:name="P255" style:family="paragraph" style:parent-style-name="Text_20_body" style:list-style-name="L50"/>
    <style:style style:name="P256" style:family="paragraph" style:parent-style-name="Text_20_body" style:list-style-name="L51"/>
    <style:style style:name="P257" style:family="paragraph" style:parent-style-name="Text_20_body" style:list-style-name="L51"/>
    <style:style style:name="P258" style:family="paragraph" style:parent-style-name="Text_20_body" style:list-style-name="L51"/>
    <style:style style:name="P259" style:family="paragraph" style:parent-style-name="Text_20_body" style:list-style-name="L52"/>
    <style:style style:name="P260" style:family="paragraph" style:parent-style-name="Text_20_body" style:list-style-name="L52"/>
    <style:style style:name="P261" style:family="paragraph" style:parent-style-name="Text_20_body" style:list-style-name="L53"/>
    <style:style style:name="P262" style:family="paragraph" style:parent-style-name="Text_20_body" style:list-style-name="L53"/>
    <style:style style:name="P263" style:family="paragraph" style:parent-style-name="Text_20_body" style:list-style-name="L53"/>
    <style:style style:name="P264" style:family="paragraph" style:parent-style-name="Text_20_body" style:list-style-name="L54"/>
    <style:style style:name="P265" style:family="paragraph" style:parent-style-name="Text_20_body" style:list-style-name="L54"/>
    <style:style style:name="P266" style:family="paragraph" style:parent-style-name="Text_20_body" style:list-style-name="L55"/>
    <style:style style:name="P267" style:family="paragraph" style:parent-style-name="Text_20_body" style:list-style-name="L55"/>
    <style:style style:name="P268" style:family="paragraph" style:parent-style-name="Text_20_body" style:list-style-name="L55"/>
    <style:style style:name="P269" style:family="paragraph" style:parent-style-name="Text_20_body" style:list-style-name="L55"/>
    <style:style style:name="P270" style:family="paragraph" style:parent-style-name="Text_20_body" style:list-style-name="L56"/>
    <style:style style:name="P271" style:family="paragraph" style:parent-style-name="Text_20_body" style:list-style-name="L56"/>
    <style:style style:name="P272" style:family="paragraph" style:parent-style-name="Text_20_body" style:list-style-name="L56"/>
    <style:style style:name="P273" style:family="paragraph" style:parent-style-name="Text_20_body" style:list-style-name="L57"/>
    <style:style style:name="P274" style:family="paragraph" style:parent-style-name="Text_20_body" style:list-style-name="L57"/>
    <style:style style:name="P275" style:family="paragraph" style:parent-style-name="Text_20_body" style:list-style-name="L57"/>
    <style:style style:name="P276" style:family="paragraph" style:parent-style-name="Text_20_body" style:list-style-name="L57"/>
    <style:style style:name="P277" style:family="paragraph" style:parent-style-name="Text_20_body" style:list-style-name="L57"/>
    <style:style style:name="P278" style:family="paragraph" style:parent-style-name="Text_20_body" style:list-style-name="L57"/>
    <style:style style:name="P279" style:family="paragraph" style:parent-style-name="Text_20_body" style:list-style-name="L57"/>
    <style:style style:name="P280" style:family="paragraph" style:parent-style-name="Text_20_body" style:list-style-name="L57"/>
    <style:style style:name="P281" style:family="paragraph" style:parent-style-name="Text_20_body" style:list-style-name="L57"/>
    <style:style style:name="P282" style:family="paragraph" style:parent-style-name="Text_20_body" style:list-style-name="L57"/>
    <style:style style:name="P283" style:family="paragraph" style:parent-style-name="Text_20_body" style:list-style-name="L57"/>
    <style:style style:name="P284" style:family="paragraph" style:parent-style-name="Text_20_body" style:list-style-name="L57"/>
    <style:style style:name="P285" style:family="paragraph" style:parent-style-name="Text_20_body" style:list-style-name="L57"/>
    <style:style style:name="P286" style:family="paragraph" style:parent-style-name="Text_20_body" style:list-style-name="L57"/>
    <style:style style:name="P287" style:family="paragraph" style:parent-style-name="Text_20_body" style:list-style-name="L57"/>
    <style:style style:name="P288" style:family="paragraph" style:parent-style-name="Text_20_body" style:list-style-name="L58"/>
    <style:style style:name="P289" style:family="paragraph" style:parent-style-name="Text_20_body" style:list-style-name="L58"/>
    <style:style style:name="P290" style:family="paragraph" style:parent-style-name="Text_20_body" style:list-style-name="L58"/>
    <style:style style:name="P291" style:family="paragraph" style:parent-style-name="Text_20_body" style:list-style-name="L59"/>
    <style:style style:name="P292" style:family="paragraph" style:parent-style-name="Text_20_body" style:list-style-name="L59"/>
    <style:style style:name="P293" style:family="paragraph" style:parent-style-name="Text_20_body" style:list-style-name="L59"/>
    <style:style style:name="P294" style:family="paragraph" style:parent-style-name="Text_20_body" style:list-style-name="L60"/>
    <style:style style:name="P295" style:family="paragraph" style:parent-style-name="Text_20_body" style:list-style-name="L60"/>
    <style:style style:name="P296" style:family="paragraph" style:parent-style-name="Text_20_body" style:list-style-name="L60"/>
    <style:style style:name="P297" style:family="paragraph" style:parent-style-name="Text_20_body" style:list-style-name="L61"/>
    <style:style style:name="P298" style:family="paragraph" style:parent-style-name="Text_20_body" style:list-style-name="L61"/>
    <style:style style:name="P299" style:family="paragraph" style:parent-style-name="Text_20_body" style:list-style-name="L62"/>
    <style:style style:name="P300" style:family="paragraph" style:parent-style-name="Text_20_body" style:list-style-name="L61"/>
    <style:style style:name="P301" style:family="paragraph" style:parent-style-name="Text_20_body" style:list-style-name="L61"/>
    <style:style style:name="P302" style:family="paragraph" style:parent-style-name="Text_20_body" style:list-style-name="L61"/>
    <style:style style:name="P303" style:family="paragraph" style:parent-style-name="Text_20_body" style:list-style-name="L61"/>
    <style:style style:name="P304" style:family="paragraph" style:parent-style-name="Text_20_body" style:list-style-name="L61"/>
    <style:style style:name="P305" style:family="paragraph" style:parent-style-name="Text_20_body" style:list-style-name="L61"/>
    <style:style style:name="P306" style:family="paragraph" style:parent-style-name="Text_20_body" style:list-style-name="L61"/>
    <style:style style:name="P307" style:family="paragraph" style:parent-style-name="Text_20_body" style:list-style-name="L61"/>
    <style:style style:name="P308" style:family="paragraph" style:parent-style-name="Text_20_body" style:list-style-name="L61"/>
    <style:style style:name="P309" style:family="paragraph" style:parent-style-name="Text_20_body" style:list-style-name="L61"/>
    <style:style style:name="P310" style:family="paragraph" style:parent-style-name="Text_20_body" style:list-style-name="L61"/>
    <style:style style:name="P311" style:family="paragraph" style:parent-style-name="Text_20_body" style:list-style-name="L61"/>
    <style:style style:name="P312" style:family="paragraph" style:parent-style-name="Text_20_body" style:list-style-name="L61"/>
    <style:style style:name="P313" style:family="paragraph" style:parent-style-name="Text_20_body" style:list-style-name="L61"/>
    <style:style style:name="P314" style:family="paragraph" style:parent-style-name="Text_20_body" style:list-style-name="L61"/>
    <style:style style:name="P315" style:family="paragraph" style:parent-style-name="Text_20_body" style:list-style-name="L61"/>
    <style:style style:name="P316" style:family="paragraph" style:parent-style-name="Text_20_body" style:list-style-name="L63"/>
    <style:style style:name="P317" style:family="paragraph" style:parent-style-name="Text_20_body" style:list-style-name="L63"/>
    <style:style style:name="P318" style:family="paragraph" style:parent-style-name="Text_20_body" style:list-style-name="L63"/>
    <style:style style:name="P319" style:family="paragraph" style:parent-style-name="Text_20_body" style:list-style-name="L64"/>
    <style:style style:name="P320" style:family="paragraph" style:parent-style-name="Text_20_body" style:list-style-name="L64"/>
    <style:style style:name="P321" style:family="paragraph" style:parent-style-name="Text_20_body" style:list-style-name="L64"/>
    <style:style style:name="P322" style:family="paragraph" style:parent-style-name="Text_20_body" style:list-style-name="L64"/>
    <style:style style:name="P323" style:family="paragraph" style:parent-style-name="Text_20_body" style:list-style-name="L64"/>
    <style:style style:name="P324" style:family="paragraph" style:parent-style-name="Text_20_body" style:list-style-name="L64"/>
    <style:style style:name="P325" style:family="paragraph" style:parent-style-name="Text_20_body" style:list-style-name="L64"/>
    <style:style style:name="P326" style:family="paragraph" style:parent-style-name="Text_20_body" style:list-style-name="L64"/>
    <style:style style:name="P327" style:family="paragraph" style:parent-style-name="Text_20_body" style:list-style-name="L64"/>
    <style:style style:name="P328" style:family="paragraph" style:parent-style-name="Text_20_body" style:list-style-name="L64"/>
    <style:style style:name="P329" style:family="paragraph" style:parent-style-name="Text_20_body" style:list-style-name="L64"/>
    <style:style style:name="P330" style:family="paragraph" style:parent-style-name="Text_20_body" style:list-style-name="L64"/>
    <style:style style:name="P331" style:family="paragraph" style:parent-style-name="Text_20_body" style:list-style-name="L65"/>
    <style:style style:name="P332" style:family="paragraph" style:parent-style-name="Text_20_body" style:list-style-name="L65"/>
    <style:style style:name="P333" style:family="paragraph" style:parent-style-name="Text_20_body" style:list-style-name="L66"/>
    <style:style style:name="P334" style:family="paragraph" style:parent-style-name="Text_20_body" style:list-style-name="L66"/>
    <style:style style:name="P335" style:family="paragraph" style:parent-style-name="Text_20_body" style:list-style-name="L66"/>
    <style:style style:name="P336" style:family="paragraph" style:parent-style-name="Text_20_body" style:list-style-name="L66"/>
    <style:style style:name="P337" style:family="paragraph" style:parent-style-name="Text_20_body" style:list-style-name="L66"/>
    <style:style style:name="P338" style:family="paragraph" style:parent-style-name="Text_20_body" style:list-style-name="L67"/>
    <style:style style:name="P339" style:family="paragraph" style:parent-style-name="Text_20_body" style:list-style-name="L67"/>
    <style:style style:name="P340" style:family="paragraph" style:parent-style-name="Text_20_body" style:list-style-name="L67"/>
    <style:style style:name="P341" style:family="paragraph" style:parent-style-name="Text_20_body" style:list-style-name="L68"/>
    <style:style style:name="P342" style:family="paragraph" style:parent-style-name="Text_20_body" style:list-style-name="L68">
      <style:paragraph-properties fo:text-align="start" style:justify-single-word="false"/>
    </style:style>
    <style:style style:name="P343" style:family="paragraph" style:parent-style-name="Text_20_body" style:list-style-name="L68">
      <style:paragraph-properties fo:text-align="start" style:justify-single-word="false"/>
    </style:style>
    <style:style style:name="P344" style:family="paragraph" style:parent-style-name="Text_20_body" style:list-style-name="L68">
      <style:paragraph-properties fo:text-align="start" style:justify-single-word="false"/>
    </style:style>
    <style:style style:name="P345" style:family="paragraph" style:parent-style-name="Text_20_body" style:list-style-name="L68">
      <style:paragraph-properties fo:text-align="start" style:justify-single-word="false"/>
    </style:style>
    <style:style style:name="P346" style:family="paragraph" style:parent-style-name="Text_20_body" style:list-style-name="L70">
      <style:paragraph-properties fo:text-align="start" style:justify-single-word="false"/>
    </style:style>
    <style:style style:name="P347" style:family="paragraph" style:parent-style-name="Text_20_body" style:list-style-name="L70">
      <style:paragraph-properties fo:text-align="start" style:justify-single-word="false"/>
    </style:style>
    <style:style style:name="P348" style:family="paragraph" style:parent-style-name="Text_20_body" style:list-style-name="L79">
      <style:paragraph-properties fo:text-align="start" style:justify-single-word="false"/>
    </style:style>
    <style:style style:name="P349" style:family="paragraph" style:parent-style-name="Text_20_body" style:list-style-name="L79">
      <style:paragraph-properties fo:text-align="start" style:justify-single-word="false"/>
    </style:style>
    <style:style style:name="P350" style:family="paragraph" style:parent-style-name="Text_20_body" style:list-style-name="L79">
      <style:paragraph-properties fo:text-align="start" style:justify-single-word="false"/>
    </style:style>
    <style:style style:name="P351" style:family="paragraph" style:parent-style-name="Text_20_body" style:list-style-name="L79">
      <style:paragraph-properties fo:text-align="start" style:justify-single-word="false"/>
    </style:style>
    <style:style style:name="P352" style:family="paragraph" style:parent-style-name="Text_20_body" style:list-style-name="L79">
      <style:paragraph-properties fo:text-align="start" style:justify-single-word="false"/>
    </style:style>
    <style:style style:name="P353" style:family="paragraph" style:parent-style-name="Text_20_body" style:list-style-name="L79">
      <style:paragraph-properties fo:text-align="start" style:justify-single-word="false"/>
    </style:style>
    <style:style style:name="P354" style:family="paragraph" style:parent-style-name="Text_20_body" style:list-style-name="L79">
      <style:paragraph-properties fo:text-align="start" style:justify-single-word="false"/>
    </style:style>
    <style:style style:name="P355" style:family="paragraph" style:parent-style-name="Text_20_body" style:list-style-name="L79">
      <style:paragraph-properties fo:text-align="start" style:justify-single-word="false"/>
    </style:style>
    <style:style style:name="P356" style:family="paragraph" style:parent-style-name="Text_20_body" style:list-style-name="L79">
      <style:paragraph-properties fo:text-align="start" style:justify-single-word="false"/>
    </style:style>
    <style:style style:name="P357" style:family="paragraph" style:parent-style-name="Text_20_body" style:list-style-name="L70"/>
    <style:style style:name="P358" style:family="paragraph" style:parent-style-name="Text_20_body" style:list-style-name="L71"/>
    <style:style style:name="P359" style:family="paragraph" style:parent-style-name="Text_20_body" style:list-style-name="L74"/>
    <style:style style:name="P360" style:family="paragraph" style:parent-style-name="Text_20_body" style:list-style-name="L74"/>
    <style:style style:name="P361" style:family="paragraph" style:parent-style-name="Text_20_body" style:list-style-name="L74"/>
    <style:style style:name="P362" style:family="paragraph" style:parent-style-name="Text_20_body" style:list-style-name="L74"/>
    <style:style style:name="P363" style:family="paragraph" style:parent-style-name="Text_20_body" style:list-style-name="L74"/>
    <style:style style:name="P364" style:family="paragraph" style:parent-style-name="Text_20_body" style:list-style-name="L74"/>
    <style:style style:name="P365" style:family="paragraph" style:parent-style-name="Text_20_body" style:list-style-name="L75"/>
    <style:style style:name="P366" style:family="paragraph" style:parent-style-name="Text_20_body" style:list-style-name="L75"/>
    <style:style style:name="P367" style:family="paragraph" style:parent-style-name="Text_20_body" style:list-style-name="L75"/>
    <style:style style:name="P368" style:family="paragraph" style:parent-style-name="Text_20_body" style:list-style-name="L75"/>
    <style:style style:name="P369" style:family="paragraph" style:parent-style-name="Text_20_body" style:list-style-name="L75"/>
    <style:style style:name="P370" style:family="paragraph" style:parent-style-name="Text_20_body" style:list-style-name="L75"/>
    <style:style style:name="P371" style:family="paragraph" style:parent-style-name="Text_20_body" style:list-style-name="L75"/>
    <style:style style:name="P372" style:family="paragraph" style:parent-style-name="Text_20_body" style:list-style-name="L75"/>
    <style:style style:name="P373" style:family="paragraph" style:parent-style-name="Text_20_body" style:list-style-name="L75"/>
    <style:style style:name="P374" style:family="paragraph" style:parent-style-name="Text_20_body" style:list-style-name="L75"/>
    <style:style style:name="P375" style:family="paragraph" style:parent-style-name="Text_20_body" style:list-style-name="L76"/>
    <style:style style:name="P376" style:family="paragraph" style:parent-style-name="Text_20_body" style:list-style-name="L76"/>
    <style:style style:name="P377" style:family="paragraph" style:parent-style-name="Text_20_body" style:list-style-name="L77"/>
    <style:style style:name="P378" style:family="paragraph" style:parent-style-name="Text_20_body" style:list-style-name="L77"/>
    <style:style style:name="P379" style:family="paragraph" style:parent-style-name="Text_20_body" style:list-style-name="L77"/>
    <style:style style:name="P380" style:family="paragraph" style:parent-style-name="Text_20_body" style:list-style-name="L77"/>
    <style:style style:name="P381" style:family="paragraph" style:parent-style-name="Text_20_body" style:list-style-name="L78"/>
    <style:style style:name="P382" style:family="paragraph" style:parent-style-name="Text_20_body" style:list-style-name="L78"/>
    <style:style style:name="P383" style:family="paragraph" style:parent-style-name="Text_20_body" style:list-style-name="L78"/>
    <style:style style:name="P384" style:family="paragraph" style:parent-style-name="Text_20_body" style:list-style-name="L78"/>
    <style:style style:name="P385" style:family="paragraph" style:parent-style-name="Text_20_body" style:list-style-name="L7"/>
    <style:style style:name="P386" style:family="paragraph" style:parent-style-name="Text_20_body" style:list-style-name="L7"/>
    <style:style style:name="P387" style:family="paragraph" style:parent-style-name="Text_20_body" style:list-style-name="L6"/>
    <style:style style:name="P388" style:family="paragraph" style:parent-style-name="Text_20_body" style:list-style-name="L6"/>
    <style:style style:name="P389" style:family="paragraph" style:parent-style-name="Text_20_body" style:list-style-name="L5"/>
    <style:style style:name="P390" style:family="paragraph" style:parent-style-name="Text_20_body" style:list-style-name="L5"/>
    <style:style style:name="P391" style:family="paragraph" style:parent-style-name="Text_20_body" style:list-style-name="L5"/>
    <style:style style:name="P392" style:family="paragraph" style:parent-style-name="Text_20_body" style:list-style-name="L5"/>
    <style:style style:name="P393" style:family="paragraph" style:parent-style-name="Text_20_body" style:list-style-name="L4"/>
    <style:style style:name="P394" style:family="paragraph" style:parent-style-name="Text_20_body" style:list-style-name="L4"/>
    <style:style style:name="P395" style:family="paragraph" style:parent-style-name="Text_20_body" style:list-style-name="L4"/>
    <style:style style:name="P396" style:family="paragraph" style:parent-style-name="Text_20_body" style:list-style-name="L4"/>
    <style:style style:name="P397" style:family="paragraph" style:parent-style-name="Text_20_body" style:list-style-name="L4"/>
    <style:style style:name="P398" style:family="paragraph" style:parent-style-name="Text_20_body" style:list-style-name="L3"/>
    <style:style style:name="P399" style:family="paragraph" style:parent-style-name="Text_20_body" style:list-style-name="L82"/>
    <style:style style:name="P400" style:family="paragraph" style:parent-style-name="Text_20_body" style:list-style-name="L82"/>
    <style:style style:name="P401" style:family="paragraph" style:parent-style-name="Text_20_body" style:list-style-name="L12">
      <style:paragraph-properties fo:margin-left="1.251cm" fo:margin-right="0cm" fo:text-indent="0cm" style:auto-text-indent="false"/>
    </style:style>
    <style:style style:name="P402" style:family="paragraph" style:parent-style-name="Text_20_body" style:list-style-name="L12">
      <style:paragraph-properties fo:margin-left="1.251cm" fo:margin-right="0cm" fo:text-indent="0cm" style:auto-text-indent="false"/>
    </style:style>
    <style:style style:name="P403" style:family="paragraph" style:parent-style-name="Text_20_body" style:list-style-name="L12">
      <style:paragraph-properties fo:margin-left="1.251cm" fo:margin-right="0cm" fo:text-indent="0cm" style:auto-text-indent="false"/>
    </style:style>
    <style:style style:name="P404" style:family="paragraph" style:parent-style-name="Text_20_body" style:list-style-name="L12">
      <style:paragraph-properties fo:margin-left="1.251cm" fo:margin-right="0cm" fo:text-indent="0cm" style:auto-text-indent="false"/>
    </style:style>
    <style:style style:name="P405" style:family="paragraph" style:parent-style-name="Text_20_body" style:list-style-name="L12">
      <style:paragraph-properties fo:margin-left="1.251cm" fo:margin-right="0cm" fo:text-indent="0cm" style:auto-text-indent="false"/>
    </style:style>
    <style:style style:name="P406" style:family="paragraph" style:parent-style-name="Text_20_body" style:list-style-name="L12">
      <style:paragraph-properties fo:margin-left="1.251cm" fo:margin-right="0cm" fo:text-indent="0cm" style:auto-text-indent="false"/>
    </style:style>
    <style:style style:name="P407" style:family="paragraph" style:parent-style-name="Text_20_body" style:list-style-name="L12">
      <style:paragraph-properties fo:margin-left="0cm" fo:margin-right="0cm" fo:text-indent="0cm" style:auto-text-indent="false"/>
    </style:style>
    <style:style style:name="P408" style:family="paragraph" style:parent-style-name="Text_20_body" style:list-style-name="L73">
      <style:paragraph-properties fo:margin-left="0cm" fo:margin-right="0cm" fo:text-indent="0cm" style:auto-text-indent="false"/>
    </style:style>
    <style:style style:name="P409" style:family="paragraph" style:parent-style-name="Text_20_body" style:list-style-name="L73">
      <style:paragraph-properties fo:margin-left="0cm" fo:margin-right="0cm" fo:text-indent="0cm" style:auto-text-indent="false"/>
    </style:style>
    <style:style style:name="P410" style:family="paragraph" style:parent-style-name="Text_20_body" style:list-style-name="L73">
      <style:paragraph-properties fo:margin-left="0cm" fo:margin-right="0cm" fo:text-indent="0cm" style:auto-text-indent="false"/>
    </style:style>
    <style:style style:name="P411" style:family="paragraph" style:parent-style-name="Heading_20_1" style:list-style-name="L1">
      <style:paragraph-properties fo:break-before="page"/>
    </style:style>
    <style:style style:name="P412" style:family="paragraph" style:parent-style-name="Heading_20_1" style:list-style-name="L1">
      <style:paragraph-properties fo:break-before="page"/>
    </style:style>
    <style:style style:name="P413" style:family="paragraph" style:parent-style-name="Heading_20_1" style:list-style-name="L1">
      <style:paragraph-properties fo:break-before="page"/>
    </style:style>
    <style:style style:name="P414" style:family="paragraph" style:parent-style-name="Heading_20_1" style:list-style-name="L1">
      <style:paragraph-properties fo:break-before="page"/>
    </style:style>
    <style:style style:name="P415" style:family="paragraph" style:parent-style-name="Heading_20_1" style:list-style-name="L1">
      <style:paragraph-properties fo:break-before="page"/>
    </style:style>
    <style:style style:name="P416" style:family="paragraph" style:parent-style-name="Heading_20_1" style:list-style-name="L1">
      <style:paragraph-properties fo:break-before="page"/>
    </style:style>
    <style:style style:name="P417" style:family="paragraph" style:parent-style-name="Heading_20_1" style:list-style-name="L1">
      <style:paragraph-properties fo:break-before="page"/>
    </style:style>
    <style:style style:name="P418" style:family="paragraph" style:parent-style-name="Heading_20_1" style:list-style-name="L1">
      <style:paragraph-properties fo:break-before="page"/>
    </style:style>
    <style:style style:name="P419" style:family="paragraph" style:parent-style-name="Heading_20_1" style:list-style-name="L1">
      <style:paragraph-properties fo:break-before="page"/>
    </style:style>
    <style:style style:name="P420" style:family="paragraph" style:parent-style-name="Heading_20_1" style:list-style-name="L1">
      <style:paragraph-properties fo:break-before="page"/>
    </style:style>
    <style:style style:name="P421" style:family="paragraph" style:parent-style-name="Heading_20_1" style:list-style-name="L1">
      <style:paragraph-properties fo:break-before="page"/>
    </style:style>
    <style:style style:name="P422" style:family="paragraph" style:parent-style-name="Heading_20_1" style:list-style-name="L72">
      <style:paragraph-properties fo:break-before="page"/>
    </style:style>
    <style:style style:name="P423" style:family="paragraph" style:parent-style-name="Heading_20_2" style:list-style-name="L1"/>
    <style:style style:name="P424" style:family="paragraph" style:parent-style-name="Heading_20_2" style:list-style-name="L1"/>
    <style:style style:name="P425" style:family="paragraph" style:parent-style-name="Heading_20_2" style:list-style-name="L1"/>
    <style:style style:name="P426" style:family="paragraph" style:parent-style-name="Heading_20_2" style:list-style-name="L1"/>
    <style:style style:name="P427" style:family="paragraph" style:parent-style-name="Heading_20_2" style:list-style-name="L1"/>
    <style:style style:name="P428" style:family="paragraph" style:parent-style-name="Heading_20_2" style:list-style-name="L1"/>
    <style:style style:name="P429" style:family="paragraph" style:parent-style-name="Heading_20_2" style:list-style-name="L1"/>
    <style:style style:name="P430" style:family="paragraph" style:parent-style-name="Heading_20_2" style:list-style-name="L1"/>
    <style:style style:name="P431" style:family="paragraph" style:parent-style-name="Heading_20_2" style:list-style-name="L1"/>
    <style:style style:name="P432" style:family="paragraph" style:parent-style-name="Heading_20_2" style:list-style-name="L1"/>
    <style:style style:name="P433" style:family="paragraph" style:parent-style-name="Heading_20_2" style:list-style-name="L1"/>
    <style:style style:name="P434" style:family="paragraph" style:parent-style-name="Heading_20_2" style:list-style-name="L1"/>
    <style:style style:name="P435" style:family="paragraph" style:parent-style-name="Heading_20_2" style:list-style-name="L1"/>
    <style:style style:name="P436" style:family="paragraph" style:parent-style-name="Heading_20_2" style:list-style-name="L1"/>
    <style:style style:name="P437" style:family="paragraph" style:parent-style-name="Heading_20_2" style:list-style-name="L1"/>
    <style:style style:name="P438" style:family="paragraph" style:parent-style-name="Heading_20_2" style:list-style-name="L1"/>
    <style:style style:name="P439" style:family="paragraph" style:parent-style-name="Heading_20_2" style:list-style-name="L1"/>
    <style:style style:name="P440" style:family="paragraph" style:parent-style-name="Heading_20_2" style:list-style-name="L1"/>
    <style:style style:name="P441" style:family="paragraph" style:parent-style-name="Heading_20_2" style:list-style-name="L1"/>
    <style:style style:name="P442" style:family="paragraph" style:parent-style-name="Heading_20_2" style:list-style-name="L1"/>
    <style:style style:name="P443" style:family="paragraph" style:parent-style-name="Heading_20_2" style:list-style-name="L1"/>
    <style:style style:name="P444" style:family="paragraph" style:parent-style-name="Heading_20_2" style:list-style-name="L1"/>
    <style:style style:name="P445" style:family="paragraph" style:parent-style-name="Heading_20_2" style:list-style-name="L1"/>
    <style:style style:name="P446" style:family="paragraph" style:parent-style-name="Heading_20_2" style:list-style-name="L1"/>
    <style:style style:name="P447" style:family="paragraph" style:parent-style-name="Heading_20_2" style:list-style-name="L1"/>
    <style:style style:name="P448" style:family="paragraph" style:parent-style-name="Heading_20_2" style:list-style-name="L1"/>
    <style:style style:name="P449" style:family="paragraph" style:parent-style-name="Heading_20_2" style:list-style-name="L1"/>
    <style:style style:name="P450" style:family="paragraph" style:parent-style-name="Heading_20_2" style:list-style-name="L1"/>
    <style:style style:name="P451" style:family="paragraph" style:parent-style-name="Heading_20_2" style:list-style-name="L1"/>
    <style:style style:name="P452" style:family="paragraph" style:parent-style-name="Heading_20_2" style:list-style-name="L1"/>
    <style:style style:name="P453" style:family="paragraph" style:parent-style-name="Heading_20_2" style:list-style-name="L1"/>
    <style:style style:name="P454" style:family="paragraph" style:parent-style-name="Heading_20_2" style:list-style-name="L1"/>
    <style:style style:name="P455" style:family="paragraph" style:parent-style-name="Heading_20_2" style:list-style-name="L1"/>
    <style:style style:name="P456" style:family="paragraph" style:parent-style-name="Heading_20_2" style:list-style-name="L1"/>
    <style:style style:name="P457" style:family="paragraph" style:parent-style-name="Heading_20_2" style:list-style-name="L1"/>
    <style:style style:name="P458" style:family="paragraph" style:parent-style-name="Heading_20_2" style:list-style-name="L1"/>
    <style:style style:name="P459" style:family="paragraph" style:parent-style-name="Heading_20_2" style:list-style-name="L1"/>
    <style:style style:name="P460" style:family="paragraph" style:parent-style-name="Heading_20_2" style:list-style-name="L1"/>
    <style:style style:name="P461" style:family="paragraph" style:parent-style-name="Heading_20_2" style:list-style-name="L1"/>
    <style:style style:name="P462" style:family="paragraph" style:parent-style-name="Heading_20_2" style:list-style-name="L1"/>
    <style:style style:name="P463" style:family="paragraph" style:parent-style-name="Heading_20_2" style:list-style-name="L1"/>
    <style:style style:name="P464" style:family="paragraph" style:parent-style-name="Heading_20_2" style:list-style-name="L1"/>
    <style:style style:name="P465" style:family="paragraph" style:parent-style-name="Heading_20_2" style:list-style-name="L1"/>
    <style:style style:name="P466" style:family="paragraph" style:parent-style-name="Heading_20_2" style:list-style-name="L1"/>
    <style:style style:name="P467" style:family="paragraph" style:parent-style-name="Heading_20_2" style:list-style-name="L1"/>
    <style:style style:name="P468" style:family="paragraph" style:parent-style-name="Heading_20_2" style:list-style-name="L1"/>
    <style:style style:name="P469" style:family="paragraph" style:parent-style-name="Heading_20_2" style:list-style-name="L1"/>
    <style:style style:name="P470" style:family="paragraph" style:parent-style-name="Heading_20_2" style:list-style-name="L1"/>
    <style:style style:name="P471" style:family="paragraph" style:parent-style-name="Heading_20_2" style:list-style-name="L1"/>
    <style:style style:name="P472" style:family="paragraph" style:parent-style-name="Heading_20_2" style:list-style-name="L1"/>
    <style:style style:name="P473" style:family="paragraph" style:parent-style-name="Heading_20_2" style:list-style-name="L1"/>
    <style:style style:name="P474" style:family="paragraph" style:parent-style-name="Heading_20_2" style:list-style-name="L1"/>
    <style:style style:name="P475" style:family="paragraph" style:parent-style-name="Heading_20_2" style:list-style-name="L1"/>
    <style:style style:name="P476" style:family="paragraph" style:parent-style-name="Heading_20_2" style:list-style-name="L1"/>
    <style:style style:name="P477" style:family="paragraph" style:parent-style-name="Heading_20_2" style:list-style-name="L1"/>
    <style:style style:name="P478" style:family="paragraph" style:parent-style-name="Heading_20_2" style:list-style-name="L1"/>
    <style:style style:name="P479" style:family="paragraph" style:parent-style-name="Heading_20_2" style:list-style-name="L1"/>
    <style:style style:name="P480" style:family="paragraph" style:parent-style-name="Heading_20_2" style:list-style-name="L1"/>
    <style:style style:name="P481" style:family="paragraph" style:parent-style-name="Heading_20_2" style:list-style-name="L1"/>
    <style:style style:name="P482" style:family="paragraph" style:parent-style-name="Heading_20_2" style:list-style-name="L1"/>
    <style:style style:name="P483" style:family="paragraph" style:parent-style-name="Heading_20_2" style:list-style-name="L1"/>
    <style:style style:name="P484" style:family="paragraph" style:parent-style-name="Heading_20_2" style:list-style-name="L1"/>
    <style:style style:name="P485" style:family="paragraph" style:parent-style-name="Heading_20_2" style:list-style-name="L1"/>
    <style:style style:name="P486" style:family="paragraph" style:parent-style-name="Heading_20_2" style:list-style-name="L1"/>
    <style:style style:name="P487" style:family="paragraph" style:parent-style-name="Heading_20_2" style:list-style-name="L1"/>
    <style:style style:name="P488" style:family="paragraph" style:parent-style-name="Heading_20_2" style:list-style-name="L1"/>
    <style:style style:name="P489" style:family="paragraph" style:parent-style-name="Heading_20_2" style:list-style-name="L1"/>
    <style:style style:name="P490" style:family="paragraph" style:parent-style-name="Heading_20_2" style:list-style-name="L1"/>
    <style:style style:name="P491" style:family="paragraph" style:parent-style-name="Heading_20_2" style:list-style-name="L1"/>
    <style:style style:name="P492" style:family="paragraph" style:parent-style-name="Heading_20_2" style:list-style-name="L1"/>
    <style:style style:name="P493" style:family="paragraph" style:parent-style-name="Heading_20_2" style:list-style-name="L1"/>
    <style:style style:name="P494" style:family="paragraph" style:parent-style-name="Heading_20_2" style:list-style-name="L1"/>
    <style:style style:name="P495" style:family="paragraph" style:parent-style-name="Heading_20_2" style:list-style-name="L1"/>
    <style:style style:name="P496" style:family="paragraph" style:parent-style-name="Heading_20_2" style:list-style-name="L1"/>
    <style:style style:name="P497" style:family="paragraph" style:parent-style-name="Heading_20_2" style:list-style-name="L1"/>
    <style:style style:name="P498" style:family="paragraph" style:parent-style-name="Heading_20_2" style:list-style-name="L1"/>
    <style:style style:name="P499" style:family="paragraph" style:parent-style-name="Heading_20_2" style:list-style-name="L1"/>
    <style:style style:name="P500" style:family="paragraph" style:parent-style-name="Heading_20_2" style:list-style-name="L1"/>
    <style:style style:name="P501" style:family="paragraph" style:parent-style-name="Heading_20_2" style:list-style-name="L1"/>
    <style:style style:name="P502" style:family="paragraph" style:parent-style-name="Heading_20_2" style:list-style-name="L1"/>
    <style:style style:name="P503" style:family="paragraph" style:parent-style-name="Heading_20_2" style:list-style-name="L1"/>
    <style:style style:name="P504" style:family="paragraph" style:parent-style-name="Heading_20_2" style:list-style-name="L1"/>
    <style:style style:name="P505" style:family="paragraph" style:parent-style-name="Heading_20_2" style:list-style-name="L72"/>
    <style:style style:name="P506" style:family="paragraph" style:parent-style-name="Heading_20_2" style:list-style-name="L72"/>
    <style:style style:name="P507" style:family="paragraph" style:parent-style-name="Heading_20_2" style:list-style-name="L72"/>
    <style:style style:name="P508" style:family="paragraph" style:parent-style-name="Heading_20_2" style:list-style-name="L72"/>
    <style:style style:name="P509" style:family="paragraph" style:parent-style-name="Heading_20_2" style:list-style-name="L72"/>
    <style:style style:name="P510" style:family="paragraph" style:parent-style-name="Heading_20_2" style:list-style-name="L72"/>
    <style:style style:name="P511" style:family="paragraph" style:parent-style-name="Heading_20_2" style:list-style-name="L72"/>
    <style:style style:name="P512" style:family="paragraph" style:parent-style-name="Heading_20_2" style:list-style-name="L72"/>
    <style:style style:name="P513" style:family="paragraph" style:parent-style-name="Heading_20_2" style:list-style-name="L72"/>
    <style:style style:name="P514" style:family="paragraph" style:parent-style-name="Heading_20_2" style:list-style-name="L72"/>
    <style:style style:name="P515" style:family="paragraph" style:parent-style-name="Heading_20_2" style:list-style-name="L72"/>
    <style:style style:name="P516" style:family="paragraph" style:parent-style-name="Heading_20_2" style:list-style-name="L72">
      <style:paragraph-properties fo:margin-left="0cm" fo:margin-right="0cm" fo:text-indent="0cm" style:auto-text-indent="false"/>
    </style:style>
    <style:style style:name="P517" style:family="paragraph" style:parent-style-name="Heading_20_3" style:list-style-name="L1"/>
    <style:style style:name="P518" style:family="paragraph" style:parent-style-name="Heading_20_3" style:list-style-name="L1"/>
    <style:style style:name="P519" style:family="paragraph" style:parent-style-name="Heading_20_3" style:list-style-name="L1"/>
    <style:style style:name="P520" style:family="paragraph" style:parent-style-name="Heading_20_3" style:list-style-name="L1"/>
    <style:style style:name="P521" style:family="paragraph" style:parent-style-name="Heading_20_3" style:list-style-name="L1"/>
    <style:style style:name="P522" style:family="paragraph" style:parent-style-name="Heading_20_3" style:list-style-name="L1"/>
    <style:style style:name="P523" style:family="paragraph" style:parent-style-name="Heading_20_3" style:list-style-name="L1"/>
    <style:style style:name="P524" style:family="paragraph" style:parent-style-name="Heading_20_3" style:list-style-name="L1"/>
    <style:style style:name="P525" style:family="paragraph" style:parent-style-name="Heading_20_3" style:list-style-name="L1"/>
    <style:style style:name="P526" style:family="paragraph" style:parent-style-name="Heading_20_3" style:list-style-name="L1"/>
    <style:style style:name="P527" style:family="paragraph" style:parent-style-name="Heading_20_3" style:list-style-name="L1"/>
    <style:style style:name="P528" style:family="paragraph" style:parent-style-name="Heading_20_3" style:list-style-name="L1"/>
    <style:style style:name="P529" style:family="paragraph" style:parent-style-name="Heading_20_3" style:list-style-name="L1"/>
    <style:style style:name="P530" style:family="paragraph" style:parent-style-name="Heading_20_3" style:list-style-name="L1"/>
    <style:style style:name="P531" style:family="paragraph" style:parent-style-name="Heading_20_3" style:list-style-name="L1"/>
    <style:style style:name="P532" style:family="paragraph" style:parent-style-name="Heading_20_3" style:list-style-name="L1"/>
    <style:style style:name="P533" style:family="paragraph" style:parent-style-name="Heading_20_3" style:list-style-name="L1"/>
    <style:style style:name="P534" style:family="paragraph" style:parent-style-name="Heading_20_3" style:list-style-name="L1"/>
    <style:style style:name="P535" style:family="paragraph" style:parent-style-name="Heading_20_3" style:list-style-name="L1"/>
    <style:style style:name="P536" style:family="paragraph" style:parent-style-name="Heading_20_3" style:list-style-name="L1"/>
    <style:style style:name="P537" style:family="paragraph" style:parent-style-name="Heading_20_3" style:list-style-name="L1"/>
    <style:style style:name="P538" style:family="paragraph" style:parent-style-name="Heading_20_3" style:list-style-name="L1"/>
    <style:style style:name="P539" style:family="paragraph" style:parent-style-name="Heading_20_3" style:list-style-name="L1"/>
    <style:style style:name="P540" style:family="paragraph" style:parent-style-name="Heading_20_3" style:list-style-name="L1"/>
    <style:style style:name="P541" style:family="paragraph" style:parent-style-name="Heading_20_3" style:list-style-name="L1"/>
    <style:style style:name="P542" style:family="paragraph" style:parent-style-name="Heading_20_3" style:list-style-name="L1"/>
    <style:style style:name="P543" style:family="paragraph" style:parent-style-name="Heading_20_3" style:list-style-name="L1"/>
    <style:style style:name="P544" style:family="paragraph" style:parent-style-name="Heading_20_3" style:list-style-name="L1"/>
    <style:style style:name="P545" style:family="paragraph" style:parent-style-name="Heading_20_3" style:list-style-name="L1"/>
    <style:style style:name="P546" style:family="paragraph" style:parent-style-name="Heading_20_3" style:list-style-name="L1"/>
    <style:style style:name="P547" style:family="paragraph" style:parent-style-name="Heading_20_3" style:list-style-name="L1"/>
    <style:style style:name="P548" style:family="paragraph" style:parent-style-name="Heading_20_3" style:list-style-name="L1"/>
    <style:style style:name="P549" style:family="paragraph" style:parent-style-name="Heading_20_3" style:list-style-name="L1"/>
    <style:style style:name="P550" style:family="paragraph" style:parent-style-name="Heading_20_3" style:list-style-name="L1"/>
    <style:style style:name="P551" style:family="paragraph" style:parent-style-name="Heading_20_3" style:list-style-name="L1"/>
    <style:style style:name="P552" style:family="paragraph" style:parent-style-name="Heading_20_3" style:list-style-name="L69">
      <style:paragraph-properties fo:margin-left="0cm" fo:margin-right="0cm" fo:text-indent="0cm" style:auto-text-indent="false"/>
    </style:style>
    <style:style style:name="T1" style:family="text">
      <style:text-properties style:font-name="Luxi Sans" fo:font-size="9pt" style:font-weight-asian="normal"/>
    </style:style>
    <style:style style:name="T2" style:family="text">
      <style:text-properties style:font-name="Luxi Sans" fo:letter-spacing="0.141cm" fo:font-weight="normal" style:font-weight-asian="normal"/>
    </style:style>
    <style:style style:name="T3" style:family="text">
      <style:text-properties style:font-name="Bitstream Charter" fo:font-size="10pt" fo:font-weight="normal" style:font-weight-asian="normal"/>
    </style:style>
    <style:style style:name="T4" style:family="text">
      <style:text-properties fo:font-style="italic" style:font-style-asian="italic" style:font-style-complex="italic"/>
    </style:style>
    <style:style style:name="T5" style:family="text">
      <style:text-properties fo:font-style="italic" style:font-style-asian="normal" style:font-style-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color="#008080"/>
    </style:style>
    <style:style style:name="T11" style:family="text">
      <style:text-properties fo:color="#008080" style:font-name="Monospace" fo:font-size="10pt" style:font-name-asian="Monospace" style:font-size-asian="10pt" style:font-name-complex="Monospace" style:font-size-complex="10pt"/>
    </style:style>
    <style:style style:name="T12" style:family="text">
      <style:text-properties fo:color="#008080" style:font-name="Monospace1" fo:font-size="10pt" style:font-name-asian="Monospace1" style:font-size-asian="10pt" style:font-name-complex="Monospace1" style:font-size-complex="10pt"/>
    </style:style>
    <style:style style:name="T13" style:family="text">
      <style:text-properties fo:color="#3f7f7f"/>
    </style:style>
    <style:style style:name="T14" style:family="text">
      <style:text-properties fo:color="#3f7f7f" style:font-name="Monospace" fo:font-size="10pt" style:font-name-asian="Monospace" style:font-size-asian="10pt" style:font-name-complex="Monospace" style:font-size-complex="10pt"/>
    </style:style>
    <style:style style:name="T15" style:family="text">
      <style:text-properties fo:color="#3f7f7f" style:font-name="Monospace1" fo:font-size="10pt" style:font-name-asian="Monospace1" style:font-size-asian="10pt" style:font-name-complex="Monospace1" style:font-size-complex="10pt"/>
    </style:style>
    <style:style style:name="T16" style:family="text">
      <style:text-properties fo:color="#7f007f"/>
    </style:style>
    <style:style style:name="T17" style:family="text">
      <style:text-properties fo:color="#7f007f" style:font-name="Monospace" fo:font-size="10pt" style:font-name-asian="Monospace" style:font-size-asian="10pt" style:font-name-complex="Monospace" style:font-size-complex="10pt"/>
    </style:style>
    <style:style style:name="T18" style:family="text">
      <style:text-properties fo:color="#7f007f" fo:font-weight="bold" style:font-weight-asian="bold" style:font-weight-complex="bold"/>
    </style:style>
    <style:style style:name="T19" style:family="text">
      <style:text-properties fo:color="#000000"/>
    </style:style>
    <style:style style:name="T20" style:family="text">
      <style:text-properties fo:color="#000000" style:font-name="Monospace" fo:font-size="10pt" style:font-name-asian="Monospace" style:font-size-asian="10pt" style:font-name-complex="Monospace" style:font-size-complex="10pt"/>
    </style:style>
    <style:style style:name="T21" style:family="text">
      <style:text-properties fo:color="#000000" fo:font-weight="bold" style:font-weight-asian="bold" style:font-weight-complex="bold"/>
    </style:style>
    <style:style style:name="T22" style:family="text">
      <style:text-properties fo:color="#2a00ff"/>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2a00ff" fo:font-weight="bold" style:font-weight-asian="bold" style:font-weight-complex="bold"/>
    </style:style>
    <style:style style:name="T25" style:family="text">
      <style:text-properties fo:color="#000080"/>
    </style:style>
    <style:style style:name="T26" style:family="text">
      <style:text-properties fo:color="#808080"/>
    </style:style>
    <style:style style:name="T27" style:family="text">
      <style:text-properties fo:color="#3f7f5f"/>
    </style:style>
    <style:style style:name="T28" style:family="text">
      <style:text-properties fo:color="#7f0055" fo:font-weight="bold" style:font-weight-asian="bold" style:font-weight-complex="bold"/>
    </style:style>
    <style:style style:name="T29" style:family="text">
      <style:text-properties fo:color="#3f5fbf"/>
    </style:style>
    <style:style style:name="T30" style:family="text">
      <style:text-properties fo:color="#ff0000"/>
    </style:style>
    <style:style style:name="T31" style:family="text">
      <style:text-properties fo:color="#0000ff"/>
    </style:style>
    <style:style style:name="T32" style:family="text">
      <style:text-properties fo:color="#bf5f3f"/>
    </style:style>
    <style:style style:name="T33" style:family="text">
      <style:text-properties style:font-name="Monospace" fo:font-size="10pt" style:font-name-asian="Monospace" style:font-size-asian="10pt" style:font-name-complex="Monospace" style:font-size-complex="10pt"/>
    </style:style>
    <style:style style:name="T34" style:family="text">
      <style:text-properties style:text-underline-style="solid" style:text-underline-width="auto" style:text-underline-color="font-color"/>
    </style:style>
    <style:style style:name="T3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5">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6">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9">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7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72">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2"/>
      <text:p text:style-name="P2"/>
      <text:p text:style-name="P2"/>
      <text:p text:style-name="P2"/>
      <text:p text:style-name="P2"/>
      <text:p text:style-name="P2"/>
      <text:p text:style-name="P2"/>
      <text:p text:style-name="P2">VERSIÓN 2.2</text:p>
      <text:p text:style-name="P5"/>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7">0 Prologo<text:tab/>6</text:p>
          <text:p text:style-name="P27">1 Visión general<text:tab/>7</text:p>
          <text:p text:style-name="P28">1.1 Presentación<text:tab/>7</text:p>
          <text:p text:style-name="P28">1.2 Componente de negocio<text:tab/>7</text:p>
          <text:p text:style-name="P28">1.3 Controladores<text:tab/>7</text:p>
          <text:p text:style-name="P28">1.4 Aplicación<text:tab/>8</text:p>
          <text:p text:style-name="P28">1.5 Estructura de un proyecto<text:tab/>8</text:p>
          <text:p text:style-name="P28">1.6 Conclusión<text:tab/>9</text:p>
          <text:p text:style-name="P27">2 Mi primer proyecto OpenXava<text:tab/>10</text:p>
          <text:p text:style-name="P28">2.1 Crear un proyecto nuevo<text:tab/>10</text:p>
          <text:p text:style-name="P28">2.2 Configurar base de datos<text:tab/>10</text:p>
          <text:p text:style-name="P28">2.3 Nuestro primer componente<text:tab/>11</text:p>
          <text:p text:style-name="P28">2.4 La aplicación<text:tab/>12</text:p>
          <text:p text:style-name="P28">2.5 La tabla<text:tab/>13</text:p>
          <text:p text:style-name="P28">2.6 Ejecutar nuestra aplicación<text:tab/>13</text:p>
          <text:p text:style-name="P28">2.7 Automatizando las pruebas<text:tab/>14</text:p>
          <text:p text:style-name="P28">2.8 Las etiquetas<text:tab/>16</text:p>
          <text:p text:style-name="P28">2.9 Conclusión<text:tab/>17</text:p>
          <text:p text:style-name="P27">3 Modelo<text:tab/>18</text:p>
          <text:p text:style-name="P28">3.1 Implementación en Java<text:tab/>18</text:p>
          <text:p text:style-name="P28">3.2 Componente de negocio<text:tab/>18</text:p>
          <text:p text:style-name="P28">3.3 Entidad y agregados<text:tab/>19</text:p>
          <text:p text:style-name="P28">3.4 Entidad<text:tab/>20</text:p>
          <text:p text:style-name="P28">3.5 Bean (1)<text:tab/>21</text:p>
          <text:p text:style-name="P28">3.6 EJB (2)<text:tab/>23</text:p>
          <text:p text:style-name="P28">3.7 Implementa (3)<text:tab/>26</text:p>
          <text:p text:style-name="P28">3.8 Propiedad (4)<text:tab/>27</text:p>
          <text:p text:style-name="P29">3.8.1 Estereotipo<text:tab/>29</text:p>
          <text:p text:style-name="P29">3.8.2 Estereotipo GALERIA_IMAGENES (nuevo en v2.0)<text:tab/>30</text:p>
          <text:p text:style-name="P29">3.8.3 Valores posibles<text:tab/>31</text:p>
          <text:p text:style-name="P29">3.8.4 Calculador<text:tab/>31</text:p>
          <text:p text:style-name="P29">3.8.5 Calculador valor defecto<text:tab/>37</text:p>
          <text:p text:style-name="P29">3.8.6 Validador<text:tab/>38</text:p>
          <text:p text:style-name="P29">3.8.7 Validador por defecto (nuevo en v2.0.3)<text:tab/>40</text:p>
          <text:p text:style-name="P28">3.9 Referencia (5)<text:tab/>41</text:p>
          <text:p text:style-name="P29">3.9.1 Calculador valor por defecto para una referencia<text:tab/>42</text:p>
          <text:p text:style-name="P28">3.10 Colección (6)<text:tab/>43</text:p>
          <text:p text:style-name="P28">3.11 Método (7)<text:tab/>48</text:p>
          <text:p text:style-name="P28">3.12 Buscador (8)<text:tab/>51</text:p>
          <text:p text:style-name="P28">3.13 Calculador poscrear (9)<text:tab/>53</text:p>
          <text:p text:style-name="P28">3.14 Calculador posmodificar (11)<text:tab/>54</text:p>
          <text:p text:style-name="P28">3.15 Calculadores poscargar y preborrar (10, 12)<text:tab/>55</text:p>
          <text:p text:style-name="P28">3.16 Validador (13)<text:tab/>55</text:p>
          <text:p text:style-name="P28">3.17 Validador borrar (14)<text:tab/>58</text:p>
          <text:p text:style-name="P28">3.18 Agregado<text:tab/>59</text:p>
          <text:p text:style-name="P29">3.18.1 Referencia a agregado<text:tab/>60</text:p>
          <text:p text:style-name="P29">3.18.2 Colección de agregados<text:tab/>61</text:p>
          <text:p text:style-name="P27">4 Vista<text:tab/>63</text:p>
          <text:p text:style-name="P28">4.1 Disposición<text:tab/>64</text:p>
          <text:p text:style-name="P29">4.1.1 Grupos<text:tab/>66</text:p>
          <text:p text:style-name="P29">4.1.2 Secciones<text:tab/>69</text:p>
          <text:p text:style-name="P29">4.1.3 Filosofía para la disposición<text:tab/>71</text:p>
          <text:p text:style-name="P28">4.2 Vista propiedad<text:tab/>71</text:p>
          <text:p text:style-name="P29">4.2.1 Formato de etiqueta<text:tab/>72</text:p>
          <text:p text:style-name="P29">4.2.2 Evento de cambio de valor<text:tab/>72</text:p>
          <text:p text:style-name="P29">4.2.3 Acciones de la propiedad<text:tab/>73</text:p>
          <text:p text:style-name="P29">4.2.4 Escoger un editor (nuevo en v2.1.3)<text:tab/>75</text:p>
          <text:p text:style-name="P28">4.3 Vista referencia<text:tab/>75</text:p>
          <text:p text:style-name="P29">4.3.1 Escoger vista<text:tab/>77</text:p>
          <text:p text:style-name="P29">4.3.2 Personalizar el enmarcado<text:tab/>77</text:p>
          <text:p text:style-name="P29">4.3.3 Acción de búsqueda propia<text:tab/>78</text:p>
          <text:p text:style-name="P29">4.3.4 Acción de creación propia<text:tab/>79</text:p>
          <text:p text:style-name="P29">4.3.5 Acción de modificación propia (nuevo en v2.0.4)<text:tab/>80</text:p>
          <text:p text:style-name="P29">4.3.6 Lista descripciones (combos)<text:tab/>80</text:p>
          <text:p text:style-name="P28">4.4 Vista colección<text:tab/>82</text:p>
          <text:p text:style-name="P29">4.4.1 Acción de editar/ver detalle propia<text:tab/>85</text:p>
          <text:p text:style-name="P29">4.4.2 Acciones de lista propias<text:tab/>86</text:p>
          <text:p text:style-name="P29">4.4.3 Acciones de lista por defecto (nuevo en v2.1.4)<text:tab/>88</text:p>
          <text:p text:style-name="P29">4.4.4 Acciones de detalle propias<text:tab/>88</text:p>
          <text:p text:style-name="P29">4.4.5 Refinar comportamiento por defecto para la vista de colección (nuevo en v2.0.2)<text:tab/>90</text:p>
          <text:p text:style-name="P28">4.5 Propiedad de vista<text:tab/>91</text:p>
          <text:p text:style-name="P28">4.6 Acciones de la vista (nuevo en v2.0.3)<text:tab/>92</text:p>
          <text:p text:style-name="P28">4.7 Configuración de editores<text:tab/>93</text:p>
          <text:p text:style-name="P28">4.8 Editores para valores múltiples<text:tab/>96</text:p>
          <text:p text:style-name="P28">4.9 Editores personalizables y estereotipos para crear combos<text:tab/>98</text:p>
          <text:p text:style-name="P28">4.10 Componente transitorio: Solo para crear vistas (nuevo en v2.1.3)<text:tab/>100</text:p>
          <text:p text:style-name="P27">5 Datos tabulares<text:tab/>102</text:p>
          <text:p text:style-name="P28">5.1 Propiedades iniciales y resaltar filas<text:tab/>103</text:p>
          <text:p text:style-name="P28">5.2 Filtros y condición base<text:tab/>104</text:p>
          <text:p text:style-name="P28">5.3 Select íntegro<text:tab/>107</text:p>
          <text:p text:style-name="P28">5.4 Orden por defecto<text:tab/>107</text:p>
          <text:p text:style-name="P27">6 Mapeo objeto/relacional<text:tab/>108</text:p>
          <text:p text:style-name="P28">6.1 Mapeo de entidad<text:tab/>108</text:p>
          <text:p text:style-name="P28">6.2 Mapeo propiedad<text:tab/>109</text:p>
          <text:p text:style-name="P28">6.3 Mapeo referencia<text:tab/>111</text:p>
          <text:p text:style-name="P28">6.4 Mapeo propiedad multiple<text:tab/>113</text:p>
          <text:p text:style-name="P28">6.5 Mapeo de referencias a agregados<text:tab/>116</text:p>
          <text:p text:style-name="P28">6.6 Mapeo de agregados usados en colecciones<text:tab/>117</text:p>
          <text:p text:style-name="P28">6.7 Conversores por defecto<text:tab/>119</text:p>
          <text:p text:style-name="P28">6.8 Mapeo por defecto (nuevo en v2.1.3)<text:tab/>120</text:p>
          <text:p text:style-name="P28">6.9 Filosofia del mapeo objeto-relacional<text:tab/>121</text:p>
          <text:p text:style-name="P27">7 Controladores<text:tab/>122</text:p>
          <text:p text:style-name="P28">7.1 Variable de entorno<text:tab/>122</text:p>
          <text:p text:style-name="P28">7.2 Objectos de sesión<text:tab/>123</text:p>
          <text:p text:style-name="P28">7.3 El controlador y sus acciones<text:tab/>123</text:p>
          <text:p text:style-name="P28">7.4 Herencia de controladores<text:tab/>128</text:p>
          <text:p text:style-name="P28">7.5 Acciones en modo lista<text:tab/>128</text:p>
          <text:p text:style-name="P28">7.6 Sobreescribir búsqueda por defecto<text:tab/>130</text:p>
          <text:p text:style-name="P28">7.7 Inicializando un módulo con una acción<text:tab/>132</text:p>
          <text:p text:style-name="P28">7.8 Llamar a otro módulo<text:tab/>134</text:p>
          <text:p text:style-name="P28">7.9 Cambiar el modelo de la vista actual<text:tab/>136</text:p>
          <text:p text:style-name="P28">7.10 Ir a una página JSP<text:tab/>137</text:p>
          <text:p text:style-name="P28">7.11 Generar un informe propio con JasperReports<text:tab/>138</text:p>
          <text:p text:style-name="P28">7.12 Cargar y procesar un fichero desde el cliente (formulario multipart) <text:tab/>140</text:p>
          <text:p text:style-name="P28">7.13 Sobreescribir los controladores por defecto (nuevo en v2.0.3)<text:tab/>142</text:p>
          <text:p text:style-name="P28">7.14 Todos los tipos de acciones<text:tab/>143</text:p>
          <text:p text:style-name="P27">8 Aplicación<text:tab/>145</text:p>
          <text:p text:style-name="P28">8.1 Un módulo típico<text:tab/>146</text:p>
          <text:p text:style-name="P28">8.2 Módulo con solo detalle<text:tab/>147</text:p>
          <text:p text:style-name="P28">8.3 Módulo con solo lista<text:tab/>147</text:p>
          <text:p text:style-name="P28">8.4 Módulo de documentación<text:tab/>147</text:p>
          <text:p text:style-name="P28">8.5 Módulo de solo lectura<text:tab/>148</text:p>
          <text:p text:style-name="P27">9 Aspectos<text:tab/>149</text:p>
          <text:p text:style-name="P28">9.1 Introducción a AOP<text:tab/>149</text:p>
          <text:p text:style-name="P28">9.2 Definición de aspectos<text:tab/>149</text:p>
          <text:p text:style-name="P28">9.3 AccessTracking: Una aplicación práctica de los aspectos<text:tab/>151</text:p>
          <text:p text:style-name="P29">9.3.1 La definición del aspecto<text:tab/>151</text:p>
          <text:p text:style-name="P29">9.3.2 Configurar AccessTracking<text:tab/>152</text:p>
          <text:p text:style-name="P27">10 Miscelánea<text:tab/>154</text:p>
          <text:p text:style-name="P28">10.1 Relaciones de muchos-a-muchos<text:tab/>154</text:p>
          <text:p text:style-name="P28">10.2 Programar con Hibernate<text:tab/>156</text:p>
          <text:p text:style-name="P28">10.3 Programar con EJB3 JPA<text:tab/>156</text:p>
          <text:p text:style-name="P29">10.3.1 Cambiar el esquema por defecto en tiempo de ejecución (nuevo en v2.1.2)<text:tab/>157</text:p>
          <text:p text:style-name="P28">10.4 Vistas JSP propias y taglibs de OpenXava<text:tab/>158</text:p>
          <text:p text:style-name="P29">10.4.1 Ejemplo<text:tab/>158</text:p>
          <text:p text:style-name="P29">10.4.2 xava:editor<text:tab/>159</text:p>
          <text:p text:style-name="P29">10.4.3 xava:action, xava:link, xava:image, xava:button<text:tab/>160</text:p>
          <text:p text:style-name="P29">10.4.4 xava:message (nuevo en v2.0.3)<text:tab/>160</text:p>
          <text:p text:style-name="P29">10.4.5 xava:descriptionsList (nuevo en v2.0.3)<text:tab/>160</text:p>
          <text:p text:style-name="P27">A Historia de cambios<text:tab/>162</text:p>
          <text:p text:style-name="P28">A.1 Nuevo en 2.2<text:tab/>162</text:p>
          <text:p text:style-name="P28">A.2 Nuevo en 2.1.5<text:tab/>162</text:p>
          <text:p text:style-name="P28">A.3 Nuevo en 2.1.4<text:tab/>162</text:p>
          <text:p text:style-name="P28">A.4 Nuevo en 2.1.3<text:tab/>162</text:p>
          <text:p text:style-name="P28">A.5 Nuevo en 2.1.2<text:tab/>162</text:p>
          <text:p text:style-name="P28">A.6 Nuevo en 2.1.1<text:tab/>162</text:p>
          <text:p text:style-name="P28">A.7 Nuevo en 2.1<text:tab/>162</text:p>
          <text:p text:style-name="P28">A.8 Nuevo en 2.0.4<text:tab/>163</text:p>
          <text:p text:style-name="P28">A.9 Nuevo en 2.0.3<text:tab/>163</text:p>
          <text:p text:style-name="P28">A.10 Nuevo en 2.0.2<text:tab/>163</text:p>
          <text:p text:style-name="P28">A.11 Nuevo en 2.0.1<text:tab/>164</text:p>
          <text:p text:style-name="P28">A.12 Nuevo en 2.0<text:tab/>164</text:p>
        </text:index-body>
      </text:table-of-content>
      <text:p text:style-name="P4"/>
      <text:p text:style-name="P6"/>
      <text:list text:style-name="L1">
        <text:list-item>
          <text:h text:style-name="P411"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2"/><text:toc-mark text:string-value="Índice" text:outline-level="3"/><text:toc-mark text:string-value="Índice" text:outline-level="3"/><text:toc-mark text:string-value="Índice"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0">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7">Esta guía supone que el desarrollador usa Eclipse como IDE, aunque OpenXava no usa recursos de Eclipse y puede ser usado sin problemas con otro IDE e incluso con un editor y línea de órdenes. También se supone que el Eclipse apunta al <text:span text:style-name="T4">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list text:style-name="L1" text:continue-numbering="true">
        <text:list-item>
          <text:h text:style-name="P411"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423"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7">Open</text:span> source, <text:span text:style-name="T7">X</text:span>ML y J<text:span text:style-name="T7">ava</text:span><text:span text:style-name="T8">. Y la filosofía subyacente es definir con XML y programar con Java, pero cuanto más definimos (es decir cuanto más XML)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7"/>
      <text:p text:style-name="P7">A continuación se echa un vistazo a algunos conceptos básico de OpenXava.</text:p>
      <text:list text:style-name="L1" text:continue-numbering="true">
        <text:list-item>
          <text:list text:continue-numbering="true">
            <text:list-item>
              <text:h text:style-name="P423"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9">
        <text:list-item>
          <text:p text:style-name="P32">La estructura de datos.</text:p>
        </text:list-item>
        <text:list-item>
          <text:p text:style-name="P32">Las validaciones, cálculos y en general toda la lógica de negocio asociada a ese concepto.</text:p>
        </text:list-item>
        <text:list-item>
          <text:p text:style-name="P32">Las posibles vista, esto es, la configuración de todos las posibles interfaces gráficas para este componente.</text:p>
        </text:list-item>
        <text:list-item>
          <text:p text:style-name="P32">Se define las posibilidades para la presentación tabular de los datos. Esto se usa para el modo lista (consultar y navegar por los datos), los listados, exportación a excel, etc.</text:p>
        </text:list-item>
        <text:list-item>
          <text:p text:style-name="P32">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423"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423"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423" text:outline-level="2">Estructura de un proyecto</text:h>
            </text:list-item>
          </text:list>
        </text:list-item>
      </text:list>
      <text:p text:style-name="Text_20_body">Un proyecto OpenXava típico suele contener las siguientes carpetas:</text:p>
      <text:list text:style-name="L10">
        <text:list-item>
          <text:p text:style-name="P37"><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37"><text:span text:style-name="Código">src[carpeta fuente]</text:span>: contiene el código fuente Java escrito por nosotros.</text:p>
        </text:list-item>
        <text:list-item>
          <text:p text:style-name="P37"><text:span text:style-name="Código">components</text:span>: Los archivos XML con las definiciones de nuestros componentes de negocio.</text:p>
        </text:list-item>
        <text:list-item>
          <text:p text:style-name="P37"><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37"><text:span text:style-name="Código">i18n</text:span>: Archivos de recursos con las etiquetas y mensajes en varios idiomas.</text:p>
        </text:list-item>
        <text:list-item>
          <text:p text:style-name="P37"><text:span text:style-name="Código">gen-src</text:span><text:span text:style-name="Código">[carpeta fuente]</text:span>: Código generado por XDoclet. Solo necesario si usamos EJB.</text:p>
        </text:list-item>
        <text:list-item>
          <text:p text:style-name="P37"><text:span text:style-name="Código">gen-src-xava</text:span><text:span text:style-name="Código">[carpeta fuente]</text:span>: Código generador por OpenXava.</text:p>
        </text:list-item>
        <text:list-item>
          <text:p text:style-name="P37"><text:span text:style-name="Código">properties</text:span><text:span text:style-name="Código">[carpeta fuente]</text:span>: Archivos de propiedades para configurar nuestro aplicación.</text:p>
        </text:list-item>
        <text:list-item>
          <text:p text:style-name="P37"><text:span text:style-name="Código">build</text:span>: Archivos XML necesarios en una aplicación J2EE, algunos son generados y otros pueden ser editados manualmente.</text:p>
        </text:list-item>
        <text:list-item>
          <text:p text:style-name="P37"><text:span text:style-name="Código">filtered-files</text:span><text:span text:style-name="Código">[carpeta fuente]</text:span><text:span text:style-name="Código">: </text:span>Es para uso interno de las tareas de contrucción. Tiene que se una carpeta de código fuente. <text:span text:style-name="T4">(nuevo en v2.0)</text:span></text:p>
        </text:list-item>
        <text:list-item>
          <text:p text:style-name="P37"><text:span text:style-name="Código">data</text:span>: Útil para guardar los scripts para crear las tablas de nuestra aplicación, si aplicara.</text:p>
        </text:list-item>
        <text:list-item>
          <text:p text:style-name="P37"><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423"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411"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423" text:outline-level="2">Crear un proyecto nuevo</text:h>
            </text:list-item>
          </text:list>
        </text:list-item>
      </text:list>
      <text:p text:style-name="Text_20_body">Una vez abierto el Eclipse y apuntando al <text:span text:style-name="T4">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Archivo_2f_Directorio"><text:span text:style-name="T5">CrearNuevoProyecto.xml </text:span></text:span><text:span text:style-name="T9">usando Ant. Podemos hacerlo con </text:span><text:span text:style-name="Punto_20_de_20_menú"><text:span text:style-name="T5">Botón Derecho en CrearNuevoProyecto.xml &gt; Run as &gt; Ant Build</text:span></text:span><text:span text:style-name="T9">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423"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1/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423" text:outline-level="2">Nuestro primer componente</text:h>
            </text:list-item>
          </text:list>
        </text:list-item>
      </text:list>
      <text:p text:style-name="Text_20_body"><text:span text:style-name="T8">Crear un componente OpenXava es sencillo, la definición de cada componente está en un archivo XML de sintaxis sencilla. Para empezar podemos editar el archivo </text:span><text:span text:style-name="Archivo_2f_Directorio"><text:span text:style-name="T8">Almacen.xml</text:span></text:span><text:span text:style-name="T8">, que ya tenemos creado al crear el proyecto. Lo editamos para dejarlo como sigue:</text:span></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e </text:span><text:span text:style-name="T26">SYSTEM </text:span><text:span text:style-name="T27">"dtds/componente.dtd"</text:span><text:span text:style-name="T10">&gt;</text:span></text:p>
      <text:p text:style-name="Código"/>
      <text:p text:style-name="Código"><text:span text:style-name="T10">&lt;</text:span><text:span text:style-name="T13">componente </text:span><text:span text:style-name="T16">nombre</text:span><text:span text:style-name="T19">=</text:span><text:span text:style-name="T22">"Almacen"</text:span><text:span text:style-name="T10">&gt;</text:span></text:p>
      <text:p text:style-name="Código"/>
      <text:p text:style-name="Código"><text:span text:style-name="T19"><text:tab/></text:span><text:span text:style-name="T10">&lt;</text:span><text:span text:style-name="T13">entidad</text:span><text:span text:style-name="T10">&gt;</text:span></text:p>
      <text:p text:style-name="Código"><text:span text:style-name="T19"><text:tab/><text:tab/></text:span><text:span text:style-name="T10">&lt;</text:span><text:span text:style-name="T13">propiedad </text:span><text:span text:style-name="T16">nombre</text:span><text:span text:style-name="T19">=</text:span><text:span text:style-name="T22">"codigoZona" </text:span><text:span text:style-name="T16">clave</text:span><text:span text:style-name="T19">=</text:span><text:span text:style-name="T22">"true"</text:span></text:p>
      <text:p text:style-name="Código"><text:span text:style-name="T22"><text:tab/><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tab/><text:tab/></text:span></text:p>
      <text:p text:style-name="Código"><text:span text:style-name="T19"><text:tab/><text:tab/></text:span><text:span text:style-name="T10">&lt;</text:span><text:span text:style-name="T13">propiedad </text:span><text:span text:style-name="T16">nombre</text:span><text:span text:style-name="T19">=</text:span><text:span text:style-name="T22">"codigo" </text:span><text:span text:style-name="T16">clave</text:span><text:span text:style-name="T19">=</text:span><text:span text:style-name="T22">"true"</text:span></text:p>
      <text:p text:style-name="Código"><text:span text:style-name="T22"><text:tab/><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span></text:p>
      <text:p text:style-name="Código"><text:span text:style-name="T19"><text:tab/><text:tab/></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text:span></text:p>
      <text:p text:style-name="Código"><text:span text:style-name="T22"><text:tab/><text:tab/><text:tab/></text:span><text:span text:style-name="T16">longitud</text:span><text:span text:style-name="T19">=</text:span><text:span text:style-name="T22">"40"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entidad</text:span><text:span text:style-name="T10">&gt;</text:span></text:p>
      <text:p text:style-name="Código"><text:tab/><text:tab/><text:tab/><text:tab/></text:p>
      <text:p text:style-name="Código"><text:span text:style-name="T19"><text:tab/></text:span><text:span text:style-name="T10">&lt;</text:span><text:span text:style-name="T13">mapeo-entidad </text:span><text:span text:style-name="T16">tabla</text:span><text:span text:style-name="T19">=</text:span><text:span text:style-name="T22">"GESTION@separator@ALMACENES"</text:span><text:span text:style-name="T10">&gt;</text:span></text:p>
      <text:p text:style-name="Código"><text:span text:style-name="T19"><text:tab/><text:tab/></text:span><text:span text:style-name="T10">&lt;</text:span><text:span text:style-name="T13">mapeo-propiedad</text:span></text:p>
      <text:p text:style-name="Código"><text:span text:style-name="T13"><text:tab/><text:tab/><text:tab/></text:span><text:span text:style-name="T16">propiedad-modelo</text:span><text:span text:style-name="T19">=</text:span><text:span text:style-name="T22">"codigoZona" </text:span><text:span text:style-name="T16">columna-tabla</text:span><text:span text:style-name="T19">=</text:span><text:span text:style-name="T22">"ZONA"</text:span><text:span text:style-name="T10">/&gt;</text:span></text:p>
      <text:p text:style-name="Código"><text:span text:style-name="T19"><text:tab/><text:tab/></text:span><text:span text:style-name="T10">&lt;</text:span><text:span text:style-name="T13">mapeo-propiedad</text:span></text:p>
      <text:p text:style-name="Código"><text:span text:style-name="T13"><text:tab/><text:tab/><text:tab/></text:span><text:span text:style-name="T16">propiedad-modelo</text:span><text:span text:style-name="T19">=</text:span><text:span text:style-name="T22">"codigo" </text:span><text:span text:style-name="T16">columna-tabla</text:span><text:span text:style-name="T19">=</text:span><text:span text:style-name="T22">"CODIGO"</text:span><text:span text:style-name="T10">/&gt;</text:span></text:p>
      <text:p text:style-name="Código"><text:span text:style-name="T19"><text:tab/><text:tab/></text:span><text:span text:style-name="T10">&lt;</text:span><text:span text:style-name="T13">mapeo-propiedad</text:span></text:p>
      <text:p text:style-name="Código"><text:span text:style-name="T13"><text:tab/><text:tab/><text:tab/></text:span><text:span text:style-name="T16">propiedad-modelo</text:span><text:span text:style-name="T19">=</text:span><text:span text:style-name="T22">"nombre" </text:span><text:span text:style-name="T16">columna-tabla</text:span><text:span text:style-name="T19">=</text:span><text:span text:style-name="T22">"NOMBRE"</text:span><text:span text:style-name="T10">/&gt;</text:span><text:span text:style-name="T19"><text:tab/><text:tab/><text:tab/><text:tab/><text:tab/><text:tab/></text:span></text:p>
      <text:p text:style-name="Código"><text:span text:style-name="T19"><text:tab/></text:span><text:span text:style-name="T10">&lt;/</text:span><text:span text:style-name="T13">mapeo-entidad</text:span><text:span text:style-name="T10">&gt;</text:span></text:p>
      <text:p text:style-name="Código"/>
      <text:p text:style-name="Código"><text:span text:style-name="T11">&lt;/</text:span><text:span text:style-name="T14">componente</text:span><text:span text:style-name="T11">&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4">(nuevo en v2.1)</text:span> o Hibernate <text:span text:style-name="T4">(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10">&lt;</text:span><text:span text:style-name="T13">propiedad </text:span></text:p>
      <text:p text:style-name="Código"><text:span text:style-name="T13"><text:tab/></text:span><text:span text:style-name="T16">nombre</text:span><text:span text:style-name="T19">=</text:span><text:span text:style-name="T22">"codigoZona"<text:tab/><text:tab/></text:span><text:span text:style-name="T19">(1)</text:span></text:p>
      <text:p text:style-name="Código"><text:span text:style-name="T19"><text:tab/></text:span><text:span text:style-name="T16">clave</text:span><text:span text:style-name="T19">=</text:span><text:span text:style-name="T22">"true"<text:tab/><text:tab/><text:tab/></text:span><text:span text:style-name="T19">(2)</text:span></text:p>
      <text:p text:style-name="Código"><text:span text:style-name="T19"><text:tab/></text:span><text:span text:style-name="T16">longitud</text:span><text:span text:style-name="T19">=</text:span><text:span text:style-name="T22">"3" <text:tab/><text:tab/></text:span><text:span text:style-name="T19">(3)</text:span></text:p>
      <text:p text:style-name="Código"><text:span text:style-name="T19"><text:tab/></text:span><text:span text:style-name="T16">requerido</text:span><text:span text:style-name="T19">=</text:span><text:span text:style-name="T22">"true" <text:tab/><text:tab/></text:span><text:span text:style-name="T19">(4)</text:span></text:p>
      <text:p text:style-name="Código"><text:span text:style-name="T19"><text:tab/></text:span><text:span text:style-name="T16">tipo</text:span><text:span text:style-name="T19">=</text:span><text:span text:style-name="T22">"int"<text:tab/><text:tab/><text:tab/></text:span><text:span text:style-name="T19">(5)</text:span></text:p>
      <text:p text:style-name="P15">/&gt;</text:p>
      <text:p text:style-name="Text_20_body">Este es su significado:</text:p>
      <text:list text:style-name="L11">
        <text:list-item>
          <text:p text:style-name="P49"><text:span text:style-name="Código">nombre:</text:span> Es el nombre de la propiedad en el código Java generado y también sirve como identificador de esta propiedad dentro de los archivos OpenXava.</text:p>
        </text:list-item>
        <text:list-item>
          <text:p text:style-name="P49"><text:span text:style-name="Código">clave:</text:span> Indica si esta propiedad forma parte de la clave. La clave identifica a cada objeto de forma única y normalmente coincide con la clave en la tabla de base de datos.</text:p>
        </text:list-item>
        <text:list-item>
          <text:p text:style-name="P49"><text:span text:style-name="Código">longitud:</text:span> Longitud de los datos visualizados. Es opcional, pero suele ser útil para hacer mejores interfaces gráficos.</text:p>
        </text:list-item>
        <text:list-item>
          <text:p text:style-name="P49"><text:span text:style-name="Código">requerido:</text:span> Indica si hay que validar la existencia de información en esta propiedad antes de crear o modificar.</text:p>
        </text:list-item>
        <text:list-item>
          <text:p text:style-name="P49"><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8">Ahora estamos listos para generar código, para eso hemos de ejecutar la tarea ant </text:span><text:span text:style-name="Punto_20_de_20_menú"><text:span text:style-name="T8">generarCodigo</text:span></text:span><text:span text:style-name="T8">. La forma más práctica de ejecutar una tarea ant en Eclipse es dándola de alta en </text:span><text:span text:style-name="Punto_20_de_20_menú"><text:span text:style-name="T8">Externals Tools</text:span></text:span><text:span text:style-name="T8">, de esta forma cuando queremos volver a ejecutarla lo podemos hacer simplemente escogiéndola del menú. Es muy importante configurar la tarea para que </text:span><text:span text:style-name="T7">refresque</text:span><text:span text:style-name="T8"> el proyecto </text:span><text:span text:style-name="T6">Gestion</text:span><text:span text:style-name="T8"> </text:span><text:span text:style-name="T7">después de ejecutarse</text:span><text:span text:style-name="T8">. El </text:span><text:span text:style-name="Archivo_2f_Directorio"><text:span text:style-name="T8">build.xml</text:span></text:span><text:span text:style-name="T8">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423"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plicacion </text:span><text:span text:style-name="T26">SYSTEM </text:span><text:span text:style-name="T27">"dtds/aplicacion.dtd"</text:span><text:span text:style-name="T10">&gt;</text:span></text:p>
      <text:p text:style-name="Código"/>
      <text:p text:style-name="Código"><text:span text:style-name="T10">&lt;</text:span><text:span text:style-name="T13">aplicacion </text:span><text:span text:style-name="T16">nombre</text:span><text:span text:style-name="T19">=</text:span><text:span text:style-name="T22">"Gestion"</text:span><text:span text:style-name="T10">&gt;</text:span><text:span text:style-name="T19"> </text:span></text:p>
      <text:p text:style-name="Código"><text:tab/></text:p>
      <text:p text:style-name="Código"><text:span text:style-name="T19"><text:tab/></text:span><text:span text:style-name="T10">&lt;</text:span><text:span text:style-name="T13">modulo </text:span><text:span text:style-name="T16">nombre</text:span><text:span text:style-name="T19">=</text:span><text:span text:style-name="T22">"Almacenes"</text:span><text:span text:style-name="T10">&gt;</text:span></text:p>
      <text:p text:style-name="Código"><text:span text:style-name="T19"><text:tab/><text:tab/></text:span><text:span text:style-name="T10">&lt;</text:span><text:span text:style-name="T13">modelo </text:span><text:span text:style-name="T16">nombre</text:span><text:span text:style-name="T19">=</text:span><text:span text:style-name="T22">"Almacen"</text:span><text:span text:style-name="T10">/&gt;</text:span></text:p>
      <text:p text:style-name="Código"><text:span text:style-name="T19"><text:tab/><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modulo</text:span><text:span text:style-name="T10">&gt;</text:span><text:span text:style-name="T19"><text:tab/> </text:span></text:p>
      <text:p text:style-name="Código"/>
      <text:p text:style-name="Código"><text:span text:style-name="T11">&lt;/</text:span><text:span text:style-name="T14">aplicacion</text:span><text:span text:style-name="T11">&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423" text:outline-level="2">La tabla</text:h>
            </text:list-item>
          </text:list>
        </text:list-item>
      </text:list>
      <text:p text:style-name="Text_20_body">Antes de poder probar la aplicación hemos de crear la tabla en la base de datos:</text:p>
      <text:list text:style-name="L12">
        <text:list-item>
          <text:p text:style-name="P54">Arrancamos la base de datos: Desde la línea de órdenes vamos a la carpeta <text:span text:style-name="Archivo_2f_Directorio">openxava-2.1/portal/bin</text:span> y ejecutamos:</text:p>
        </text:list-item>
        <text:list-item>
          <text:p text:style-name="P401">En Linux/Unix: <text:span text:style-name="Código">./start-hsqldb.sh gestion-db 1666</text:span></text:p>
        </text:list-item>
        <text:list-item>
          <text:p text:style-name="P401">En Windows: <text:span text:style-name="Código">start-hsqldb gestion-db 1666</text:span></text:p>
        </text:list-item>
        <text:list-item>
          <text:p text:style-name="P407">Creamos la tabla:</text:p>
        </text:list-item>
        <text:list-item>
          <text:p text:style-name="P401">Editamos <text:span text:style-name="Archivo_2f_Directorio">Gestion/build.xml</text:span>. Buscamos la tarea ant <text:span text:style-name="T4">actualizarEsquema</text:span>.</text:p>
        </text:list-item>
        <text:list-item>
          <text:p text:style-name="P401">Ponemos el valor correcto para <text:span text:style-name="Código">schema.path</text:span>, en este caso “<text:span text:style-name="Código">../OpenXavaTest/lib/hsqldb.jar</text:span>”.</text:p>
        </text:list-item>
        <text:list-item>
          <text:p text:style-name="P401">Ejecutamos la tarea ant <text:span text:style-name="T4">actualizarEsquema</text:span>.</text:p>
        </text:list-item>
        <text:list-item>
          <text:p text:style-name="P401">Arrancamos el Tomcat y ya está todo listo.</text:p>
        </text:list-item>
      </text:list>
      <text:list text:style-name="L1" text:continue-numbering="true">
        <text:list-item>
          <text:list text:continue-numbering="true">
            <text:list-item>
              <text:h text:style-name="P423" text:outline-level="2">Ejecutar nuestra aplicación</text:h>
            </text:list-item>
          </text:list>
        </text:list-item>
      </text:list>
      <text:p text:style-name="Text_20_body">Después de nuestro duro trabajo tenemos derecho a ver el fruto de nuestro sudor, así que allá vamos:</text:p>
      <text:list text:style-name="L13">
        <text:list-item>
          <text:p text:style-name="P55">Ejecutamos la tarea ant <text:span text:style-name="Punto_20_de_20_menú">desplegarWar</text:span>.</text:p>
        </text:list-item>
        <text:list-item>
          <text:p text:style-name="P55">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14">
        <text:list-item>
          <text:p text:style-name="P57">Ejecutamos la tarea ant <text:span text:style-name="Punto_20_de_20_menú">generarPortlets</text:span>.</text:p>
        </text:list-item>
        <text:list-item>
          <text:p text:style-name="P57">Coge el archivo <text:span text:style-name="Archivo_2f_Directorio">Gestion.war</text:span> en la carpeta <text:span text:style-name="Archivo_2f_Directorio">openxava-2.1/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423"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15">
        <text:list-item>
          <text:p text:style-name="P59">Constructor: En el constructor indicamos el nombre de la aplicación y el nombre del módulo.</text:p>
        </text:list-item>
        <text:list-item>
          <text:p text:style-name="P59"><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59"><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59"><text:span text:style-name="Código">assertNoErrors</text:span>: Comprueba que no se hayan producido errores. En la interfaz gráfica los errores son mensajes en color rojo, que son añadidos por la lógica de la aplicación.</text:p>
        </text:list-item>
        <text:list-item>
          <text:p text:style-name="P59"><text:span text:style-name="Código">assertValue</text:span>: Comprueba que el valor contenido en un elemento del formulario es el indicado.</text:p>
        </text:list-item>
        <text:list-item>
          <text:p text:style-name="P59"><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423"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4">(nuevo en v2.0.3)</text:span>. Por ejemplo, si queremos cambiar el mensaje estandar en modo lista '<text:span text:style-name="T4">'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9">list_count=</text:span><text:span text:style-name="T22">Hay</text:span><text:span text:style-name="T19"> </text:span><text:span text:style-name="T28">{0}</text:span><text:span text:style-name="T19"> </text:span><text:span text:style-name="T22">objetos</text:span><text:span text:style-name="T19"> </text:span><text:span text:style-name="T22">en</text:span><text:span text:style-name="T19"> </text:span><text:span text:style-name="T22">la</text:span><text:span text:style-name="T19"> </text:span><text:span text:style-name="T22">lista</text:span></text:p>
      <text:p text:style-name="Text_20_body">Ahora, nuestra aplicación mostrará <text:span text:style-name="T4">“Hay 23663 objetos en la lista”</text:span> en vez del mensaje por defecto de OpenXava “<text:span text:style-name="T4">'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423"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411"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423" text:outline-level="2">Implementación en Java</text:h>
            </text:list-item>
          </text:list>
        </text:list-item>
      </text:list>
      <text:p text:style-name="Text_20_body">Actualmente OpenXava genera código para las siguiente 4 alternativas:</text:p>
      <text:list text:style-name="L16">
        <text:list-item>
          <text:p text:style-name="P65">Clases de Java convencionales (los famosos POJOs) para el modelo usando Hibernate para la persistencia <text:span text:style-name="T4">(nuevo en v2.1)</text:span>.</text:p>
        </text:list-item>
        <text:list-item>
          <text:p text:style-name="P65">Clases de Java convencionales para el modelo usando EJB3 JPA (<text:span text:style-name="T7">J</text:span>ava <text:span text:style-name="T7">P</text:span>ersistence <text:span text:style-name="T7">A</text:span>PI) para la persistencia.</text:p>
        </text:list-item>
        <text:list-item>
          <text:p text:style-name="P65">Los clásicos EntityBeans de EJB2 para el modelo y la persistencia.</text:p>
        </text:list-item>
        <text:list-item>
          <text:p text:style-name="P65">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423"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 </text:span><text:span text:style-name="T26">SYSTEM </text:span><text:span text:style-name="T27">"dtds/componente.dtd"</text:span><text:span text:style-name="T10">&gt;</text:span></text:p>
      <text:p text:style-name="Código"/>
      <text:p text:style-name="Código"><text:span text:style-name="T10">&lt;</text:span><text:span text:style-name="T13">componente </text:span><text:span text:style-name="T16">nombre</text:span><text:span text:style-name="T19">=</text:span><text:span text:style-name="T22">"NombreComponente"</text:span><text:span text:style-name="T10">&gt;</text:span></text:p>
      <text:p text:style-name="Código"/>
      <text:p text:style-name="Código"><text:span text:style-name="T19"><text:tab/></text:span><text:span text:style-name="T29">&lt;!-- Modelo --&gt;</text:span></text:p>
      <text:p text:style-name="Código"><text:span text:style-name="T19"><text:tab/></text:span><text:span text:style-name="T10">&lt;</text:span><text:span text:style-name="T13">entidad</text:span><text:span text:style-name="T10">&gt;</text:span><text:span text:style-name="T19">...</text:span><text:span text:style-name="T10">&lt;/</text:span><text:span text:style-name="T13">entidad</text:span><text:span text:style-name="T10">&gt;</text:span></text:p>
      <text:p text:style-name="Código"><text:span text:style-name="T19"><text:tab/></text:span><text:span text:style-name="T10">&lt;</text:span><text:span text:style-name="T13">agregado </text:span><text:span text:style-name="T16">nombre</text:span><text:span text:style-name="T19">=</text:span><text:span text:style-name="T22">”...”</text:span><text:span text:style-name="T10">&gt;</text:span><text:span text:style-name="T19">...</text:span><text:span text:style-name="T10">&lt;/</text:span><text:span text:style-name="T13">agregado</text:span><text:span text:style-name="T10">&gt;</text:span></text:p>
      <text:p text:style-name="Código"><text:span text:style-name="T19"><text:tab/></text:span><text:span text:style-name="T10">&lt;</text:span><text:span text:style-name="T13">agregado </text:span><text:span text:style-name="T16">nombre</text:span><text:span text:style-name="T19">=</text:span><text:span text:style-name="T22">”...”</text:span><text:span text:style-name="T10">&gt;</text:span><text:span text:style-name="T19">...</text:span><text:span text:style-name="T10">&lt;/</text:span><text:span text:style-name="T13">agregado</text:span><text:span text:style-name="T10">&gt;</text:span></text:p>
      <text:p text:style-name="Código"><text:tab/>...</text:p>
      <text:p text:style-name="Código"><text:tab/></text:p>
      <text:p text:style-name="Código"><text:span text:style-name="T19"><text:tab/></text:span><text:span text:style-name="T29">&lt;!-- Vista --&gt;</text:span></text:p>
      <text:p text:style-name="Código"><text:span text:style-name="T19"><text:tab/></text:span><text:span text:style-name="T10">&lt;</text:span><text:span text:style-name="T13">vista</text:span><text:span text:style-name="T10">&gt;</text:span><text:span text:style-name="T19">...</text:span><text:span text:style-name="T10">&lt;/</text:span><text:span text:style-name="T13">vista</text:span><text:span text:style-name="T10">&gt;</text:span><text:span text:style-name="T19"><text:tab/></text:span></text:p>
      <text:p text:style-name="Código"><text:span text:style-name="T19"><text:tab/></text:span><text:span text:style-name="T10">&lt;</text:span><text:span text:style-name="T13">vista </text:span><text:span text:style-name="T16">nombre</text:span><text:span text:style-name="T19">=</text:span><text:span text:style-name="T22">"..."</text:span><text:span text:style-name="T10">&gt;</text:span><text:span text:style-name="T19">...</text:span><text:span text:style-name="T10">&lt;/</text:span><text:span text:style-name="T13">vista</text:span><text:span text:style-name="T10">&gt;</text:span></text:p>
      <text:p text:style-name="Código"><text:span text:style-name="T19"><text:tab/></text:span><text:span text:style-name="T10">&lt;</text:span><text:span text:style-name="T13">vista </text:span><text:span text:style-name="T16">nombre</text:span><text:span text:style-name="T19">=</text:span><text:span text:style-name="T22">"..."</text:span><text:span text:style-name="T10">&gt;</text:span><text:span text:style-name="T19">...</text:span><text:span text:style-name="T10">&lt;/</text:span><text:span text:style-name="T13">vista</text:span><text:span text:style-name="T10">&gt;</text:span></text:p>
      <text:p text:style-name="Código"><text:tab/>...</text:p>
      <text:p text:style-name="Código"><text:tab/></text:p>
      <text:p text:style-name="Código"><text:span text:style-name="T19"><text:tab/></text:span><text:span text:style-name="T29">&lt;!-- Datos tabulares --&gt;</text:span></text:p>
      <text:p text:style-name="Código"><text:span text:style-name="T19"><text:tab/></text:span><text:span text:style-name="T10">&lt;</text:span><text:span text:style-name="T13">tab</text:span><text:span text:style-name="T10">&gt;</text:span><text:span text:style-name="T19">...</text:span><text:span text:style-name="T10">&lt;/</text:span><text:span text:style-name="T13">tab</text:span><text:span text:style-name="T10">&gt;</text:span></text:p>
      <text:p text:style-name="Código"><text:span text:style-name="T19"><text:tab/></text:span><text:span text:style-name="T10">&lt;</text:span><text:span text:style-name="T13">tab </text:span><text:span text:style-name="T16">nombre</text:span><text:span text:style-name="T19">=</text:span><text:span text:style-name="T22">”...”</text:span><text:span text:style-name="T10">&gt;</text:span><text:span text:style-name="T19">...</text:span><text:span text:style-name="T10">&lt;/</text:span><text:span text:style-name="T13">tab</text:span><text:span text:style-name="T10">&gt;</text:span></text:p>
      <text:p text:style-name="Código"><text:span text:style-name="T19"><text:tab/></text:span><text:span text:style-name="T10">&lt;</text:span><text:span text:style-name="T13">tab </text:span><text:span text:style-name="T16">nombre</text:span><text:span text:style-name="T19">=</text:span><text:span text:style-name="T22">”...”</text:span><text:span text:style-name="T10">&gt;</text:span><text:span text:style-name="T19">...</text:span><text:span text:style-name="T10">&lt;/</text:span><text:span text:style-name="T13">tab</text:span><text:span text:style-name="T10">&gt;</text:span></text:p>
      <text:p text:style-name="Código"><text:tab/>...</text:p>
      <text:p text:style-name="Código"/>
      <text:p text:style-name="Código"><text:span text:style-name="T19"><text:tab/></text:span><text:span text:style-name="T29">&lt;!-- Mapeo objeto relacional --&gt;</text:span><text:span text:style-name="T19"><text:tab/><text:tab/><text:tab/><text:tab/></text:span></text:p>
      <text:p text:style-name="Código"><text:span text:style-name="T19"><text:tab/></text:span><text:span text:style-name="T10">&lt;</text:span><text:span text:style-name="T13">mapeo-entidad </text:span><text:span text:style-name="T16">tabla</text:span><text:span text:style-name="T19">=</text:span><text:span text:style-name="T22">"..."</text:span><text:span text:style-name="T10">&gt;</text:span><text:span text:style-name="T19">...</text:span><text:span text:style-name="T10">&lt;/</text:span><text:span text:style-name="T13">mapeo-entidad</text:span><text:span text:style-name="T10">&gt;</text:span><text:span text:style-name="T19"> </text:span></text:p>
      <text:p text:style-name="Código"><text:span text:style-name="T19"><text:tab/></text:span><text:span text:style-name="T10">&lt;</text:span><text:span text:style-name="T13">mapeo-agregado </text:span><text:span text:style-name="T16">agregado</text:span><text:span text:style-name="T19">=</text:span><text:span text:style-name="T22">”...” </text:span><text:span text:style-name="T16">tabla</text:span><text:span text:style-name="T19">=</text:span><text:span text:style-name="T22">"..."</text:span><text:span text:style-name="T10">&gt;</text:span><text:span text:style-name="T19">...</text:span><text:span text:style-name="T10">&lt;/</text:span><text:span text:style-name="T13">mapeo-agregado</text:span><text:span text:style-name="T10">&gt;</text:span><text:span text:style-name="T19"> </text:span></text:p>
      <text:p text:style-name="Código"><text:span text:style-name="T19"><text:tab/></text:span><text:span text:style-name="T10">&lt;</text:span><text:span text:style-name="T13">mapeo-agregado </text:span><text:span text:style-name="T16">agregado</text:span><text:span text:style-name="T19">=</text:span><text:span text:style-name="T22">”...” </text:span><text:span text:style-name="T16">tabla</text:span><text:span text:style-name="T19">=</text:span><text:span text:style-name="T22">"..."</text:span><text:span text:style-name="T10">&gt;</text:span><text:span text:style-name="T19">...</text:span><text:span text:style-name="T10">&lt;/</text:span><text:span text:style-name="T13">mapeo-agregado</text:span><text:span text:style-name="T10">&gt;</text:span></text:p>
      <text:p text:style-name="Código"><text:tab/>...</text:p>
      <text:p text:style-name="Código"><text:tab/></text:p>
      <text:p text:style-name="Código"><text:span text:style-name="T11">&lt;/</text:span><text:span text:style-name="T14">component</text:span><text:span text:style-name="T11">&gt;</text:span><text:span text:style-name="T20"><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423"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7">
        <text:list-item>
          <text:p text:style-name="P69">Podemos decir que A <text:span text:style-name="T4">tiene</text:span> un B.</text:p>
        </text:list-item>
        <text:list-item>
          <text:p text:style-name="P69">Si A es borrado su B es borrado también.</text:p>
        </text:list-item>
        <text:list-item>
          <text:p text:style-name="P69">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423" text:outline-level="2">Entidad</text:h>
            </text:list-item>
          </text:list>
        </text:list-item>
      </text:list>
      <text:p text:style-name="Text_20_body">La sintaxis de la entidad es como sigue:</text:p>
      <text:p text:style-name="Código"><text:span text:style-name="T10">&lt;</text:span><text:span text:style-name="T13">entidad</text:span><text:span text:style-name="T10">&gt;</text:span></text:p>
      <text:p text:style-name="Código"><text:span text:style-name="T10"><text:tab/>&lt;bean</text:span><text:span text:style-name="T13"> </text:span><text:span text:style-name="T19">... </text:span><text:span text:style-name="T10">/&gt;</text:span><text:span text:style-name="T19"><text:tab/><text:tab/><text:tab/><text:tab/> <text:tab/> (1)</text:span></text:p>
      <text:p text:style-name="Código"><text:span text:style-name="T19"><text:tab/></text:span><text:span text:style-name="T10">&lt;</text:span><text:span text:style-name="T13">ejb </text:span><text:span text:style-name="T19">... </text:span><text:span text:style-name="T10">/&gt;</text:span><text:span text:style-name="T19"><text:tab/><text:tab/><text:tab/><text:tab/> <text:tab/> (2)</text:span></text:p>
      <text:p text:style-name="Código"><text:span text:style-name="T19"><text:tab/></text:span><text:span text:style-name="T10">&lt;</text:span><text:span text:style-name="T13">implementa </text:span><text:span text:style-name="T19">...</text:span><text:span text:style-name="T10">/&gt;</text:span><text:span text:style-name="T19"> ...<text:tab/><text:tab/> <text:tab/> (3)</text:span></text:p>
      <text:p text:style-name="Código"><text:span text:style-name="T19"><text:tab/></text:span><text:span text:style-name="T10">&lt;</text:span><text:span text:style-name="T13">propiedad </text:span><text:span text:style-name="T19">...</text:span><text:span text:style-name="T10">/&gt;</text:span><text:span text:style-name="T19"> ...<text:tab/><text:tab/> <text:tab/> (4)</text:span></text:p>
      <text:p text:style-name="Código"><text:span text:style-name="T19"><text:tab/></text:span><text:span text:style-name="T10">&lt;</text:span><text:span text:style-name="T13">referencia </text:span><text:span text:style-name="T19">...</text:span><text:span text:style-name="T10">/&gt;</text:span><text:span text:style-name="T19"> ...<text:tab/><text:tab/> <text:tab/> (5)</text:span></text:p>
      <text:p text:style-name="Código"><text:span text:style-name="T19"><text:tab/></text:span><text:span text:style-name="T10">&lt;</text:span><text:span text:style-name="T13">coleccion </text:span><text:span text:style-name="T19">...</text:span><text:span text:style-name="T10">/&gt;</text:span><text:span text:style-name="T19"> ...<text:tab/><text:tab/> <text:tab/> (6)</text:span></text:p>
      <text:p text:style-name="Código"><text:span text:style-name="T19"><text:tab/></text:span><text:span text:style-name="T10">&lt;</text:span><text:span text:style-name="T13">metodo </text:span><text:span text:style-name="T19">...</text:span><text:span text:style-name="T10">/&gt;</text:span><text:span text:style-name="T19"> ...<text:tab/><text:tab/><text:tab/> <text:tab/> (7)</text:span></text:p>
      <text:p text:style-name="Código"><text:span text:style-name="T19"><text:tab/></text:span><text:span text:style-name="T10">&lt;</text:span><text:span text:style-name="T13">buscador </text:span><text:span text:style-name="T19">...</text:span><text:span text:style-name="T10">/&gt;</text:span><text:span text:style-name="T19"> ...<text:tab/><text:tab/><text:tab/> <text:tab/> (8)</text:span></text:p>
      <text:p text:style-name="Código"><text:span text:style-name="T19"><text:tab/></text:span><text:span text:style-name="T10">&lt;</text:span><text:span text:style-name="T13">calculador-poscrear </text:span><text:span text:style-name="T19">...</text:span><text:span text:style-name="T10">/&gt;</text:span><text:span text:style-name="T19"> ...<text:tab/> <text:tab/> (9)</text:span></text:p>
      <text:p text:style-name="Código"><text:span text:style-name="T19"><text:tab/></text:span><text:span text:style-name="T10">&lt;</text:span><text:span text:style-name="T13">calculador-poscargar </text:span><text:span text:style-name="T19">...</text:span><text:span text:style-name="T10">/&gt;</text:span><text:span text:style-name="T19"> ...<text:tab/> <text:tab/>(10) </text:span></text:p>
      <text:p text:style-name="Código"><text:span text:style-name="T19"><text:tab/></text:span><text:span text:style-name="T10">&lt;</text:span><text:span text:style-name="T13">calculador-posmodificar </text:span><text:span text:style-name="T19">...</text:span><text:span text:style-name="T10">/&gt;</text:span><text:span text:style-name="T19"> ...<text:tab/>(11)</text:span></text:p>
      <text:p text:style-name="Código"><text:span text:style-name="T19"><text:tab/></text:span><text:span text:style-name="T10">&lt;</text:span><text:span text:style-name="T13">calculador-preborrar </text:span><text:span text:style-name="T19">...</text:span><text:span text:style-name="T10">/&gt;</text:span><text:span text:style-name="T19"> ...<text:tab/> <text:tab/>(12) </text:span></text:p>
      <text:p text:style-name="Código"><text:span text:style-name="T19"><text:tab/></text:span><text:span text:style-name="T10">&lt;</text:span><text:span text:style-name="T13">validador </text:span><text:span text:style-name="T19">...</text:span><text:span text:style-name="T10">/&gt;</text:span><text:span text:style-name="T19"> ...<text:tab/><text:tab/> <text:tab/>(13)</text:span></text:p>
      <text:p text:style-name="Código"><text:span text:style-name="T19"><text:tab/></text:span><text:span text:style-name="T10">&lt;</text:span><text:span text:style-name="T13">validador-borrar </text:span><text:span text:style-name="T19">...</text:span><text:span text:style-name="T10">/&gt;</text:span><text:span text:style-name="T19"> ...<text:tab/><text:tab/>(14)</text:span></text:p>
      <text:p text:style-name="Código"><text:span text:style-name="T11">&lt;/</text:span><text:span text:style-name="T14">entidad</text:span><text:span text:style-name="T11">&gt;</text:span></text:p>
      <text:list text:style-name="L18">
        <text:list-item>
          <text:p text:style-name="P72"><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72"><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72"><text:span text:style-name="Código">implementa</text:span> (varios, opcional): Para que el código generado implemente una o varias interfaces Java cualquiera.</text:p>
        </text:list-item>
        <text:list-item>
          <text:p text:style-name="P72"><text:span text:style-name="Código">propiedad</text:span> (varias, opcional): Las propiedades representan propiedades Java (con su <text:span text:style-name="T4">setter</text:span> y <text:span text:style-name="T4">getter</text:span>) en el código generado.</text:p>
        </text:list-item>
        <text:list-item>
          <text:p text:style-name="P72"><text:span text:style-name="Código">referencia</text:span> (varias, opcional): Referencias a otros modelos, podemos referenciar a la entidad de otro componente o a un agregado del nuestro.</text:p>
        </text:list-item>
        <text:list-item>
          <text:p text:style-name="P72"><text:span text:style-name="Código">coleccion</text:span> (varias, opcional): Colecciones de referencias, en el código generado se convierten en una propiedad que devuelve un <text:span text:style-name="Código">java.util.Collection</text:span>.</text:p>
        </text:list-item>
        <text:list-item>
          <text:p text:style-name="P72"><text:span text:style-name="Código">metodo</text:span> (varios, opcional): Para crear un método en el código generado, en este caso la lógica del método estará contenida en un calculador (<text:span text:style-name="Código">Icalculator</text:span>).</text:p>
        </text:list-item>
        <text:list-item>
          <text:p text:style-name="P72"><text:span text:style-name="Código">buscador</text:span> (varios, opcional): Usado para crear métodos de búsqueda. Los buscadores son métodos estáticos localizados en las clase POJO. En el caso de generación EJB2 se generan <text:s/><text:span text:style-name="T4"><text:s/>finders</text:span> de EJB2.</text:p>
        </text:list-item>
        <text:list-item>
          <text:p text:style-name="P72"><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72"><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72"><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72"><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72"><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72"><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423"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10">&lt;</text:span><text:span text:style-name="T13">entidad</text:span><text:span text:style-name="T10">&gt;</text:span></text:p>
      <text:p text:style-name="Código"><text:span text:style-name="T19"><text:tab/></text:span><text:span text:style-name="T11">&lt;</text:span><text:span text:style-name="T14">bean </text:span><text:span text:style-name="T17">clase</text:span><text:span text:style-name="T20">=</text:span><text:span text:style-name="T23">"org.openxava.test.modelo.Familia"</text:span><text:span text:style-name="T11">/&gt;</text:span></text:p>
      <text:p text:style-name="P18"><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10">&lt;?</text:span><text:span text:style-name="T13">xml </text:span><text:span text:style-name="T16">version</text:span><text:span text:style-name="T19">=</text:span><text:span text:style-name="T22">"1.0"</text:span><text:span text:style-name="T10">?&gt;</text:span></text:p>
      <text:p text:style-name="Código"/>
      <text:p text:style-name="Código"><text:span text:style-name="T10">&lt;!</text:span><text:span text:style-name="T13">DOCTYPE </text:span><text:span text:style-name="T25">hibernate-mapping </text:span></text:p>
      <text:p text:style-name="Código"><text:span text:style-name="T25"><text:tab/></text:span><text:span text:style-name="T26">SYSTEM </text:span><text:span text:style-name="T27">"http://hibernate.sourceforge.net/hibernate-mapping-3.0.dtd"</text:span><text:span text:style-name="T10">&gt;</text:span></text:p>
      <text:p text:style-name="Código"/>
      <text:p text:style-name="Código"><text:span text:style-name="T10">&lt;</text:span><text:span text:style-name="T13">hibernate-mapping </text:span><text:span text:style-name="T16">package</text:span><text:span text:style-name="T19">=</text:span><text:span text:style-name="T22">"org.openxava.test.modelo"</text:span><text:span text:style-name="T10">&gt;</text:span></text:p>
      <text:p text:style-name="Código"/>
      <text:p text:style-name="Código"><text:span text:style-name="T19"><text:s text:c="2"/></text:span><text:span text:style-name="T10">&lt;</text:span><text:span text:style-name="T13">class </text:span></text:p>
      <text:p text:style-name="Código"><text:span text:style-name="T13"><text:s text:c="2"/><text:tab/></text:span><text:span text:style-name="T16">name</text:span><text:span text:style-name="T19">=</text:span><text:span text:style-name="T22">"Familia"</text:span></text:p>
      <text:p text:style-name="Código"><text:span text:style-name="T22"><text:s text:c="2"/><text:tab/></text:span><text:span text:style-name="T16">table</text:span><text:span text:style-name="T19">=</text:span><text:span text:style-name="T22">"XAVATEST@separator@FAMILIA"</text:span><text:span text:style-name="T10">&gt;</text:span></text:p>
      <text:p text:style-name="Código"><text:s text:c="2"/></text:p>
      <text:p text:style-name="Código"><text:span text:style-name="T19"><text:s text:c="4"/></text:span><text:span text:style-name="T10">&lt;</text:span><text:span text:style-name="T13">id </text:span><text:span text:style-name="T16">name</text:span><text:span text:style-name="T19">=</text:span><text:span text:style-name="T22">"oid" </text:span><text:span text:style-name="T16">column</text:span><text:span text:style-name="T19">=</text:span><text:span text:style-name="T22">"OID" </text:span><text:span text:style-name="T16">access</text:span><text:span text:style-name="T19">=</text:span><text:span text:style-name="T22">"field"</text:span><text:span text:style-name="T10">&gt;</text:span></text:p>
      <text:p text:style-name="Código"><text:span text:style-name="T19"><text:tab/><text:tab/></text:span><text:span text:style-name="T10">&lt;</text:span><text:span text:style-name="T13">generator </text:span><text:span text:style-name="T16">class</text:span><text:span text:style-name="T19">=</text:span><text:span text:style-name="T22">"uuid"</text:span><text:span text:style-name="T10">/&gt;</text:span></text:p>
      <text:p text:style-name="Código"><text:span text:style-name="T19"><text:tab/></text:span><text:span text:style-name="T10">&lt;/</text:span><text:span text:style-name="T13">id</text:span><text:span text:style-name="T10">&gt;</text:span></text:p>
      <text:p text:style-name="Código"><text:tab/><text:tab/></text:p>
      <text:p text:style-name="Código"><text:span text:style-name="T19"><text:tab/></text:span><text:span text:style-name="T10">&lt;</text:span><text:span text:style-name="T13">property </text:span><text:span text:style-name="T16">name</text:span><text:span text:style-name="T19">=</text:span><text:span text:style-name="T22">"codigo" </text:span><text:span text:style-name="T16">column</text:span><text:span text:style-name="T19">=</text:span><text:span text:style-name="T22">"CODIGO"</text:span><text:span text:style-name="T10">/&gt;</text:span></text:p>
      <text:p text:style-name="Código"><text:span text:style-name="T19"><text:tab/></text:span><text:span text:style-name="T10">&lt;</text:span><text:span text:style-name="T13">property </text:span><text:span text:style-name="T16">name</text:span><text:span text:style-name="T19">=</text:span><text:span text:style-name="T22">"descripcion" </text:span><text:span text:style-name="T16">column</text:span><text:span text:style-name="T19">=</text:span><text:span text:style-name="T22">"DESCRIPCION"</text:span><text:span text:style-name="T10">/&gt;</text:span></text:p>
      <text:p text:style-name="Código"><text:tab/><text:tab/></text:p>
      <text:p text:style-name="Código"><text:span text:style-name="T19"><text:s text:c="2"/></text:span><text:span text:style-name="T10">&lt;/</text:span><text:span text:style-name="T13">class</text:span><text:span text:style-name="T10">&gt;</text:span></text:p>
      <text:p text:style-name="Código"/>
      <text:p text:style-name="Código"><text:span text:style-name="T10">&lt;/</text:span><text:span text:style-name="T13">hibernate-mapping</text:span><text:span text:style-name="T10">&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17"><text:tab/>...</text:p>
      <text:p text:style-name="Código"><text:span text:style-name="T19"><text:tab/></text:span><text:span text:style-name="T10">&lt;</text:span><text:span text:style-name="T13">session-factory</text:span><text:span text:style-name="T10">&gt;</text:span></text:p>
      <text:p text:style-name="P14"><text:tab/><text:tab/>...</text:p>
      <text:p text:style-name="Código"><text:span text:style-name="T19"><text:tab/><text:tab/></text:span><text:span text:style-name="T10">&lt;</text:span><text:span text:style-name="T13">mapping </text:span><text:span text:style-name="T16">resource</text:span><text:span text:style-name="T19">=</text:span><text:span text:style-name="T22">"Familia.hbm.xml"</text:span><text:span text:style-name="T10">/&gt;</text:span><text:span text:style-name="T19"><text:tab/><text:tab/></text:span></text:p>
      <text:p text:style-name="Código"><text:tab/><text:tab/>...</text:p>
      <text:p text:style-name="Código"><text:span text:style-name="T19"><text:tab/></text:span><text:span text:style-name="T10">&lt;/</text:span><text:span text:style-name="T13">session-factory</text:span><text:span text:style-name="T10">&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423"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10">&lt;</text:span><text:span text:style-name="T13">entidad</text:span><text:span text:style-name="T10">&gt;</text:span></text:p>
      <text:p text:style-name="Código"><text:span text:style-name="T19"><text:tab/></text:span><text:span text:style-name="T10">&lt;</text:span><text:span text:style-name="T13">ejb </text:span><text:span text:style-name="T16">remote</text:span><text:span text:style-name="T19">=</text:span><text:span text:style-name="T22">"org.openxava.test.ejb.Family"</text:span></text:p>
      <text:p text:style-name="Código"><text:span text:style-name="T22"><text:tab/><text:tab/></text:span><text:span text:style-name="T16">home</text:span><text:span text:style-name="T19">=</text:span><text:span text:style-name="T22">"org.openxava.test.ejb.FamilyHome"</text:span></text:p>
      <text:p text:style-name="Código"><text:span text:style-name="T22"><text:tab/><text:tab/></text:span><text:span text:style-name="T16">primaryKey</text:span><text:span text:style-name="T19">=</text:span><text:span text:style-name="T22">"org.openxava.test.ejb.FamilyKey"</text:span></text:p>
      <text:p text:style-name="Código"><text:span text:style-name="T22"><text:tab/><text:tab/></text:span><text:span text:style-name="T16">jndi</text:span><text:span text:style-name="T19">=</text:span><text:span text:style-name="T22">"ejb/openxava.test/Family"</text:span><text:span text:style-name="T10">/&gt;</text:span><text:span text:style-name="T19"><text:tab/><text:tab/></text:span></text:p>
      <text:p text:style-name="P18"><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9">
        <text:list-header>
          <text:p text:style-name="P30">* @ejb:bean name="Familia" type="CMP" view-type="remote"</text:p>
          <text:p text:style-name="P30">*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20">
        <text:list-item>
          <text:p text:style-name="P86">La clase ha de descender de <text:span text:style-name="Código">org.openxava.ejbx.EJBReplicableBase</text:span></text:p>
        </text:list-item>
        <text:list-item>
          <text:p text:style-name="P86">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423"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10">&lt;</text:span><text:span text:style-name="T13">entidad</text:span><text:span text:style-name="T10">&gt;</text:span></text:p>
      <text:p text:style-name="Código"><text:span text:style-name="T19"><text:tab/></text:span><text:span text:style-name="T10">&lt;</text:span><text:span text:style-name="T13">implementa </text:span><text:span text:style-name="T16">interfaz</text:span><text:span text:style-name="T19">=</text:span><text:span text:style-name="T22">"org.openxava.test.modelo.IConNombre"</text:span><text:span text:style-name="T10">/&gt;</text:span><text:span text:style-name="T19"><text:tab/><text:tab/></text:span></text:p>
      <text:p text:style-name="Código"><text:tab/>...</text:p>
      <text:p text:style-name="Código"><text:span text:style-name="T19"><text:tab/></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 </text:span><text:span text:style-name="T16">requerido</text:span><text:span text:style-name="T19">=</text:span><text:span text:style-name="T22">"true"</text:span><text:span text:style-name="T10">/&gt;</text:span><text:span text:style-name="T19"><text:tab/></text:span></text:p>
      <text:p text:style-name="P18"><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423"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10">&lt;</text:span><text:span text:style-name="T13">propiedad </text:span></text:p>
      <text:p text:style-name="Código"><text:span text:style-name="T13"><text:tab/></text:span><text:span text:style-name="T16">nombre</text:span><text:span text:style-name="T19">=</text:span><text:span text:style-name="T22">"nombrePropiedad"<text:tab/><text:tab/><text:tab/> </text:span><text:span text:style-name="T19">(1)</text:span></text:p>
      <text:p text:style-name="Código"><text:span text:style-name="T19"><text:tab/></text:span><text:span text:style-name="T16">etiqueta</text:span><text:span text:style-name="T19">=</text:span><text:span text:style-name="T22">"etiqueta"<text:tab/><text:tab/><text:tab/><text:tab/> </text:span><text:span text:style-name="T19">(2)</text:span></text:p>
      <text:p text:style-name="Código"><text:span text:style-name="T19"><text:tab/></text:span><text:span text:style-name="T16">tipo</text:span><text:span text:style-name="T19">=</text:span><text:span text:style-name="T22">"tipo"<text:tab/><text:tab/><text:tab/><text:tab/><text:tab/> </text:span><text:span text:style-name="T19">(3)</text:span></text:p>
      <text:p text:style-name="Código"><text:span text:style-name="T19"><text:tab/></text:span><text:span text:style-name="T16">estereotipo</text:span><text:span text:style-name="T19">=</text:span><text:span text:style-name="T22">"ESTEREOTIPO"<text:tab/><text:tab/><text:tab/> </text:span><text:span text:style-name="T19">(4)</text:span></text:p>
      <text:p text:style-name="Código"><text:span text:style-name="T19"><text:tab/></text:span><text:span text:style-name="T16">longitud</text:span><text:span text:style-name="T19">=</text:span><text:span text:style-name="T22">"longitud"<text:tab/><text:tab/><text:tab/><text:tab/> </text:span><text:span text:style-name="T19">(5)</text:span></text:p>
      <text:p text:style-name="P17"><text:tab/><text:span text:style-name="T16">escala</text:span>=<text:span text:style-name="T22">"longitud"<text:tab/><text:tab/><text:tab/><text:tab/> </text:span>(6)<text:tab/>nuevo en v2.0.4</text:p>
      <text:p text:style-name="Código"><text:span text:style-name="T19"><text:tab/></text:span><text:span text:style-name="T16">requerido</text:span><text:span text:style-name="T19">=</text:span><text:span text:style-name="T22">"true|false"<text:tab/><text:tab/><text:tab/> </text:span><text:span text:style-name="T19">(7)</text:span></text:p>
      <text:p text:style-name="Código"><text:span text:style-name="T19"><text:tab/></text:span><text:span text:style-name="T16">clave</text:span><text:span text:style-name="T19">=</text:span><text:span text:style-name="T22">"true|false"<text:tab/><text:tab/><text:tab/><text:tab/> </text:span><text:span text:style-name="T19">(8)</text:span></text:p>
      <text:p text:style-name="Código"><text:span text:style-name="T19"><text:tab/></text:span><text:span text:style-name="T16">oculta</text:span><text:span text:style-name="T19">=</text:span><text:span text:style-name="T22">"true|false"<text:tab/><text:tab/><text:tab/><text:tab/> </text:span><text:span text:style-name="T19">(9)</text:span></text:p>
      <text:p text:style-name="P14">&gt;</text:p>
      <text:p text:style-name="Código"><text:span text:style-name="T10"><text:tab/>&lt;</text:span><text:span text:style-name="T13">valores-posibles </text:span><text:span text:style-name="T19">...</text:span><text:span text:style-name="T10">/&gt;</text:span><text:span text:style-name="T19"><text:tab/><text:tab/><text:tab/>(10)</text:span></text:p>
      <text:p text:style-name="Código"><text:span text:style-name="T19"><text:tab/></text:span><text:span text:style-name="T10">&lt;</text:span><text:span text:style-name="T13">calculador </text:span><text:span text:style-name="T19">...</text:span><text:span text:style-name="T10">/&gt;</text:span><text:span text:style-name="T19"><text:tab/><text:tab/><text:tab/><text:tab/>(11)</text:span></text:p>
      <text:p text:style-name="Código"><text:span text:style-name="T19"><text:tab/></text:span><text:span text:style-name="T10">&lt;</text:span><text:span text:style-name="T13">calculador-valor-defecto </text:span><text:span text:style-name="T19">...</text:span><text:span text:style-name="T10">/&gt;</text:span><text:span text:style-name="T19"><text:tab/><text:tab/>(12)</text:span></text:p>
      <text:p text:style-name="Código"><text:span text:style-name="T19"><text:tab/></text:span><text:span text:style-name="T10">&lt;</text:span><text:span text:style-name="T13">validador </text:span><text:span text:style-name="T19">...</text:span><text:span text:style-name="T10">/&gt;</text:span><text:span text:style-name="T19"> ....<text:tab/><text:tab/><text:tab/>(13)</text:span></text:p>
      <text:p text:style-name="Código"><text:span text:style-name="T11">&lt;/</text:span><text:span text:style-name="T14">propiedad</text:span><text:span text:style-name="T11">&gt;</text:span></text:p>
      <text:list text:style-name="L21">
        <text:list-item>
          <text:p text:style-name="P88"><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88"><text:span text:style-name="Código">etiqueta</text:span> (opcional): Etiqueta que se mostrará al usuario final. Es <text:span text:style-name="T7">mucho mejor</text:span> usar los archivos <text:span text:style-name="Archivo_2f_Directorio">i18n</text:span>.</text:p>
        </text:list-item>
        <text:list-item>
          <text:p text:style-name="P88"><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88"><text:span text:style-name="Código">estereotipo</text:span> (opcional): Permite especificar un comportamiento especial para cierta propiedades.</text:p>
        </text:list-item>
        <text:list-item>
          <text:p text:style-name="P88"><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88"><text:span text:style-name="Código">escala</text:span> (opcional): <text:span text:style-name="T4">(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88"><text:span text:style-name="Código">requerido</text:span> (opcional): Indica si esa propiedad es requerida. Por defecto es <text:span text:style-name="Código">true</text:span> para las propiedades clave ocultas <text:span text:style-name="T4">(nuevo en v2.1.3)</text:span> o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88"><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88"><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88"><text:span text:style-name="Código">valores-posibles</text:span> (uno, opcional): Para indicar que la propiedad en cuestión solo puede tener un conjunto de valore fijos.</text:p>
        </text:list-item>
        <text:list-item>
          <text:p text:style-name="P88"><text:span text:style-name="Código">calculador</text:span> (uno, opcional): Para implementar la lógica de una propiedad calculada. Una propiedad calculada solo tiene <text:span text:style-name="T4">getter</text:span> y no se almacena en la base de datos.</text:p>
        </text:list-item>
        <text:list-item>
          <text:p text:style-name="P88"><text:span text:style-name="Código">calculador-valor-defecto</text:span> (uno, opcional): Para implementar la lógica para calcular el valor inicial de la propiedad. Una propiedad con <text:span text:style-name="Código">calculador-valor-defecto</text:span> sí tiene <text:span text:style-name="T4">setter</text:span> y es persistente.</text:p>
        </text:list-item>
        <text:list-item>
          <text:p text:style-name="P88"><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517"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22">
        <text:list-item>
          <text:p text:style-name="P101">DINERO, MONEY</text:p>
        </text:list-item>
        <text:list-item>
          <text:p text:style-name="P101">FOTO, PHOTO, IMAGEN, IMAGE</text:p>
        </text:list-item>
        <text:list-item>
          <text:p text:style-name="P101">TEXTO_GRANDE, MEMO, TEXT_AREA</text:p>
        </text:list-item>
        <text:list-item>
          <text:p text:style-name="P101">ETIQUETA, LABEL</text:p>
        </text:list-item>
        <text:list-item>
          <text:p text:style-name="P101">ETIQUETA_NEGRITA, BOLD_LABEL</text:p>
        </text:list-item>
        <text:list-item>
          <text:p text:style-name="P101">HORA, TIME</text:p>
        </text:list-item>
      </text:list>
      <text:list text:style-name="L23">
        <text:list-item>
          <text:p text:style-name="P107">FECHAHORA, DATETIME</text:p>
        </text:list-item>
        <text:list-item>
          <text:p text:style-name="P107">GALERIA_IMAGENES, IMAGES_GALLERY (instrucciones en 3.8.2) <text:span text:style-name="T4">nuevo en v2.0</text:span></text:p>
        </text:list-item>
        <text:list-item>
          <text:p text:style-name="P109">RELLENADO_CON_CEROS, ZEROS_FILLED <text:span text:style-name="T4">nuevo en v2.0.2</text:span></text:p>
        </text:list-item>
        <text:list-item>
          <text:p text:style-name="P109">TEXTO_HTML, HTML_TEXT (texto con formato editable) <text:span text:style-name="T4">nuevo en v2.0.3</text:span></text:p>
        </text:list-item>
      </text:list>
      <text:list text:style-name="L24">
        <text:list-item>
          <text:p text:style-name="P111"><text:span text:style-name="T9">ETIQUETA_IMAGEN, IMAGE_LABEL (imagen que depende del contenido de la propiedad) </text:span><text:span text:style-name="T4">nuevo en v2.1.5</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10">&lt;</text:span><text:span text:style-name="T13">editor </text:span><text:span text:style-name="T16">url</text:span><text:span text:style-name="T19">=</text:span><text:span text:style-name="T22">"editorNombrePersona.jsp"</text:span><text:span text:style-name="T10">&gt;</text:span></text:p>
      <text:p text:style-name="Código"><text:span text:style-name="T19"><text:s text:c="4"/></text:span><text:span text:style-name="T10">&lt;</text:span><text:span text:style-name="T13">para-estereotipo </text:span><text:span text:style-name="T16">estereotipo</text:span><text:span text:style-name="T19">=</text:span><text:span text:style-name="T22">"NOMBRE_PERSONA"</text:span><text:span text:style-name="T10">/&gt;</text:span></text:p>
      <text:p text:style-name="Código"><text:span text:style-name="T11">&lt;/</text:span><text:span text:style-name="T14">editor</text:span><text:span text:style-name="T11">&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19"><text:span text:style-name="T10">&lt;</text:span><text:span text:style-name="T13">para </text:span><text:span text:style-name="T16">estereotipo</text:span><text:span text:style-name="T19">=</text:span><text:span text:style-name="T22">"NOMBRE_PERSONA" </text:span><text:span text:style-name="T16">tipo</text:span><text:span text:style-name="T19">=</text:span><text:span text:style-name="T22">"String"</text:span><text:span text:style-name="T10">/&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19"><text:span text:style-name="T10">&lt;</text:span><text:span text:style-name="T13">para-estereotipo </text:span><text:span text:style-name="T16">nombre</text:span><text:span text:style-name="T19">=</text:span><text:span text:style-name="T22">"NOMBRE_PERSONA" </text:span><text:span text:style-name="T16">longitud</text:span><text:span text:style-name="T19">=</text:span><text:span text:style-name="T22">"40"</text:span><text:span text:style-name="T10">/&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10">&lt;</text:span><text:span text:style-name="T13">validador-requerido</text:span><text:span text:style-name="T10">&gt;</text:span><text:span text:style-name="T19"> </text:span></text:p>
      <text:p text:style-name="Código"><text:span text:style-name="T19"><text:tab/></text:span><text:span text:style-name="T10">&lt;</text:span><text:span text:style-name="T13">clase-validador </text:span><text:span text:style-name="T16">clase</text:span><text:span text:style-name="T19">=</text:span><text:span text:style-name="T22">"org.openxava.validators.NotBlankCharacterValidator"</text:span><text:span text:style-name="T10">/&gt;</text:span></text:p>
      <text:p text:style-name="Código"><text:span text:style-name="T19"><text:tab/></text:span><text:span text:style-name="T10">&lt;</text:span><text:span text:style-name="T13">para-estereotipo </text:span><text:span text:style-name="T16">estereotipo</text:span><text:span text:style-name="T19">=</text:span><text:span text:style-name="T22">"NOMBRE_PERSONA"</text:span><text:span text:style-name="T10">/&gt;</text:span><text:span text:style-name="T19"><text:tab/><text:tab/></text:span></text:p>
      <text:p text:style-name="Código"><text:span text:style-name="T11">&lt;/</text:span><text:span text:style-name="T14">validador-requerido</text:span><text:span text:style-name="T11">&gt;</text:span><text:span text:style-name="T20"> </text:span></text:p>
      <text:p text:style-name="Text_20_body">Ahora podemos definir propiedades con estereotipo NOMBRE_PERSONA:</text:p>
      <text:p text:style-name="P19"><text:span text:style-name="T10">&lt;</text:span><text:span text:style-name="T13">propiedad </text:span><text:span text:style-name="T16">nombre</text:span><text:span text:style-name="T19">=</text:span><text:span text:style-name="T22">"nombre" </text:span><text:span text:style-name="T16">estereotipo</text:span><text:span text:style-name="T19">=</text:span><text:span text:style-name="T22">"NOMBRE_PERSONA" </text:span><text:span text:style-name="T16">requerido</text:span><text:span text:style-name="T19">=</text:span><text:span text:style-name="T22">"true"</text:span><text:span text:style-name="T10">/&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517" text:outline-level="3">Estereotipo GALERIA_IMAGENES <text:span text:style-name="T4">(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10">&lt;</text:span><text:span text:style-name="T13">propiedad </text:span><text:span text:style-name="T16">nombre</text:span><text:span text:style-name="T19">=</text:span><text:span text:style-name="T22">"fotos" </text:span><text:span text:style-name="T16">estereotipo</text:span><text:span text:style-name="T19">=</text:span><text:span text:style-name="T22">"GALERIA_IMAGENES"</text:span><text:span text:style-name="T10">/&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1">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1">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9">images.table=</text:span><text:span text:style-name="T22">IMAGENES</text:span></text:p>
      <text:p text:style-name="P11">Y finalmente necesitamos definir el mapeo en nuestro archivo <text:span text:style-name="Archivo_2f_Directorio">hibernate/hibernate.cfg.xml</text:span>, así:</text:p>
      <text:p text:style-name="Código"><text:span text:style-name="T10">&lt;</text:span><text:span text:style-name="T13">hibernate-configuration</text:span><text:span text:style-name="T10">&gt;</text:span></text:p>
      <text:p text:style-name="Código"><text:span text:style-name="T19"><text:tab/></text:span><text:span text:style-name="T10">&lt;</text:span><text:span text:style-name="T13">session-factory</text:span><text:span text:style-name="T10">&gt;</text:span></text:p>
      <text:p text:style-name="P14"><text:tab/><text:tab/>...</text:p>
      <text:p text:style-name="Código"><text:span text:style-name="T19"><text:tab/><text:tab/></text:span><text:span text:style-name="T10">&lt;</text:span><text:span text:style-name="T13">mapping </text:span><text:span text:style-name="T16">resource</text:span><text:span text:style-name="T19">=</text:span><text:span text:style-name="T22">"GalleryImage.hbm.xml"</text:span><text:span text:style-name="T10">/&gt;</text:span></text:p>
      <text:p text:style-name="P14"><text:tab/><text:tab/>...</text:p>
      <text:p text:style-name="Código"><text:span text:style-name="T19"><text:tab/></text:span><text:span text:style-name="T10">&lt;/</text:span><text:span text:style-name="T13">session-factory</text:span><text:span text:style-name="T10">&gt;</text:span></text:p>
      <text:p text:style-name="Código"><text:span text:style-name="T11">&lt;/</text:span><text:span text:style-name="T14">hibernate-configuration</text:span><text:span text:style-name="T11">&gt;</text:span></text:p>
      <text:p text:style-name="P11">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517"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10">&lt;</text:span><text:span text:style-name="T13">propiedad </text:span><text:span text:style-name="T16">nombre</text:span><text:span text:style-name="T19">=</text:span><text:span text:style-name="T22">"distancia"</text:span><text:span text:style-name="T10">&gt;</text:span></text:p>
      <text:p text:style-name="Código"><text:span text:style-name="T19"><text:tab/></text:span><text:span text:style-name="T10">&lt;</text:span><text:span text:style-name="T13">valores-posibles</text:span><text:span text:style-name="T10">&gt;</text:span></text:p>
      <text:p text:style-name="Código"><text:span text:style-name="T19"><text:tab/><text:tab/></text:span><text:span text:style-name="T10">&lt;</text:span><text:span text:style-name="T13">valor-posible </text:span><text:span text:style-name="T16">valor</text:span><text:span text:style-name="T19">=</text:span><text:span text:style-name="T22">"local"</text:span><text:span text:style-name="T10">/&gt;</text:span></text:p>
      <text:p text:style-name="Código"><text:span text:style-name="T19"><text:tab/><text:tab/></text:span><text:span text:style-name="T10">&lt;</text:span><text:span text:style-name="T13">valor-posible </text:span><text:span text:style-name="T16">valor</text:span><text:span text:style-name="T19">=</text:span><text:span text:style-name="T22">"nacional"</text:span><text:span text:style-name="T10">/&gt;</text:span><text:span text:style-name="T19"><text:tab/><text:tab/><text:tab/><text:tab/></text:span></text:p>
      <text:p text:style-name="Código"><text:span text:style-name="T19"><text:tab/><text:tab/></text:span><text:span text:style-name="T10">&lt;</text:span><text:span text:style-name="T13">valor-posible </text:span><text:span text:style-name="T16">valor</text:span><text:span text:style-name="T19">=</text:span><text:span text:style-name="T22">"internacional"</text:span><text:span text:style-name="T10">/&gt;</text:span><text:span text:style-name="T19"><text:tab/><text:tab/><text:tab/><text:tab/><text:tab/><text:tab/></text:span></text:p>
      <text:p text:style-name="Código"><text:span text:style-name="T19"><text:tab/></text:span><text:span text:style-name="T10">&lt;/</text:span><text:span text:style-name="T13">valores-posibles</text:span><text:span text:style-name="T10">&gt;</text:span></text:p>
      <text:p text:style-name="Código"><text:span text:style-name="T11">&lt;/</text:span><text:span text:style-name="T14">propiedad</text:span><text:span text:style-name="T11">&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517" text:outline-level="3">Calculador</text:h>
                </text:list-item>
              </text:list>
            </text:list-item>
          </text:list>
        </text:list-item>
      </text:list>
      <text:p text:style-name="Text_20_body">Un calculador indica que lógica hay que usar cuando se llame al método <text:span text:style-name="T4">getter</text:span> de la propiedad. Las propiedades que definen un calculador son de solo lectura (solo tienen <text:span text:style-name="T4">getter</text:span>) y no son persistentes ( no tienen correspondencia con ninguna columna de la tabla de base de datos).</text:p>
      <text:p text:style-name="Text_20_body">Así se define una propiedad calculada:</text:p>
      <text:p text:style-name="Código"><text:span text:style-name="T10">&lt;</text:span><text:span text:style-name="T13">propiedad </text:span><text:span text:style-name="T16">nombre</text:span><text:span text:style-name="T19">=</text:span><text:span text:style-name="T22">"precioUnitarioEnPesetas" </text:span><text:span text:style-name="T16">tipo</text:span><text:span text:style-name="T19">=</text:span><text:span text:style-name="T22">"java.math.BigDecimal" </text:span><text:span text:style-name="T16">longitud</text:span><text:span text:style-name="T19">=</text:span><text:span text:style-name="T22">"18"</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EurosAPesetas"</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euros" </text:span><text:span text:style-name="T16">desde</text:span><text:span text:style-name="T19">=</text:span><text:span text:style-name="T22">"precioUnitari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propiedad</text:span><text:span text:style-name="T11">&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10">&lt;</text:span><text:span text:style-name="T13">propiedad </text:span><text:span text:style-name="T16">nombre</text:span><text:span text:style-name="T19">=</text:span><text:span text:style-name="T22">"cantidadLineas" </text:span><text:span text:style-name="T16">tipo</text:span><text:span text:style-name="T19">=</text:span><text:span text:style-name="T22">"int" </text:span><text:span text:style-name="T16">longitud</text:span><text:span text:style-name="T19">=</text:span><text:span text:style-name="T22">"3"</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CantidadLineas"</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año"</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numer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propiedad</text:span><text:span text:style-name="T11">&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10">&lt;</text:span><text:span text:style-name="T13">agregado </text:span><text:span text:style-name="T16">nombre</text:span><text:span text:style-name="T19">=</text:span><text:span text:style-name="T22">"Direccion"</text:span><text:span text:style-name="T10">&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22">"calle" </text:span><text:span text:style-name="T16">tipo</text:span><text:span text:style-name="T19">=</text:span><text:span text:style-name="T22">"String" </text:span><text:span text:style-name="T16">longitud</text:span><text:span text:style-name="T19">=</text:span><text:span text:style-name="T22">"30" </text:span><text:span text:style-name="T16">requerido</text:span><text:span text:style-name="T19">=</text:span><text:span text:style-name="T22">"true"</text:span><text:span text:style-name="T10">/&gt;</text:span><text:span text:style-name="T19"> </text:span></text:p>
      <text:p text:style-name="Código"><text:span text:style-name="T19"><text:tab/></text:span><text:span text:style-name="T10">&lt;</text:span><text:span text:style-name="T13">propiedad </text:span><text:span text:style-name="T16">nombre</text:span><text:span text:style-name="T19">=</text:span><text:span text:style-name="T22">"codigoPostal" </text:span><text:span text:style-name="T16">tipo</text:span><text:span text:style-name="T19">=</text:span><text:span text:style-name="T22">"int" </text:span><text:span text:style-name="T16">longitud</text:span><text:span text:style-name="T19">=</text:span><text:span text:style-name="T22">"5"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propiedad </text:span><text:span text:style-name="T16">nombre</text:span><text:span text:style-name="T19">=</text:span><text:span text:style-name="T22">"poblacion" </text:span><text:span text:style-name="T16">tipo</text:span><text:span text:style-name="T19">=</text:span><text:span text:style-name="T22">"String" </text:span><text:span text:style-name="T16">longitud</text:span><text:span text:style-name="T19">=</text:span><text:span text:style-name="T22">"20"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reference </text:span><text:span text:style-name="T16">nombre</text:span><text:span text:style-name="T19">=</text:span><text:span text:style-name="T22">"provincia"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comoCadena" </text:span><text:span text:style-name="T16">tipo</text:span><text:span text:style-name="T19">=</text:span><text:span text:style-name="T22">"String"</text:span><text:span text:style-name="T10">&gt;</text:span></text:p>
      <text:p text:style-name="Código"><text:span text:style-name="T19"><text:tab/><text:tab/></text:span><text:span text:style-name="T10">&lt;</text:span><text:span text:style-name="T13">calculador </text:span><text:span text:style-name="T16">clase</text:span><text:span text:style-name="T19">=</text:span><text:span text:style-name="T22">"org.openxava.calculators.ConcatCalculator"</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string1" </text:span><text:span text:style-name="T16">desde</text:span><text:span text:style-name="T19">=</text:span><text:span text:style-name="T22">"calle"</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int2" </text:span><text:span text:style-name="T16">desde</text:span><text:span text:style-name="T19">=</text:span><text:span text:style-name="T22">"codigoPostal"</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string3" </text:span><text:span text:style-name="T16">desde</text:span><text:span text:style-name="T19">=</text:span><text:span text:style-name="T22">"poblacion"</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string4" </text:span><text:span text:style-name="T16">desde</text:span><text:span text:style-name="T19">=</text:span><text:span text:style-name="T22">"provincia.nombre"</text:span><text:span text:style-name="T10">/&gt;<text:tab/></text:span><text:span text:style-name="T19">(1)</text:span></text:p>
      <text:p text:style-name="Código"><text:span text:style-name="T19"><text:tab/><text:tab/><text:tab/></text:span><text:span text:style-name="T10">&lt;poner</text:span><text:span text:style-name="T13"> </text:span><text:span text:style-name="T16">propiedad</text:span><text:span text:style-name="T19">=</text:span><text:span text:style-name="T22">"int5" </text:span><text:span text:style-name="T16">desde</text:span><text:span text:style-name="T19">=</text:span><text:span text:style-name="T22">"cliente.codigo"</text:span><text:span text:style-name="T10">/&gt;<text:tab/><text:tab/></text:span><text:span text:style-name="T19">(2)</text:span></text:p>
      <text:p text:style-name="Código"><text:span text:style-name="T19"><text:tab/><text:tab/></text:span><text:span text:style-name="T10">&lt;/</text:span><text:span text:style-name="T13">calculador</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0">&lt;/</text:span><text:span text:style-name="T13">agregado</text:span><text:span text:style-name="T10">&gt;</text:span><text:span text:style-name="T19"><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4">(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10">&lt;</text:span><text:span text:style-name="T13">propiedad </text:span><text:span text:style-name="T16">nombre</text:span><text:span text:style-name="T19">=</text:span><text:span text:style-name="T22">"nombreCompleto" </text:span><text:span text:style-name="T16">tipo</text:span><text:span text:style-name="T19">=</text:span><text:span text:style-name="T22">"String"</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calculators.ConcatCalculator"</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string1" </text:span><text:span text:style-name="T16">desde</text:span><text:span text:style-name="T19">=</text:span><text:span text:style-name="T22">"id"</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separator" </text:span><text:span text:style-name="T16">valor</text:span><text:span text:style-name="T19">=</text:span><text:span text:style-name="T22">" -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string2" </text:span><text:span text:style-name="T16">desde</text:span><text:span text:style-name="T19">=</text:span><text:span text:style-name="T22">"name"</text:span><text:span text:style-name="T10">/&gt;</text:span></text:p>
      <text:p text:style-name="Código"><text:span text:style-name="T19"><text:tab/></text:span><text:span text:style-name="T10">&lt;/</text:span><text:span text:style-name="T13">calculador</text:span><text:span text:style-name="T10">&gt;</text:span></text:p>
      <text:p text:style-name="Código"><text:span text:style-name="T10">&lt;/</text:span><text:span text:style-name="T13">propiedad</text:span><text:span text:style-name="T10">&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10">&lt;</text:span><text:span text:style-name="T13">propiedad </text:span><text:span text:style-name="T16">nombre</text:span><text:span text:style-name="T19">=</text:span><text:span text:style-name="T22">"sumaImportes" </text:span><text:span text:style-name="T16">estereotype</text:span><text:span text:style-name="T19">=</text:span><text:span text:style-name="T22">"DINERO"</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SumaImportes"</text:span><text:span text:style-name="T10">/&gt;</text:span></text:p>
      <text:p text:style-name="Código"><text:span text:style-name="T11">&lt;/</text:span><text:span text:style-name="T14">propiedad</text:span><text:span text:style-name="T11">&gt;</text:span><text:span text:style-name="T20"><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4">(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10">&lt;</text:span><text:span text:style-name="T13">propiedad </text:span><text:span text:style-name="T16">nombre</text:span><text:span text:style-name="T19">=</text:span><text:span text:style-name="T22">"cantidadLineas" </text:span><text:span text:style-name="T16">tipo</text:span><text:span text:style-name="T19">=</text:span><text:span text:style-name="T22">"int" </text:span><text:span text:style-name="T16">longitud</text:span><text:span text:style-name="T19">=</text:span><text:span text:style-name="T22">"3"</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CantidadLineas"</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año"</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numer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propiedad</text:span><text:span text:style-name="T11">&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517"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10">&lt;</text:span><text:span text:style-name="T13">propiedad </text:span><text:span text:style-name="T16">nombre</text:span><text:span text:style-name="T19">=</text:span><text:span text:style-name="T22">"año" </text:span><text:span text:style-name="T16">tipo</text:span><text:span text:style-name="T19">=</text:span><text:span text:style-name="T22">"int" </text:span><text:span text:style-name="T16">clave</text:span><text:span text:style-name="T19">=</text:span><text:span text:style-name="T22">"true" </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 <text:s text:c="2"/></text:span></text:p>
      <text:p text:style-name="Código"><text:span text:style-name="T19"><text:tab/></text:span><text:span text:style-name="T10">&lt;</text:span><text:span text:style-name="T13">calculador-valor-defecto</text:span></text:p>
      <text:p text:style-name="Código"><text:span text:style-name="T13"><text:tab/><text:tab/></text:span><text:span text:style-name="T16">clase</text:span><text:span text:style-name="T19">=</text:span><text:span text:style-name="T22">"org.openxava.calculators.CurrentYearCalculator"</text:span><text:span text:style-name="T10">/&gt;</text:span></text:p>
      <text:p text:style-name="Código"><text:span text:style-name="T11">&lt;/</text:span><text:span text:style-name="T14">propiedad</text:span><text:span text:style-name="T11">&gt;</text:span><text:span text:style-name="T20"><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span><text:span text:style-name="T10">&lt;</text:span><text:span text:style-name="T13">calculador-valor-defecto</text:span></text:p>
      <text:p text:style-name="Código"><text:span text:style-name="T13"><text:tab/><text:tab/></text:span><text:span text:style-name="T16">clase</text:span><text:span text:style-name="T19">=</text:span><text:span text:style-name="T22">"org.openxava.calculators.UUIDCalculator"</text:span></text:p>
      <text:p text:style-name="Código"><text:span text:style-name="T22"><text:tab/><text:tab/></text:span><text:span text:style-name="T16">al-crear</text:span><text:span text:style-name="T19">=</text:span><text:span text:style-name="T22">"true"</text:span><text:span text:style-name="T10">/&gt;</text:span></text:p>
      <text:p text:style-name="Código"><text:span text:style-name="T11">&lt;/</text:span><text:span text:style-name="T14">propiedad</text:span><text:span text:style-name="T11">&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4">sequence</text:span> de base de datos se puede definir así:</text:p>
      <text:p text:style-name="Código"><text:span text:style-name="T10">&lt;</text:span><text:span text:style-name="T13">propiedad </text:span><text:span text:style-name="T16">nombre</text:span><text:span text:style-name="T19">=</text:span><text:span text:style-name="T22">"id" </text:span><text:span text:style-name="T16">clave</text:span><text:span text:style-name="T19">=</text:span><text:span text:style-name="T22">"true" </text:span><text:span text:style-name="T16">tipo</text:span><text:span text:style-name="T19">=</text:span><text:span text:style-name="T22">"int" </text:span><text:span text:style-name="T16">oculta</text:span><text:span text:style-name="T19">=</text:span><text:span text:style-name="T22">"true"</text:span><text:span text:style-name="T10">&gt;</text:span></text:p>
      <text:p text:style-name="Código"><text:span text:style-name="T19"><text:tab/></text:span><text:span text:style-name="T10">&lt;calculador-valor-defecto</text:span><text:span text:style-name="T13"> </text:span></text:p>
      <text:p text:style-name="Código"><text:span text:style-name="T13"><text:tab/><text:tab/></text:span><text:span text:style-name="T16">clase</text:span><text:span text:style-name="T19">=</text:span><text:span text:style-name="T22">"org.openxava.calculators.SequenceCalculator" </text:span><text:span text:style-name="T16">al-crear</text:span><text:span text:style-name="T19">=</text:span><text:span text:style-name="T22">"true"</text:span><text:span text:style-name="T10">&gt;</text:span></text:p>
      <text:p text:style-name="Código"><text:span text:style-name="T19"><text:s text:c="12"/></text:span><text:span text:style-name="T10">&lt;poner</text:span><text:span text:style-name="T13"> </text:span><text:span text:style-name="T16">propiedad</text:span><text:span text:style-name="T19">=</text:span><text:span text:style-name="T22">"sequence" </text:span><text:span text:style-name="T16">valor</text:span><text:span text:style-name="T19">=</text:span><text:span text:style-name="T22">"XAVATEST_SIZE_ID_SEQ"</text:span><text:span text:style-name="T10">/&gt;</text:span></text:p>
      <text:p text:style-name="Código"><text:span text:style-name="T19"><text:tab/></text:span><text:span text:style-name="T10">&lt;/calculador-valor-defecto&gt;</text:span><text:span text:style-name="T19"> <text:s text:c="11"/></text:span></text:p>
      <text:p text:style-name="Código"><text:span text:style-name="T10">&lt;/</text:span><text:span text:style-name="T13">propiedad</text:span><text:span text:style-name="T10">&gt;</text:span></text:p>
      <text:p text:style-name="Text_20_body">O quizás queramos usar una columna <text:span text:style-name="T4">identity</text:span> (auto incremento) como clave:</text:p>
      <text:p text:style-name="Código"><text:span text:style-name="T10">&lt;</text:span><text:span text:style-name="T13">propiedad </text:span><text:span text:style-name="T16">nombre</text:span><text:span text:style-name="T19">=</text:span><text:span text:style-name="T22">"id" </text:span><text:span text:style-name="T16">clave</text:span><text:span text:style-name="T19">=</text:span><text:span text:style-name="T22">"true" </text:span><text:span text:style-name="T16">tipo</text:span><text:span text:style-name="T19">=</text:span><text:span text:style-name="T22">"int" </text:span><text:span text:style-name="T16">oculta</text:span><text:span text:style-name="T19">=</text:span><text:span text:style-name="T22">"true"</text:span><text:span text:style-name="T10">&gt;</text:span></text:p>
      <text:p text:style-name="Código"><text:span text:style-name="T19"><text:tab/></text:span><text:span text:style-name="T10">&lt;calculador-valor-defecto</text:span><text:span text:style-name="T13"> </text:span></text:p>
      <text:p text:style-name="Código"><text:span text:style-name="T13"><text:tab/><text:tab/></text:span><text:span text:style-name="T16">clase</text:span><text:span text:style-name="T19">=</text:span><text:span text:style-name="T22">"org.openxava.calculators.IdentityCalculator" </text:span><text:span text:style-name="T16">al-crear</text:span><text:span text:style-name="T19">=</text:span><text:span text:style-name="T22">"true"/</text:span><text:span text:style-name="T10">&gt;</text:span></text:p>
      <text:p text:style-name="Código"><text:span text:style-name="T10">&lt;/</text:span><text:span text:style-name="T13">propiedad</text:span><text:span text:style-name="T10">&gt;</text:span></text:p>
      <text:p text:style-name="Text_20_body"><text:span text:style-name="Código">SequenceCalculator</text:span> <text:span text:style-name="T4">(nuevo en v2.0.1)</text:span> e <text:span text:style-name="Código">IdentityCalculator</text:span> <text:span text:style-name="T4">(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4">identity</text:span>, <text:span text:style-name="T4">sequence</text:span> o <text:span text:style-name="T4">hilo</text:span> automáticamente dependiendo de las capacidades de la base de datos subyacente. Así:</text:p>
      <text:p text:style-name="Código"><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int" </text:span><text:span text:style-name="T16">oculta</text:span><text:span text:style-name="T19">=</text:span><text:span text:style-name="T22">"true" </text:span><text:span text:style-name="T16">clave=</text:span><text:span text:style-name="T22">"true"</text:span><text:span text:style-name="T10">/&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517"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10">&lt;</text:span><text:span text:style-name="T13">propiedad </text:span><text:span text:style-name="T16">nombre</text:span><text:span text:style-name="T19">=</text:span><text:span text:style-name="T22">"description" </text:span><text:span text:style-name="T16">tipo</text:span><text:span text:style-name="T19">=</text:span><text:span text:style-name="T22">"String" </text:span><text:span text:style-name="T16">longitud</text:span><text:span text:style-name="T19">=</text:span><text:span text:style-name="T22">"40" </text:span><text:span text:style-name="T16">requerido</text:span><text:span text:style-name="T19">=</text:span><text:span text:style-name="T22">"true"</text:span><text:span text:style-name="T10">&gt;</text:span><text:span text:style-name="T19"> </text:span></text:p>
      <text:p text:style-name="Código"><text:span text:style-name="T19"><text:tab/></text:span><text:span text:style-name="T10">&lt;</text:span><text:span text:style-name="T13">validador </text:span><text:span text:style-name="T16">clase</text:span><text:span text:style-name="T19">=</text:span><text:span text:style-name="T22">"org.openxava.test.validadores.ValidadorExcluirCadena"</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cadena" </text:span><text:span text:style-name="T16">valor</text:span><text:span text:style-name="T19">=</text:span><text:span text:style-name="T22">"MOTO"</text:span><text:span text:style-name="T10">/&gt;</text:span></text:p>
      <text:p text:style-name="Código"><text:span text:style-name="T19"><text:tab/></text:span><text:span text:style-name="T10">&lt;/</text:span><text:span text:style-name="T13">validador</text:span><text:span text:style-name="T10">&gt;</text:span><text:span text:style-name="T19"><text:tab/><text:tab/><text:tab/><text:tab/><text:tab/><text:tab/><text:tab/><text:tab/></text:span></text:p>
      <text:p text:style-name="Código"><text:span text:style-name="T19"><text:tab/></text:span><text:span text:style-name="T10">&lt;</text:span><text:span text:style-name="T13">validador </text:span><text:span text:style-name="T16">clase</text:span><text:span text:style-name="T19">=</text:span><text:span text:style-name="T22">"org.openxava.test.validadores.ValidadorExcluirCadena"</text:span></text:p>
      <text:p text:style-name="Código"><text:span text:style-name="T22"><text:tab/><text:tab/></text:span><text:span text:style-name="T16">solo-al-crear</text:span><text:span text:style-name="T19">=</text:span><text:span text:style-name="T22">"true"</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cadena" </text:span><text:span text:style-name="T16">valor</text:span><text:span text:style-name="T19">=</text:span><text:span text:style-name="T22">"COCHE"</text:span><text:span text:style-name="T10">/&gt;</text:span></text:p>
      <text:p text:style-name="Código"><text:span text:style-name="T19"><text:tab/></text:span><text:span text:style-name="T10">&lt;/</text:span><text:span text:style-name="T13">validador</text:span><text:span text:style-name="T10">&gt;</text:span><text:span text:style-name="T19"><text:tab/><text:tab/><text:tab/><text:tab/><text:tab/><text:tab/><text:tab/><text:tab/></text:span></text:p>
      <text:p text:style-name="Código"><text:span text:style-name="T11">&lt;/</text:span><text:span text:style-name="T14">propiedad</text:span><text:span text:style-name="T11">&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5">
        <text:list-item>
          <text:p text:style-name="P112"><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112"><text:span text:style-name="Código">Object valor</text:span>: El valor a validar.</text:p>
        </text:list-item>
        <text:list-item>
          <text:p text:style-name="P112"><text:span text:style-name="Código">String nombreObjeto</text:span>: Nombre del objeto al que pertenece la propiedad a validar. Útil para usarlo en los mensajes de error.</text:p>
        </text:list-item>
        <text:list-item>
          <text:p text:style-name="P112"><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517" text:outline-level="3">Validador por defecto <text:span text:style-name="T4">(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10">&lt;</text:span><text:span text:style-name="T13">validadores</text:span><text:span text:style-name="T10">&gt;</text:span> <text:s text:c="7"/><text:tab/></text:p>
      <text:p text:style-name="Código"><text:span text:style-name="T19"><text:tab/></text:span><text:span text:style-name="T10">&lt;validador-</text:span><text:span text:style-name="T13">defecto</text:span><text:span text:style-name="T10">&gt;</text:span></text:p>
      <text:p text:style-name="Código"><text:span text:style-name="T19"><text:tab/><text:tab/></text:span><text:span text:style-name="T10">&lt;clase-</text:span><text:span text:style-name="T13">validador </text:span></text:p>
      <text:p text:style-name="Código"><text:span text:style-name="T13"><text:tab/><text:tab/><text:tab/></text:span><text:span text:style-name="T16">clase</text:span><text:span text:style-name="T19">=</text:span><text:span text:style-name="T22">"org.openxava.test.validadores.ValidadorNombrePersona"</text:span><text:span text:style-name="T10">/&gt;</text:span></text:p>
      <text:p text:style-name="Código"><text:span text:style-name="T19"><text:tab/><text:tab/></text:span><text:span text:style-name="T10">&lt;para</text:span><text:span text:style-name="T13">-estereotipo </text:span><text:span text:style-name="T16">stereotipo</text:span><text:span text:style-name="T19">=</text:span><text:span text:style-name="T22">"NOMBRE_PERSONA"</text:span><text:span text:style-name="T10">/&gt;</text:span></text:p>
      <text:p text:style-name="Código"><text:span text:style-name="T19"><text:tab/></text:span><text:span text:style-name="T10">&lt;/validador-</text:span><text:span text:style-name="T13">defecto</text:span><text:span text:style-name="T10">&gt;</text:span><text:span text:style-name="T19"><text:tab/></text:span></text:p>
      <text:p text:style-name="Código"><text:span text:style-name="T10">&lt;/</text:span><text:span text:style-name="T13">validadores</text:span><text:span text:style-name="T10">&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10">&lt;</text:span><text:span text:style-name="T13">propiedad </text:span><text:span text:style-name="T16">nombre</text:span><text:span text:style-name="T19">=</text:span><text:span text:style-name="T22">"nombre" </text:span><text:span text:style-name="T16">estereotipo</text:span><text:span text:style-name="T19">=</text:span><text:span text:style-name="T22">"NOMBRE_PERSONA" </text:span><text:span text:style-name="T16">requerido</text:span><text:span text:style-name="T19">=</text:span><text:span text:style-name="T22">"true"</text:span><text:span text:style-name="T10">/&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423"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4">getter</text:span> y su <text:span text:style-name="T4">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10">&lt;</text:span><text:span text:style-name="T13">referencia</text:span></text:p>
      <text:p text:style-name="Código"><text:span text:style-name="T13"><text:tab/></text:span><text:span text:style-name="T16">nombre</text:span><text:span text:style-name="T19">=</text:span><text:span text:style-name="T22">"nombre"<text:tab/><text:tab/><text:tab/><text:tab/></text:span><text:span text:style-name="T19">(1)</text:span></text:p>
      <text:p text:style-name="Código"><text:span text:style-name="T19"><text:tab/></text:span><text:span text:style-name="T16">etiqueta</text:span><text:span text:style-name="T19">=</text:span><text:span text:style-name="T22">"etiqueta"<text:tab/><text:tab/><text:tab/><text:tab/></text:span><text:span text:style-name="T19">(2)</text:span></text:p>
      <text:p text:style-name="Código"><text:span text:style-name="T19"><text:tab/></text:span><text:span text:style-name="T16">modelo</text:span><text:span text:style-name="T19">=</text:span><text:span text:style-name="T22">"modelo"<text:tab/><text:tab/><text:tab/><text:tab/></text:span><text:span text:style-name="T19">(3)</text:span></text:p>
      <text:p text:style-name="Código"><text:span text:style-name="T19"><text:tab/></text:span><text:span text:style-name="T16">requerido</text:span><text:span text:style-name="T19">=</text:span><text:span text:style-name="T22">"true|false"<text:tab/><text:tab/><text:tab/></text:span><text:span text:style-name="T19">(4)</text:span></text:p>
      <text:p text:style-name="Código"><text:span text:style-name="T19"><text:tab/></text:span><text:span text:style-name="T16">clave</text:span><text:span text:style-name="T19">=</text:span><text:span text:style-name="T22">"true|false"<text:tab/><text:tab/><text:tab/><text:tab/></text:span><text:span text:style-name="T19">(5)</text:span></text:p>
      <text:p text:style-name="Código"><text:span text:style-name="T19"><text:tab/></text:span><text:span text:style-name="T16">cometido-destino</text:span><text:span text:style-name="T19">=</text:span><text:span text:style-name="T22">"cometido destino"<text:tab/></text:span><text:span text:style-name="T19">(6)</text:span></text:p>
      <text:p text:style-name="Código">&gt;</text:p>
      <text:p text:style-name="Código"><text:span text:style-name="T19"><text:tab/></text:span><text:span text:style-name="T10">&lt;</text:span><text:span text:style-name="T13">calculador-valor-defecto </text:span><text:span text:style-name="T19">...</text:span><text:span text:style-name="T10">/&gt;</text:span><text:span text:style-name="T19"><text:tab/><text:tab/>(7)</text:span></text:p>
      <text:p text:style-name="Código"><text:span text:style-name="T11">&lt;/</text:span><text:span text:style-name="T14">referencia</text:span><text:span text:style-name="T11">&gt;</text:span></text:p>
      <text:list text:style-name="L26">
        <text:list-item>
          <text:p text:style-name="P116"><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116"><text:span text:style-name="Código">etiqueta</text:span> (opcional): Etiqueta que se mostrará al usuario final. Es <text:span text:style-name="T7">mucho mejor</text:span> usar los archivos i18n.</text:p>
        </text:list-item>
        <text:list-item>
          <text:p text:style-name="P116"><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116"><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116"><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116"><text:span text:style-name="Código">cometido-destino</text:span> (opcional): Usado solo en referencia dentro de colecciones. Ver más adelante.</text:p>
        </text:list-item>
        <text:list-item>
          <text:p text:style-name="P116"><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10">&lt;</text:span><text:span text:style-name="T13">referencia </text:span><text:span text:style-name="T16">modelo</text:span><text:span text:style-name="T19">=</text:span><text:span text:style-name="T22">"Direccion" </text:span><text:span text:style-name="T16">requerido</text:span><text:span text:style-name="T19">=</text:span><text:span text:style-name="T22">"true"</text:span><text:span text:style-name="T10">/&gt;</text:span><text:span text:style-name="T19"><text:tab/><text:tab/><text:tab/><text:tab/>(1)<text:tab/></text:span></text:p>
      <text:p text:style-name="Código"><text:span text:style-name="T10">&lt;</text:span><text:span text:style-name="T13">referencia </text:span><text:span text:style-name="T16">nombre</text:span><text:span text:style-name="T19">=</text:span><text:span text:style-name="T22">"comercial"</text:span><text:span text:style-name="T10">/&gt;</text:span><text:span text:style-name="T19"> <text:s text:c="2"/><text:tab/><text:tab/><text:tab/><text:tab/><text:tab/><text:tab/>(2)</text:span></text:p>
      <text:p text:style-name="Código"><text:span text:style-name="T11">&lt;</text:span><text:span text:style-name="T14">referencia </text:span><text:span text:style-name="T17">nombre</text:span><text:span text:style-name="T20">=</text:span><text:span text:style-name="T23">"comercialAlternativo" </text:span><text:span text:style-name="T17">model</text:span><text:span text:style-name="T20">=</text:span><text:span text:style-name="T23">"Comercial"</text:span><text:span text:style-name="T11">/&gt;</text:span><text:span text:style-name="T20"><text:tab/>(3)</text:span></text:p>
      <text:list text:style-name="L27">
        <text:list-item>
          <text:p text:style-name="P123">Una referencia a un agregado llamado <text:span text:style-name="Código">Direccion</text:span>, el nombre de la referencia será <text:span text:style-name="Código">direccion</text:span>.</text:p>
        </text:list-item>
        <text:list-item>
          <text:p text:style-name="P123">Una referencia a la entidad del componente <text:span text:style-name="Código">Comercial</text:span>. Se deduce el modelo a partir del nombre.</text:p>
        </text:list-item>
        <text:list-item>
          <text:p text:style-name="P123">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517"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10">&lt;</text:span><text:span text:style-name="T13">referencia </text:span><text:span text:style-name="T16">nombre</text:span><text:span text:style-name="T19">=</text:span><text:span text:style-name="T22">"familia" </text:span><text:span text:style-name="T16">modelo</text:span><text:span text:style-name="T19">=</text:span><text:span text:style-name="T22">"Familia2"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calculador-valor-defecto </text:span><text:span text:style-name="T16">clase</text:span><text:span text:style-name="T19">=</text:span><text:span text:style-name="T22">"org.openxava.calculators.IntegerCalculator"</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value" </text:span><text:span text:style-name="T16">valor</text:span><text:span text:style-name="T19">=</text:span><text:span text:style-name="T22">"2"</text:span><text:span text:style-name="T10">/&gt;</text:span></text:p>
      <text:p text:style-name="Código"><text:span text:style-name="T19"><text:tab/></text:span><text:span text:style-name="T10">&lt;/</text:span><text:span text:style-name="T13">calculador-valor-defecto </text:span><text:span text:style-name="T10">&gt;</text:span></text:p>
      <text:p text:style-name="Código"><text:span text:style-name="T11">&lt;/</text:span><text:span text:style-name="T14">referencia</text:span><text:span text:style-name="T11">&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10">&lt;</text:span><text:span text:style-name="T13">referencia </text:span><text:span text:style-name="T16">nombre</text:span><text:span text:style-name="T19">=</text:span><text:span text:style-name="T22">"almacen" </text:span><text:span text:style-name="T16">modelo</text:span><text:span text:style-name="T19">=</text:span><text:span text:style-name="T22">"Almacen"</text:span><text:span text:style-name="T10">&gt;</text:span></text:p>
      <text:p text:style-name="Código"><text:span text:style-name="T19"><text:tab/></text:span><text:span text:style-name="T10">&lt;</text:span><text:span text:style-name="T13">calculador-valor-defecto</text:span></text:p>
      <text:p text:style-name="Código"><text:span text:style-name="T13"><text:tab/><text:tab/></text:span><text:span text:style-name="T16">clase</text:span><text:span text:style-name="T19">=</text:span><text:span text:style-name="T22">"org.openxava.test.calculadores.CalculadorDefectoAlmacen"</text:span><text:span text:style-name="T10">/&gt;</text:span></text:p>
      <text:p text:style-name="Código"><text:span text:style-name="T11">&lt;/</text:span><text:span text:style-name="T14">referencia</text:span><text:span text:style-name="T11">&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423"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10">&lt;</text:span><text:span text:style-name="T13">coleccion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etiqueta</text:span><text:span text:style-name="T19">=</text:span><text:span text:style-name="T22">"etiqueta"<text:tab/><text:tab/><text:tab/></text:span><text:span text:style-name="T19">(2)</text:span></text:p>
      <text:p text:style-name="Código"><text:span text:style-name="T19"><text:tab/></text:span><text:span text:style-name="T16">minimo</text:span><text:span text:style-name="T19">=</text:span><text:span text:style-name="T22">"N"<text:tab/><text:tab/><text:tab/><text:tab/></text:span><text:span text:style-name="T19">(3)</text:span></text:p>
      <text:p text:style-name="P17"><text:span text:style-name="T16"><text:tab/>maximo</text:span>=<text:span text:style-name="T22">"N"<text:tab/><text:tab/><text:tab/><text:tab/></text:span>(4)<text:tab/>nuevo en v2.0.3</text:p>
      <text:p text:style-name="P14">&gt;</text:p>
      <text:p text:style-name="Código"><text:span text:style-name="T10"><text:tab/>&lt;</text:span><text:span text:style-name="T13">referencia </text:span><text:span text:style-name="T19">... </text:span><text:span text:style-name="T10">/&gt;</text:span><text:span text:style-name="T19"><text:tab/><text:tab/><text:tab/>(5)</text:span></text:p>
      <text:p text:style-name="Código"><text:span text:style-name="T19"><text:tab/></text:span><text:span text:style-name="T10">&lt;</text:span><text:span text:style-name="T13">condicion </text:span><text:span text:style-name="T19">... </text:span><text:span text:style-name="T10">/&gt;</text:span><text:span text:style-name="T19"><text:tab/><text:tab/><text:tab/>(6)</text:span></text:p>
      <text:p text:style-name="Código"><text:span text:style-name="T19"><text:tab/></text:span><text:span text:style-name="T10">&lt;</text:span><text:span text:style-name="T13">orden </text:span><text:span text:style-name="T19">... </text:span><text:span text:style-name="T10">/&gt;</text:span><text:span text:style-name="T19"><text:tab/><text:tab/><text:tab/>(7)</text:span></text:p>
      <text:p text:style-name="Código"><text:span text:style-name="T19"><text:tab/></text:span><text:span text:style-name="T10">&lt;</text:span><text:span text:style-name="T13">calculador </text:span><text:span text:style-name="T19">... </text:span><text:span text:style-name="T10">/&gt;</text:span><text:span text:style-name="T19"><text:tab/><text:tab/><text:tab/>(8)<text:tab/></text:span></text:p>
      <text:p text:style-name="Código"><text:span text:style-name="T19"><text:tab/></text:span><text:span text:style-name="T10">&lt;</text:span><text:span text:style-name="T13">calculador-posborrar </text:span><text:span text:style-name="T19">... </text:span><text:span text:style-name="T10">/&gt;</text:span><text:span text:style-name="T19"><text:tab/>(9)</text:span></text:p>
      <text:p text:style-name="Código"><text:span text:style-name="T11">&lt;/</text:span><text:span text:style-name="T14">coleccion</text:span><text:span text:style-name="T11">&gt;</text:span></text:p>
      <text:list text:style-name="L28">
        <text:list-item>
          <text:p text:style-name="P126"><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126"><text:span text:style-name="Código">etiqueta</text:span> (opcional): Etiqueta que se mostrará al usuario final. Es <text:span text:style-name="T7">mucho mejor</text:span> usar los archivos <text:span text:style-name="Archivo_2f_Directorio">i18n</text:span>.</text:p>
        </text:list-item>
        <text:list-item>
          <text:p text:style-name="P126"><text:span text:style-name="Código">minimo</text:span> (opcional): Indica el número mínimo de elementos esperados. Esto se valida antes de grabar.</text:p>
        </text:list-item>
        <text:list-item>
          <text:p text:style-name="P126"><text:span text:style-name="Código">maximo</text:span> (opcional): <text:span text:style-name="T4">(nuevo en v2.0.3)</text:span> Indica el número máximo de elementos esperados. </text:p>
        </text:list-item>
        <text:list-item>
          <text:p text:style-name="P126"><text:span text:style-name="Código">referencia</text:span> (obligada): Con la sintaxis vista en el subtema anterior.</text:p>
        </text:list-item>
        <text:list-item>
          <text:p text:style-name="P126"><text:span text:style-name="Código">condicion</text:span> (opcional): Para restringir los elementos que aparecen en la colección.</text:p>
        </text:list-item>
        <text:list-item>
          <text:p text:style-name="P126"><text:span text:style-name="Código">orden</text:span> (opcional): Para que los elementos de la colección aparezcan en un determinado orden.</text:p>
        </text:list-item>
        <text:list-item>
          <text:p text:style-name="P126"><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126"><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10">&lt;</text:span><text:span text:style-name="T13">coleccion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Albaran"</text:span><text:span text:style-name="T10">/&gt;</text:span></text:p>
      <text:p text:style-name="Código"><text:span text:style-name="T11">&lt;/</text:span><text:span text:style-name="T14">coleccion</text:span><text:span text:style-name="T11">&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10">&lt;</text:span><text:span text:style-name="T13">coleccion </text:span><text:span text:style-name="T16">nombre</text:span><text:span text:style-name="T19">=</text:span><text:span text:style-name="T22">"lineas" </text:span><text:span text:style-name="T16">minimo</text:span><text:span text:style-name="T19">=</text:span><text:span text:style-name="T22">"1"</text:span><text:span text:style-name="T10">&gt;</text:span><text:span text:style-name="T19"> <text:tab/>(1)</text:span></text:p>
      <text:p text:style-name="Código"><text:span text:style-name="T19"><text:tab/></text:span><text:span text:style-name="T10">&lt;</text:span><text:span text:style-name="T13">referencia </text:span><text:span text:style-name="T16">modelo</text:span><text:span text:style-name="T19">=</text:span><text:span text:style-name="T22">"LineaFactura"</text:span><text:span text:style-name="T10">/&gt;</text:span><text:span text:style-name="T19"><text:tab/></text:span></text:p>
      <text:p text:style-name="Código"><text:span text:style-name="T19"><text:tab/></text:span><text:span text:style-name="T10">&lt;</text:span><text:span text:style-name="T13">orden</text:span><text:span text:style-name="T10">&gt;</text:span><text:span text:style-name="T19">${tipoServicio} desc</text:span><text:span text:style-name="T10">&lt;/</text:span><text:span text:style-name="T13">orden</text:span><text:span text:style-name="T10">&gt;</text:span><text:span text:style-name="T19"><text:tab/>(2)</text:span></text:p>
      <text:p text:style-name="Código"><text:span text:style-name="T19"><text:tab/></text:span><text:span text:style-name="T10">&lt;</text:span><text:span text:style-name="T13">calculador-posborrar<text:tab/><text:tab/><text:tab/></text:span><text:span text:style-name="T19">(3)</text:span></text:p>
      <text:p text:style-name="Código"><text:span text:style-name="T19"><text:tab/><text:tab/></text:span><text:span text:style-name="T16">clase</text:span><text:span text:style-name="T19">=</text:span><text:span text:style-name="T22">"org.openxava.test.calculadores.CalculadorPosborrarLineaFactura"</text:span><text:span text:style-name="T10">/&gt;</text:span></text:p>
      <text:p text:style-name="Código"><text:span text:style-name="T11">&lt;/</text:span><text:span text:style-name="T14">coleccion</text:span><text:span text:style-name="T11">&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9">
        <text:list-item>
          <text:p text:style-name="P135">La restricción de <text:span text:style-name="Código">minimo=”1”</text:span> hace que sea obligado que haya al menos una línea para que la factura sea válida.</text:p>
        </text:list-item>
        <text:list-item>
          <text:p text:style-name="P135">Con <text:span text:style-name="Código">orden</text:span> obligamos a que las <text:span text:style-name="Código">lineas</text:span> se devuelvan ordenadas por <text:span text:style-name="Código">tipoServicio</text:span>.</text:p>
        </text:list-item>
        <text:list-item>
          <text:p text:style-name="P135">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9">&lt;!-- Otros transportistas del mismo almacén --&gt;</text:span><text:span text:style-name="T19"><text:tab/></text:span></text:p>
      <text:p text:style-name="Código"><text:span text:style-name="T10">&lt;</text:span><text:span text:style-name="T13">coleccion </text:span><text:span text:style-name="T16">nombre</text:span><text:span text:style-name="T19">=</text:span><text:span text:style-name="T22">"compañeros"</text:span><text:span text:style-name="T10">&gt;</text:span><text:span text:style-name="T19"> <text:tab/><text:tab/><text:tab/></text:span></text:p>
      <text:p text:style-name="Código"><text:span text:style-name="T19"><text:tab/></text:span><text:span text:style-name="T10">&lt;</text:span><text:span text:style-name="T13">referencia </text:span><text:span text:style-name="T16">modelo</text:span><text:span text:style-name="T19">=</text:span><text:span text:style-name="T22">"Transportista"</text:span><text:span text:style-name="T10">/&gt;</text:span><text:span text:style-name="T19"><text:tab/><text:tab/><text:tab/></text:span></text:p>
      <text:p text:style-name="Código"><text:span text:style-name="T19"><text:tab/></text:span><text:span text:style-name="T10">&lt;</text:span><text:span text:style-name="T13">condicion</text:span><text:span text:style-name="T10">&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9"><text:tab/></text:span><text:span text:style-name="T10">&lt;/</text:span><text:span text:style-name="T13">condicion</text:span><text:span text:style-name="T10">&gt;</text:span></text:p>
      <text:p text:style-name="Código"><text:span text:style-name="T11">&lt;/</text:span><text:span text:style-name="T14">coleccion</text:span><text:span text:style-name="T11">&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9">&lt;!-- Lo mismo que 'compañeros' pero implementado con un calculador <text:s/>--&gt;</text:span><text:span text:style-name="T19"><text:tab/></text:span></text:p>
      <text:p text:style-name="Código"><text:span text:style-name="T10">&lt;</text:span><text:span text:style-name="T13">coleccion </text:span><text:span text:style-name="T16">nombre</text:span><text:span text:style-name="T19">=</text:span><text:span text:style-name="T22">"compañerosCalculados"</text:span><text:span text:style-name="T10">&gt;</text:span><text:span text:style-name="T19"> <text:tab/><text:tab/><text:tab/></text:span></text:p>
      <text:p text:style-name="Código"><text:span text:style-name="T19"><text:tab/></text:span><text:span text:style-name="T10">&lt;</text:span><text:span text:style-name="T13">referencia </text:span><text:span text:style-name="T16">modelo</text:span><text:span text:style-name="T19">=</text:span><text:span text:style-name="T22">"Transportista"</text:span><text:span text:style-name="T10">/&gt;</text:span><text:span text:style-name="T19"><text:tab/><text:tab/><text:tab/></text:span></text:p>
      <text:p text:style-name="Código"><text:span text:style-name="T19"><text:tab/></text:span><text:span text:style-name="T10">&lt;</text:span><text:span text:style-name="T13">calculador </text:span></text:p>
      <text:p text:style-name="Código"><text:span text:style-name="T13"><text:tab/><text:tab/></text:span><text:span text:style-name="T16">clase</text:span><text:span text:style-name="T19">=</text:span><text:span text:style-name="T22">"org.openxava.test.calculadores.CalculadorCompañerosTransportista"</text:span><text:span text:style-name="T10">/&gt;</text:span></text:p>
      <text:p text:style-name="Código"><text:span text:style-name="T10">&lt;/</text:span><text:span text:style-name="T13">coleccion</text:span><text:span text:style-name="T10">&gt;</text:span><text:span text:style-name="T19"><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10">&lt;</text:span><text:span text:style-name="T13">coleccion </text:span><text:span text:style-name="T16">nombre</text:span><text:span text:style-name="T19">=</text:span><text:span text:style-name="T22">"clientes"</text:span><text:span text:style-name="T10">&gt;</text:span><text:span text:style-name="T19"><text:tab/></text:span></text:p>
      <text:p text:style-name="Código"><text:span text:style-name="T19"><text:tab/></text:span><text:span text:style-name="T10">&lt;</text:span><text:span text:style-name="T13">referencia </text:span><text:span text:style-name="T16">modelo</text:span><text:span text:style-name="T19">=</text:span><text:span text:style-name="T22">"Cliente" </text:span><text:span text:style-name="T16">cometido-destino</text:span><text:span text:style-name="T19">=</text:span><text:span text:style-name="T22">"comercial"</text:span><text:span text:style-name="T10">/&gt;</text:span><text:span text:style-name="T19"><text:tab/><text:tab/><text:tab/></text:span></text:p>
      <text:p text:style-name="Código"><text:span text:style-name="T11">&lt;/</text:span><text:span text:style-name="T14">coleccion</text:span><text:span text:style-name="T11">&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423"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10">&lt;</text:span><text:span text:style-name="T13">metodo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tipo</text:span><text:span text:style-name="T19">=</text:span><text:span text:style-name="T22">"tipo"<text:tab/><text:tab/><text:tab/><text:tab/></text:span><text:span text:style-name="T19">(2)</text:span></text:p>
      <text:p text:style-name="Código"><text:span text:style-name="T19"><text:tab/></text:span><text:span text:style-name="T16">argumentos</text:span><text:span text:style-name="T19">=</text:span><text:span text:style-name="T22">"argumentos"<text:tab/><text:tab/></text:span><text:span text:style-name="T19">(3)</text:span></text:p>
      <text:p text:style-name="Código"><text:span text:style-name="T19"><text:tab/></text:span><text:span text:style-name="T16">excepciones</text:span><text:span text:style-name="T19">=</text:span><text:span text:style-name="T22">"excepciones"<text:tab/><text:tab/></text:span><text:span text:style-name="T19">(4)</text:span></text:p>
      <text:p text:style-name="P14">&gt;</text:p>
      <text:p text:style-name="Código"><text:span text:style-name="T10"><text:tab/>&lt;</text:span><text:span text:style-name="T13">calculador </text:span><text:span text:style-name="T19">... </text:span><text:span text:style-name="T10">/&gt;</text:span><text:span text:style-name="T19"><text:tab/><text:tab/><text:tab/>(5)</text:span></text:p>
      <text:p text:style-name="Código"><text:span text:style-name="T11">&lt;/</text:span><text:span text:style-name="T14">metodo</text:span><text:span text:style-name="T11">&gt;</text:span></text:p>
      <text:list text:style-name="L30">
        <text:list-item>
          <text:p text:style-name="P138"><text:span text:style-name="Código">nombre</text:span> (obligado): Es el nombre que tendrá el método en Java, por lo tanto ha de seguir la normativa para miembros Java, entre ellas empezar por minúscula.</text:p>
        </text:list-item>
        <text:list-item>
          <text:p text:style-name="P138"><text:span text:style-name="Código">tipo</text:span> (opcional, por defecto <text:span text:style-name="Código">void</text:span>): Corresponde a un tipo Java. Todos los tipos válidos como tipo de retorno de un método en Java son válidos aquí.</text:p>
        </text:list-item>
        <text:list-item>
          <text:p text:style-name="P138"><text:span text:style-name="Código">argumentos</text:span> (opcional): Lista de argumentos del método en formato Java.</text:p>
        </text:list-item>
        <text:list-item>
          <text:p text:style-name="P138"><text:span text:style-name="Código">excepciones</text:span> (opcional): Lista de excepciones que puede lanzar el método en formato Java.</text:p>
        </text:list-item>
        <text:list-item>
          <text:p text:style-name="P138"><text:span text:style-name="Código">calculador</text:span> (obligado): Implementa la lógica que ejecuta el método.</text:p>
        </text:list-item>
      </text:list>
      <text:p text:style-name="Text_20_body">Definir un método es sencillo:</text:p>
      <text:p text:style-name="Código"><text:span text:style-name="T10">&lt;</text:span><text:span text:style-name="T13">metodo </text:span><text:span text:style-name="T16">nombre</text:span><text:span text:style-name="T19">=</text:span><text:span text:style-name="T22">"incrementarPrecio"</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IncrementarPrecio"</text:span><text:span text:style-name="T10">/&gt;</text:span></text:p>
      <text:p text:style-name="Código"><text:span text:style-name="T11">&lt;/</text:span><text:span text:style-name="T14">metodo</text:span><text:span text:style-name="T11">&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31">
        <text:list-item>
          <text:p text:style-name="P143">Un calculador para un método tiene autoridad moral para cambiar el estado del objeto.</text:p>
        </text:list-item>
        <text:list-item>
          <text:p text:style-name="P143">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10">&lt;</text:span><text:span text:style-name="T13">metodo </text:span><text:span text:style-name="T16">nombre</text:span><text:span text:style-name="T19">=</text:span><text:span text:style-name="T22">"getPrecio" </text:span><text:span text:style-name="T16">tipo</text:span><text:span text:style-name="T19">=</text:span><text:span text:style-name="T22">"BigDecimal"</text:span></text:p>
      <text:p text:style-name="Código"><text:span text:style-name="T22"><text:tab/></text:span><text:span text:style-name="T16">argumentos</text:span><text:span text:style-name="T19">=</text:span><text:span text:style-name="T22">"String pais, BigDecimal tarifa"</text:span></text:p>
      <text:p text:style-name="Código"><text:span text:style-name="T22"><text:tab/></text:span><text:span text:style-name="T16">excepciones</text:span><text:span text:style-name="T19">=</text:span><text:span text:style-name="T22">"ProductoException, PrecioException"</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PrecioExportacion"</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euros" </text:span><text:span text:style-name="T16">desde</text:span><text:span text:style-name="T19">=</text:span><text:span text:style-name="T22">"precioUnitari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metodo</text:span><text:span text:style-name="T11">&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423"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4">finder</text:span> del <text:span text:style-name="T4">home</text:span>.</text:p>
      <text:p text:style-name="Text_20_body">La sintaxis para definir buscadores es:</text:p>
      <text:p text:style-name="Código"><text:span text:style-name="T10">&lt;</text:span><text:span text:style-name="T13">buscador </text:span></text:p>
      <text:p text:style-name="Código"><text:span text:style-name="T13"><text:tab/></text:span><text:span text:style-name="T16">nombre</text:span><text:span text:style-name="T19">=</text:span><text:span text:style-name="T22">"nombre" <text:tab/><text:tab/><text:tab/></text:span><text:span text:style-name="T19">(1)</text:span></text:p>
      <text:p text:style-name="Código"><text:span text:style-name="T19"><text:tab/></text:span><text:span text:style-name="T16">argumentos</text:span><text:span text:style-name="T19">=</text:span><text:span text:style-name="T22">"argumentos"<text:tab/><text:tab/></text:span><text:span text:style-name="T19">(2)</text:span></text:p>
      <text:p text:style-name="Código"><text:span text:style-name="T19"><text:tab/></text:span><text:span text:style-name="T16">coleccion</text:span><text:span text:style-name="T19">=</text:span><text:span text:style-name="T22">"(true|false)"<text:tab/><text:tab/></text:span><text:span text:style-name="T19">(3)</text:span></text:p>
      <text:p text:style-name="P14">&gt;</text:p>
      <text:p text:style-name="Código"><text:span text:style-name="T10"><text:tab/>&lt;</text:span><text:span text:style-name="T13">condicion </text:span><text:span text:style-name="T19">... </text:span><text:span text:style-name="T10">/&gt;</text:span><text:span text:style-name="T19"><text:tab/><text:tab/><text:tab/>(4)</text:span></text:p>
      <text:p text:style-name="Código"><text:span text:style-name="T19"><text:tab/></text:span><text:span text:style-name="T10">&lt;</text:span><text:span text:style-name="T13">orden </text:span><text:span text:style-name="T19">... </text:span><text:span text:style-name="T10">/&gt;</text:span><text:span text:style-name="T19"><text:tab/><text:tab/><text:tab/>(5)</text:span></text:p>
      <text:p text:style-name="Código"><text:span text:style-name="T11">&lt;/</text:span><text:span text:style-name="T14">buscador</text:span><text:span text:style-name="T11">&gt;</text:span></text:p>
      <text:p text:style-name="P8"/>
      <text:list text:style-name="L32">
        <text:list-item>
          <text:p text:style-name="P145"><text:span text:style-name="Código">nombre</text:span> (obligado): Es el nombre que tendrá el método <text:span text:style-name="T4">finder</text:span> en Java, por lo tanto ha de seguir la normativa para miembros Java, entre ellas empezar por minúscula.</text:p>
        </text:list-item>
        <text:list-item>
          <text:p text:style-name="P145"><text:span text:style-name="Código">argumentos</text:span> (obligado): Lista de argumentos del método en formato Java. Lo más aconsejable es usar tipos de datos simples.</text:p>
        </text:list-item>
        <text:list-item>
          <text:p text:style-name="P145"><text:span text:style-name="Código">coleccion</text:span> (opcional, por defecto <text:span text:style-name="Código">false</text:span>): Indica si el resultado va a ser un solo objeto o una colección.</text:p>
        </text:list-item>
        <text:list-item>
          <text:p text:style-name="P145"><text:span text:style-name="Código">condicion</text:span> (opcional): Una condición con sintaxis SQL/EJBQL en la que podemos usar los nombres de las propiedades entre <text:span text:style-name="Código">${}</text:span>.</text:p>
        </text:list-item>
        <text:list-item>
          <text:p text:style-name="P145"><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10">&lt;</text:span><text:span text:style-name="T13">buscador </text:span><text:span text:style-name="T16">nombre</text:span><text:span text:style-name="T19">=</text:span><text:span text:style-name="T22">"byCodigo" </text:span><text:span text:style-name="T16">argumentos</text:span><text:span text:style-name="T19">=</text:span><text:span text:style-name="T22">"int codigo"</text:span><text:span text:style-name="T10">&gt;</text:span></text:p>
      <text:p text:style-name="Código"><text:span text:style-name="T19"><text:tab/></text:span><text:span text:style-name="T10">&lt;</text:span><text:span text:style-name="T13">condicion</text:span><text:span text:style-name="T10">&gt;</text:span><text:span text:style-name="T19">${codigo} = {0}</text:span><text:span text:style-name="T10">&lt;/</text:span><text:span text:style-name="T13">condicion</text:span><text:span text:style-name="T10">&gt;</text:span></text:p>
      <text:p text:style-name="Código"><text:span text:style-name="T10">&lt;/</text:span><text:span text:style-name="T13">buscador</text:span><text:span text:style-name="T10">&gt;</text:span><text:span text:style-name="T19"><text:tab/><text:tab/></text:span></text:p>
      <text:p text:style-name="Código"><text:tab/><text:tab/><text:tab/><text:tab/></text:p>
      <text:p text:style-name="Código"><text:span text:style-name="T10">&lt;</text:span><text:span text:style-name="T13">buscador </text:span><text:span text:style-name="T16">nombre</text:span><text:span text:style-name="T19">=</text:span><text:span text:style-name="T22">"byNombreLike" </text:span><text:span text:style-name="T16">argumentos</text:span><text:span text:style-name="T19">=</text:span><text:span text:style-name="T22">"String nombre" </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nombre} like {0}</text:span><text:span text:style-name="T10">&lt;/</text:span><text:span text:style-name="T13">condicion</text:span><text:span text:style-name="T10">&gt;</text:span></text:p>
      <text:p text:style-name="Código"><text:span text:style-name="T19"><text:tab/></text:span><text:span text:style-name="T10">&lt;</text:span><text:span text:style-name="T13">orden</text:span><text:span text:style-name="T10">&gt;</text:span><text:span text:style-name="T19">${nombre} desc</text:span><text:span text:style-name="T10">&lt;/</text:span><text:span text:style-name="T13">orden</text:span><text:span text:style-name="T10">&gt;</text:span></text:p>
      <text:p text:style-name="Código"><text:span text:style-name="T10">&lt;/</text:span><text:span text:style-name="T13">buscador</text:span><text:span text:style-name="T10">&gt;</text:span></text:p>
      <text:p text:style-name="Código"><text:tab/><text:tab/></text:p>
      <text:p text:style-name="Código"><text:span text:style-name="T10">&lt;</text:span><text:span text:style-name="T13">buscador </text:span></text:p>
      <text:p text:style-name="Código"><text:span text:style-name="T13"><text:tab/></text:span><text:span text:style-name="T16">nombre</text:span><text:span text:style-name="T19">=</text:span><text:span text:style-name="T22">"byNombreLikeYRelacionConComercial"</text:span></text:p>
      <text:p text:style-name="Código"><text:span text:style-name="T22"><text:tab/></text:span><text:span text:style-name="T16">argumentos</text:span><text:span text:style-name="T19">=</text:span><text:span text:style-name="T22">"String nombre, String relacionConComercial" </text:span></text:p>
      <text:p text:style-name="Código"><text:span text:style-name="T22"><text:tab/></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nombre} like {0} and ${relacionConComercial} = {1}</text:span><text:span text:style-name="T10">&lt;/</text:span><text:span text:style-name="T13">condicion</text:span><text:span text:style-name="T10">&gt;</text:span></text:p>
      <text:p text:style-name="Código"><text:span text:style-name="T19"><text:tab/></text:span><text:span text:style-name="T10">&lt;</text:span><text:span text:style-name="T13">orden</text:span><text:span text:style-name="T10">&gt;</text:span><text:span text:style-name="T19">${nombre} desc</text:span><text:span text:style-name="T10">&lt;/</text:span><text:span text:style-name="T13">orden</text:span><text:span text:style-name="T10">&gt;</text:span></text:p>
      <text:p text:style-name="Código"><text:span text:style-name="T10">&lt;/</text:span><text:span text:style-name="T13">buscador</text:span><text:span text:style-name="T10">&gt;</text:span></text:p>
      <text:p text:style-name="Código"><text:tab/><text:tab/></text:p>
      <text:p text:style-name="Código"><text:span text:style-name="T10">&lt;</text:span><text:span text:style-name="T13">buscador </text:span><text:span text:style-name="T16">nombre</text:span><text:span text:style-name="T19">=</text:span><text:span text:style-name="T22">"normales" </text:span><text:span text:style-name="T16">argumentos</text:span><text:span text:style-name="T19">=</text:span><text:span text:style-name="T22">"" </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tipo} = 1</text:span><text:span text:style-name="T10">&lt;/</text:span><text:span text:style-name="T13">condicion</text:span><text:span text:style-name="T10">&gt;</text:span></text:p>
      <text:p text:style-name="Código"><text:span text:style-name="T10">&lt;/</text:span><text:span text:style-name="T13">buscador</text:span><text:span text:style-name="T10">&gt;</text:span></text:p>
      <text:p text:style-name="Código"><text:tab/><text:tab/><text:tab/><text:tab/><text:tab/><text:tab/></text:p>
      <text:p text:style-name="Código"><text:span text:style-name="T10">&lt;</text:span><text:span text:style-name="T13">buscador </text:span><text:span text:style-name="T16">nombre</text:span><text:span text:style-name="T19">=</text:span><text:span text:style-name="T22">"fijos" </text:span><text:span text:style-name="T16">argumentos</text:span><text:span text:style-name="T19">=</text:span><text:span text:style-name="T22">"" </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tipo} = 2</text:span><text:span text:style-name="T10">&lt;/</text:span><text:span text:style-name="T13">condicion</text:span><text:span text:style-name="T10">&gt;</text:span></text:p>
      <text:p text:style-name="Código"><text:span text:style-name="T10">&lt;/</text:span><text:span text:style-name="T13">buscador</text:span><text:span text:style-name="T10">&gt;</text:span></text:p>
      <text:p text:style-name="Código"><text:tab/><text:tab/></text:p>
      <text:p text:style-name="Código"><text:span text:style-name="T11">&lt;</text:span><text:span text:style-name="T14">buscador </text:span><text:span text:style-name="T17">nombre</text:span><text:span text:style-name="T20">=</text:span><text:span text:style-name="T23">"todos" </text:span><text:span text:style-name="T17">argumentos</text:span><text:span text:style-name="T20">=</text:span><text:span text:style-name="T23">"" </text:span><text:span text:style-name="T17">coleccion</text:span><text:span text:style-name="T20">=</text:span><text:span text:style-name="T23">"true"</text:span><text:span text:style-name="T11">/&gt;</text:span></text:p>
      <text:p text:style-name="Text_20_body">Esto genera un conjunto de métodos <text:span text:style-name="T4">finders</text:span> disponibles desde la clase POJO y el <text:span text:style-name="T4">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423"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10">&lt;</text:span><text:span text:style-name="T13">calculador-poscrear </text:span></text:p>
      <text:p text:style-name="Código"><text:span text:style-name="T13"><text:tab/></text:span><text:span text:style-name="T16">clase</text:span><text:span text:style-name="T19">=</text:span><text:span text:style-name="T22">"clase"</text:span><text:span text:style-name="T10">&gt;</text:span><text:span text:style-name="T19"><text:tab/><text:tab/>(1)</text:span></text:p>
      <text:p text:style-name="Código"><text:span text:style-name="T19"><text:tab/></text:span><text:span text:style-name="T10">&lt;</text:span><text:span text:style-name="T13">poner </text:span><text:span text:style-name="T19">... </text:span><text:span text:style-name="T10">/&gt;</text:span><text:span text:style-name="T19"> ...<text:tab/><text:tab/>(2)</text:span></text:p>
      <text:p text:style-name="Código"><text:span text:style-name="T11">&lt;/</text:span><text:span text:style-name="T14">calculador-poscrear</text:span><text:span text:style-name="T11">&gt;</text:span></text:p>
      <text:list text:style-name="L33">
        <text:list-item>
          <text:p text:style-name="P150"><text:span text:style-name="Código">clase</text:span> (obligado): Clase del calculador. Un calculador que implemente <text:span text:style-name="Código">ICalculator</text:span> u alguno de sus derivados.</text:p>
        </text:list-item>
        <text:list-item>
          <text:p text:style-name="P150"><text:span text:style-name="Código">poner</text:span> (varios, opcional): Para establecer valor a las propiedades del calculador antes de ejecutarse.</text:p>
        </text:list-item>
      </text:list>
      <text:p text:style-name="Text_20_body">Un ejemplo sencillo sería:</text:p>
      <text:p text:style-name="Código"><text:span text:style-name="T10">&lt;</text:span><text:span text:style-name="T13">calculador-poscrear <text:tab/><text:tab/><text:tab/><text:tab/><text:tab/></text:span></text:p>
      <text:p text:style-name="Código"><text:span text:style-name="T13"><text:tab/></text:span><text:span text:style-name="T16">clase</text:span><text:span text:style-name="T19">=</text:span><text:span text:style-name="T22">"org.openxava.test.calculadores.CalculadorPoscrearTipoAlbaran"</text:span><text:span text:style-name="T10">&gt;</text:span><text:span text:style-name="T19"><text:tab/><text:tab/></text:span></text:p>
      <text:p text:style-name="Código"><text:span text:style-name="T19"><text:tab/></text:span><text:span text:style-name="T10">&lt;</text:span><text:span text:style-name="T13">poner </text:span><text:span text:style-name="T16">propiedad</text:span><text:span text:style-name="T19">=</text:span><text:span text:style-name="T22">"sufijo" </text:span><text:span text:style-name="T16">valor</text:span><text:span text:style-name="T19">=</text:span><text:span text:style-name="T22">"CREADO"</text:span><text:span text:style-name="T10">/&gt;</text:span></text:p>
      <text:p text:style-name="Código"><text:span text:style-name="T11">&lt;/</text:span><text:span text:style-name="T14">calculador-poscrear</text:span><text:span text:style-name="T11">&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423"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10">&lt;</text:span><text:span text:style-name="T13">calculador-posmodificar </text:span></text:p>
      <text:p text:style-name="Código"><text:span text:style-name="T13"><text:tab/></text:span><text:span text:style-name="T16">clase</text:span><text:span text:style-name="T19">=</text:span><text:span text:style-name="T22">"clase"</text:span><text:span text:style-name="T10">&gt;</text:span><text:span text:style-name="T19"><text:tab/><text:tab/>(1)</text:span></text:p>
      <text:p text:style-name="Código"><text:span text:style-name="T19"><text:tab/></text:span><text:span text:style-name="T10">&lt;</text:span><text:span text:style-name="T13">poner </text:span><text:span text:style-name="T19">... </text:span><text:span text:style-name="T10">/&gt;</text:span><text:span text:style-name="T19"> ...<text:tab/><text:tab/>(2)</text:span></text:p>
      <text:p text:style-name="Código"><text:span text:style-name="T11">&lt;/</text:span><text:span text:style-name="T14">calculador-posmodificar</text:span><text:span text:style-name="T11">&gt;</text:span></text:p>
      <text:list text:style-name="L33" text:continue-numbering="true">
        <text:list-item>
          <text:p text:style-name="P150"><text:span text:style-name="Código">clase</text:span> (obligado): Clase del calculador. Un calculador que implemente <text:span text:style-name="Código">ICalculator</text:span> u alguno de sus derivados.</text:p>
        </text:list-item>
        <text:list-item>
          <text:p text:style-name="P150"><text:span text:style-name="Código">poner</text:span> (varios, opcional): Para establecer valor a las propiedades del calculador antes de ejecutarse.</text:p>
        </text:list-item>
      </text:list>
      <text:p text:style-name="Text_20_body">Un ejemplo sencillo sería:</text:p>
      <text:p text:style-name="Código"><text:span text:style-name="T10">&lt;</text:span><text:span text:style-name="T13">calculador-posmodificar</text:span></text:p>
      <text:p text:style-name="Código"><text:span text:style-name="T13"><text:tab/></text:span><text:span text:style-name="T16">clase</text:span><text:span text:style-name="T19">=</text:span><text:span text:style-name="T22">"org.openxava.test.calculators.CalculadorPosmodificarTipoAlbaran"</text:span><text:span text:style-name="T10">/&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423"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423"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10">&lt;</text:span><text:span text:style-name="T13">validador </text:span></text:p>
      <text:p text:style-name="Código"><text:span text:style-name="T13"><text:tab/></text:span><text:span text:style-name="T16">clase</text:span><text:span text:style-name="T19">=</text:span><text:span text:style-name="T22">"validador" <text:tab/><text:tab/><text:tab/></text:span><text:span text:style-name="T19">(1)</text:span></text:p>
      <text:p text:style-name="Código"><text:span text:style-name="T19"><text:tab/></text:span><text:span text:style-name="T16">nombre</text:span><text:span text:style-name="T19">=</text:span><text:span text:style-name="T22">"nombre"<text:tab/><text:tab/><text:tab/></text:span><text:span text:style-name="T19">(2)</text:span></text:p>
      <text:p text:style-name="Código"><text:span text:style-name="T19"><text:tab/></text:span><text:span text:style-name="T16">solo-al-crear</text:span><text:span text:style-name="T19">=</text:span><text:span text:style-name="T22">"true|false"<text:tab/></text:span><text:span text:style-name="T19">(3)</text:span></text:p>
      <text:p text:style-name="P14">&gt;</text:p>
      <text:p text:style-name="Código"><text:span text:style-name="T10"><text:tab/>&lt;</text:span><text:span text:style-name="T13">poner </text:span><text:span text:style-name="T19">... </text:span><text:span text:style-name="T10">/&gt;</text:span><text:span text:style-name="T19"> ...<text:tab/><text:tab/><text:tab/>(4)</text:span></text:p>
      <text:p text:style-name="Código"><text:span text:style-name="T11">&lt;/</text:span><text:span text:style-name="T14">validador</text:span><text:span text:style-name="T11">&gt;</text:span></text:p>
      <text:list text:style-name="L34">
        <text:list-item>
          <text:p text:style-name="P154"><text:span text:style-name="Código">clase</text:span> (opcional, obligada si no se especifica nombre): Clase que implementa la validación. Ha de ser del tipo <text:span text:style-name="Código">IValidator</text:span>.</text:p>
        </text:list-item>
        <text:list-item>
          <text:p text:style-name="P154"><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154"><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154"><text:span text:style-name="Código">poner</text:span> (varios, opcional): Para establecer valor a las propiedades del validador antes de ejecutarse.</text:p>
        </text:list-item>
      </text:list>
      <text:p text:style-name="Text_20_body">Un ejemplo:</text:p>
      <text:p text:style-name="Código"><text:span text:style-name="T10">&lt;</text:span><text:span text:style-name="T13">validador </text:span><text:span text:style-name="T16">clase</text:span><text:span text:style-name="T19">=</text:span><text:span text:style-name="T22">"org.openxava.test.validadores.ValidadorProductoBarato"</text:span><text:span text:style-name="T10">&gt;</text:span></text:p>
      <text:p text:style-name="Código"><text:span text:style-name="T19"><text:tab/></text:span><text:span text:style-name="T10">&lt;</text:span><text:span text:style-name="T13">poner </text:span><text:span text:style-name="T16">propiedad</text:span><text:span text:style-name="T19">=</text:span><text:span text:style-name="T22">"limite" </text:span><text:span text:style-name="T16">valor</text:span><text:span text:style-name="T19">=</text:span><text:span text:style-name="T22">"100"</text:span><text:span text:style-name="T10">/&gt;</text:span></text:p>
      <text:p text:style-name="Código"><text:span text:style-name="T19"><text:tab/></text:span><text:span text:style-name="T10">&lt;</text:span><text:span text:style-name="T13">poner </text:span><text:span text:style-name="T16">propiedad</text:span><text:span text:style-name="T19">=</text:span><text:span text:style-name="T22">"descripcion"</text:span><text:span text:style-name="T10">/&gt;</text:span></text:p>
      <text:p text:style-name="Código"><text:span text:style-name="T19"><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1">&lt;/</text:span><text:span text:style-name="T14">validador</text:span><text:span text:style-name="T11">&gt;</text:span><text:span text:style-name="T20"><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423"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10">&lt;</text:span><text:span text:style-name="T13">validador-borrar<text:tab/><text:tab/><text:tab/></text:span></text:p>
      <text:p text:style-name="Código"><text:span text:style-name="T13"><text:tab/></text:span><text:span text:style-name="T16">clase</text:span><text:span text:style-name="T19">=</text:span><text:span text:style-name="T22">"validador"<text:tab/><text:tab/></text:span><text:span text:style-name="T19">(1)</text:span></text:p>
      <text:p text:style-name="Código"><text:span text:style-name="T19"><text:tab/></text:span><text:span text:style-name="T16">nombre</text:span><text:span text:style-name="T19">=</text:span><text:span text:style-name="T22">"nombre"<text:tab/><text:tab/></text:span><text:span text:style-name="T19">(2)</text:span></text:p>
      <text:p text:style-name="P14">&gt;</text:p>
      <text:p text:style-name="Código"><text:span text:style-name="T10"><text:tab/>&lt;</text:span><text:span text:style-name="T13">poner </text:span><text:span text:style-name="T19">... </text:span><text:span text:style-name="T10">/&gt;</text:span><text:span text:style-name="T19"> ...<text:tab/><text:tab/>(3)</text:span></text:p>
      <text:p text:style-name="Código"><text:span text:style-name="T11">&lt;/</text:span><text:span text:style-name="T14">validador-borrar</text:span><text:span text:style-name="T11">&gt;</text:span></text:p>
      <text:list text:style-name="L35">
        <text:list-item>
          <text:p text:style-name="P158"><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158"><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158"><text:span text:style-name="Código">poner</text:span> (varios, opcional): Para establecer valor a las propiedades del calculador antes de ejecutarse.</text:p>
        </text:list-item>
      </text:list>
      <text:p text:style-name="Text_20_body">Un ejemplo puede ser:</text:p>
      <text:p text:style-name="Código"><text:span text:style-name="T10">&lt;</text:span><text:span text:style-name="T13">validador-borrar</text:span></text:p>
      <text:p text:style-name="Código"><text:span text:style-name="T14"><text:tab/></text:span><text:span text:style-name="T17">clase</text:span><text:span text:style-name="T20">=</text:span><text:span text:style-name="T23">"org.openxava.test.validadores.ValidadorBorrarTipoAlbaran"</text:span><text:span text:style-name="T11">/&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423" text:outline-level="2">Agregado</text:h>
            </text:list-item>
          </text:list>
        </text:list-item>
      </text:list>
      <text:p text:style-name="Standard">La sintaxis de un agregado es como sigue:<text:span text:style-name="T20"><text:tab/></text:span></text:p>
      <text:p text:style-name="Código"><text:span text:style-name="T10">&lt;</text:span><text:span text:style-name="T13">agregado </text:span><text:span text:style-name="T16">nombre</text:span><text:span text:style-name="T19">=</text:span><text:span text:style-name="T22">"agregado"</text:span><text:span text:style-name="T10">&gt;</text:span><text:span text:style-name="T19"><text:tab/><text:tab/>(1)</text:span></text:p>
      <text:p text:style-name="Código"><text:span text:style-name="T19"><text:tab/></text:span><text:span text:style-name="T10">&lt;</text:span><text:span text:style-name="T13">bean </text:span><text:span text:style-name="T16">clase</text:span><text:span text:style-name="T19">=</text:span><text:span text:style-name="T22">"claseBean"</text:span><text:span text:style-name="T10">/&gt;</text:span><text:span text:style-name="T19"><text:tab/><text:tab/>(2)</text:span></text:p>
      <text:p text:style-name="Código"><text:span text:style-name="T19"><text:tab/></text:span><text:span text:style-name="T10">&lt;</text:span><text:span text:style-name="T13">ejb </text:span><text:span text:style-name="T19">... </text:span><text:span text:style-name="T10">/&gt;</text:span><text:span text:style-name="T19"><text:tab/><text:tab/><text:tab/><text:tab/>(3)<text:tab/> </text:span></text:p>
      <text:p text:style-name="Código"><text:span text:style-name="T19"><text:tab/></text:span><text:span text:style-name="T10">&lt;</text:span><text:span text:style-name="T13">implementa </text:span><text:span text:style-name="T19">...</text:span><text:span text:style-name="T10">/&gt;</text:span><text:span text:style-name="T19"> <text:tab/><text:tab/><text:tab/> <text:tab/> </text:span></text:p>
      <text:p text:style-name="Código"><text:span text:style-name="T19"><text:tab/></text:span><text:span text:style-name="T10">&lt;</text:span><text:span text:style-name="T13">propiedad </text:span><text:span text:style-name="T19">...</text:span><text:span text:style-name="T10">/&gt;</text:span><text:span text:style-name="T19"> ...<text:tab/></text:span></text:p>
      <text:p text:style-name="Código"><text:span text:style-name="T19"><text:tab/></text:span><text:span text:style-name="T10">&lt;</text:span><text:span text:style-name="T13">referencia </text:span><text:span text:style-name="T19">...</text:span><text:span text:style-name="T10">/&gt;</text:span><text:span text:style-name="T19"> ...<text:tab/><text:tab/> <text:tab/> </text:span></text:p>
      <text:p text:style-name="Código"><text:span text:style-name="T19"><text:tab/></text:span><text:span text:style-name="T10">&lt;</text:span><text:span text:style-name="T13">coleccion </text:span><text:span text:style-name="T19">...</text:span><text:span text:style-name="T10">/&gt;</text:span><text:span text:style-name="T19"> ...<text:tab/><text:tab/> <text:tab/> </text:span></text:p>
      <text:p text:style-name="Código"><text:span text:style-name="T19"><text:tab/></text:span><text:span text:style-name="T10">&lt;</text:span><text:span text:style-name="T13">metodo </text:span><text:span text:style-name="T19">...</text:span><text:span text:style-name="T10">/&gt;</text:span><text:span text:style-name="T19"> ...<text:tab/><text:tab/><text:tab/> <text:tab/> </text:span></text:p>
      <text:p text:style-name="Código"><text:span text:style-name="T19"><text:tab/></text:span><text:span text:style-name="T10">&lt;</text:span><text:span text:style-name="T13">buscador </text:span><text:span text:style-name="T19">...</text:span><text:span text:style-name="T10">/&gt;</text:span><text:span text:style-name="T19"> ...<text:tab/><text:tab/><text:tab/> <text:tab/> </text:span></text:p>
      <text:p text:style-name="Código"><text:span text:style-name="T19"><text:tab/></text:span><text:span text:style-name="T10">&lt;</text:span><text:span text:style-name="T13">calculador-poscrear </text:span><text:span text:style-name="T19">...</text:span><text:span text:style-name="T10">/&gt;</text:span><text:span text:style-name="T19"> ...<text:tab/> <text:tab/> </text:span></text:p>
      <text:p text:style-name="Código"><text:span text:style-name="T19"><text:tab/></text:span><text:span text:style-name="T10">&lt;</text:span><text:span text:style-name="T13">calculador-posmodificar </text:span><text:span text:style-name="T19">...</text:span><text:span text:style-name="T10">/&gt;</text:span><text:span text:style-name="T19"> ...<text:tab/> </text:span></text:p>
      <text:p text:style-name="Código"><text:span text:style-name="T19"><text:tab/></text:span><text:span text:style-name="T10">&lt;</text:span><text:span text:style-name="T13">validador </text:span><text:span text:style-name="T19">...</text:span><text:span text:style-name="T10">/&gt;</text:span><text:span text:style-name="T19"> ...<text:tab/><text:tab/> <text:tab/></text:span></text:p>
      <text:p text:style-name="Código"><text:span text:style-name="T19"><text:tab/></text:span><text:span text:style-name="T10">&lt;</text:span><text:span text:style-name="T13">validador-borrar </text:span><text:span text:style-name="T19">...</text:span><text:span text:style-name="T10">/&gt;</text:span><text:span text:style-name="T19"> ...<text:tab/><text:tab/></text:span></text:p>
      <text:p text:style-name="Código"><text:span text:style-name="T11">&lt;/</text:span><text:span text:style-name="T14">agregado</text:span><text:span text:style-name="T11">&gt;</text:span><text:span text:style-name="T20"><text:tab/></text:span></text:p>
      <text:list text:style-name="L36">
        <text:list-item>
          <text:p text:style-name="P161"><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161"><text:span text:style-name="Código">bean</text:span> (uno, opcional): Permite especificar una clase escrita por nosotros para implementar el agregado. La clase ha de ser un JavaBean, es decir una clase de Java normal y corriente con <text:span text:style-name="T4">getters</text:span> y <text:span text:style-name="T4">setters</text:span> para las propiedades. Normalmente no se suele usar ya que es mucho mejor que OpenXava genere el código por nosotros.</text:p>
        </text:list-item>
        <text:list-item>
          <text:p text:style-name="P161"><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517"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19"><text:span text:style-name="T10">&lt;</text:span><text:span text:style-name="T13">referencia </text:span><text:span text:style-name="T16">nombre</text:span><text:span text:style-name="T19">=</text:span><text:span text:style-name="T22">"direccion" </text:span><text:span text:style-name="T16">modelo</text:span><text:span text:style-name="T19">=</text:span><text:span text:style-name="T22">"Direccion" </text:span><text:span text:style-name="T16">requerido</text:span><text:span text:style-name="T19">=</text:span><text:span text:style-name="T22">"true"</text:span><text:span text:style-name="T10">/&gt;</text:span></text:p>
      <text:p text:style-name="Text_20_body">Y a nivel de componente definiremos el agregado.</text:p>
      <text:p text:style-name="Código"><text:span text:style-name="T10">&lt;</text:span><text:span text:style-name="T13">agregado </text:span><text:span text:style-name="T16">nombre</text:span><text:span text:style-name="T19">=</text:span><text:span text:style-name="T22">"Direccion"</text:span><text:span text:style-name="T10">&gt;</text:span><text:span text:style-name="T19"><text:tab/><text:tab/></text:span></text:p>
      <text:p text:style-name="Código"><text:span text:style-name="T19"><text:tab/></text:span><text:span text:style-name="T10">&lt;</text:span><text:span text:style-name="T13">implementa </text:span><text:span text:style-name="T16">interfaz</text:span><text:span text:style-name="T19">=</text:span><text:span text:style-name="T22">"org.openxava.test.ejb.IConMunicipio"</text:span><text:span text:style-name="T10">/&gt;</text:span><text:span text:style-name="T19"><text:tab/><text:tab/>(1)<text:tab/></text:span></text:p>
      <text:p text:style-name="Código"><text:span text:style-name="T19"><text:tab/></text:span><text:span text:style-name="T10">&lt;</text:span><text:span text:style-name="T13">propiedad </text:span><text:span text:style-name="T16">nombre</text:span><text:span text:style-name="T19">=</text:span><text:span text:style-name="T22">"calle" </text:span><text:span text:style-name="T16">tipo</text:span><text:span text:style-name="T19">=</text:span><text:span text:style-name="T22">"String" </text:span><text:span text:style-name="T16">longitud</text:span><text:span text:style-name="T19">=</text:span><text:span text:style-name="T22">"30" </text:span><text:span text:style-name="T16">requerido</text:span><text:span text:style-name="T19">=</text:span><text:span text:style-name="T22">"true"</text:span><text:span text:style-name="T10">/&gt;</text:span><text:span text:style-name="T19"> <text:tab/></text:span></text:p>
      <text:p text:style-name="Código"><text:span text:style-name="T19"><text:tab/></text:span><text:span text:style-name="T10">&lt;</text:span><text:span text:style-name="T13">propiedad </text:span><text:span text:style-name="T16">nombre</text:span><text:span text:style-name="T19">=</text:span><text:span text:style-name="T22">"codigoPostal" </text:span><text:span text:style-name="T16">tipo</text:span><text:span text:style-name="T19">=</text:span><text:span text:style-name="T22">"int" </text:span><text:span text:style-name="T16">longitud</text:span><text:span text:style-name="T19">=</text:span><text:span text:style-name="T22">"5"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propiedad </text:span><text:span text:style-name="T16">nombre</text:span><text:span text:style-name="T19">=</text:span><text:span text:style-name="T22">"municipio" </text:span><text:span text:style-name="T16">tipo</text:span><text:span text:style-name="T19">=</text:span><text:span text:style-name="T22">"String" </text:span><text:span text:style-name="T16">longitud</text:span><text:span text:style-name="T19">=</text:span><text:span text:style-name="T22">"20"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referencia </text:span><text:span text:style-name="T16">nombre</text:span><text:span text:style-name="T19">=</text:span><text:span text:style-name="T22">"provincia" </text:span><text:span text:style-name="T16">requerido</text:span><text:span text:style-name="T19">=</text:span><text:span text:style-name="T22">"true"</text:span><text:span text:style-name="T10">/&gt;</text:span><text:span text:style-name="T19"><text:tab/><text:tab/><text:tab/><text:tab/>(2)</text:span></text:p>
      <text:p text:style-name="Código"><text:span text:style-name="T11">&lt;/</text:span><text:span text:style-name="T14">agregado</text:span><text:span text:style-name="T11">&gt;</text:span><text:span text:style-name="T20"><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517"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10">&lt;</text:span><text:span text:style-name="T13">coleccion </text:span><text:span text:style-name="T16">nombre</text:span><text:span text:style-name="T19">=</text:span><text:span text:style-name="T22">"lineas" </text:span><text:span text:style-name="T16">minimo</text:span><text:span text:style-name="T19">=</text:span><text:span text:style-name="T22">"1"</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LineaFactura"</text:span><text:span text:style-name="T10">/&gt;</text:span></text:p>
      <text:p text:style-name="Código"><text:span text:style-name="T11">&lt;/</text:span><text:span text:style-name="T14">coleccion</text:span><text:span text:style-name="T11">&gt;</text:span></text:p>
      <text:p text:style-name="Text_20_body">Y definimos el agregado <text:span text:style-name="Código">LineaFactura</text:span>:</text:p>
      <text:p text:style-name="Código"><text:span text:style-name="T10">&lt;</text:span><text:span text:style-name="T13">agregado </text:span><text:span text:style-name="T16">nombre</text:span><text:span text:style-name="T19">=</text:span><text:span text:style-name="T22">"LineaFactura"</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tab/></text:span><text:span text:style-name="T10">&lt;</text:span><text:span text:style-name="T13">calculador-valor-defecto </text:span></text:p>
      <text:p text:style-name="Código"><text:span text:style-name="T13"><text:tab/><text:tab/><text:tab/></text:span><text:span text:style-name="T16">clase</text:span><text:span text:style-name="T19">=</text:span><text:span text:style-name="T22">"org.openxava.test.calculadores.CalculadorOidLineaFactura"</text:span></text:p>
      <text:p text:style-name="Código"><text:span text:style-name="T22"><text:tab/><text:tab/><text:tab/></text:span><text:span text:style-name="T16">al-crear</text:span><text:span text:style-name="T19">=</text:span><text:span text:style-name="T22">"true"</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tipoServicio"</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especial"</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urgente"</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span><text:span text:style-name="T10">&lt;/</text:span><text:span text:style-name="T13">propiedad</text:span><text:span text:style-name="T10">&gt;</text:span><text:span text:style-name="T19"><text:tab/><text:tab/><text:tab/></text:span></text:p>
      <text:p text:style-name="Código"><text:span text:style-name="T19"><text:tab/></text:span><text:span text:style-name="T10">&lt;</text:span><text:span text:style-name="T13">propiedad </text:span><text:span text:style-name="T16">nombre</text:span><text:span text:style-name="T19">=</text:span><text:span text:style-name="T22">"cantidad" </text:span><text:span text:style-name="T16">tipo</text:span><text:span text:style-name="T19">=</text:span><text:span text:style-name="T22">"int"</text:span></text:p>
      <text:p text:style-name="Código"><text:span text:style-name="T22"><text:tab/><text:tab/></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22">"precioUnitario"</text:span></text:p>
      <text:p text:style-name="Código"><text:span text:style-name="T22"><text:tab/><text:tab/></text:span><text:span text:style-name="T16">estereotipo</text:span><text:span text:style-name="T19">=</text:span><text:span text:style-name="T22">"DINER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importe"</text:span></text:p>
      <text:p text:style-name="Código"><text:span text:style-name="T22"><text:tab/><text:tab/></text:span><text:span text:style-name="T16">estereotype</text:span><text:span text:style-name="T19">=</text:span><text:span text:style-name="T22">"DINERO"</text:span><text:span text:style-name="T10">&gt;</text:span></text:p>
      <text:p text:style-name="Código"><text:span text:style-name="T19"><text:tab/><text:tab/></text:span><text:span text:style-name="T10">&lt;</text:span><text:span text:style-name="T13">calculador </text:span></text:p>
      <text:p text:style-name="Código"><text:span text:style-name="T13"><text:tab/><text:tab/><text:tab/></text:span><text:span text:style-name="T16">clase</text:span><text:span text:style-name="T19">=</text:span><text:span text:style-name="T22">"org.openxava.test.calculadores.CalculadorImporteLinea"</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cantidad"</text:span><text:span text:style-name="T10">/&gt;</text:span></text:p>
      <text:p text:style-name="Código"><text:span text:style-name="T19"><text:tab/><text:tab/></text:span><text:span text:style-name="T10">&lt;/</text:span><text:span text:style-name="T13">calculador</text:span><text:span text:style-name="T10">&gt;</text:span><text:span text:style-name="T19"><text:tab/><text:tab/><text:tab/></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Product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fechaEntrega" </text:span><text:span text:style-name="T16">tipo</text:span><text:span text:style-name="T19">=</text:span><text:span text:style-name="T22">"java.util.Date"</text:span><text:span text:style-name="T10">&gt;</text:span></text:p>
      <text:p text:style-name="Código"><text:span text:style-name="T19"><text:tab/><text:tab/></text:span><text:span text:style-name="T10">&lt;</text:span><text:span text:style-name="T13">calculador-valor-defecto </text:span></text:p>
      <text:p text:style-name="Código"><text:span text:style-name="T13"><text:tab/><text:tab/><text:tab/></text:span><text:span text:style-name="T16">clase</text:span><text:span text:style-name="T19">=</text:span><text:span text:style-name="T22">"org.openxava.calculators.CurrentDateCalculator"</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nombre</text:span><text:span text:style-name="T19">=</text:span><text:span text:style-name="T22">"vendidoPor" </text:span><text:span text:style-name="T16">modelo</text:span><text:span text:style-name="T19">=</text:span><text:span text:style-name="T22">"Comercial"</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bservaciones" </text:span><text:span text:style-name="T16">estereotipo</text:span><text:span text:style-name="T19">=</text:span><text:span text:style-name="T22">"MEMO"</text:span><text:span text:style-name="T10">/&gt;</text:span><text:span text:style-name="T19"><text:tab/><text:tab/></text:span></text:p>
      <text:p text:style-name="Código"/>
      <text:p text:style-name="Código"><text:span text:style-name="T19"><text:tab/></text:span><text:span text:style-name="T10">&lt;</text:span><text:span text:style-name="T13">validador </text:span><text:span text:style-name="T16">clase</text:span><text:span text:style-name="T19">=</text:span><text:span text:style-name="T22">"org.openxava.test.validadores.ValidadorLineaFactura"</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factura"</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oid"</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producto"</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9"><text:tab/></text:span><text:span text:style-name="T10">&lt;/</text:span><text:span text:style-name="T13">validador</text:span><text:span text:style-name="T10">&gt;</text:span></text:p>
      <text:p text:style-name="Código"><text:tab/><text:tab/></text:p>
      <text:p text:style-name="Código"><text:span text:style-name="T11">&lt;/</text:span><text:span text:style-name="T14">agregado</text:span><text:span text:style-name="T11">&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4">(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span><text:span text:style-name="T10">&lt;calculador-valor-defecto</text:span></text:p>
      <text:p text:style-name="Código"><text:span text:style-name="T13"><text:tab/><text:tab/></text:span><text:span text:style-name="T16">clase</text:span><text:span text:style-name="T19">=</text:span><text:span text:style-name="T22">"org.openxava.test.calculadores.CalculadorLineaFacturaOid"</text:span></text:p>
      <text:p text:style-name="Código"><text:span text:style-name="T22"><text:tab/><text:tab/></text:span><text:span text:style-name="T16">al-crear</text:span><text:span text:style-name="T19">=</text:span><text:span text:style-name="T22">"true"</text:span><text:span text:style-name="T10">&gt;</text:span></text:p>
      <text:p text:style-name="Código"><text:span text:style-name="T19"><text:tab/><text:tab/></text:span><text:span text:style-name="T10">&lt;poner</text:span><text:span text:style-name="T13"> </text:span><text:span text:style-name="T16">propiedad</text:span><text:span text:style-name="T19">=</text:span><text:span text:style-name="T22">"añoFactura" </text:span><text:span text:style-name="T16">desde</text:span><text:span text:style-name="T19">=</text:span><text:span text:style-name="T22">"factura.año"</text:span><text:span text:style-name="T10">/&gt;<text:tab/><text:tab/></text:span><text:span text:style-name="T19">(1)</text:span><text:span text:style-name="T10"><text:tab/></text:span></text:p>
      <text:p text:style-name="Código"><text:span text:style-name="T19"><text:tab/><text:tab/></text:span><text:span text:style-name="T10">&lt;poner</text:span><text:span text:style-name="T13"> </text:span><text:span text:style-name="T16">propiedad</text:span><text:span text:style-name="T19">=</text:span><text:span text:style-name="T22">"numeroFactura" </text:span><text:span text:style-name="T16">desde</text:span><text:span text:style-name="T19">=</text:span><text:span text:style-name="T22">"factura.numeror"</text:span><text:span text:style-name="T10">/&gt;<text:tab/></text:span><text:span text:style-name="T19">(1)</text:span></text:p>
      <text:p text:style-name="Código"><text:span text:style-name="T19"><text:tab/></text:span><text:span text:style-name="T10">&lt;/calculador-valor-defecto&gt;</text:span></text:p>
      <text:p text:style-name="Código"><text:span text:style-name="T10">&lt;/</text:span><text:span text:style-name="T13">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4">Nuevo en v2.1.1: usar referencia a propiedades clave del modelo padre en el atributo desde <text:s/>(es decir, desde=”factura.año”)</text:span></text:p>
      <text:p text:style-name="Text_20_body"/>
      <text:list text:style-name="L1" text:continue-numbering="true">
        <text:list-item>
          <text:h text:style-name="P411"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10">&lt;</text:span><text:span text:style-name="T13">vista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etiqueta</text:span><text:span text:style-name="T19">=</text:span><text:span text:style-name="T22">"etiqueta"<text:tab/><text:tab/><text:tab/></text:span><text:span text:style-name="T19">(2)</text:span></text:p>
      <text:p text:style-name="Código"><text:span text:style-name="T19"><text:tab/></text:span><text:span text:style-name="T16">modelo</text:span><text:span text:style-name="T19">=</text:span><text:span text:style-name="T22">"modelo"<text:tab/><text:tab/><text:tab/></text:span><text:span text:style-name="T19">(3)</text:span></text:p>
      <text:p text:style-name="Código"><text:span text:style-name="T19"><text:tab/></text:span><text:span text:style-name="T16">miembros</text:span><text:span text:style-name="T19">=</text:span><text:span text:style-name="T22">"miembros"<text:tab/><text:tab/><text:tab/></text:span><text:span text:style-name="T19">(4)</text:span></text:p>
      <text:p text:style-name="P14">&gt;</text:p>
      <text:p text:style-name="Código"><text:span text:style-name="T10"><text:tab/>&lt;</text:span><text:span text:style-name="T13">propiedad </text:span><text:span text:style-name="T19">... </text:span><text:span text:style-name="T10">/&gt;</text:span><text:span text:style-name="T19"> ...<text:tab/><text:tab/>(5)</text:span></text:p>
      <text:p text:style-name="Código"><text:span text:style-name="T19"><text:tab/></text:span><text:span text:style-name="T10">&lt;</text:span><text:span text:style-name="T13">vista-propiedad </text:span><text:span text:style-name="T19">... </text:span><text:span text:style-name="T10">/&gt;</text:span><text:span text:style-name="T19"> ...<text:tab/>(6)</text:span></text:p>
      <text:p text:style-name="Código"><text:span text:style-name="T19"><text:tab/></text:span><text:span text:style-name="T10">&lt;</text:span><text:span text:style-name="T13">vista-referencia </text:span><text:span text:style-name="T19">... </text:span><text:span text:style-name="T10">/&gt;</text:span><text:span text:style-name="T19"> ...<text:tab/>(7)<text:tab/></text:span></text:p>
      <text:p text:style-name="Código"><text:span text:style-name="T19"><text:tab/></text:span><text:span text:style-name="T10">&lt;</text:span><text:span text:style-name="T13">vista-coleccion </text:span><text:span text:style-name="T19">... </text:span><text:span text:style-name="T10">/&gt;</text:span><text:span text:style-name="T19"> ...<text:tab/>(8)</text:span></text:p>
      <text:p text:style-name="Código"><text:span text:style-name="T19"><text:tab/></text:span><text:span text:style-name="T10">&lt;</text:span><text:span text:style-name="T13">miembros </text:span><text:span text:style-name="T19">... </text:span><text:span text:style-name="T10">/&gt;</text:span><text:span text:style-name="T19"> ...<text:tab/><text:tab/>(9)</text:span></text:p>
      <text:p text:style-name="Código"><text:span text:style-name="T11">&lt;/</text:span><text:span text:style-name="T14">vista</text:span><text:span text:style-name="T11">&gt;</text:span></text:p>
      <text:list text:style-name="L37">
        <text:list-item>
          <text:p text:style-name="P164"><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164"><text:span text:style-name="Código">etiqueta</text:span> (opcional): Etiqueta que se muestra al usuario si es necesario, cuando se visualiza la vista. Es <text:span text:style-name="T7">mucho mejor</text:span> usar los archivos <text:span text:style-name="Archivo_2f_Directorio">i18n</text:span>.</text:p>
        </text:list-item>
        <text:list-item>
          <text:p text:style-name="P164"><text:span text:style-name="Código">modelo</text:span> (opcional): Si es una vista de un agregado de este componente se pone aquí el nombre del agregado. Si no se pone nada se supone que es una vista de la entidad.</text:p>
        </text:list-item>
        <text:list-item>
          <text:p text:style-name="P164"><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164"><text:span text:style-name="Código">propiedad</text:span> (varios, opcional): Permite definir propiedades de la vista, es decir, información que se puede visualizar de cara al usuario y tratar programáticamente, pero no forma parte del modelo.</text:p>
        </text:list-item>
        <text:list-item>
          <text:p text:style-name="P164"><text:span text:style-name="Código">vista-propiedad</text:span> (varias, opcional): Para definir la forma en que queremos que se visualice cierta propiedad.</text:p>
        </text:list-item>
        <text:list-item>
          <text:p text:style-name="P164"><text:span text:style-name="Código">vista-referencia</text:span> (varias, opcional): Para definir la forma en que queremos que se visualice cierta referencia.</text:p>
        </text:list-item>
        <text:list-item>
          <text:p text:style-name="P164"><text:span text:style-name="Código">vista-coleccion</text:span> (varias, opcional): Para definir la forma en que queremos que se visualice cierta colección.</text:p>
        </text:list-item>
        <text:list-item>
          <text:p text:style-name="P164"><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4">(desde v2.0.3)</text:span> para mostrar un vínculo asociado a una acción propia dentro de la vista (ver sección 4.6).</text:p>
        </text:list-item>
      </text:list>
      <text:list text:style-name="L1" text:continue-numbering="true">
        <text:list-item>
          <text:list text:continue-numbering="true">
            <text:list-item>
              <text:h text:style-name="P423"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10">&lt;</text:span><text:span text:style-name="T13">entidad</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codigoZona" </text:span><text:span text:style-name="T16">clave</text:span><text:span text:style-name="T19">=</text:span><text:span text:style-name="T22">"true"</text:span></text:p>
      <text:p text:style-name="Código"><text:span text:style-name="T22"><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tab/><text:tab/><text:tab/><text:tab/><text:tab/></text:span></text:p>
      <text:p text:style-name="Código"><text:span text:style-name="T19"><text:tab/></text:span><text:span text:style-name="T10">&lt;</text:span><text:span text:style-name="T13">propiedad </text:span><text:span text:style-name="T16">nombre</text:span><text:span text:style-name="T19">=</text:span><text:span text:style-name="T22">"codigoOficina" </text:span><text:span text:style-name="T16">clave</text:span><text:span text:style-name="T19">=</text:span><text:span text:style-name="T22">"true"</text:span></text:p>
      <text:p text:style-name="Código"><text:span text:style-name="T22"><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tab/><text:tab/><text:tab/><text:tab/><text:tab/></text:span></text:p>
      <text:p text:style-name="Código"><text:span text:style-name="T19"><text:tab/></text:span><text:span text:style-name="T10">&lt;</text:span><text:span text:style-name="T13">propiedad </text:span><text:span text:style-name="T16">nombre</text:span><text:span text:style-name="T19">=</text:span><text:span text:style-name="T22">"codigo" </text:span><text:span text:style-name="T16">clave</text:span><text:span text:style-name="T19">=</text:span><text:span text:style-name="T22">"true"</text:span></text:p>
      <text:p text:style-name="Código"><text:span text:style-name="T22"><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text:tab/><text:tab/><text:tab/><text:tab/><text:tab/></text:span></text:p>
      <text:p text:style-name="Código"><text:span text:style-name="T19"><text:tab/></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text:span></text:p>
      <text:p text:style-name="Código"><text:span text:style-name="T22"><text:tab/><text:tab/></text:span><text:span text:style-name="T16">longitud</text:span><text:span text:style-name="T19">=</text:span><text:span text:style-name="T22">"40" </text:span><text:span text:style-name="T16">requerido</text:span><text:span text:style-name="T19">=</text:span><text:span text:style-name="T22">"true"</text:span><text:span text:style-name="T10">/&gt;</text:span></text:p>
      <text:p text:style-name="Código"><text:span text:style-name="T11">&lt;/</text:span><text:span text:style-name="T14">entidad</text:span><text:span text:style-name="T11">&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19"><text:span text:style-name="T10">&lt;</text:span><text:span text:style-name="T13">vista </text:span><text:span text:style-name="T16">miembros</text:span><text:span text:style-name="T19">=</text:span><text:span text:style-name="T22">"codigoZona; codigoOficina; codigo"</text:span><text:span text:style-name="T10">/&gt;</text:span></text:p>
      <text:p text:style-name="P12"/>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10">&lt;</text:span><text:span text:style-name="T13">vista</text:span><text:span text:style-name="T10">&gt;</text:span></text:p>
      <text:p text:style-name="Código"><text:span text:style-name="T19"><text:tab/></text:span><text:span text:style-name="T10">&lt;</text:span><text:span text:style-name="T13">miembros</text:span><text:span text:style-name="T10">&gt;</text:span></text:p>
      <text:p text:style-name="Código"><text:tab/><text:tab/>codigoZona, codigoOficina, codigo;</text:p>
      <text:p text:style-name="Código"><text:tab/><text:tab/>nombre</text:p>
      <text:p text:style-name="Código"><text:span text:style-name="T19"><text:tab/></text:span><text:span text:style-name="T10">&lt;/</text:span><text:span text:style-name="T13">miembros</text:span><text:span text:style-name="T10">&gt;</text:span><text:span text:style-name="T19"><text:tab/><text:tab/></text:span></text:p>
      <text:p text:style-name="Código"><text:span text:style-name="T11">&lt;/</text:span><text:span text:style-name="T14">vista</text:span><text:span text:style-name="T11">&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517"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10">&lt;</text:span><text:span text:style-name="T13">vista</text:span><text:span text:style-name="T10">&gt;</text:span></text:p>
      <text:p text:style-name="Código"><text:span text:style-name="T19"><text:tab/></text:span><text:span text:style-name="T10">&lt;</text:span><text:span text:style-name="T13">miembros</text:span><text:span text:style-name="T10">&gt;</text:span></text:p>
      <text:p text:style-name="Código"><text:span text:style-name="T19"><text:tab/><text:tab/></text:span><text:span text:style-name="T10">&lt;</text:span><text:span text:style-name="T13">grupo </text:span><text:span text:style-name="T16">nombre</text:span><text:span text:style-name="T19">=</text:span><text:span text:style-name="T22">"id"</text:span><text:span text:style-name="T10">&gt;</text:span></text:p>
      <text:p text:style-name="Código"><text:tab/><text:tab/><text:tab/>codigoZona, codigoOficina, codigo</text:p>
      <text:p text:style-name="Código"><text:span text:style-name="T19"><text:tab/><text:tab/></text:span><text:span text:style-name="T10">&lt;/</text:span><text:span text:style-name="T13">grupo</text:span><text:span text:style-name="T10">&gt;</text:span></text:p>
      <text:p text:style-name="Código"><text:tab/><text:tab/>; nombre</text:p>
      <text:p text:style-name="Código"><text:span text:style-name="T19"><text:tab/></text:span><text:span text:style-name="T10">&lt;/</text:span><text:span text:style-name="T13">miembros</text:span><text:span text:style-name="T10">&gt;</text:span></text:p>
      <text:p text:style-name="Código"><text:span text:style-name="T11">&lt;/</text:span><text:span text:style-name="T14">vista</text:span><text:span text:style-name="T11">&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10">&lt;</text:span><text:span text:style-name="T13">grupo </text:span><text:span text:style-name="T16">nombre</text:span><text:span text:style-name="T19">=</text:span><text:span text:style-name="T22">"cliente"</text:span><text:span text:style-name="T10">&gt;</text:span></text:p>
      <text:p text:style-name="Código"><text:tab/>tipo;</text:p>
      <text:p text:style-name="Código"><text:tab/>nombre; </text:p>
      <text:p text:style-name="Código"><text:span text:style-name="T10">&lt;/</text:span><text:span text:style-name="T13">grupo</text:span><text:span text:style-name="T10">&gt;</text:span></text:p>
      <text:p text:style-name="Código"><text:span text:style-name="T10">&lt;</text:span><text:span text:style-name="T13">grupo </text:span><text:span text:style-name="T16">nombre</text:span><text:span text:style-name="T19">=</text:span><text:span text:style-name="T22">"comercial"</text:span><text:span text:style-name="T10">&gt;</text:span></text:p>
      <text:p text:style-name="Código"><text:tab/>comercial;</text:p>
      <text:p text:style-name="Código"><text:tab/>relacionConComercial; </text:p>
      <text:p text:style-name="Código"><text:span text:style-name="T10">&lt;/</text:span><text:span text:style-name="T13">grupo</text:span><text:span text:style-name="T10">&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10">&lt;</text:span><text:span text:style-name="T13">grupo </text:span><text:span text:style-name="T16">nombre</text:span><text:span text:style-name="T19">=</text:span><text:span text:style-name="T22">"cliente"</text:span><text:span text:style-name="T10">&gt;</text:span></text:p>
      <text:p text:style-name="Código"><text:tab/>tipo;</text:p>
      <text:p text:style-name="Código"><text:tab/>nombre; </text:p>
      <text:p text:style-name="Código"><text:span text:style-name="T10">&lt;/</text:span><text:span text:style-name="T13">grupo</text:span><text:span text:style-name="T10">&gt;</text:span><text:span text:style-name="T19">;</text:span></text:p>
      <text:p text:style-name="Código"><text:span text:style-name="T10">&lt;</text:span><text:span text:style-name="T13">grupo </text:span><text:span text:style-name="T16">nombre</text:span><text:span text:style-name="T19">=</text:span><text:span text:style-name="T22">"comercial"</text:span><text:span text:style-name="T10">&gt;</text:span></text:p>
      <text:p text:style-name="Código"><text:tab/>comercial;</text:p>
      <text:p text:style-name="Código"><text:tab/>relacionConComercial; </text:p>
      <text:p text:style-name="Código"><text:span text:style-name="T11">&lt;/</text:span><text:span text:style-name="T14">grupo</text:span><text:span text:style-name="T11">&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10">&lt;</text:span><text:span text:style-name="T13">miembros</text:span><text:span text:style-name="T10">&gt;</text:span></text:p>
      <text:p text:style-name="Código"><text:tab/>factura;<text:tab/><text:tab/><text:tab/></text:p>
      <text:p text:style-name="Código"><text:span text:style-name="T19"><text:tab/></text:span><text:span text:style-name="T10">&lt;</text:span><text:span text:style-name="T13">grupo </text:span><text:span text:style-name="T16">nombre</text:span><text:span text:style-name="T19">=</text:span><text:span text:style-name="T22">"datosAlbaran"</text:span><text:span text:style-name="T10">&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9"><text:tab/><text:tab/></text:span><text:span text:style-name="T10">&lt;</text:span><text:span text:style-name="T13">grupo </text:span><text:span text:style-name="T16">nombre</text:span><text:span text:style-name="T19">=</text:span><text:span text:style-name="T22">"datosTransporte"</text:span><text:span text:style-name="T10">&gt;</text:span></text:p>
      <text:p text:style-name="Código"><text:tab/><text:tab/><text:tab/>distancia vehiculo; modoTransporte; tipoConductor;</text:p>
      <text:p text:style-name="Código"><text:span text:style-name="T19"><text:tab/><text:tab/></text:span><text:span text:style-name="T10">&lt;/</text:span><text:span text:style-name="T13">grupo</text:span><text:span text:style-name="T10">&gt;</text:span></text:p>
      <text:p text:style-name="Código"><text:span text:style-name="T19"><text:tab/><text:tab/></text:span><text:span text:style-name="T10">&lt;</text:span><text:span text:style-name="T13">grupo </text:span><text:span text:style-name="T16">nombre</text:span><text:span text:style-name="T19">=</text:span><text:span text:style-name="T22">"datosEntregadoPor"</text:span><text:span text:style-name="T10">&gt;</text:span></text:p>
      <text:p text:style-name="Código"><text:tab/><text:tab/><text:tab/>entregadoPor;</text:p>
      <text:p text:style-name="Código"><text:tab/><text:tab/><text:tab/>transportista;</text:p>
      <text:p text:style-name="Código"><text:tab/><text:tab/><text:tab/>empleado;<text:tab/><text:tab/><text:tab/></text:p>
      <text:p text:style-name="Código"><text:span text:style-name="T19"><text:tab/><text:tab/></text:span><text:span text:style-name="T10">&lt;/</text:span><text:span text:style-name="T13">grupo</text:span><text:span text:style-name="T10">&gt;</text:span></text:p>
      <text:p text:style-name="Código"><text:span text:style-name="T19"><text:tab/></text:span><text:span text:style-name="T10">&lt;/</text:span><text:span text:style-name="T13">grupo</text:span><text:span text:style-name="T10">&gt;</text:span></text:p>
      <text:p text:style-name="Código"><text:span text:style-name="T10">&lt;/</text:span><text:span text:style-name="T13">miembros</text:span><text:span text:style-name="T10">&gt;</text:span></text:p>
      <text:p text:style-name="Text_20_body">Obtendremos lo siguiente:</text:p>
      <text:p text:style-name="P13"><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4">Nuevo en v2.0.4:</text:span> A veces es útil distribuir los miembros alineándolos por columnas, como en una tabla. Por ejemplo, la siguiente vista:</text:p>
      <text:p text:style-name="Código"><text:span text:style-name="T10">&lt;</text:span><text:span text:style-name="T13">vista </text:span><text:span text:style-name="T16">nombre</text:span><text:span text:style-name="T19">=</text:span><text:span text:style-name="T22">"Importes"</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text:p>
      <text:p text:style-name="Código"><text:span text:style-name="T19"><text:tab/><text:tab/></text:span><text:span text:style-name="T10">&lt;</text:span><text:span text:style-name="T13">grupo </text:span><text:span text:style-name="T16">nombre</text:span><text:span text:style-name="T19">=</text:span><text:span text:style-name="T22">"importes"</text:span><text:span text:style-name="T10">&gt;</text:span><text:span text:style-name="T19"> </text:span></text:p>
      <text:p text:style-name="Código"><text:tab/><text:tab/><text:tab/>descuentoCliente, descuentoTipoCliente, descuentoAño;</text:p>
      <text:p text:style-name="Código"><text:tab/><text:tab/><text:tab/>sumaImportes, porcentajeIVA, iva;</text:p>
      <text:p text:style-name="Código"><text:span text:style-name="T19"><text:tab/><text:tab/></text:span><text:span text:style-name="T10">&lt;/</text:span><text:span text:style-name="T13">grupo</text:span><text:span text:style-name="T10">&gt;</text:span><text:span text:style-name="T19"><text:tab/><text:tab/><text:tab/></text:span></text:p>
      <text:p text:style-name="Código"><text:span text:style-name="T19"><text:tab/></text:span><text:span text:style-name="T10">&lt;/</text:span><text:span text:style-name="T13">miembros</text:span><text:span text:style-name="T10">&gt;</text:span></text:p>
      <text:p text:style-name="P14">&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10">&lt;</text:span><text:span text:style-name="T13">vista </text:span><text:span text:style-name="T16">nombre</text:span><text:span text:style-name="T19">=</text:span><text:span text:style-name="T22">"Importes"</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text:p>
      <text:p text:style-name="Código"><text:span text:style-name="T19"><text:tab/><text:tab/></text:span><text:span text:style-name="T10">&lt;</text:span><text:span text:style-name="T13">grupo </text:span><text:span text:style-name="T16">nombre</text:span><text:span text:style-name="T19">=</text:span><text:span text:style-name="T22">"importes" </text:span><text:span text:style-name="T18">alineado-por-columnas</text:span><text:span text:style-name="T21">=</text:span><text:span text:style-name="T24">"true"</text:span><text:span text:style-name="T10">&gt;</text:span><text:span text:style-name="T19"> <text:tab/>(1)</text:span></text:p>
      <text:p text:style-name="Código"><text:tab/><text:tab/><text:tab/>descuentoCliente, descuentoTipoCliente, descuentoAño;</text:p>
      <text:p text:style-name="Código"><text:tab/><text:tab/><text:tab/>sumaImportes, porcentajeIVA, iva;</text:p>
      <text:p text:style-name="Código"><text:span text:style-name="T19"><text:tab/><text:tab/></text:span><text:span text:style-name="T10">&lt;/</text:span><text:span text:style-name="T13">grupo</text:span><text:span text:style-name="T10">&gt;</text:span><text:span text:style-name="T19"><text:tab/><text:tab/><text:tab/></text:span></text:p>
      <text:p text:style-name="Código"><text:span text:style-name="T19"><text:tab/></text:span><text:span text:style-name="T10">&lt;/</text:span><text:span text:style-name="T13">miembros</text:span><text:span text:style-name="T10">&gt;</text:span></text:p>
      <text:p text:style-name="P14">&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517"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10">&lt;</text:span><text:span text:style-name="T13">vista</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9"><text:tab/><text:tab/></text:span><text:span text:style-name="T10">&lt;</text:span><text:span text:style-name="T13">seccion </text:span><text:span text:style-name="T16">nombre</text:span><text:span text:style-name="T19">=</text:span><text:span text:style-name="T22">"cliente"</text:span><text:span text:style-name="T10">&gt;</text:span><text:span text:style-name="T19">cliente</text:span><text:span text:style-name="T10">&lt;/</text:span><text:span text:style-name="T13">seccion</text:span><text:span text:style-name="T10">&gt;</text:span></text:p>
      <text:p text:style-name="Código"><text:span text:style-name="T19"><text:tab/><text:tab/></text:span><text:span text:style-name="T10">&lt;</text:span><text:span text:style-name="T13">seccion </text:span><text:span text:style-name="T16">nombre</text:span><text:span text:style-name="T19">=</text:span><text:span text:style-name="T22">"lineas"</text:span><text:span text:style-name="T10">&gt;</text:span><text:span text:style-name="T19">lineas</text:span><text:span text:style-name="T10">&lt;/</text:span><text:span text:style-name="T13">seccion</text:span><text:span text:style-name="T10">&gt;</text:span><text:span text:style-name="T19"><text:tab/><text:tab/><text:tab/></text:span></text:p>
      <text:p text:style-name="Código"><text:span text:style-name="T19"><text:tab/><text:tab/></text:span><text:span text:style-name="T10">&lt;</text:span><text:span text:style-name="T13">seccion </text:span><text:span text:style-name="T16">nombre</text:span><text:span text:style-name="T19">=</text:span><text:span text:style-name="T22">"importes"</text:span><text:span text:style-name="T10">&gt;</text:span><text:span text:style-name="T19">sumaImportes; porcentajeIVA; iva</text:span><text:span text:style-name="T10">&lt;/</text:span><text:span text:style-name="T13">seccion</text:span><text:span text:style-name="T10">&gt;</text:span></text:p>
      <text:p text:style-name="Código"><text:span text:style-name="T19"><text:tab/><text:tab/></text:span><text:span text:style-name="T10">&lt;</text:span><text:span text:style-name="T13">seccion </text:span><text:span text:style-name="T16">nombre</text:span><text:span text:style-name="T19">=</text:span><text:span text:style-name="T22">"albaranes"</text:span><text:span text:style-name="T10">&gt;</text:span><text:span text:style-name="T19">albaranes</text:span><text:span text:style-name="T10">&lt;/</text:span><text:span text:style-name="T13">seccion</text:span><text:span text:style-name="T10">&gt;</text:span></text:p>
      <text:p text:style-name="Código"><text:span text:style-name="T19"><text:tab/></text:span><text:span text:style-name="T10">&lt;/</text:span><text:span text:style-name="T13">miembros</text:span><text:span text:style-name="T10">&gt;</text:span><text:span text:style-name="T19"><text:tab/><text:tab/><text:tab/><text:tab/><text:tab/><text:tab/></text:span></text:p>
      <text:p text:style-name="Código"><text:span text:style-name="T11">&lt;/</text:span><text:span text:style-name="T14">vista</text:span><text:span text:style-name="T11">&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4">nuevo en v2.0</text:span>). Por ejemplo, podemos definir una vista como ésta:</text:p>
      <text:p text:style-name="Código"><text:span text:style-name="T10">&lt;</text:span><text:span text:style-name="T13">vista </text:span><text:span text:style-name="T16">nombre</text:span><text:span text:style-name="T19">=</text:span><text:span text:style-name="T22">"SeccionesAnidadas"</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text:p>
      <text:p text:style-name="Código"><text:span text:style-name="T19"><text:tab/><text:tab/></text:span><text:span text:style-name="T10">&lt;</text:span><text:span text:style-name="T13">seccion </text:span><text:span text:style-name="T16">nombre</text:span><text:span text:style-name="T19">=</text:span><text:span text:style-name="T22">"cliente"</text:span><text:span text:style-name="T10">&gt;</text:span><text:span text:style-name="T19">cliente</text:span><text:span text:style-name="T10">&lt;/</text:span><text:span text:style-name="T13">seccion</text:span><text:span text:style-name="T10">&gt;</text:span></text:p>
      <text:p text:style-name="Código"><text:span text:style-name="T19"><text:tab/><text:tab/></text:span><text:span text:style-name="T10">&lt;</text:span><text:span text:style-name="T13">seccion </text:span><text:span text:style-name="T16">nombre</text:span>=<text:span text:style-name="T22">"datos</text:span><text:span text:style-name="T10">&gt;</text:span><text:span text:style-name="T19"><text:tab/><text:tab/><text:tab/><text:tab/> </text:span></text:p>
      <text:p text:style-name="Código"><text:span text:style-name="T19"><text:tab/><text:tab/><text:tab/></text:span><text:span text:style-name="T10">&lt;</text:span><text:span text:style-name="T13">seccion </text:span><text:span text:style-name="T16">nombre</text:span><text:span text:style-name="T19">=</text:span><text:span text:style-name="T22">"lineas"</text:span><text:span text:style-name="T10">&gt;</text:span><text:span text:style-name="T19">lineas</text:span><text:span text:style-name="T10">&lt;/</text:span><text:span text:style-name="T13">seccion</text:span><text:span text:style-name="T10">&gt;</text:span></text:p>
      <text:p text:style-name="Código"><text:span text:style-name="T19"><text:tab/><text:tab/><text:tab/></text:span><text:span text:style-name="T10">&lt;</text:span><text:span text:style-name="T13">seccion </text:span><text:span text:style-name="T16">nombre</text:span><text:span text:style-name="T22">"cantidades"</text:span><text:span text:style-name="T10">&gt;</text:span></text:p>
      <text:p text:style-name="Código"><text:span text:style-name="T19"><text:tab/><text:tab/><text:tab/><text:tab/></text:span><text:span text:style-name="T10">&lt;</text:span><text:span text:style-name="T13">seccion </text:span><text:span text:style-name="T16">nombre</text:span><text:span text:style-name="T19">=</text:span><text:span text:style-name="T22">"iva"</text:span><text:span text:style-name="T10">&gt;</text:span><text:span text:style-name="T19">porcentajeIVA; iva</text:span><text:span text:style-name="T10">&lt;/</text:span><text:span text:style-name="T13">seccion</text:span><text:span text:style-name="T10">&gt;</text:span><text:span text:style-name="T19"><text:tab/><text:tab/></text:span></text:p>
      <text:p text:style-name="Código"><text:span text:style-name="T19"><text:tab/><text:tab/><text:tab/><text:tab/></text:span><text:span text:style-name="T10">&lt;</text:span><text:span text:style-name="T13">seccion </text:span><text:span text:style-name="T16">nombre</text:span><text:span text:style-name="T19">=</text:span><text:span text:style-name="T22">"sumaImportes"</text:span><text:span text:style-name="T10">&gt;</text:span><text:span text:style-name="T19">sumaImportesm</text:span><text:span text:style-name="T10">&lt;/</text:span><text:span text:style-name="T13">seccion</text:span><text:span text:style-name="T10">&gt;</text:span></text:p>
      <text:p text:style-name="Código"><text:span text:style-name="T19"><text:tab/><text:tab/><text:tab/></text:span><text:span text:style-name="T10">&lt;/</text:span><text:span text:style-name="T13">seccion</text:span><text:span text:style-name="T10">&gt;</text:span></text:p>
      <text:p text:style-name="Código"><text:span text:style-name="T19"><text:tab/><text:tab/></text:span><text:span text:style-name="T10">&lt;/</text:span><text:span text:style-name="T13">seccion</text:span><text:span text:style-name="T10">&gt;</text:span><text:span text:style-name="T19"><text:tab/><text:tab/><text:tab/><text:tab/><text:tab/><text:tab/></text:span></text:p>
      <text:p text:style-name="Código"><text:span text:style-name="T19"><text:tab/><text:tab/></text:span><text:span text:style-name="T10">&lt;</text:span><text:span text:style-name="T13">seccion </text:span><text:span text:style-name="T16">nombre</text:span><text:span text:style-name="T19">=</text:span><text:span text:style-name="T22">"albaranes"</text:span><text:span text:style-name="T10">&gt;</text:span><text:span text:style-name="T19">albaranes</text:span><text:span text:style-name="T10">&lt;/</text:span><text:span text:style-name="T13">seccion</text:span><text:span text:style-name="T10">&gt;</text:span></text:p>
      <text:p text:style-name="Código"><text:span text:style-name="T19"><text:tab/></text:span><text:span text:style-name="T10">&lt;/</text:span><text:span text:style-name="T13">miembros</text:span><text:span text:style-name="T10">&gt;</text:span><text:span text:style-name="T19"><text:tab/><text:tab/><text:tab/><text:tab/></text:span><text:tab/><text:tab/></text:p>
      <text:p text:style-name="Código"><text:span text:style-name="T10">&lt;/</text:span><text:span text:style-name="T13">vista</text:span><text:span text:style-name="T10">&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4">Nuevo en v2.0.4:</text:span> Al igual que en los grupos, las secciones permiten usar el atributo <text:s/><text:span text:style-name="Código">alineado-por-columna</text:span>, así:</text:p>
      <text:p text:style-name="Código"><text:span text:style-name="T10">&lt;</text:span><text:span text:style-name="T13">seccion </text:span><text:span text:style-name="T16">nombre</text:span><text:span text:style-name="T19">=</text:span><text:span text:style-name="T22">"importes" </text:span><text:span text:style-name="T18">alineado-por-columnas</text:span><text:span text:style-name="T21">=</text:span><text:span text:style-name="T24">"true"</text:span><text:span text:style-name="T10">&gt;</text:span> ... <text:span text:style-name="T10">&lt;/</text:span><text:span text:style-name="T13">seccion</text:span><text:span text:style-name="T10">&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517"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423"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10">&lt;</text:span><text:span text:style-name="T13">vista-propiedad </text:span></text:p>
      <text:p text:style-name="Código"><text:span text:style-name="T13"><text:tab/></text:span><text:span text:style-name="T16">propiedad</text:span><text:span text:style-name="T19">=</text:span><text:span text:style-name="T22">"nombrePropiedad"<text:tab/><text:tab/><text:tab/><text:tab/></text:span><text:span text:style-name="T19">(1)</text:span></text:p>
      <text:p text:style-name="Código"><text:span text:style-name="T19"><text:tab/></text:span><text:span text:style-name="T16">etiqueta</text:span><text:span text:style-name="T19">=</text:span><text:span text:style-name="T22">"etiqueta"<text:tab/><text:tab/><text:tab/><text:tab/><text:tab/><text:tab/></text:span><text:span text:style-name="T19">(2)</text:span></text:p>
      <text:p text:style-name="Código"><text:span text:style-name="T19"><text:tab/></text:span><text:span text:style-name="T16">solo-lectura</text:span><text:span text:style-name="T19">=</text:span><text:span text:style-name="T22">"true|false"<text:tab/><text:tab/><text:tab/><text:tab/><text:tab/></text:span><text:span text:style-name="T19">(3)</text:span></text:p>
      <text:p text:style-name="Código"><text:span text:style-name="T19"><text:tab/></text:span><text:span text:style-name="T16">formato-etiqueta</text:span><text:span text:style-name="T19">=</text:span><text:span text:style-name="T22">"NORMAL|PEQUENA|SIN_ETIQUETA"<text:tab/></text:span><text:span text:style-name="T19">(4)</text:span></text:p>
      <text:p text:style-name="Código"><text:span text:style-name="T16"><text:tab/>editor</text:span><text:span text:style-name="T19">=</text:span><text:span text:style-name="T22">"nombreEditor"<text:tab/><text:tab/><text:tab/><text:tab/><text:tab/></text:span><text:span text:style-name="T19">(5) nuevo en v2.1.3</text:span></text:p>
      <text:p text:style-name="P14">&gt;</text:p>
      <text:p text:style-name="Código"><text:span text:style-name="T10"><text:tab/>&lt;</text:span><text:span text:style-name="T13">al-cambiar </text:span><text:span text:style-name="T19">... </text:span><text:span text:style-name="T10">/&gt;</text:span><text:span text:style-name="T19"><text:tab/><text:tab/><text:tab/><text:tab/><text:tab/><text:tab/>(6)</text:span></text:p>
      <text:p text:style-name="Código"><text:span text:style-name="T19"><text:tab/></text:span><text:span text:style-name="T10">&lt;</text:span><text:span text:style-name="T13">accion </text:span><text:span text:style-name="T19">... </text:span><text:span text:style-name="T10">/&gt;</text:span><text:span text:style-name="T19"> ...<text:tab/><text:tab/><text:tab/><text:tab/><text:tab/><text:tab/>(7)</text:span></text:p>
      <text:p text:style-name="Código"><text:span text:style-name="T11">&lt;/</text:span><text:span text:style-name="T14">vista-propiedad</text:span><text:span text:style-name="T11">&gt;</text:span></text:p>
      <text:list text:style-name="L38">
        <text:list-item>
          <text:p text:style-name="P173"><text:span text:style-name="Código">propiedad</text:span> (obligado): Normalmente el nombre de una propiedad del modelo, aunque también puede ser el nombre de una propiedad propia de la vista.</text:p>
        </text:list-item>
        <text:list-item>
          <text:p text:style-name="P173"><text:span text:style-name="Código">etiqueta</text:span> (opcional): Para modificar la etiqueta que se sacará en esta vista para esta propiedad. Para esto es <text:span text:style-name="T7">mucho mejor</text:span> usar los archivos i18n.</text:p>
        </text:list-item>
        <text:list-item>
          <text:p text:style-name="P173"><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173"><text:span text:style-name="Código">formato-etiqueta</text:span> (opcional): Forma en que se visualiza la etiqueta para esta propiedad.</text:p>
        </text:list-item>
        <text:list-item>
          <text:p text:style-name="P173"><text:span text:style-name="Código">editor</text:span> (optional): <text:span text:style-name="T4">Nuevo en v2.1.3</text:span>. Nombre del edito a usar para visualizar la propieda en esta vista. El editor tiene que estar declarado en <text:span text:style-name="Archivo_2f_Directorio">OpenXava/xava/default-editors.xml</text:span> o <text:span text:style-name="Archivo_2f_Directorio">xava/editores.xml</text:span> de nuestro proyecto.</text:p>
        </text:list-item>
        <text:list-item>
          <text:p text:style-name="P173"><text:span text:style-name="Código">al-cambiar </text:span>(uno, opcional): Acción a realizar cuando cambia el valor de esta propiedad.</text:p>
        </text:list-item>
        <text:list-item>
          <text:p text:style-name="P173"><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517" text:outline-level="3">Formato de etiqueta</text:h>
                </text:list-item>
              </text:list>
            </text:list-item>
          </text:list>
        </text:list-item>
      </text:list>
      <text:p text:style-name="Text_20_body">Un ejemplo sencillo para cambiar el formato de la etiqueta:</text:p>
      <text:p text:style-name="Código"><text:span text:style-name="T10">&lt;</text:span><text:span text:style-name="T13">vista </text:span><text:span text:style-name="T16">modelo</text:span><text:span text:style-name="T19">=</text:span><text:span text:style-name="T22">"Direccion"</text:span><text:span text:style-name="T10">&gt;</text:span></text:p>
      <text:p text:style-name="Código"><text:span text:style-name="T19"><text:tab/></text:span><text:span text:style-name="T10">&lt;</text:span><text:span text:style-name="T13">vista-propiedad </text:span><text:span text:style-name="T16">propiedad</text:span><text:span text:style-name="T19">=</text:span><text:span text:style-name="T22">"codigoPostal" </text:span><text:span text:style-name="T16">formato-etiqueta</text:span><text:span text:style-name="T19">=</text:span><text:span text:style-name="T22">"PEQUENA"</text:span><text:span text:style-name="T10">/&gt;</text:span></text:p>
      <text:p text:style-name="Código"><text:span text:style-name="T11">&lt;/</text:span><text:span text:style-name="T14">vista</text:span><text:span text:style-name="T11">&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517"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10">&lt;</text:span><text:span text:style-name="T13">vista-propiedad </text:span><text:span text:style-name="T16">propiedad</text:span><text:span text:style-name="T19">=</text:span><text:span text:style-name="T22">"transportista.codigo"</text:span><text:span text:style-name="T10">&gt;</text:span></text:p>
      <text:p text:style-name="Código"><text:span text:style-name="T19"><text:tab/></text:span><text:span text:style-name="T10">&lt;</text:span><text:span text:style-name="T13">al-cambiar </text:span><text:span text:style-name="T16">clase</text:span><text:span text:style-name="T19">=</text:span><text:span text:style-name="T22">"org.openxava.test.acciones.AlCambiarTransportistaEnAlbaran"</text:span><text:span text:style-name="T10">/&gt;</text:span></text:p>
      <text:p text:style-name="Código"><text:span text:style-name="T11">&lt;/</text:span><text:span text:style-name="T14">vista-propiedad</text:span><text:span text:style-name="T11">&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1"/>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517" text:outline-level="3">Acciones de la propiedad</text:h>
                </text:list-item>
              </text:list>
            </text:list-item>
          </text:list>
        </text:list-item>
      </text:list>
      <text:p text:style-name="Text_20_body">También podemos especificar acciones que el usuario puede pulsar directamente:</text:p>
      <text:p text:style-name="Código"><text:span text:style-name="T10">&lt;</text:span><text:span text:style-name="T13">vista-propiedad </text:span><text:span text:style-name="T16">propiedad</text:span><text:span text:style-name="T19">=</text:span><text:span text:style-name="T22">"numero"</text:span><text:span text:style-name="T10">&gt;</text:span></text:p>
      <text:p text:style-name="Código"><text:span text:style-name="T19"><text:tab/></text:span><text:span text:style-name="T10">&lt;</text:span><text:span text:style-name="T13">accion </text:span><text:span text:style-name="T16">accion</text:span><text:span text:style-name="T19">=</text:span><text:span text:style-name="T22">"Albaranes.generarNumero"</text:span><text:span text:style-name="T10">/&gt;</text:span><text:span text:style-name="T19"><text:tab/><text:tab/></text:span></text:p>
      <text:p text:style-name="Código"><text:span text:style-name="T11">&lt;/</text:span><text:span text:style-name="T14">vista-propiedad</text:span><text:span text:style-name="T11">&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10">&lt;</text:span><text:span text:style-name="T13">controlador </text:span><text:span text:style-name="T16">nombre</text:span><text:span text:style-name="T19">=</text:span><text:span text:style-name="T22">"Albaranes"</text:span><text:span text:style-name="T10">&gt;</text:span></text:p>
      <text:p text:style-name="Código"><text:tab/>...</text:p>
      <text:p text:style-name="Código"><text:span text:style-name="T19"><text:tab/></text:span><text:span text:style-name="T10">&lt;</text:span><text:span text:style-name="T13">accion </text:span><text:span text:style-name="T16">nombre</text:span><text:span text:style-name="T19">=</text:span><text:span text:style-name="T22">"generarNumero"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GenerarNumeroAlbaran"</text:span><text:span text:style-name="T10">&gt;</text:span><text:span text:style-name="T19"><text:tab/><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span></text:p>
      <text:p text:style-name="Código"><text:tab/>...</text:p>
      <text:p text:style-name="Código"><text:span text:style-name="T11">&lt;/</text:span><text:span text:style-name="T14">controlador</text:span><text:span text:style-name="T11">&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4">(nuevo v2.0.3)</text:span> a <text:span text:style-name="Código">true</text:span> para que el vínculo esté siempre presente, incluso si la propiedad no es editable. Como sigue:</text:p>
      <text:p text:style-name="Código"><text:span text:style-name="T10">&lt;</text:span><text:span text:style-name="T13">accion </text:span><text:span text:style-name="T16">accion</text:span><text:span text:style-name="T19">=</text:span><text:span text:style-name="T22">"Albaranes.generarNumero" </text:span><text:span text:style-name="T16">siempre-activa</text:span><text:span text:style-name="T19">=</text:span><text:span text:style-name="T22">"true"</text:span><text:span text:style-name="T10">/&gt;</text:span><text:span text:style-name="T19"><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4">(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1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list text:continue-numbering="true">
                <text:list-item>
                  <text:h text:style-name="P517" text:outline-level="3">Escoger un editor <text:span text:style-name="T4">(nuevo en v2.1.3)</text:span></text:h>
                </text:list-item>
              </text:list>
            </text:list-item>
          </text:list>
        </text:list-item>
      </text:list>
      <text:p text:style-name="Text_20_body">Un editor visualiza la propiedad al usuario y le permite editar su valor. OpenXava usa por defecto el editor asociado al estereotipo o tipo de la propiedad, pero podemos especificar un editor concreto para visualizar una propiedad en una vista.</text:p>
      <text:p text:style-name="Text_20_body">Por ejemplo, OpenXava usa un combo para editar las propiedades de tipo <text:span text:style-name="Código">valores-posibles</text:span>, pero si queremos visualizar una propiedad de este tipo en alguna vista concreta usando un <text:span text:style-name="T4">radio button</text:span> podemos definir esa vista de esta forma:</text:p>
      <text:p text:style-name="Código"><text:span text:style-name="T10">&lt;</text:span><text:span text:style-name="T13">vista </text:span><text:span text:style-name="T16">nombre</text:span><text:span text:style-name="T19">=</text:span><text:span text:style-name="T22">"TipoConRadioButton"</text:span><text:span text:style-name="T10">&gt;</text:span></text:p>
      <text:p text:style-name="Código"><text:span text:style-name="T19"><text:tab/></text:span><text:span text:style-name="T10">&lt;vista-propiedad</text:span><text:span text:style-name="T13"> </text:span><text:span text:style-name="T16">propiedad</text:span><text:span text:style-name="T19">=</text:span><text:span text:style-name="T22">"tipo" </text:span><text:span text:style-name="T16">editor</text:span><text:span text:style-name="T19">=</text:span><text:span text:style-name="T22">"ValidValuesRadioButton"</text:span><text:span text:style-name="T10">/&gt;</text:span></text:p>
      <text:p text:style-name="Código"><text:span text:style-name="T19"><text:tab/></text:span><text:span text:style-name="T10">&lt;</text:span><text:span text:style-name="T13">miembros</text:span><text:span text:style-name="T10">&gt;</text:span>codigo; tipo; nombre; direccion<text:span text:style-name="T10">&lt;/</text:span><text:span text:style-name="T13">miembros</text:span><text:span text:style-name="T10">&gt;</text:span></text:p>
      <text:p text:style-name="Código"><text:span text:style-name="T12">&lt;/</text:span><text:span text:style-name="T15">vista</text:span><text:span text:style-name="T12">&gt;</text:span></text:p>
      <text:p text:style-name="Text_20_body">En este caso para visualizar/editar se usará el editor <text:span text:style-name="Código">ValidValuesRadioButton</text:span>, en lugar de del editor por defecto. <text:span text:style-name="Código">ValidValueRadioButton</text:span> está definido en <text:span text:style-name="Archivo_2f_Directorio">OpenXava/xava/default-editors.xml</text:span> como sigue:</text:p>
      <text:p text:style-name="Código"><text:span text:style-name="T10">&lt;</text:span><text:span text:style-name="T13">editor </text:span><text:span text:style-name="T16">name</text:span><text:span text:style-name="T19">=</text:span><text:span text:style-name="T22">"ValidValuesRadioButton" </text:span><text:span text:style-name="T16">url</text:span><text:span text:style-name="T19">=</text:span><text:span text:style-name="T22">"radioButtonEditor.jsp"</text:span><text:span text:style-name="T10">/&gt;</text:span><text:span text:style-name="T19"> <text:s/></text:span></text:p>
      <text:p text:style-name="Text_20_body">Este editor está incluido con OpenXava, pero nosotros podemos crear nuestro propios editores con nuestro propios JSPs y declararlos en el archivo <text:span text:style-name="Archivo_2f_Directorio">xava/editores.xml</text:span> de nuestro proyecto.</text:p>
      <text:p text:style-name="Text_20_body">Esta característica es para cambiar el editor solo en una vista. Si lo que se pretende es cambiar el editor para un estereotipo, tipo o una propiedad de un modelo a nivel de aplicación entonces lo mejor es configurarlo usando el archivo <text:span text:style-name="Archivo_2f_Directorio">xava/editors.xml</text:span>.</text:p>
      <text:list text:style-name="L1" text:continue-numbering="true">
        <text:list-item>
          <text:list text:continue-numbering="true">
            <text:list-item>
              <text:h text:style-name="P423"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10">&lt;</text:span><text:span text:style-name="T13">vista-referencia</text:span></text:p>
      <text:p text:style-name="Código"><text:span text:style-name="T13"><text:tab/></text:span><text:span text:style-name="T16">referencia</text:span><text:span text:style-name="T19">=</text:span><text:span text:style-name="T22">"referencia"<text:tab/><text:tab/> </text:span><text:span text:style-name="T19">(1)</text:span></text:p>
      <text:p text:style-name="Código"><text:span text:style-name="T19"><text:tab/></text:span><text:span text:style-name="T16">vista</text:span><text:span text:style-name="T19">=</text:span><text:span text:style-name="T22">"vista"<text:tab/><text:tab/><text:tab/> </text:span><text:span text:style-name="T19">(2)</text:span></text:p>
      <text:p text:style-name="Código"><text:span text:style-name="T19"><text:tab/></text:span><text:span text:style-name="T16">solo-lectura</text:span><text:span text:style-name="T19">=</text:span><text:span text:style-name="T22">"true|false"<text:tab/><text:tab/> </text:span><text:span text:style-name="T19">(3)</text:span></text:p>
      <text:p text:style-name="Código"><text:span text:style-name="T19"><text:tab/></text:span><text:span text:style-name="T16">marco</text:span><text:span text:style-name="T19">=</text:span><text:span text:style-name="T22">"true|false"<text:tab/><text:tab/><text:tab/> </text:span><text:span text:style-name="T19">(4)</text:span></text:p>
      <text:p text:style-name="Código"><text:span text:style-name="T19"><text:tab/></text:span><text:span text:style-name="T16">crear</text:span><text:span text:style-name="T19">=</text:span><text:span text:style-name="T22">"true|false"<text:tab/><text:tab/><text:tab/> </text:span><text:span text:style-name="T19">(5)</text:span></text:p>
      <text:p text:style-name="P17"><text:tab/><text:span text:style-name="T16">modificar</text:span>=<text:span text:style-name="T22">"true|false"<text:tab/><text:tab/> </text:span>(6)<text:tab/>nuevo en v2.0.4</text:p>
      <text:p text:style-name="Código"><text:span text:style-name="T19"><text:tab/></text:span><text:span text:style-name="T16">buscar</text:span><text:span text:style-name="T19">=</text:span><text:span text:style-name="T22">"true|false"<text:tab/><text:tab/><text:tab/> </text:span><text:span text:style-name="T19">(7)</text:span></text:p>
      <text:p text:style-name="P17"><text:span text:style-name="T16"><text:tab/>como-agregado</text:span>=<text:span text:style-name="T22">"true|false"<text:tab/> </text:span>(8)<text:tab/>nuevo en v2.0.3</text:p>
      <text:p text:style-name="P14">&gt;</text:p>
      <text:p text:style-name="Código"><text:span text:style-name="T10"><text:tab/>&lt;</text:span><text:span text:style-name="T13">accion-buscar </text:span><text:span text:style-name="T19">... </text:span><text:span text:style-name="T10">/&gt;</text:span><text:span text:style-name="T19"><text:tab/><text:tab/> (9)</text:span></text:p>
      <text:p text:style-name="Código"><text:span text:style-name="T19"><text:tab/></text:span><text:span text:style-name="T10">&lt;</text:span><text:span text:style-name="T13">lista-descriptiones </text:span><text:span text:style-name="T19">... </text:span><text:span text:style-name="T10">/&gt;</text:span><text:span text:style-name="T19"><text:tab/>(10)</text:span></text:p>
      <text:p text:style-name="P17"><text:tab/><text:span text:style-name="T10">&lt;</text:span><text:span text:style-name="T13">accion </text:span>... <text:span text:style-name="T10">/&gt;</text:span> ...<text:tab/><text:tab/><text:tab/>(11)<text:tab/>nuevo en v2.0.1</text:p>
      <text:p text:style-name="Código"><text:span text:style-name="T11">&lt;/</text:span><text:span text:style-name="T14">vista-referencia</text:span><text:span text:style-name="T11">&gt;</text:span></text:p>
      <text:list text:style-name="L39">
        <text:list-item>
          <text:p text:style-name="P180"><text:span text:style-name="Código">referencia</text:span> (obligado): Nombre de la referencia del modelo de la que se quiere personalizar la visualización.</text:p>
        </text:list-item>
        <text:list-item>
          <text:p text:style-name="P180"><text:span text:style-name="Código">vista</text:span> (opcional): Si omitimos este atributo usa la vista por defecto del objeto referenciado para visualizarlo, con este atributo podemos indicar que use otra vista.</text:p>
        </text:list-item>
        <text:list-item>
          <text:p text:style-name="P180"><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180"><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180"><text:span text:style-name="Código">crear</text:span> (opcional): Indica si el usuario ha de tener opción para crear o no un nuevo objeto del tipo referenciado. Por defecto vale <text:span text:style-name="Código">true</text:span>.</text:p>
        </text:list-item>
        <text:list-item>
          <text:p text:style-name="P180"><text:span text:style-name="Código">modificar</text:span> (opcional): <text:span text:style-name="T4">(nuevo en v2.0.4)</text:span> Indica si el usuario ha de tener opción para modificar o no el objeto actualmente referenciado. Por defecto vale <text:span text:style-name="Código">true</text:span>.</text:p>
        </text:list-item>
        <text:list-item>
          <text:p text:style-name="P180"><text:span text:style-name="Código">buscar</text:span> (opcional): Indica si el usuario va a tener un vínculo para poder realizar búsquedas con una lista, filtros, etc. Por defecto vale <text:span text:style-name="Código">true</text:span>.</text:p>
        </text:list-item>
        <text:list-item>
          <text:p text:style-name="P180"><text:span text:style-name="Código">como-agregado</text:span> (opcional): <text:span text:style-name="T4">(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180"><text:span text:style-name="Código">accion-buscar</text:span> (una, opcional): Nos permite especificar nuestra propia acción de búsqueda.</text:p>
        </text:list-item>
        <text:list-item>
          <text:p text:style-name="P180"><text:span text:style-name="Código">lista-descripciones</text:span>: Permite visualizar los datos como una lista descripciones, típicamente un combo. Práctico cuando hay pocos elementos del objeto referenciado.</text:p>
        </text:list-item>
        <text:list-item>
          <text:p text:style-name="P180"><text:span text:style-name="Código">accion</text:span> (varias, opcional): <text:span text:style-name="T4">(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10">&lt;</text:span><text:span text:style-name="T13">entidad</text:span><text:span text:style-name="T10">&gt;</text:span><text:span text:style-name="T19"><text:tab/><text:tab/></text:span></text:p>
      <text:p text:style-name="Código">...</text:p>
      <text:p text:style-name="Código"><text:span text:style-name="T19"><text:tab/></text:span><text:span text:style-name="T10">&lt;</text:span><text:span text:style-name="T13">referencia </text:span><text:span text:style-name="T16">nombre</text:span><text:span text:style-name="T19">=</text:span><text:span text:style-name="T22">"familia" </text:span><text:span text:style-name="T16">modelo</text:span><text:span text:style-name="T19">=</text:span><text:span text:style-name="T22">"Familia" </text:span><text:span text:style-name="T16">requerido</text:span><text:span text:style-name="T19">=</text:span><text:span text:style-name="T22">"true"</text:span><text:span text:style-name="T10">/&gt;</text:span></text:p>
      <text:p text:style-name="Código">...</text:p>
      <text:p text:style-name="Código"><text:span text:style-name="T11">&lt;/</text:span><text:span text:style-name="T14">entidad</text:span><text:span text:style-name="T11">&gt;</text:span></text:p>
      <text:p text:style-name="Text_20_body">La interfaz gráfica tendrá el siguiente aspecto <text:span text:style-name="T4">(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517" text:outline-level="3">Escoger vista</text:h>
                </text:list-item>
              </text:list>
            </text:list-item>
          </text:list>
        </text:list-item>
      </text:list>
      <text:p text:style-name="Text_20_body">La modificación más sencilla sería especificar que vista del objeto referenciado queremos usar:</text:p>
      <text:p text:style-name="P19"><text:span text:style-name="T10">&lt;</text:span><text:span text:style-name="T13">vista-referencia </text:span><text:span text:style-name="T16">referencia</text:span><text:span text:style-name="T19">=</text:span><text:span text:style-name="T22">"factura" </text:span><text:span text:style-name="T16">vista</text:span><text:span text:style-name="T19">=</text:span><text:span text:style-name="T22">"Simple"</text:span><text:span text:style-name="T10">/&gt;</text:span></text:p>
      <text:p text:style-name="Text_20_body">Para esto en el componente <text:span text:style-name="Código">Factura</text:span> tenemos que tener una vista llamada simple:</text:p>
      <text:p text:style-name="Código"><text:span text:style-name="T10">&lt;</text:span><text:span text:style-name="T13">componente </text:span><text:span text:style-name="T16">nombre</text:span><text:span text:style-name="T19">=</text:span><text:span text:style-name="T22">"Factura"</text:span><text:span text:style-name="T10">&gt;</text:span></text:p>
      <text:p text:style-name="Código">...</text:p>
      <text:p text:style-name="Código"><text:span text:style-name="T19"><text:tab/></text:span><text:span text:style-name="T10">&lt;</text:span><text:span text:style-name="T13">vista </text:span><text:span text:style-name="T16">nombre</text:span><text:span text:style-name="T19">=</text:span><text:span text:style-name="T22">"Simple"</text:span><text:span text:style-name="T10">&gt;</text:span><text:span text:style-name="T19"><text:tab/><text:tab/></text:span></text:p>
      <text:p text:style-name="Código"><text:span text:style-name="T19"><text:tab/><text:tab/></text:span><text:span text:style-name="T10">&lt;</text:span><text:span text:style-name="T13">miembros</text:span><text:span text:style-name="T10">&gt;</text:span></text:p>
      <text:p text:style-name="Código"><text:tab/><text:tab/><text:tab/>año, numero, fecha, descuentoAño;</text:p>
      <text:p text:style-name="Código"><text:span text:style-name="T19"><text:tab/><text:tab/></text:span><text:span text:style-name="T10">&lt;/</text:span><text:span text:style-name="T13">miembros</text:span><text:span text:style-name="T10">&gt;</text:span><text:span text:style-name="T19"><text:tab/><text:tab/></text:span></text:p>
      <text:p text:style-name="Código"><text:span text:style-name="T19"><text:tab/></text:span><text:span text:style-name="T10">&lt;/</text:span><text:span text:style-name="T13">vista</text:span><text:span text:style-name="T10">&gt;</text:span><text:span text:style-name="T19"><text:tab/></text:span></text:p>
      <text:p text:style-name="Código">...</text:p>
      <text:p text:style-name="Código"><text:span text:style-name="T11">&lt;/</text:span><text:span text:style-name="T14">componente</text:span><text:span text:style-name="T11">&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517" text:outline-level="3">Personalizar el enmarcado</text:h>
                </text:list-item>
              </text:list>
            </text:list-item>
          </text:list>
        </text:list-item>
      </text:list>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10">&lt;</text:span><text:span text:style-name="T13">vista-referencia </text:span><text:span text:style-name="T16">referencia</text:span><text:span text:style-name="T19">=</text:span><text:span text:style-name="T22">"comercial" </text:span><text:span text:style-name="T16">marco</text:span><text:span text:style-name="T19">=</text:span><text:span text:style-name="T22">"false"</text:span><text:span text:style-name="T10">/&gt;</text:span></text:p>
      <text:p text:style-name="Código"><text:span text:style-name="T10">&lt;</text:span><text:span text:style-name="T13">miembros</text:span><text:span text:style-name="T10">&gt;</text:span></text:p>
      <text:p text:style-name="Código">...</text:p>
      <text:p text:style-name="Código"><text:span text:style-name="T19"><text:tab/></text:span><text:span text:style-name="T10">&lt;</text:span><text:span text:style-name="T13">grupo </text:span><text:span text:style-name="T16">nombre</text:span><text:span text:style-name="T19">=</text:span><text:span text:style-name="T22">"comercial"</text:span><text:span text:style-name="T10">&gt;</text:span></text:p>
      <text:p text:style-name="Código"><text:tab/><text:tab/>comercial;</text:p>
      <text:p text:style-name="Código"><text:tab/><text:tab/>relacionConComercial; </text:p>
      <text:p text:style-name="Código"><text:span text:style-name="T19"><text:tab/></text:span><text:span text:style-name="T10">&lt;/</text:span><text:span text:style-name="T13">grupo</text:span><text:span text:style-name="T10">&gt;</text:span></text:p>
      <text:p text:style-name="Código">...</text:p>
      <text:p text:style-name="Código"><text:span text:style-name="T11">&lt;/</text:span><text:span text:style-name="T14">miembros</text:span><text:span text:style-name="T11">&gt;</text:span><text:span text:style-name="T20"><text:tab/><text:tab/></text:span></text:p>
      <text:p text:style-name="P9"><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517"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10">&lt;</text:span><text:span text:style-name="T13">vista-referencia </text:span><text:span text:style-name="T16">referencia</text:span><text:span text:style-name="T19">=</text:span><text:span text:style-name="T22">"comercial"</text:span><text:span text:style-name="T10">&gt;</text:span></text:p>
      <text:p text:style-name="Código"><text:span text:style-name="T19"><text:tab/></text:span><text:span text:style-name="T10">&lt;</text:span><text:span text:style-name="T13">accion-buscar </text:span><text:span text:style-name="T16">accion</text:span><text:span text:style-name="T19">=</text:span><text:span text:style-name="T22">"MiReferencia.buscar"</text:span><text:span text:style-name="T10">/&gt;</text:span></text:p>
      <text:p text:style-name="Código"><text:span text:style-name="T11">&lt;/</text:span><text:span text:style-name="T14">vista-referencia</text:span><text:span text:style-name="T11">&gt;</text:span><text:span text:style-name="T20"><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MiReferencia"</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buscar"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MiAccionBuscar"</text:span></text:p>
      <text:p text:style-name="Código"><text:span text:style-name="T22"><text:tab/><text:tab/></text:span><text:span text:style-name="T16">imagen</text:span><text:span text:style-name="T19">=</text:span><text:span text:style-name="T22">"images/search.gif"</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referenceSubview"</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tab"</text:span><text:span text:style-name="T10">/&gt;</text:span></text:p>
      <text:p text:style-name="P17"><text:tab/><text:tab/><text:span text:style-name="T10">&lt;</text:span><text:span text:style-name="T13">usa-objeto </text:span><text:span text:style-name="T16">nombre</text:span>=<text:span text:style-name="T22">"xava_currentReferenceLabel"</text:span><text:span text:style-name="T10">/&gt;</text:span><text:tab/><text:tab/><text:tab/><text:tab/></text:p>
      <text:p text:style-name="Código"><text:span text:style-name="T19"><text:tab/></text:span><text:span text:style-name="T10">&lt;/</text:span><text:span text:style-name="T13">accion</text:span><text:span text:style-name="T10">&gt;</text:span><text:span text:style-name="T19"><text:tab/><text:tab/><text:tab/></text:span></text:p>
      <text:p text:style-name="Código"><text:tab/>...</text:p>
      <text:p text:style-name="Código"><text:span text:style-name="T11">&lt;/</text:span><text:span text:style-name="T14">controlador</text:span><text:span text:style-name="T11">&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517"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10">&lt;</text:span><text:span text:style-name="T13">controlador </text:span><text:span text:style-name="T16">nombre</text:span><text:span text:style-name="T19">=</text:span><text:span text:style-name="T22">"AlmacenCreation"</text:span><text:span text:style-name="T10">&gt;</text:span></text:p>
      <text:p text:style-name="Código"><text:span text:style-name="T19"><text:tab/></text:span><text:span text:style-name="T10">&lt;</text:span><text:span text:style-name="T13">hereda-de </text:span><text:span text:style-name="T16">controlador</text:span><text:span text:style-name="T19">=</text:span><text:span text:style-name="T22">"NewCreat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new"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tions.CrearNuevoAlmacenDesdeReferencia"</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tab/><text:tab/><text:tab/></text:span></text:p>
      <text:p text:style-name="Código"><text:span text:style-name="T10">&lt;/</text:span><text:span text:style-name="T13">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517" text:outline-level="3">Acción de modificación propia <text:span text:style-name="T4">(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22">&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22">--&gt;</text:p>
      <text:p text:style-name="Código"><text:span text:style-name="T10">&lt;</text:span><text:span text:style-name="T13">controlador </text:span><text:span text:style-name="T16">nombre</text:span><text:span text:style-name="T19">=</text:span><text:span text:style-name="T22">"AlmacenModification"</text:span><text:span text:style-name="T10">&gt;</text:span></text:p>
      <text:p text:style-name="Código"><text:span text:style-name="T19"><text:tab/></text:span><text:span text:style-name="T10">&lt;hereda-de</text:span><text:span text:style-name="T13"> </text:span><text:span text:style-name="T16">controlador</text:span><text:span text:style-name="T19">=</text:span><text:span text:style-name="T22">"Modificat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search"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tions.ModificarAlmacenDesdeReferencia"</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tab/><text:tab/><text:tab/></text:span></text:p>
      <text:p text:style-name="Código"><text:span text:style-name="T10">&lt;/</text:span><text:span text:style-name="T13">controlador</text:span><text:span text:style-name="T10">&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517"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10">&lt;</text:span><text:span text:style-name="T13">lista-descripciones</text:span></text:p>
      <text:p text:style-name="Código"><text:span text:style-name="T13"><text:tab/></text:span><text:span text:style-name="T16">propiedad-descripcion</text:span><text:span text:style-name="T19">=</text:span><text:span text:style-name="T22">"propiedad"<text:tab/><text:tab/><text:tab/></text:span><text:span text:style-name="T19">(1)</text:span></text:p>
      <text:p text:style-name="Código"><text:span text:style-name="T19"><text:tab/></text:span><text:span text:style-name="T16">propiedades-descripcion</text:span><text:span text:style-name="T19">=</text:span><text:span text:style-name="T22">"propiedades"<text:tab/><text:tab/><text:tab/></text:span><text:span text:style-name="T19">(2)</text:span></text:p>
      <text:p text:style-name="Código"><text:span text:style-name="T19"><text:tab/></text:span><text:span text:style-name="T16">depende-de</text:span><text:span text:style-name="T19">=</text:span><text:span text:style-name="T22">"depende"<text:tab/><text:tab/><text:tab/><text:tab/><text:tab/></text:span><text:span text:style-name="T19">(3)</text:span></text:p>
      <text:p text:style-name="Código"><text:span text:style-name="T19"><text:tab/></text:span><text:span text:style-name="T16">condicion</text:span><text:span text:style-name="T19">=</text:span><text:span text:style-name="T22">"condicion"<text:tab/><text:tab/><text:tab/><text:tab/><text:tab/></text:span><text:span text:style-name="T19">(4)</text:span></text:p>
      <text:p text:style-name="Código"><text:span text:style-name="T19"><text:tab/></text:span><text:span text:style-name="T16">ordenado-por-clave</text:span><text:span text:style-name="T19">=</text:span><text:span text:style-name="T22">"true|false"<text:tab/><text:tab/><text:tab/><text:tab/></text:span><text:span text:style-name="T19">(5)</text:span></text:p>
      <text:p text:style-name="Código"><text:span text:style-name="T19"><text:tab/></text:span><text:span text:style-name="T16">orden</text:span><text:span text:style-name="T19">=</text:span><text:span text:style-name="T22">"orden"<text:tab/><text:tab/><text:tab/><text:tab/><text:tab/><text:tab/></text:span><text:span text:style-name="T19">(6) </text:span></text:p>
      <text:p text:style-name="Código"><text:span text:style-name="T19"><text:tab/></text:span><text:span text:style-name="T16">formato-etiqueta</text:span><text:span text:style-name="T19">=</text:span><text:span text:style-name="T22">"NORMAL|PEQUENA|SIN_ETIQUETA"<text:tab/></text:span><text:span text:style-name="T19">(7) </text:span></text:p>
      <text:p text:style-name="P15">/&gt;</text:p>
      <text:list text:style-name="L40">
        <text:list-item>
          <text:p text:style-name="P191"><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191"><text:span text:style-name="Código">propiedad-descripciones</text:span> (opcional): Como propiedad-descripcion (y además exclusiva con ella) pero permite poner una lista de propiedades separadas por comas. Al usuario le aparecen concatenadas.</text:p>
        </text:list-item>
        <text:list-item>
          <text:p text:style-name="P191"><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191"><text:span text:style-name="Código">condicion</text:span> (opcional): Permite poner una condición (al estilo SQL) para filtrar los valores que aparecen en la lista de descripciones.</text:p>
        </text:list-item>
        <text:list-item>
          <text:p text:style-name="P191"><text:span text:style-name="Código">ordenado-por-clave</text:span> (opcional): Por defecto los datos salen ordenados por descripción, pero si ponemos está propiedad a <text:span text:style-name="Código">true</text:span> saldrán ordenados por clave.</text:p>
        </text:list-item>
        <text:list-item>
          <text:p text:style-name="P191"><text:span text:style-name="Código">orden</text:span> (opcional): Permite poner un orden (al estilo SQL) para los valores que aparecen en la lista de descripciones.</text:p>
        </text:list-item>
        <text:list-item>
          <text:p text:style-name="P191"><text:span text:style-name="Código">formato-etiqueta</text:span> (opcional): Forma en que se visualiza la etiqueta para esta referencia. Ver sección 4.2.1.</text:p>
        </text:list-item>
      </text:list>
      <text:p text:style-name="Text_20_body">El uso más simple es:</text:p>
      <text:p text:style-name="Código"><text:span text:style-name="T10">&lt;</text:span><text:span text:style-name="T13">vista-referencia </text:span><text:span text:style-name="T16">referencia</text:span><text:span text:style-name="T19">=</text:span><text:span text:style-name="T22">"almacen"</text:span><text:span text:style-name="T10">&gt;</text:span></text:p>
      <text:p text:style-name="Código"><text:span text:style-name="T19"><text:tab/></text:span><text:span text:style-name="T10">&lt;</text:span><text:span text:style-name="T13">lista-descripciones</text:span><text:span text:style-name="T10">/&gt;</text:span><text:span text:style-name="T19"><text:tab/><text:tab/><text:tab/><text:tab/><text:tab/><text:tab/><text:tab/></text:span></text:p>
      <text:p text:style-name="Código"><text:span text:style-name="T11">&lt;/</text:span><text:span text:style-name="T14">vista-referencia</text:span><text:span text:style-name="T11">&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10">&lt;</text:span><text:span text:style-name="T13">vista-referencia </text:span><text:span text:style-name="T16">referencia</text:span><text:span text:style-name="T19">=</text:span><text:span text:style-name="T22">"familia"</text:span><text:span text:style-name="T10">&gt;</text:span></text:p>
      <text:p text:style-name="Código"><text:span text:style-name="T19"><text:tab/></text:span><text:span text:style-name="T10">&lt;</text:span><text:span text:style-name="T13">lista-descripciones </text:span><text:span text:style-name="T16">ordenado-por-clave</text:span><text:span text:style-name="T19">=</text:span><text:span text:style-name="T22">"true"</text:span><text:span text:style-name="T10">/&gt;</text:span><text:span text:style-name="T19"><text:tab/>(1)<text:tab/><text:tab/><text:tab/><text:tab/></text:span></text:p>
      <text:p text:style-name="Código"><text:span text:style-name="T10">&lt;/</text:span><text:span text:style-name="T13">vista-referencia</text:span><text:span text:style-name="T10">&gt;</text:span></text:p>
      <text:p text:style-name="Código"><text:tab/><text:tab/></text:p>
      <text:p text:style-name="Código"><text:span text:style-name="T10">&lt;</text:span><text:span text:style-name="T13">vista-referencia </text:span><text:span text:style-name="T16">referencia</text:span><text:span text:style-name="T19">=</text:span><text:span text:style-name="T22">"subfamilia" </text:span><text:span text:style-name="T16">crear</text:span><text:span text:style-name="T19">=</text:span><text:span text:style-name="T22">"false"</text:span><text:span text:style-name="T10">&gt;</text:span><text:span text:style-name="T19"><text:tab/>(2)</text:span></text:p>
      <text:p text:style-name="Código"><text:span text:style-name="T19"><text:tab/></text:span><text:span text:style-name="T10">&lt;</text:span><text:span text:style-name="T13">lista-descripciones <text:s/></text:span></text:p>
      <text:p text:style-name="Código"><text:span text:style-name="T13"><text:tab/><text:tab/></text:span><text:span text:style-name="T16">propiedad-descripcion</text:span><text:span text:style-name="T19">=</text:span><text:span text:style-name="T22">"descripcion" <text:tab/><text:tab/></text:span><text:span text:style-name="T19">(3)</text:span></text:p>
      <text:p text:style-name="Código"><text:span text:style-name="T19"><text:tab/><text:tab/></text:span><text:span text:style-name="T16">depende-de</text:span><text:span text:style-name="T19">=</text:span><text:span text:style-name="T22">"familia"<text:tab/><text:tab/><text:tab/><text:tab/></text:span><text:span text:style-name="T19">(4)</text:span></text:p>
      <text:p text:style-name="Código"><text:span text:style-name="T19"><text:tab/><text:tab/></text:span><text:span text:style-name="T16">condicion</text:span><text:span text:style-name="T19">=</text:span><text:span text:style-name="T22">"${familia.codigo} = ?"<text:tab/><text:tab/></text:span><text:span text:style-name="T19">(5)<text:tab/><text:tab/><text:tab/><text:tab/></text:span></text:p>
      <text:p text:style-name="Código"><text:span text:style-name="T19"><text:tab/><text:tab/></text:span><text:span text:style-name="T16">orden</text:span><text:span text:style-name="T19">=</text:span><text:span text:style-name="T22">"${descripcion} desc"</text:span><text:span text:style-name="T10">/&gt;</text:span><text:span text:style-name="T19"><text:tab/><text:tab/><text:tab/>(6)<text:tab/><text:tab/><text:tab/><text:tab/></text:span></text:p>
      <text:p text:style-name="Código"><text:span text:style-name="T10">&lt;/</text:span><text:span text:style-name="T13">vista-referencia</text:span><text:span text:style-name="T10">&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10">&lt;</text:span><text:span text:style-name="T13">vista-referencia </text:span><text:span text:style-name="T16">referencia</text:span><text:span text:style-name="T19">=</text:span><text:span text:style-name="T22">"comercialAlternativo" </text:span><text:span text:style-name="T16">solo-lectura</text:span><text:span text:style-name="T19">=</text:span><text:span text:style-name="T22">"true"</text:span><text:span text:style-name="T10">&gt;</text:span></text:p>
      <text:p text:style-name="Código"><text:span text:style-name="T19"><text:tab/></text:span><text:span text:style-name="T10">&lt;</text:span><text:span text:style-name="T13">lista-descripciones </text:span><text:span text:style-name="T16">propiedades-descripcion</text:span><text:span text:style-name="T19">=</text:span><text:span text:style-name="T22">"nivel.descripcion, nombre"</text:span><text:span text:style-name="T10">/&gt;</text:span></text:p>
      <text:p text:style-name="Código"><text:span text:style-name="T11">&lt;/</text:span><text:span text:style-name="T14">vista-referencia</text:span><text:span text:style-name="T11">&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h text:style-name="P423" text:outline-level="2">Vista colección</text:h>
            </text:list-item>
          </text:list>
        </text:list-item>
      </text:list>
      <text:p text:style-name="Text_20_body">Sirve para refinar la presentación de una colección. Aquí su sintaxis:</text:p>
      <text:p text:style-name="Código"><text:span text:style-name="T10">&lt;</text:span><text:span text:style-name="T13">vista-coleccion </text:span></text:p>
      <text:p text:style-name="Código"><text:span text:style-name="T13"><text:tab/></text:span><text:span text:style-name="T16">coleccion</text:span><text:span text:style-name="T19">=</text:span><text:span text:style-name="T22">"coleccion"<text:tab/><text:tab/> <text:s/><text:tab/> </text:span><text:span text:style-name="T19">(1)</text:span></text:p>
      <text:p text:style-name="Código"><text:span text:style-name="T19"><text:tab/></text:span><text:span text:style-name="T16">vista</text:span><text:span text:style-name="T19">=</text:span><text:span text:style-name="T22">"vista"<text:tab/><text:tab/><text:tab/> <text:s/><text:tab/> </text:span><text:span text:style-name="T19">(2)</text:span></text:p>
      <text:p text:style-name="Código"><text:span text:style-name="T19"><text:tab/></text:span><text:span text:style-name="T16">solo-lectura</text:span><text:span text:style-name="T19">=</text:span><text:span text:style-name="T22">"true|false"<text:tab/><text:tab/> <text:s/><text:tab/> </text:span><text:span text:style-name="T19">(3)</text:span></text:p>
      <text:p text:style-name="Código"><text:span text:style-name="T19"><text:tab/></text:span><text:span text:style-name="T16">solo-edicion</text:span><text:span text:style-name="T19">=</text:span><text:span text:style-name="T22">"true|false"<text:tab/><text:tab/> <text:s/><text:tab/> </text:span><text:span text:style-name="T19">(4)</text:span></text:p>
      <text:p text:style-name="Código"><text:span text:style-name="T19"><text:tab/></text:span><text:span text:style-name="T16">crear-referencia</text:span><text:span text:style-name="T19">=</text:span><text:span text:style-name="T22">"true|false"<text:tab/> <text:s/><text:tab/> </text:span><text:span text:style-name="T19">(5) </text:span></text:p>
      <text:p text:style-name="P17"><text:span text:style-name="T16"><text:tab/>modificar-referencia</text:span>=<text:span text:style-name="T22">"true|false" <text:s/><text:tab/> </text:span>(6) nuevo en v2.0.4</text:p>
      <text:p text:style-name="P17"><text:span text:style-name="T16"><text:tab/>como-agregado</text:span>=<text:span text:style-name="T22">"true|false"<text:tab/> <text:s/><text:tab/> </text:span>(7) nuevo en v2.0.2</text:p>
      <text:p text:style-name="P14">&gt;</text:p>
      <text:p text:style-name="Código"><text:span text:style-name="T10"><text:tab/>&lt;</text:span><text:span text:style-name="T13">propiedades-lista </text:span><text:span text:style-name="T19">... </text:span><text:span text:style-name="T10">/&gt;</text:span><text:span text:style-name="T19"><text:tab/><text:tab/> <text:s/><text:tab/> (8)</text:span></text:p>
      <text:p text:style-name="Código"><text:span text:style-name="T19"><text:tab/></text:span><text:span text:style-name="T10">&lt;</text:span><text:span text:style-name="T13">accion-editar </text:span><text:span text:style-name="T19">... </text:span><text:span text:style-name="T10">/&gt;</text:span><text:span text:style-name="T19"><text:tab/><text:tab/> <text:s/><text:tab/> (9)</text:span></text:p>
      <text:p text:style-name="Código"><text:span text:style-name="T19"><text:tab/></text:span><text:span text:style-name="T10">&lt;</text:span><text:span text:style-name="T13">accion-ver </text:span><text:span text:style-name="T19">... </text:span><text:span text:style-name="T10">/&gt;</text:span><text:span text:style-name="T19"><text:tab/><text:tab/><text:tab/> <text:tab/>(10)</text:span></text:p>
      <text:p text:style-name="P17"><text:tab/><text:span text:style-name="T10">&lt;</text:span><text:span text:style-name="T13">accion-nuevo </text:span>... <text:span text:style-name="T10">/&gt;</text:span><text:tab/><text:tab/> <text:tab/>(11) nuevo en v2.0.2</text:p>
      <text:p text:style-name="P17"><text:tab/><text:span text:style-name="T10">&lt;accion-grabar</text:span><text:span text:style-name="T13"> </text:span>... <text:span text:style-name="T10">/&gt;</text:span><text:tab/><text:tab/> <text:tab/>(12) nuevo en v2.0.2</text:p>
      <text:p text:style-name="P17"><text:tab/><text:span text:style-name="T10">&lt;accion-ocultar-detalle</text:span><text:span text:style-name="T13"> </text:span>... <text:span text:style-name="T10">/&gt;</text:span><text:tab/> <text:tab/>(13) nuevo en v2.0.2</text:p>
      <text:p text:style-name="P17"><text:span text:style-name="T10"><text:tab/>&lt;accion-quitar</text:span><text:span text:style-name="T13"> </text:span>... <text:span text:style-name="T10">/&gt;</text:span><text:tab/><text:tab/> <text:tab/>(14) nuevo en v2.0.2 </text:p>
      <text:p text:style-name="P17"><text:tab/><text:span text:style-name="T10">&lt;accion-quitar-seleccionados</text:span><text:span text:style-name="T13"> </text:span>... <text:span text:style-name="T10">/&gt;</text:span><text:tab/>(15) nuevo en v2.1</text:p>
      <text:p text:style-name="Código"><text:span text:style-name="T19"><text:tab/></text:span><text:span text:style-name="T10">&lt;</text:span><text:span text:style-name="T13">accion-lista </text:span><text:span text:style-name="T19">... </text:span><text:span text:style-name="T10">/&gt;</text:span><text:span text:style-name="T19"> ...<text:tab/><text:tab/> <text:tab/>(16)</text:span></text:p>
      <text:p text:style-name="Código"><text:span text:style-name="T19"><text:tab/></text:span><text:span text:style-name="T10">&lt;</text:span><text:span text:style-name="T13">accion-detalle </text:span><text:span text:style-name="T19">... </text:span><text:span text:style-name="T10">/&gt;</text:span><text:span text:style-name="T19"> ...<text:tab/> <text:tab/>(17)</text:span></text:p>
      <text:p text:style-name="Código"><text:span text:style-name="T11">&lt;/</text:span><text:span text:style-name="T14">vista-coleccion</text:span><text:span text:style-name="T11">&gt;</text:span></text:p>
      <text:list text:style-name="L41">
        <text:list-item>
          <text:p text:style-name="P198"><text:span text:style-name="Código">coleccion</text:span> (obligado): Indica la colección de la que se quiere personalizar la presentación.</text:p>
        </text:list-item>
        <text:list-item>
          <text:p text:style-name="P198"><text:span text:style-name="Código">vista</text:span> (opcional): La vista del objeto referenciado que se ha de usar para representar el detalle. Por defecto usa la vista por defecto.</text:p>
        </text:list-item>
        <text:list-item>
          <text:p text:style-name="P198"><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198"><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198"><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198"><text:span text:style-name="Código">modificar-referencia</text:span> (opcional): <text:span text:style-name="T4">(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198"><text:span text:style-name="Código">como-agregado</text:span> (opcional): <text:span text:style-name="T4">(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198"><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198"><text:span text:style-name="Código">accion-editar</text:span> (una, opcional): Permite sobreescribir la acción que inicia la edición de un elemento de la colección. Esta es la acción mostrada en cada fila cuando la colección es editable.</text:p>
        </text:list-item>
        <text:list-item>
          <text:p text:style-name="P198"><text:span text:style-name="Código">accion-ver</text:span> (una, opcional): Permite sobreescribir la acción para visualizar un elemento de la colección. Esta es la acción mostrada en cada fila cuando la colección es de solo lectura.</text:p>
        </text:list-item>
        <text:list-item>
          <text:p text:style-name="P198"><text:span text:style-name="Código">accion-nuevo</text:span> (una, opcional): <text:span text:style-name="T4">(nuevo en v2.0.2)</text:span> Permite definir nuestra propia acción para empezar a añadir un nuevo elemento en la colección. Ésta es la acción que se ejecuta al pulsar en el vínculo 'Añadir'.</text:p>
        </text:list-item>
        <text:list-item>
          <text:p text:style-name="P198"><text:span text:style-name="Código">accion-grabar</text:span> (una, opcional): <text:span text:style-name="T4">(nuevo en v2.0.2)</text:span> Permite definir nuestra propia acción para grabar el elemento de la colección. Ésta es la acción que se ejecuta al pulsar el vínculo 'Grabar detalle'.</text:p>
        </text:list-item>
        <text:list-item>
          <text:p text:style-name="P198"><text:span text:style-name="Código">accion-ocultar-detalle</text:span> (una, opcional): <text:span text:style-name="T4">(nuevo en v2.0.2)</text:span> Permite definir nuestra propia acción para ocultar la vista de detalle. Ésta es la acción que se ejecuta al pulsar el vínculo 'Cerrar'.</text:p>
        </text:list-item>
        <text:list-item>
          <text:p text:style-name="P198"><text:span text:style-name="Código">accion-quitar</text:span> (una, opcional): <text:span text:style-name="T4">(nuevo en v2.0.2)</text:span> Permite definir nuestra propia acción para borrar un elemento de la colección. Ésta es la acción que se ejecuta al pulsar en el vínculo 'Quitar detalle'.</text:p>
        </text:list-item>
        <text:list-item>
          <text:p text:style-name="P198"><text:span text:style-name="Código">accion-quitar-seleccionados</text:span> (una, opcional): <text:span text:style-name="T4">(nuevo en v2.1)</text:span> Permite definir nuestra propia acción para quitar los elementos seleccionados de la colección. Ésta es la acción que se ejecuta al seleccionar algunas filas y pulsar en el vínculo 'Quitar seleccionados'.</text:p>
        </text:list-item>
        <text:list-item>
          <text:p text:style-name="P198"><text:span text:style-name="Código">accion-lista</text:span> (varias, opcional): Para poder añadir acciones en el modo lista; normalmente acciones cuyo alcance es la colección entera.</text:p>
        </text:list-item>
        <text:list-item>
          <text:p text:style-name="P198"><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10">&lt;</text:span><text:span text:style-name="T13">vista-coleccion </text:span><text:span text:style-name="T16">coleccion</text:span><text:span text:style-name="T19">=</text:span><text:span text:style-name="T22">"clientes" </text:span><text:span text:style-name="T16">vista</text:span><text:span text:style-name="T19">=</text:span><text:span text:style-name="T22">"Simple"</text:span><text:span text:style-name="T10">&gt;</text:span></text:p>
      <text:p text:style-name="Código"><text:span text:style-name="T19"><text:tab/></text:span><text:span text:style-name="T10">&lt;</text:span><text:span text:style-name="T13">propiedades-lista</text:span><text:span text:style-name="T10">&gt;</text:span></text:p>
      <text:p text:style-name="Código"><text:tab/><text:tab/>codigo, nombre, observaciones,</text:p>
      <text:p text:style-name="Código"><text:tab/><text:tab/>relacionConComercial, comercial.nivel.descripcion</text:p>
      <text:p text:style-name="Código"><text:span text:style-name="T19"><text:tab/></text:span><text:span text:style-name="T10">&lt;/</text:span><text:span text:style-name="T13">propiedades-lista</text:span><text:span text:style-name="T10">&gt;</text:span></text:p>
      <text:p text:style-name="Código"><text:span text:style-name="T11">&lt;/</text:span><text:span text:style-name="T14">vista-coleccion</text:span><text:span text:style-name="T11">&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Este vista se usa también cuando el usuario pulsa en 'Añadir' en una colección de agregados, pero en el caso de una colección de entidades OpenXava no muestra esta vista, en su lugar muestra una lista de entidades a añadir <text:span text:style-name="T4">(nuevo en v2.2)</text:span>.</text:p>
      <text:p text:style-name="Text_20_body">Si la vista <text:span text:style-name="Código">Simple</text:span> de <text:span text:style-name="Código">Cliente</text:span> es así:</text:p>
      <text:p text:style-name="P19"><text:span text:style-name="T10">&lt;</text:span><text:span text:style-name="T13">view </text:span><text:span text:style-name="T16">name</text:span><text:span text:style-name="T19">=</text:span><text:span text:style-name="T22">"Simple" </text:span><text:span text:style-name="T16">members</text:span><text:span text:style-name="T19">=</text:span><text:span text:style-name="T22">"number; type; name; address"</text:span><text:span text:style-name="T10">/&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517"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10">&lt;</text:span><text:span text:style-name="T13">vista-coleccion </text:span><text:span text:style-name="T16">coleccion</text:span><text:span text:style-name="T19">=</text:span><text:span text:style-name="T22">"lineas"</text:span><text:span text:style-name="T10">&gt;</text:span></text:p>
      <text:p text:style-name="Código"><text:span text:style-name="T19"><text:tab/></text:span><text:span text:style-name="T10">&lt;</text:span><text:span text:style-name="T13">accion-editar </text:span><text:span text:style-name="T16">accion</text:span><text:span text:style-name="T19">=</text:span><text:span text:style-name="T22">"Facturas.editarLinea"</text:span><text:span text:style-name="T10">/&gt;</text:span></text:p>
      <text:p text:style-name="Código"><text:span text:style-name="T11">&lt;/</text:span><text:span text:style-name="T14">vista-coleccion</text:span><text:span text:style-name="T11">&gt;</text:span></text:p>
      <text:p text:style-name="Text_20_body">Hemos de definir <text:span text:style-name="Código">Facturas.editarLinea</text:spa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Facturas"</text:span><text:span text:style-name="T10">&gt;</text:span></text:p>
      <text:p text:style-name="Código"><text:tab/>...</text:p>
      <text:p text:style-name="Código"><text:span text:style-name="T19"><text:tab/></text:span><text:span text:style-name="T10">&lt;</text:span><text:span text:style-name="T13">accion </text:span><text:span text:style-name="T16">nombre</text:span><text:span text:style-name="T19">=</text:span><text:span text:style-name="T22">"editarLinea"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EditarLineaFactura"</text:span><text:span text:style-name="T10">&gt;</text:span><text:span text:style-name="T19"><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span></text:p>
      <text:p text:style-name="Código"><text:tab/>...</text:p>
      <text:p text:style-name="Código"><text:span text:style-name="T11">&lt;/</text:span><text:span text:style-name="T14">controlador</text:span><text:span text:style-name="T11">&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517"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10">&lt;</text:span><text:span text:style-name="T13">vista-coleccion </text:span><text:span text:style-name="T16">coleccion</text:span><text:span text:style-name="T19">=</text:span><text:span text:style-name="T22">"compaÃ±eros" </text:span><text:span text:style-name="T16">vista</text:span><text:span text:style-name="T19">=</text:span><text:span text:style-name="T22">"Simple"</text:span><text:span text:style-name="T10">&gt;</text:span></text:p>
      <text:p text:style-name="Código"><text:span text:style-name="T19"><text:tab/></text:span><text:span text:style-name="T10">&lt;</text:span><text:span text:style-name="T13">accion-lista </text:span><text:span text:style-name="T16">accion</text:span><text:span text:style-name="T19">=</text:span><text:span text:style-name="T22">"Transportistas.traducirNombre"</text:span><text:span text:style-name="T10">/&gt;</text:span></text:p>
      <text:p text:style-name="Código"><text:span text:style-name="T11">&lt;/</text:span><text:span text:style-name="T14">vista-coleccion</text:span><text:span text:style-name="T11">&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 <text:span text:style-name="T4">(desde v2.1.4 la caseilla de chequeo está siempre presente en todas las colecciones</text:span><text:span text:style-name="T4">)</text:span>.</text:p>
      <text:p text:style-name="Text_20_body">Falta definir la acció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Transportista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traducirNombre" </text:span></text:p>
      <text:p text:style-name="Código"><text:span text:style-name="T22"><text:tab/><text:tab/></text:span><text:span text:style-name="T16">clase</text:span><text:span text:style-name="T19">=</text:span><text:span text:style-name="T22">"org.openxava.test.acciones.TraducirNombreTransportista"</text:span><text:span text:style-name="T10">&gt;</text:span></text:p>
      <text:p text:style-name="Código"><text:span text:style-name="T19"><text:tab/></text:span><text:span text:style-name="T10">&lt;/</text:span><text:span text:style-name="T13">accion</text:span><text:span text:style-name="T10">&gt;</text:span><text:span text:style-name="T19"><text:tab/><text:tab/></text:span></text:p>
      <text:p text:style-name="Código"><text:span text:style-name="T11">&lt;/</text:span><text:span text:style-name="T14">controladores</text:span><text:span text:style-name="T11">&gt;</text:span><text:span text:style-name="T20"><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p text:style-name="Text_20_body">También es posible usar acciones para el modo lista (ver la sección 7.5) como acciones de lista para una colección <text:span text:style-name="T4">(nuevo en v2.1.4)</text:span>.</text:p>
      <text:list text:style-name="L1" text:continue-numbering="true">
        <text:list-item>
          <text:list text:continue-numbering="true">
            <text:list-item>
              <text:list text:continue-numbering="true">
                <text:list-item>
                  <text:h text:style-name="P517" text:outline-level="3">Acciones de lista por defecto <text:span text:style-name="T4">(nuevo en v2.1.4)</text:span></text:h>
                </text:list-item>
              </text:list>
            </text:list-item>
          </text:list>
        </text:list-item>
      </text:list>
      <text:p text:style-name="Text_20_body">Si queremos añadir alguna acciones de lista a todas las colecciones de nuestra aplicación hemos de crear un controlador llamado <text:span text:style-name="Código">DefaultListActionsForCollections</text:span> en nuestro propio <text:span text:style-name="Archivo_2f_Directorio">xava/controladores.xml</text:span> como sigue:</text:p>
      <text:p text:style-name="Código"><text:span text:style-name="T10">&lt;</text:span><text:span text:style-name="T13">controlador </text:span><text:span text:style-name="T16">nombre</text:span><text:span text:style-name="T19">=</text:span><text:span text:style-name="T22">"DefaultListActionsForCollections"</text:span><text:span text:style-name="T10">&gt;</text:span></text:p>
      <text:p text:style-name="Código"><text:span text:style-name="T19"><text:tab/></text:span><text:span text:style-name="T10">&lt;hereda-de</text:span><text:span text:style-name="T13"> </text:span><text:span text:style-name="T16">controlador</text:span><text:span text:style-name="T19">=</text:span><text:span text:style-name="T22">"Print"</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exportarComoXML" </text:span></text:p>
      <text:p text:style-name="Código"><text:span text:style-name="T22"><text:tab/><text:tab/></text:span><text:span text:style-name="T16">clase</text:span><text:span text:style-name="T19">=</text:span><text:span text:style-name="T22">"org.openxava.test.acciones.ExportarComoXML"</text:span><text:span text:style-name="T10">&gt;</text:span></text:p>
      <text:p text:style-name="Código"><text:span text:style-name="T19"><text:tab/></text:span><text:span text:style-name="T10">&lt;/</text:span><text:span text:style-name="T13">accion</text:span><text:span text:style-name="T10">&gt;</text:span><text:span text:style-name="T19"><text:tab/><text:tab/></text:span></text:p>
      <text:p text:style-name="Código"><text:span text:style-name="T12">&lt;/</text:span><text:span text:style-name="T15">controlador</text:span><text:span text:style-name="T12">&gt;</text:span></text:p>
      <text:p text:style-name="Text_20_body">De esta forma todas las colecciones tendrán las acciones del controlador <text:span text:style-name="Código">Print</text:span> (para exportar a Excel y generar informes PDF) y nuestra propia acción <text:span text:style-name="Código">ExportarComoXML</text:span>. Esto tiene el mismo efecto que el elemento <text:span text:style-name="Código">&lt;accion-lista/&gt;</text:span> (en sección 4.4.2) pero aplica a todas las colecciones a la vez.</text:p>
      <text:list text:style-name="L1" text:continue-numbering="true">
        <text:list-item>
          <text:list text:continue-numbering="true">
            <text:list-item>
              <text:list text:continue-numbering="true">
                <text:list-item>
                  <text:h text:style-name="P517"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10">&lt;</text:span><text:span text:style-name="T13">vista-coleccion </text:span><text:span text:style-name="T16">coleccion</text:span><text:span text:style-name="T19">=</text:span><text:span text:style-name="T22">"lineas"</text:span><text:span text:style-name="T10">&gt;</text:span></text:p>
      <text:p text:style-name="Código"><text:span text:style-name="T19"><text:tab/></text:span><text:span text:style-name="T10">&lt;</text:span><text:span text:style-name="T13">accion-detalle </text:span><text:span text:style-name="T16">accion</text:span><text:span text:style-name="T19">=</text:span><text:span text:style-name="T22">"Facturas.verProducto"</text:span><text:span text:style-name="T10">/&gt;</text:span></text:p>
      <text:p text:style-name="Código"><text:span text:style-name="T11">&lt;/</text:span><text:span text:style-name="T14">vista-coleccion</text:span><text:span text:style-name="T11">&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Facturas"</text:span><text:span text:style-name="T10">&gt;</text:span></text:p>
      <text:p text:style-name="Código"><text:tab/>...</text:p>
      <text:p text:style-name="Código"><text:span text:style-name="T19"><text:tab/></text:span><text:span text:style-name="T10">&lt;</text:span><text:span text:style-name="T13">accion </text:span><text:span text:style-name="T16">nombre</text:span><text:span text:style-name="T19">=</text:span><text:span text:style-name="T22">"verProducto"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VerProductoDesdeLineaFactura"</text:span><text:span text:style-name="T10">&gt;</text:span><text:span text:style-name="T19"><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tab/></text:span><text:span text:style-name="T10">&lt;</text:span><text:span text:style-name="T13">use-objeto </text:span><text:span text:style-name="T16">nombre</text:span><text:span text:style-name="T19">=</text:span><text:span text:style-name="T22">"xavatest_valoresFactura"</text:span><text:span text:style-name="T10">/&gt;</text:span></text:p>
      <text:p text:style-name="Código"><text:span text:style-name="T19"><text:tab/></text:span><text:span text:style-name="T10">&lt;/</text:span><text:span text:style-name="T13">accion</text:span><text:span text:style-name="T10">&gt;</text:span><text:span text:style-name="T19"><text:tab/></text:span></text:p>
      <text:p text:style-name="Código"><text:tab/>...</text:p>
      <text:p text:style-name="Código"><text:span text:style-name="T11">&lt;/</text:span><text:span text:style-name="T14">controlador</text:span><text:span text:style-name="T11">&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4">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517" text:outline-level="3">Refinar comportamiento por defecto para la vista de colección <text:span text:style-name="T4">(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10">&lt;vista-</text:span><text:span text:style-name="T13">coleccion </text:span><text:span text:style-name="T16">coleccion</text:span><text:span text:style-name="T19">=</text:span><text:span text:style-name="T22">"detalles"</text:span><text:span text:style-name="T10">&gt;</text:span></text:p>
      <text:p text:style-name="Código"><text:span text:style-name="T19"><text:tab/></text:span><text:span text:style-name="T10">&lt;accion-grabar</text:span><text:span text:style-name="T13"> </text:span><text:span text:style-name="T16">accion</text:span><text:span text:style-name="T19">=</text:span><text:span text:style-name="T22">"DetallesAlbaran.grabar"</text:span><text:span text:style-name="T10">/&gt;</text:span></text:p>
      <text:p text:style-name="Código"><text:span text:style-name="T10">&lt;/vista-</text:span><text:span text:style-name="T13">coleccion</text:span><text:span text:style-name="T10">&gt;</text:span></text:p>
      <text:p text:style-name="Text_20_body">Debemos tener la acción <text:span text:style-name="Código">DetallesAlbaran.grabar</text:spa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DetallesAlbara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grabar"</text:span></text:p>
      <text:p text:style-name="Código"><text:span text:style-name="T22"><text:tab/><text:tab/></text:span><text:span text:style-name="T16">clase</text:span><text:span text:style-name="T19">=</text:span><text:span text:style-name="T22">"org.openxava.test.acciones.GrabarDetalleAlbara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0">&lt;/</text:span><text:span text:style-name="T13">controlador</text:span><text:span text:style-name="T10">&gt;</text:span><text:span text:style-name="T19"><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list text:style-name="L1" text:continue-numbering="true">
        <text:list-item>
          <text:list text:continue-numbering="true">
            <text:list-item>
              <text:h text:style-name="P423"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10">&lt;</text:span><text:span text:style-name="T13">vista</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entregadoPor"</text:span><text:span text:style-name="T10">&gt;</text:span></text:p>
      <text:p text:style-name="Código"><text:span text:style-name="T19"><text:tab/><text:tab/></text:span><text:span text:style-name="T10">&lt;</text:span><text:span text:style-name="T13">valores-posibles</text:span><text:span text:style-name="T10">&gt;</text:span><text:span text:style-name="T19"> <text:s text:c="5"/></text:span></text:p>
      <text:p text:style-name="Código"><text:span text:style-name="T19"><text:tab/><text:tab/><text:tab/></text:span><text:span text:style-name="T10">&lt;</text:span><text:span text:style-name="T13">valor-posible </text:span><text:span text:style-name="T16">valor</text:span><text:span text:style-name="T19">=</text:span><text:span text:style-name="T22">"empleado"</text:span><text:span text:style-name="T10">/&gt;</text:span><text:span text:style-name="T19"> <text:s text:c="5"/></text:span></text:p>
      <text:p text:style-name="Código"><text:span text:style-name="T19"><text:tab/><text:tab/><text:tab/></text:span><text:span text:style-name="T10">&lt;</text:span><text:span text:style-name="T13">valor-posible </text:span><text:span text:style-name="T16">valor</text:span><text:span text:style-name="T19">=</text:span><text:span text:style-name="T22">"transportista"</text:span><text:span text:style-name="T10">/&gt;</text:span><text:span text:style-name="T19"> <text:s text:c="5"/></text:span></text:p>
      <text:p text:style-name="Código"><text:span text:style-name="T19"><text:tab/><text:tab/></text:span><text:span text:style-name="T10">&lt;/</text:span><text:span text:style-name="T13">valores-posibles</text:span><text:span text:style-name="T10">&gt;</text:span><text:span text:style-name="T19"> <text:s/><text:tab/></text:span></text:p>
      <text:p text:style-name="Código"><text:span text:style-name="T19"><text:tab/><text:tab/></text:span><text:span text:style-name="T10">&lt;</text:span><text:span text:style-name="T13">calculador-valor-defecto</text:span></text:p>
      <text:p text:style-name="Código"><text:span text:style-name="T13"><text:tab/><text:tab/><text:tab/> </text:span><text:span text:style-name="T16">clase</text:span><text:span text:style-name="T19">=</text:span><text:span text:style-name="T22">"org.openxava.calculators.IntegerCalculator"</text:span><text:span text:style-name="T10">&gt;</text:span><text:span text:style-name="T19"><text:tab/><text:tab/><text:tab/></text:span></text:p>
      <text:p text:style-name="Código"><text:span text:style-name="T19"><text:tab/><text:tab/><text:tab/></text:span><text:span text:style-name="T10">&lt;</text:span><text:span text:style-name="T13">poner </text:span><text:span text:style-name="T16">propiedad</text:span><text:span text:style-name="T19">=</text:span><text:span text:style-name="T22">"value" </text:span><text:span text:style-name="T16">valor</text:span><text:span text:style-name="T19">=</text:span><text:span text:style-name="T22">"0"</text:span><text:span text:style-name="T10">/&gt;</text:span></text:p>
      <text:p text:style-name="Código"><text:span text:style-name="T19"><text:tab/><text:tab/></text:span><text:span text:style-name="T10">&lt;/</text:span><text:span text:style-name="T13">calculador-valor-defecto</text:span><text:span text:style-name="T10">&gt;</text:span></text:p>
      <text:p text:style-name="Código"><text:span text:style-name="T19"><text:tab/></text:span><text:span text:style-name="T10">&lt;/</text:span><text:span text:style-name="T13">propiedad</text:span><text:span text:style-name="T10">&gt;</text:span></text:p>
      <text:p text:style-name="Código"><text:tab/><text:tab/><text:tab/></text:p>
      <text:p text:style-name="Código"><text:span text:style-name="T19"><text:tab/></text:span><text:span text:style-name="T10">&lt;</text:span><text:span text:style-name="T13">vista-propiedad </text:span><text:span text:style-name="T16">propiedad</text:span><text:span text:style-name="T19">=</text:span><text:span text:style-name="T22">"entregadoPor"</text:span><text:span text:style-name="T10">&gt;</text:span></text:p>
      <text:p text:style-name="Código"><text:span text:style-name="T19"><text:tab/><text:tab/></text:span><text:span text:style-name="T10">&lt;</text:span><text:span text:style-name="T13">al-cambiar </text:span><text:span text:style-name="T16">clase</text:span><text:span text:style-name="T19">=</text:span><text:span text:style-name="T22">"org.openxava.test.actiones.AlCambiarEntregadoPor"</text:span><text:span text:style-name="T10">/&gt;</text:span></text:p>
      <text:p text:style-name="Código"><text:span text:style-name="T19"><text:tab/></text:span><text:span text:style-name="T10">&lt;/</text:span><text:span text:style-name="T13">vista-propiedad</text:span><text:span text:style-name="T10">&gt;</text:span></text:p>
      <text:p text:style-name="Código"><text:tab/>...</text:p>
      <text:p text:style-name="Código"><text:span text:style-name="T11">&lt;/</text:span><text:span text:style-name="T14">vista</text:span><text:span text:style-name="T11">&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423"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10">&lt;</text:span><text:span text:style-name="T13">miembros</text:span><text:span text:style-name="T10">&gt;</text:span></text:p>
      <text:p text:style-name="Código"><text:tab/>codigo;</text:p>
      <text:p text:style-name="Código"><text:tab/>tipo; </text:p>
      <text:p text:style-name="Código"><text:span text:style-name="T19"><text:tab/>nombre, </text:span><text:span text:style-name="T10">&lt;</text:span><text:span text:style-name="T13">accion </text:span><text:span text:style-name="T16">accion</text:span><text:span text:style-name="T19">=</text:span><text:span text:style-name="T22">"Clientes.cambiarEtiquetaDeNombre"</text:span><text:span text:style-name="T10">/&gt;</text:span><text:span text:style-name="T19">;</text:span></text:p>
      <text:p text:style-name="Código"><text:tab/>...</text:p>
      <text:p text:style-name="Código"><text:span text:style-name="T10">&lt;/</text:span><text:span text:style-name="T13">miembros</text:span><text:span text:style-name="T10">&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10">&lt;</text:span><text:span text:style-name="T13">accion </text:span><text:span text:style-name="T16">accion</text:span><text:span text:style-name="T19">=</text:span><text:span text:style-name="T22">"Clientes.cambiarEtiquetaDeNombre" </text:span><text:span text:style-name="T16">siempre-activa</text:span><text:span text:style-name="T19">=</text:span><text:span text:style-name="T22">"true"</text:span><text:span text:style-name="T10">/&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423"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editores </text:span><text:span text:style-name="T26">SYSTEM </text:span><text:span text:style-name="T27">"dtds/editores.dtd"</text:span><text:span text:style-name="T10">&gt;</text:span></text:p>
      <text:p text:style-name="Código"/>
      <text:p text:style-name="Código"><text:span text:style-name="T10">&lt;</text:span><text:span text:style-name="T13">editores</text:span><text:span text:style-name="T10">&gt;</text:span><text:span text:style-name="T19"> </text:span></text:p>
      <text:p text:style-name="Código"><text:span text:style-name="T19"><text:tab/></text:span><text:span text:style-name="T10">&lt;</text:span><text:span text:style-name="T13">editor </text:span><text:span text:style-name="T19">...</text:span><text:span text:style-name="T10">/&gt;</text:span><text:span text:style-name="T19"> ...</text:span></text:p>
      <text:p text:style-name="Código"><text:span text:style-name="T11">&lt;/</text:span><text:span text:style-name="T14">editores</text:span><text:span text:style-name="T11">&gt;</text:span></text:p>
      <text:p text:style-name="Text_20_body">Simplemente contiene la definición de un conjunto de editores, y un editor se define así:</text:p>
      <text:p text:style-name="Código"><text:span text:style-name="T10">&lt;</text:span><text:span text:style-name="T13">editor </text:span></text:p>
      <text:p text:style-name="Código"><text:span text:style-name="T13"><text:tab/></text:span><text:span text:style-name="T16">url</text:span><text:span text:style-name="T19">=</text:span><text:span text:style-name="T22">"url"<text:tab/><text:tab/><text:tab/><text:tab/><text:tab/><text:tab/><text:tab/><text:tab/></text:span><text:span text:style-name="T19">(1)</text:span></text:p>
      <text:p text:style-name="Código"><text:span text:style-name="T19"><text:tab/></text:span><text:span text:style-name="T16">formatear</text:span><text:span text:style-name="T19">=</text:span><text:span text:style-name="T22">"true|false"<text:tab/><text:tab/><text:tab/><text:tab/><text:tab/><text:tab/></text:span><text:span text:style-name="T19">(2)</text:span></text:p>
      <text:p text:style-name="Código"><text:span text:style-name="T19"><text:tab/></text:span><text:span text:style-name="T16">depende-de-estereotipos</text:span><text:span text:style-name="T19">=</text:span><text:span text:style-name="T22">"estereotipos"<text:tab/><text:tab/><text:tab/><text:tab/></text:span><text:span text:style-name="T19">(3)</text:span></text:p>
      <text:p text:style-name="Código"><text:span text:style-name="T19"><text:tab/></text:span><text:span text:style-name="T16">depende-de-propiedades</text:span><text:span text:style-name="T19">=</text:span><text:span text:style-name="T22">"propiedades"<text:tab/><text:tab/><text:tab/><text:tab/></text:span><text:span text:style-name="T19">(4)</text:span></text:p>
      <text:p text:style-name="Código"><text:span text:style-name="T19"><text:tab/></text:span><text:span text:style-name="T16">enmarcable</text:span><text:span text:style-name="T19">=</text:span><text:span text:style-name="T22">"true|false"<text:tab/><text:tab/><text:tab/><text:tab/><text:tab/><text:tab/></text:span><text:span text:style-name="T19">(5)</text:span></text:p>
      <text:p text:style-name="P14">&gt;</text:p>
      <text:p text:style-name="Código"><text:span text:style-name="T10"><text:tab/>&lt;</text:span><text:span text:style-name="T13">propiedad </text:span><text:span text:style-name="T19">... </text:span><text:span text:style-name="T10">/&gt;</text:span><text:span text:style-name="T19"> ...<text:tab/><text:tab/><text:tab/><text:tab/><text:tab/><text:tab/>(6)</text:span></text:p>
      <text:p text:style-name="Código"><text:span text:style-name="T19"><text:tab/></text:span><text:span text:style-name="T10">&lt;</text:span><text:span text:style-name="T13">formateador </text:span><text:span text:style-name="T19">... </text:span><text:span text:style-name="T10">/&gt;</text:span><text:span text:style-name="T19"> <text:tab/><text:tab/><text:tab/><text:tab/><text:tab/><text:tab/>(7)</text:span></text:p>
      <text:p text:style-name="Código"><text:span text:style-name="T19"><text:tab/></text:span><text:span text:style-name="T10">&lt;</text:span><text:span text:style-name="T13">para-estereotipo </text:span><text:span text:style-name="T19">... </text:span><text:span text:style-name="T10">/&gt;</text:span><text:span text:style-name="T19"> ...<text:tab/><text:tab/><text:tab/><text:tab/><text:tab/>(8)</text:span></text:p>
      <text:p text:style-name="Código"><text:span text:style-name="T19"><text:tab/></text:span><text:span text:style-name="T10">&lt;</text:span><text:span text:style-name="T13">para-tipo </text:span><text:span text:style-name="T19">... </text:span><text:span text:style-name="T10">/&gt;</text:span><text:span text:style-name="T19"> ...<text:tab/><text:tab/><text:tab/><text:tab/><text:tab/><text:tab/>(8)</text:span></text:p>
      <text:p text:style-name="Código"><text:span text:style-name="T19"><text:tab/></text:span><text:span text:style-name="T10">&lt;</text:span><text:span text:style-name="T13">para-propiedad-modelo </text:span><text:span text:style-name="T19">... </text:span><text:span text:style-name="T10">/&gt;</text:span><text:span text:style-name="T19"> ...<text:tab/><text:tab/><text:tab/><text:tab/>(8)</text:span></text:p>
      <text:p text:style-name="Código"><text:span text:style-name="T11">&lt;/</text:span><text:span text:style-name="T14">editor</text:span><text:span text:style-name="T11">&gt;</text:span></text:p>
      <text:list text:style-name="L42">
        <text:list-item>
          <text:p text:style-name="P215"><text:span text:style-name="Código">url</text:span> (obligado): URL de la página JSP que implementa el editor.</text:p>
        </text:list-item>
        <text:list-item>
          <text:p text:style-name="P215"><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215"><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215"><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215"><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215"><text:span text:style-name="Código">propiedad</text:span> (varias, opcional): Permite enviar valores al editor, de esta forma podemos configurar un editor y poder usarlo en diferente situaciones.</text:p>
        </text:list-item>
        <text:list-item>
          <text:p text:style-name="P215"><text:span text:style-name="Código">formateador</text:span> (uno, opcional): Clase java para definir la conversión de Java a HTML y de HTML a Java.</text:p>
        </text:list-item>
        <text:list-item>
          <text:p text:style-name="P215"><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10">&lt;</text:span><text:span text:style-name="T13">editor </text:span><text:span text:style-name="T16">url</text:span><text:span text:style-name="T19">=</text:span><text:span text:style-name="T22">"textEditor.jsp"</text:span><text:span text:style-name="T10">&gt;</text:span><text:span text:style-name="T19"> </text:span></text:p>
      <text:p text:style-name="Código"><text:span text:style-name="T19"><text:tab/></text:span><text:span text:style-name="T10">&lt;</text:span><text:span text:style-name="T13">for-type </text:span><text:span text:style-name="T16">type</text:span><text:span text:style-name="T19">=</text:span><text:span text:style-name="T22">"java.lang.String"</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java.math.BigDecimal"</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int"</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java.lang.Integer"</text:span><text:span text:style-name="T10">/&gt;</text:span><text:span text:style-name="T19"> <text:s text:c="3"/></text:span></text:p>
      <text:p text:style-name="Código"><text:span text:style-name="T19"><text:tab/></text:span><text:span text:style-name="T10">&lt;</text:span><text:span text:style-name="T13">for-type </text:span><text:span text:style-name="T16">type</text:span><text:span text:style-name="T19">=</text:span><text:span text:style-name="T22">"long"</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java.lang.Long"</text:span><text:span text:style-name="T10">/&gt;</text:span><text:span text:style-name="T19"> <text:s text:c="3"/></text:span></text:p>
      <text:p text:style-name="Código"><text:span text:style-name="T11">&lt;/</text:span><text:span text:style-name="T14">editor</text:span><text:span text:style-name="T11">&gt;</text:span></text:p>
      <text:p text:style-name="Text_20_body">Aquí asignamos a un grupo de tipos básicos el editor <text:span text:style-name="Archivo_2f_Directorio">textEditor.jsp</text:span>. El código JSP de este editor es:</text:p>
      <text:p text:style-name="Código"><text:span text:style-name="T30">&lt;%@</text:span><text:span text:style-name="T19"> </text:span><text:span text:style-name="T28">page</text:span><text:span text:style-name="T19"> </text:span><text:span text:style-name="T28">import</text:span><text:span text:style-name="T19">=</text:span><text:span text:style-name="T22">"org.openxava.model.meta.MetaProperty"</text:span><text:span text:style-name="T19"> </text:span><text:span text:style-name="T30">%&gt;</text:span></text:p>
      <text:p text:style-name="Código"/>
      <text:p text:style-name="Código">&lt;%</text:p>
      <text:p text:style-name="Código"><text:span text:style-name="T19">String propertyKey = </text:span><text:span text:style-name="T28">request</text:span><text:span text:style-name="T19">.getParameter(</text:span><text:span text:style-name="T22">"propertyKey"</text:span><text:span text:style-name="T19">);<text:tab/><text:tab/><text:tab/><text:tab/>// </text:span><text:span text:style-name="Resaltado"><text:span text:style-name="T31">(1)</text:span></text:span></text:p>
      <text:p text:style-name="Código"><text:span text:style-name="T19">MetaProperty p = (MetaProperty) </text:span><text:span text:style-name="T28">request</text:span><text:span text:style-name="T19">.getAttribute(propertyKey);<text:tab/><text:tab/>// </text:span><text:span text:style-name="Resaltado"><text:span text:style-name="T31">(2)</text:span></text:span></text:p>
      <text:p text:style-name="Código"><text:span text:style-name="T19">String fvalue = (String) </text:span><text:span text:style-name="T28">request</text:span><text:span text:style-name="T19">.getAttribute(propertyKey + </text:span><text:span text:style-name="T22">".fvalue"</text:span><text:span text:style-name="T19">);<text:tab/>// </text:span><text:span text:style-name="Resaltado"><text:span text:style-name="T31">(3)</text:span></text:span></text:p>
      <text:p text:style-name="Código"><text:span text:style-name="T19">String align = p.isNumber()?</text:span><text:span text:style-name="T22">"right"</text:span><text:span text:style-name="T19">:</text:span><text:span text:style-name="T22">"left"</text:span><text:span text:style-name="T19">;<text:tab/><text:tab/><text:tab/><text:tab/><text:tab/><text:tab/>// </text:span><text:span text:style-name="Resaltado"><text:span text:style-name="T31">(4)</text:span></text:span></text:p>
      <text:p text:style-name="Código"><text:span text:style-name="T28">boolean</text:span><text:span text:style-name="T19"> editable=</text:span><text:span text:style-name="T22">"true"</text:span><text:span text:style-name="T19">.equals(</text:span><text:span text:style-name="T28">request</text:span><text:span text:style-name="T19">.getParameter(</text:span><text:span text:style-name="T22">"editable"</text:span><text:span text:style-name="T19">));<text:tab/><text:tab/>// </text:span><text:span text:style-name="Resaltado"><text:span text:style-name="T31">(5)</text:span></text:span></text:p>
      <text:p text:style-name="Código"><text:span text:style-name="T19">String disabled=editable?</text:span><text:span text:style-name="T22">""</text:span><text:span text:style-name="T19">:</text:span><text:span text:style-name="T22">"disabled"</text:span><text:span text:style-name="T19">;<text:tab/><text:tab/><text:tab/><text:tab/><text:tab/><text:tab/>// </text:span><text:span text:style-name="Resaltado"><text:span text:style-name="T31">(5)</text:span></text:span></text:p>
      <text:p text:style-name="Código"><text:span text:style-name="T19">String script = </text:span><text:span text:style-name="T28">request</text:span><text:span text:style-name="T19">.getParameter(</text:span><text:span text:style-name="T22">"script"</text:span><text:span text:style-name="T19">);<text:tab/><text:tab/><text:tab/><text:tab/><text:tab/>// </text:span><text:span text:style-name="Resaltado"><text:span text:style-name="T31">(6)</text:span></text:span></text:p>
      <text:p text:style-name="Código"><text:span text:style-name="T28">boolean</text:span><text:span text:style-name="T19"> label = org.openxava.util.XavaPreferences.getInstance().isReadOnlyAsLabel();</text:span></text:p>
      <text:p text:style-name="Código"><text:span text:style-name="T28">if</text:span><text:span text:style-name="T19"> (editable || !label) {<text:tab/><text:tab/><text:tab/><text:tab/><text:tab/><text:tab/><text:tab/><text:tab/>// </text:span><text:span text:style-name="Resaltado"><text:span text:style-name="T31">(5)</text:span></text:span></text:p>
      <text:p text:style-name="Código">%&gt;</text:p>
      <text:p text:style-name="Código"><text:span text:style-name="T19">&lt;input name="</text:span><text:span text:style-name="T30">&lt;%=</text:span><text:span text:style-name="T19">propertyKey</text:span><text:span text:style-name="T30">%&gt;</text:span><text:span text:style-name="T19">" class=editor<text:tab/><text:tab/><text:tab/><text:tab/><text:tab/>&lt;!-- </text:span><text:span text:style-name="Resaltado"><text:span text:style-name="T31">(1)</text:span></text:span><text:span text:style-name="T19"> --&gt;</text:span></text:p>
      <text:p text:style-name="Código"><text:tab/>type="text" </text:p>
      <text:p text:style-name="Código"><text:span text:style-name="T19"><text:tab/>title="</text:span><text:span text:style-name="T30">&lt;%=</text:span><text:span text:style-name="T19">p.getDescription(</text:span><text:span text:style-name="T28">request</text:span><text:span text:style-name="T19">)</text:span><text:span text:style-name="T30">%&gt;</text:span><text:span text:style-name="T19">"</text:span></text:p>
      <text:p text:style-name="Código"><text:span text:style-name="T19"><text:tab/>align='</text:span><text:span text:style-name="T30">&lt;%=</text:span><text:span text:style-name="T19">align</text:span><text:span text:style-name="T30">%&gt;</text:span><text:span text:style-name="T19">'<text:tab/><text:tab/><text:tab/><text:tab/><text:tab/><text:tab/><text:tab/><text:tab/>&lt;!-- </text:span><text:span text:style-name="Resaltado"><text:span text:style-name="T31">(4)</text:span></text:span><text:span text:style-name="T19"> --&gt;</text:span></text:p>
      <text:p text:style-name="Código"><text:span text:style-name="T19"><text:tab/>maxlength="</text:span><text:span text:style-name="T30">&lt;%=</text:span><text:span text:style-name="T19">p.getSize()</text:span><text:span text:style-name="T30">%&gt;</text:span><text:span text:style-name="T19">" </text:span></text:p>
      <text:p text:style-name="Código"><text:span text:style-name="T19"><text:tab/>size="</text:span><text:span text:style-name="T30">&lt;%=</text:span><text:span text:style-name="T19">p.getSize()</text:span><text:span text:style-name="T30">%&gt;</text:span><text:span text:style-name="T19">" </text:span></text:p>
      <text:p text:style-name="Código"><text:span text:style-name="T19"><text:tab/>value="</text:span><text:span text:style-name="T30">&lt;%=</text:span><text:span text:style-name="T19">fvalue</text:span><text:span text:style-name="T30">%&gt;</text:span><text:span text:style-name="T19">"<text:tab/><text:tab/><text:tab/><text:tab/><text:tab/><text:tab/><text:tab/><text:tab/>&lt;!-- </text:span><text:span text:style-name="Resaltado"><text:span text:style-name="T31">(3)</text:span></text:span><text:span text:style-name="T19"> --&gt;</text:span></text:p>
      <text:p text:style-name="Código"><text:span text:style-name="T19"><text:tab/></text:span><text:span text:style-name="T30">&lt;%=</text:span><text:span text:style-name="T19">disabled</text:span><text:span text:style-name="T30">%&gt;<text:tab/><text:tab/><text:tab/><text:tab/><text:tab/><text:tab/><text:tab/><text:tab/></text:span><text:span text:style-name="T19">&lt;!-- </text:span><text:span text:style-name="Resaltado"><text:span text:style-name="T31">(5)</text:span></text:span><text:span text:style-name="T19"> --&gt;</text:span></text:p>
      <text:p text:style-name="Código"><text:span text:style-name="T19"><text:tab/></text:span><text:span text:style-name="T30">&lt;%=</text:span><text:span text:style-name="T19">script</text:span><text:span text:style-name="T30">%&gt;<text:tab/><text:tab/><text:tab/><text:tab/><text:tab/><text:tab/><text:tab/><text:tab/><text:tab/></text:span><text:span text:style-name="T19">&lt;!-- </text:span><text:span text:style-name="Resaltado"><text:span text:style-name="T31">(6)</text:span></text:span><text:span text:style-name="T19"> --&gt;</text:span><text:span text:style-name="T30"><text:tab/><text:tab/><text:tab/></text:span></text:p>
      <text:p text:style-name="Código"><text:tab/>/&gt;</text:p>
      <text:p text:style-name="Código">&lt;%</text:p>
      <text:p text:style-name="Código"><text:span text:style-name="T19">} </text:span><text:span text:style-name="T28">else</text:span><text:span text:style-name="T19"> {</text:span></text:p>
      <text:p text:style-name="Código">%&gt;</text:p>
      <text:p text:style-name="Código"><text:span text:style-name="T30">&lt;%=</text:span><text:span text:style-name="T19">fvalue</text:span><text:span text:style-name="T30">%&gt;</text:span><text:span text:style-name="T19">&amp;nbsp;<text:tab/></text:span></text:p>
      <text:p text:style-name="Código">&lt;%</text:p>
      <text:p text:style-name="Código">}</text:p>
      <text:p text:style-name="Código">%&gt;</text:p>
      <text:p text:style-name="Código"><text:span text:style-name="T30">&lt;%</text:span><text:span text:style-name="T19"> </text:span><text:span text:style-name="T28">if</text:span><text:span text:style-name="T19"> (!editable) { </text:span><text:span text:style-name="T30">%&gt;</text:span></text:p>
      <text:p text:style-name="Código"><text:span text:style-name="T19"><text:tab/>&lt;input type="hidden" name="</text:span><text:span text:style-name="T30">&lt;%=</text:span><text:span text:style-name="T19">propertyKey</text:span><text:span text:style-name="T30">%&gt;</text:span><text:span text:style-name="T19">" value="</text:span><text:span text:style-name="T30">&lt;%=</text:span><text:span text:style-name="T19">fvalue</text:span><text:span text:style-name="T30">%&gt;</text:span><text:span text:style-name="T19">"&gt;</text:span></text:p>
      <text:p text:style-name="Código"><text:span text:style-name="T30">&lt;%</text:span><text:span text:style-name="T19"> } </text:span><text:span text:style-name="T30">%&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10">&lt;</text:span><text:span text:style-name="T13">editor </text:span><text:span text:style-name="T16">url</text:span><text:span text:style-name="T19">=</text:span><text:span text:style-name="T22">"textEditor.jsp"</text:span><text:span text:style-name="T10">&gt;</text:span><text:span text:style-name="T19"> </text:span></text:p>
      <text:p text:style-name="Código"><text:span text:style-name="T19"><text:tab/></text:span><text:span text:style-name="T10">&lt;</text:span><text:span text:style-name="T13">formatedor </text:span><text:span text:style-name="T16">clase</text:span><text:span text:style-name="T19">=</text:span><text:span text:style-name="T22">"org.openxava.formatters.UpperCaseFormatter"</text:span><text:span text:style-name="T10">/&gt;</text:span></text:p>
      <text:p text:style-name="Código"><text:span text:style-name="T19"><text:tab/></text:span><text:span text:style-name="T10">&lt;</text:span><text:span text:style-name="T13">para-tipo </text:span><text:span text:style-name="T16">tipo</text:span><text:span text:style-name="T19">=</text:span><text:span text:style-name="T22">"java.lang.String"</text:span><text:span text:style-name="T10">/&gt;</text:span></text:p>
      <text:p text:style-name="Código"><text:span text:style-name="T11">&lt;/</text:span><text:span text:style-name="T14">editor</text:span><text:span text:style-name="T11">&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423"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10">&lt;</text:span><text:span text:style-name="T13">propiedad </text:span><text:span text:style-name="T16">nombre</text:span><text:span text:style-name="T19">=</text:span><text:span text:style-name="T22">"regiones" </text:span><text:span text:style-name="T16">estereotipo</text:span><text:span text:style-name="T19">=</text:span><text:span text:style-name="T22">"REGIONES"</text:span><text:span text:style-name="T10">/&gt;<text:tab/><text:tab/><text:tab/><text:tab/><text:tab/></text:span></text:p>
      <text:p text:style-name="Text_20_body">Entonces podemos añadir una entrada en el archivo <text:span text:style-name="Archivo_2f_Directorio">tipo-estereotipo-defecto.xml</text:span> como sigue:</text:p>
      <text:p text:style-name="Código"><text:span text:style-name="T10">&lt;para</text:span><text:span text:style-name="T13"> </text:span><text:span text:style-name="T16">estereotipo</text:span><text:span text:style-name="T19">=</text:span><text:span text:style-name="T22">"REGIONES" </text:span><text:span text:style-name="T16">tipo</text:span><text:span text:style-name="T19">=</text:span><text:span text:style-name="T22">"String []"</text:span><text:span text:style-name="T10">/&gt;</text:span></text:p>
      <text:p text:style-name="Text_20_body">Y definir nuestro editor en el <text:span text:style-name="Archivo_2f_Directorio">editores.xml</text:span> de nuestro proyecto:</text:p>
      <text:p text:style-name="Código"><text:span text:style-name="T10">&lt;</text:span><text:span text:style-name="T13">editor </text:span><text:span text:style-name="T16">url</text:span><text:span text:style-name="T19">=</text:span><text:span text:style-name="T22">"editorRegiones.jsp"</text:span><text:span text:style-name="T10">&gt;</text:span><text:span text:style-name="T19"> <text:s/><text:tab/><text:tab/><text:tab/><text:tab/><text:tab/><text:tab/><text:tab/> <text:s text:c="4"/>(1)</text:span></text:p>
      <text:p text:style-name="Código"><text:span text:style-name="T19"><text:tab/></text:span><text:span text:style-name="T10">&lt;</text:span><text:span text:style-name="T13">propiedad </text:span><text:span text:style-name="T16">nombre</text:span><text:span text:style-name="T19">=</text:span><text:span text:style-name="T22">"cantidadRegiones" </text:span><text:span text:style-name="T16">valor</text:span><text:span text:style-name="T19">=</text:span><text:span text:style-name="T22">"3"</text:span><text:span text:style-name="T10">/&gt;<text:tab/><text:tab/><text:tab/><text:tab/> <text:s text:c="4"/></text:span><text:span text:style-name="T19">(2)</text:span></text:p>
      <text:p text:style-name="Código"><text:span text:style-name="T19"><text:tab/></text:span><text:span text:style-name="T10">&lt;</text:span><text:span text:style-name="T13">formateador </text:span><text:span text:style-name="T16">clase</text:span><text:span text:style-name="T19">=</text:span><text:span text:style-name="T22">"org.openxava.formatters.MultipleValuesByPassFormatter"</text:span><text:span text:style-name="T10">/&gt; </text:span><text:span text:style-name="T19">(3)</text:span></text:p>
      <text:p text:style-name="Código"><text:span text:style-name="T19"><text:tab/></text:span><text:span text:style-name="T10">&lt;para-e</text:span><text:span text:style-name="T13">stereotipo </text:span><text:span text:style-name="T16">estereotipo</text:span><text:span text:style-name="T19">=</text:span><text:span text:style-name="T22">"REGIONES"</text:span><text:span text:style-name="T10">/&gt;</text:span></text:p>
      <text:p text:style-name="Código"><text:span text:style-name="T10">&lt;/</text:span><text:span text:style-name="T13">editor</text:span><text:span text:style-name="T10">&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2">&lt;%@ </text:span><text:span text:style-name="T13">page </text:span><text:span text:style-name="T16">import</text:span><text:span text:style-name="T19">=</text:span><text:span text:style-name="T22">"java.util.Collection" </text:span><text:span text:style-name="T32">%&gt;</text:span></text:p>
      <text:p text:style-name="Código"><text:span text:style-name="T32">&lt;%@ </text:span><text:span text:style-name="T13">page </text:span><text:span text:style-name="T16">import</text:span><text:span text:style-name="T19">=</text:span><text:span text:style-name="T22">"java.util.Collections" </text:span><text:span text:style-name="T32">%&gt;</text:span></text:p>
      <text:p text:style-name="Código"><text:span text:style-name="T32">&lt;%@ </text:span><text:span text:style-name="T13">page </text:span><text:span text:style-name="T16">import</text:span><text:span text:style-name="T19">=</text:span><text:span text:style-name="T22">"java.util.Arrays" </text:span><text:span text:style-name="T32">%&gt;</text:span></text:p>
      <text:p text:style-name="Código"><text:span text:style-name="T32">&lt;%@ </text:span><text:span text:style-name="T13">page </text:span><text:span text:style-name="T16">import</text:span><text:span text:style-name="T19">=</text:span><text:span text:style-name="T22">"org.openxava.util.Labels" </text:span><text:span text:style-name="T32">%&gt;</text:span></text:p>
      <text:p text:style-name="Código"/>
      <text:p text:style-name="Código"><text:span text:style-name="T10">&lt;</text:span><text:span text:style-name="T13">jsp:useBean </text:span><text:span text:style-name="T16">id</text:span><text:span text:style-name="T19">=</text:span><text:span text:style-name="T22">"style" </text:span><text:span text:style-name="T16">class</text:span><text:span text:style-name="T19">=</text:span><text:span text:style-name="T22">"org.openxava.web.style.Style" </text:span><text:span text:style-name="T16">scope</text:span><text:span text:style-name="T19">=</text:span><text:span text:style-name="T22">"request"</text:span><text:span text:style-name="T10">/&gt;</text:span></text:p>
      <text:p text:style-name="Código"/>
      <text:p text:style-name="Código">&lt;%</text:p>
      <text:p text:style-name="Código"><text:span text:style-name="T19">String propertyKey = request.getParameter(</text:span><text:span text:style-name="T22">"propertyKey"</text:span><text:span text:style-name="T19">);</text:span></text:p>
      <text:p text:style-name="Código"><text:span text:style-name="T19">String [] fvalues = (String []) request.getAttribute(propertyKey + </text:span><text:span text:style-name="T22">".fvalue"</text:span><text:span text:style-name="T19">); // </text:span><text:span text:style-name="Resaltado"><text:span text:style-name="T31">(1)</text:span></text:span></text:p>
      <text:p text:style-name="Código"><text:span text:style-name="T28">boolean</text:span><text:span text:style-name="T19"> editable=</text:span><text:span text:style-name="T22">"true"</text:span><text:span text:style-name="T19">.equals(request.getParameter(</text:span><text:span text:style-name="T22">"editable"</text:span><text:span text:style-name="T19">));</text:span></text:p>
      <text:p text:style-name="Código"><text:span text:style-name="T19">String disabled=editable?</text:span><text:span text:style-name="T22">""</text:span><text:span text:style-name="T19">:</text:span><text:span text:style-name="T22">"disabled"</text:span><text:span text:style-name="T19">;</text:span></text:p>
      <text:p text:style-name="Código"><text:span text:style-name="T19">String script = request.getParameter(</text:span><text:span text:style-name="T22">"script"</text:span><text:span text:style-name="T19">);</text:span></text:p>
      <text:p text:style-name="Código"><text:span text:style-name="T28">boolean</text:span><text:span text:style-name="T19"> label = org.openxava.util.XavaPreferences.getInstance().isReadOnlyAsLabel();</text:span></text:p>
      <text:p text:style-name="Código"><text:span text:style-name="T28">if</text:span><text:span text:style-name="T19"> (editable || !label) {</text:span></text:p>
      <text:p text:style-name="Código"><text:span text:style-name="T19"><text:tab/>String sregionsCount = request.getParameter(</text:span><text:span text:style-name="T22">"cantidadRegiones"</text:span><text:span text:style-name="T19">);</text:span></text:p>
      <text:p text:style-name="Código"><text:span text:style-name="T19"><text:tab/></text:span><text:span text:style-name="T28">int</text:span><text:span text:style-name="T19"> regionsCount = sregionsCount == </text:span><text:span text:style-name="T28">null</text:span><text:span text:style-name="T19">?5:Integer.parseInt(sregionsCount);</text:span></text:p>
      <text:p text:style-name="Código"><text:span text:style-name="T19"><text:tab/>Collection regions = fvalues==</text:span><text:span text:style-name="T28">null</text:span><text:span text:style-name="T19">?Collections.EMPTY_LIST:Arrays.asList(fvalues);</text:span></text:p>
      <text:p text:style-name="Código">%&gt;</text:p>
      <text:p text:style-name="Código"><text:span text:style-name="T10">&lt;</text:span><text:span text:style-name="T13">select </text:span><text:span text:style-name="T16">name</text:span><text:span text:style-name="T19">=</text:span>"<text:span text:style-name="T32">&lt;%=</text:span><text:span text:style-name="T19">propertyKey</text:span><text:span text:style-name="T32">%&gt;</text:span>"<text:span text:style-name="T19"> </text:span><text:span text:style-name="T16">multiple</text:span><text:span text:style-name="T19">=</text:span><text:span text:style-name="T22">"multiple" <text:tab/></text:span></text:p>
      <text:p text:style-name="Código"><text:span text:style-name="T22"><text:tab/></text:span><text:span text:style-name="T16">class</text:span><text:span text:style-name="T19">=</text:span><text:span text:style-name="T32">&lt;%=</text:span><text:span text:style-name="T19">style.getEditor()</text:span><text:span text:style-name="T32">%&gt;</text:span><text:span text:style-name="T19"> </text:span></text:p>
      <text:p text:style-name="Código"><text:span text:style-name="T19"><text:tab/></text:span><text:span text:style-name="T32">&lt;%=</text:span><text:span text:style-name="T19">disabled</text:span><text:span text:style-name="T32">%&gt;</text:span></text:p>
      <text:p text:style-name="Código"><text:span text:style-name="T19"><text:tab/></text:span><text:span text:style-name="T32">&lt;%=</text:span><text:span text:style-name="T19">script</text:span><text:span text:style-name="T32">%&gt;</text:span><text:span text:style-name="T10">&gt;</text:span></text:p>
      <text:p text:style-name="Código"><text:span text:style-name="T19"><text:tab/></text:span><text:span text:style-name="T32">&lt;%</text:span></text:p>
      <text:p text:style-name="Código"><text:span text:style-name="T19"><text:tab/></text:span><text:span text:style-name="T28">for</text:span><text:span text:style-name="T19"> (</text:span><text:span text:style-name="T28">int</text:span><text:span text:style-name="T19"> i=1; i&lt;regionsCount+1; i++) {</text:span></text:p>
      <text:p text:style-name="Código"><text:span text:style-name="T19"><text:tab/><text:tab/>String selected = regions.contains(Integer.toString(i))?</text:span><text:span text:style-name="T22">"selected"</text:span><text:span text:style-name="T19">:</text:span><text:span text:style-name="T22">""</text:span><text:span text:style-name="T19">;<text:tab/></text:span></text:p>
      <text:p text:style-name="Código"><text:span text:style-name="T19"><text:tab/></text:span><text:span text:style-name="T32">%&gt;</text:span><text:span text:style-name="T19"><text:tab/></text:span></text:p>
      <text:p text:style-name="Código"><text:span text:style-name="T19"><text:tab/></text:span><text:span text:style-name="T10">&lt;</text:span><text:span text:style-name="T13">option</text:span></text:p>
      <text:p text:style-name="Código"><text:span text:style-name="T13"><text:tab/><text:tab/></text:span><text:span text:style-name="T16">value</text:span><text:span text:style-name="T19">=</text:span>"<text:span text:style-name="T32">&lt;%=</text:span><text:span text:style-name="T19">i</text:span><text:span text:style-name="T32">%&gt;</text:span>"<text:span text:style-name="T19"> </text:span><text:span text:style-name="T32">&lt;%=</text:span><text:span text:style-name="T19">selected</text:span><text:span text:style-name="T32">%&gt;</text:span><text:span text:style-name="T10">&gt;</text:span></text:p>
      <text:p text:style-name="Código"><text:span text:style-name="T10"><text:tab/><text:tab/></text:span><text:span text:style-name="T32">&lt;%=</text:span><text:span text:style-name="T19">Labels.get(</text:span><text:span text:style-name="T22">"regions."</text:span><text:span text:style-name="T19"> + i, request.getLocale())</text:span><text:span text:style-name="T32">%&gt;</text:span></text:p>
      <text:p text:style-name="Código"><text:span text:style-name="T32"><text:tab/></text:span><text:span text:style-name="T10">&lt;/</text:span><text:span text:style-name="T13">option</text:span><text:span text:style-name="T10">&gt;</text:span></text:p>
      <text:p text:style-name="Código"><text:span text:style-name="T19"><text:tab/></text:span><text:span text:style-name="T32">&lt;%</text:span></text:p>
      <text:p text:style-name="Código"><text:tab/>}</text:p>
      <text:p text:style-name="Código"><text:span text:style-name="T19"><text:tab/></text:span><text:span text:style-name="T32">%&gt;</text:span></text:p>
      <text:p text:style-name="Código"><text:span text:style-name="T10">&lt;/</text:span><text:span text:style-name="T13">select</text:span><text:span text:style-name="T10">&gt;</text:span></text:p>
      <text:p text:style-name="Código">&lt;%</text:p>
      <text:p text:style-name="Código">}</text:p>
      <text:p text:style-name="Código"><text:span text:style-name="T28">else</text:span><text:span text:style-name="T19"> {</text:span></text:p>
      <text:p text:style-name="Código"><text:span text:style-name="T19"><text:tab/></text:span><text:span text:style-name="T28">for</text:span><text:span text:style-name="T19"> (</text:span><text:span text:style-name="T28">int</text:span><text:span text:style-name="T19"> i=0; i&lt;fvalues.length; i++) {</text:span></text:p>
      <text:p text:style-name="Código">%&gt;</text:p>
      <text:p text:style-name="Código"><text:span text:style-name="T32">&lt;%=</text:span><text:span text:style-name="T19">Labels.get(</text:span><text:span text:style-name="T22">"regions."</text:span><text:span text:style-name="T19"> + fvalues[i], request.getLocale())</text:span><text:span text:style-name="T32">%&gt;</text:span></text:p>
      <text:p text:style-name="Código">&lt;%</text:p>
      <text:p text:style-name="Código"><text:tab/>}</text:p>
      <text:p text:style-name="Código">}</text:p>
      <text:p text:style-name="Código">%&gt;</text:p>
      <text:p text:style-name="Código"/>
      <text:p text:style-name="Código"><text:span text:style-name="T32">&lt;%</text:span><text:span text:style-name="T19"> </text:span></text:p>
      <text:p text:style-name="Código"><text:span text:style-name="T28">if</text:span><text:span text:style-name="T19"> (!editable) { </text:span></text:p>
      <text:p text:style-name="Código"><text:span text:style-name="T19"><text:tab/></text:span><text:span text:style-name="T28">for</text:span><text:span text:style-name="T19"> (</text:span><text:span text:style-name="T28">int</text:span><text:span text:style-name="T19"> i=0; i&lt;fvalues.length; i++) {</text:span></text:p>
      <text:p text:style-name="Código">%&gt;</text:p>
      <text:p text:style-name="Código"><text:span text:style-name="T19"><text:tab/><text:tab/></text:span><text:span text:style-name="T10">&lt;</text:span><text:span text:style-name="T13">input </text:span><text:span text:style-name="T16">type</text:span><text:span text:style-name="T19">=</text:span><text:span text:style-name="T22">"hidden" </text:span><text:span text:style-name="T16">name</text:span><text:span text:style-name="T19">=</text:span>"<text:span text:style-name="T32">&lt;%=</text:span><text:span text:style-name="T19">propertyKey</text:span><text:span text:style-name="T32">%&gt;</text:span>"<text:span text:style-name="T19"> </text:span><text:span text:style-name="T16">value</text:span><text:span text:style-name="T19">=</text:span>"<text:span text:style-name="T32">&lt;%=</text:span><text:span text:style-name="T19">fvalues[i]</text:span><text:span text:style-name="T32">%&gt;</text:span>"<text:span text:style-name="T10">&gt;</text:span><text:span text:style-name="T19"><text:tab/><text:tab/></text:span></text:p>
      <text:p text:style-name="Código">&lt;%</text:p>
      <text:p text:style-name="Código"><text:tab/>}</text:p>
      <text:p text:style-name="Código">} </text:p>
      <text:p text:style-name="Código"><text:span text:style-name="T32">%&gt;</text:span><text:span text:style-name="T19"><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list text:style-name="L1" text:continue-numbering="true">
        <text:list-item>
          <text:list text:continue-numbering="true">
            <text:list-item>
              <text:h text:style-name="P423"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10">&lt;</text:span><text:span text:style-name="T13">entidad</text:span><text:span text:style-name="T10">&gt;</text:span><text:span text:style-name="T19"><text:tab/><text:tab/></text:span></text:p>
      <text:p text:style-name="Código"><text:tab/>...</text:p>
      <text:p text:style-name="Código"><text:span text:style-name="T19"><text:tab/></text:span><text:span text:style-name="T10">&lt;</text:span><text:span text:style-name="T13">propiedad </text:span><text:span text:style-name="T16">nombre</text:span><text:span text:style-name="T19">=</text:span><text:span text:style-name="T22">"codigoFamilia" </text:span><text:span text:style-name="T16">estereotipo</text:span><text:span text:style-name="T19">=</text:span><text:span text:style-name="T22">"FAMILIA"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codigoSubfamlia" </text:span><text:span text:style-name="T16">estereotipo</text:span><text:span text:style-name="T19">=</text:span><text:span text:style-name="T22">"SUBFAMILIA" </text:span><text:span text:style-name="T16">requerido</text:span><text:span text:style-name="T19">=</text:span><text:span text:style-name="T22">"true"</text:span><text:span text:style-name="T10">/&gt;</text:span></text:p>
      <text:p text:style-name="Código"><text:tab/>...<text:tab/><text:tab/><text:tab/><text:tab/></text:p>
      <text:p text:style-name="Código"><text:span text:style-name="T11">&lt;/</text:span><text:span text:style-name="T14">entidad</text:span><text:span text:style-name="T11">&gt;</text:span><text:span text:style-name="T20"> </text:span></text:p>
      <text:p text:style-name="Standard">Y en nuestro <text:span text:style-name="Archivo_2f_Directorio">editores.xml</text:span> ponemos:</text:p>
      <text:p text:style-name="Código"><text:span text:style-name="T10">&lt;</text:span><text:span text:style-name="T13">editor </text:span><text:span text:style-name="T16">url</text:span><text:span text:style-name="T19">=</text:span><text:span text:style-name="T22">"descriptionsEditor.jsp"</text:span><text:span text:style-name="T10">&gt;</text:span><text:span text:style-name="T19"><text:tab/><text:tab/><text:tab/><text:tab/><text:tab/><text:tab/><text:tab/> (1)</text:span></text:p>
      <text:p text:style-name="Código"><text:span text:style-name="T19"><text:tab/></text:span><text:span text:style-name="T10">&lt;</text:span><text:span text:style-name="T13">propiedad </text:span><text:span text:style-name="T16">nombre</text:span><text:span text:style-name="T19">=</text:span><text:span text:style-name="T22">"modelo" </text:span><text:span text:style-name="T16">valor</text:span><text:span text:style-name="T19">=</text:span><text:span text:style-name="T22">"Familia"</text:span><text:span text:style-name="T10">/&gt;</text:span><text:span text:style-name="T19"><text:tab/><text:tab/><text:tab/><text:tab/><text:tab/> (2)<text:tab/></text:span></text:p>
      <text:p text:style-name="Código"><text:span text:style-name="T19"><text:tab/></text:span><text:span text:style-name="T10">&lt;</text:span><text:span text:style-name="T13">propiedad </text:span><text:span text:style-name="T16">nombre</text:span><text:span text:style-name="T19">=</text:span><text:span text:style-name="T22">"propiedadClave" </text:span><text:span text:style-name="T16">valor</text:span><text:span text:style-name="T19">=</text:span><text:span text:style-name="T22">"codigo"</text:span><text:span text:style-name="T10">/&gt;</text:span><text:span text:style-name="T19"><text:tab/><text:tab/><text:tab/><text:tab/> (3)</text:span></text:p>
      <text:p text:style-name="Código"><text:span text:style-name="T19"><text:tab/></text:span><text:span text:style-name="T10">&lt;</text:span><text:span text:style-name="T13">propiedad </text:span><text:span text:style-name="T16">nombre</text:span><text:span text:style-name="T19">=</text:span><text:span text:style-name="T22">"propiedadDescripcion" </text:span><text:span text:style-name="T16">valor</text:span><text:span text:style-name="T19">=</text:span><text:span text:style-name="T22">"descripcion"</text:span><text:span text:style-name="T10">/&gt;</text:span><text:span text:style-name="T19"><text:tab/><text:tab/> (4)</text:span></text:p>
      <text:p text:style-name="Código"><text:span text:style-name="T19"><text:tab/></text:span><text:span text:style-name="T10">&lt;</text:span><text:span text:style-name="T13">propiedad </text:span><text:span text:style-name="T16">nombre</text:span><text:span text:style-name="T19">=</text:span><text:span text:style-name="T22">"ordenadoPorClave" </text:span><text:span text:style-name="T16">valor</text:span><text:span text:style-name="T19">=</text:span><text:span text:style-name="T22">"true"</text:span><text:span text:style-name="T10">/&gt;</text:span><text:span text:style-name="T19"><text:tab/><text:tab/><text:tab/><text:tab/> (5)</text:span></text:p>
      <text:p text:style-name="Código"><text:span text:style-name="T19"><text:tab/></text:span><text:span text:style-name="T10">&lt;</text:span><text:span text:style-name="T13">propiedad </text:span><text:span text:style-name="T16">nombre</text:span><text:span text:style-name="T19">=</text:span><text:span text:style-name="T22">"readOnlyAsLabel" </text:span><text:span text:style-name="T16">valor</text:span><text:span text:style-name="T19">=</text:span><text:span text:style-name="T22">"true"</text:span><text:span text:style-name="T10">/&gt;</text:span><text:span text:style-name="T19"><text:tab/><text:tab/><text:tab/><text:tab/> (6)</text:span></text:p>
      <text:p text:style-name="Código"><text:span text:style-name="T19"><text:tab/></text:span><text:span text:style-name="T10">&lt;</text:span><text:span text:style-name="T13">para-estereotipo </text:span><text:span text:style-name="T16">estereotipo</text:span><text:span text:style-name="T19">=</text:span><text:span text:style-name="T22">"FAMILIA"</text:span><text:span text:style-name="T10">/&gt;</text:span><text:span text:style-name="T19"><text:tab/><text:tab/><text:tab/><text:tab/><text:tab/>(11)</text:span></text:p>
      <text:p text:style-name="Código"><text:span text:style-name="T10">&lt;/</text:span><text:span text:style-name="T13">editor</text:span><text:span text:style-name="T10">&gt;</text:span></text:p>
      <text:p text:style-name="Código"><text:s text:c="6"/></text:p>
      <text:p text:style-name="Código"><text:span text:style-name="T29">&lt;!-- <text:s/>Es posible especificar dependencias de estereotipos o propiedades --&gt;</text:span><text:span text:style-name="T19"> <text:s text:c="3"/></text:span></text:p>
      <text:p text:style-name="Código"><text:span text:style-name="T10">&lt;</text:span><text:span text:style-name="T13">editor </text:span><text:span text:style-name="T16">url</text:span><text:span text:style-name="T19">=</text:span><text:span text:style-name="T22">"descriptionsEditor.jsp" <text:tab/><text:tab/><text:tab/><text:tab/><text:tab/><text:tab/><text:tab/> </text:span><text:span text:style-name="T19">(1)</text:span></text:p>
      <text:p text:style-name="Código"><text:span text:style-name="T19"><text:tab/></text:span><text:span text:style-name="T16">depende-de-estereotipos</text:span><text:span text:style-name="T19">=</text:span><text:span text:style-name="T22">"FAMILIA"</text:span><text:span text:style-name="T10">&gt;</text:span><text:span text:style-name="T19"> <text:s text:c="9"/><text:tab/><text:tab/><text:tab/><text:tab/><text:tab/>(12)</text:span></text:p>
      <text:p text:style-name="Código"><text:span text:style-name="T29">&lt;!--</text:span> <text:s/></text:p>
      <text:p text:style-name="Código"><text:span text:style-name="T29">&lt;editor url="descriptionsEditor.jsp" depende-de-propiedades="codigoFamilia"&gt;<text:tab/></text:span>(13)</text:p>
      <text:p text:style-name="Código"><text:span text:style-name="T29">--&gt;</text:span><text:span text:style-name="T19"><text:tab/></text:span></text:p>
      <text:p text:style-name="Código"><text:span text:style-name="T19"><text:tab/></text:span><text:span text:style-name="T10">&lt;</text:span><text:span text:style-name="T13">propiedad </text:span><text:span text:style-name="T16">nombre</text:span><text:span text:style-name="T19">=</text:span><text:span text:style-name="T22">"modelo" </text:span><text:span text:style-name="T16">valor</text:span><text:span text:style-name="T19">=</text:span><text:span text:style-name="T22">"Subfamilia"</text:span><text:span text:style-name="T10">/&gt;</text:span><text:span text:style-name="T19"><text:tab/><text:tab/><text:tab/><text:tab/> (2)</text:span></text:p>
      <text:p text:style-name="Código"><text:span text:style-name="T19"><text:tab/></text:span><text:span text:style-name="T10">&lt;</text:span><text:span text:style-name="T13">propiedad </text:span><text:span text:style-name="T16">nombre</text:span><text:span text:style-name="T19">=</text:span><text:span text:style-name="T22">"propiedadClave" </text:span><text:span text:style-name="T16">valor</text:span><text:span text:style-name="T19">=</text:span><text:span text:style-name="T22">"codigo"</text:span><text:span text:style-name="T10">/&gt;</text:span><text:span text:style-name="T19"><text:tab/><text:tab/><text:tab/><text:tab/> (3)</text:span></text:p>
      <text:p text:style-name="Código"><text:span text:style-name="T19"><text:tab/></text:span><text:span text:style-name="T10">&lt;</text:span><text:span text:style-name="T13">propiedad </text:span><text:span text:style-name="T16">nombre</text:span><text:span text:style-name="T19">=</text:span><text:span text:style-name="T22">"propiedadesDescripcion" </text:span><text:span text:style-name="T16">valor</text:span><text:span text:style-name="T19">=</text:span><text:span text:style-name="T22">"codigo, descripcion"</text:span><text:span text:style-name="T10">/&gt;</text:span><text:span text:style-name="T19"> (4)</text:span></text:p>
      <text:p text:style-name="Código"><text:span text:style-name="T19"><text:tab/></text:span><text:span text:style-name="T10">&lt;</text:span><text:span text:style-name="T13">propiedad </text:span><text:span text:style-name="T16">nombre</text:span><text:span text:style-name="T19">=</text:span><text:span text:style-name="T22">"condicion" </text:span><text:span text:style-name="T16">value</text:span><text:span text:style-name="T19">=</text:span><text:span text:style-name="T22">"${codigoFamilia} = ?"</text:span><text:span text:style-name="T10">/&gt;</text:span><text:span text:style-name="T19"><text:tab/><text:tab/> (7)</text:span></text:p>
      <text:p text:style-name="Código"><text:span text:style-name="T19"><text:tab/></text:span><text:span text:style-name="T10">&lt;</text:span><text:span text:style-name="T13">propiedad </text:span><text:span text:style-name="T16">nombre</text:span><text:span text:style-name="T19">=</text:span><text:span text:style-name="T22">"estereotiposValoresParametros" </text:span><text:span text:style-name="T16">valor</text:span><text:span text:style-name="T19">=</text:span><text:span text:style-name="T22">"FAMILIA"</text:span><text:span text:style-name="T10">/&gt;</text:span><text:span text:style-name="T19"><text:tab/> (8)</text:span></text:p>
      <text:p text:style-name="Código"><text:span text:style-name="T19"><text:tab/></text:span><text:span text:style-name="T29">&lt;!--</text:span></text:p>
      <text:p text:style-name="Código"><text:span text:style-name="T29"><text:tab/>&lt;propiedad nombre="propiedadesValoresParametros" valor="codigoFamilia"/&gt; </text:span>(9)</text:p>
      <text:p text:style-name="Código"><text:span text:style-name="T29"><text:tab/>--&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22">"formateadorDescripciones" <text:tab/><text:tab/><text:tab/><text:tab/><text:tab/></text:span><text:span text:style-name="T19">(10)</text:span></text:p>
      <text:p text:style-name="Código"><text:span text:style-name="T19"><text:tab/><text:tab/></text:span><text:span text:style-name="T16">valor</text:span><text:span text:style-name="T19">=</text:span><text:span text:style-name="T22">"org.openxava.test.formatters.FormateadorDescripcionesFamilia"</text:span><text:span text:style-name="T10">/&gt;</text:span><text:span text:style-name="T19"><text:tab/></text:span></text:p>
      <text:p text:style-name="Código"><text:span text:style-name="T19"><text:tab/></text:span><text:span text:style-name="T10">&lt;</text:span><text:span text:style-name="T13">para-estereotipo </text:span><text:span text:style-name="T16">estereotipo</text:span><text:span text:style-name="T19">=</text:span><text:span text:style-name="T22">"SUBFAMILIA"</text:span><text:span text:style-name="T10">/&gt;</text:span><text:span text:style-name="T19"><text:tab/><text:tab/><text:tab/><text:tab/><text:tab/>(11)</text:span></text:p>
      <text:p text:style-name="Código"><text:span text:style-name="T11">&lt;/</text:span><text:span text:style-name="T14">editor</text:span><text:span text:style-name="T11">&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43">
        <text:list-item>
          <text:p text:style-name="P223"><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223"><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223"><text:span text:style-name="Código">propiedadDescripcion</text:span> o <text:span text:style-name="Código">propiedadesDescripcion</text:span>: Propiedad o lista de propiedades a visualizar en el combo.</text:p>
        </text:list-item>
        <text:list-item>
          <text:p text:style-name="P223"><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223"><text:span text:style-name="Código">readOnlyAsLabel</text:span>: Si cuando es de solo lectura se ha de visualizar como una etiqueta. Por defecto es <text:span text:style-name="Código">false</text:span>.</text:p>
        </text:list-item>
        <text:list-item>
          <text:p text:style-name="P223"><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223"><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223"><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223"><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423" text:outline-level="2">Componente transitorio: Solo para crear vistas (nuevo en v2.1.3)</text:h>
            </text:list-item>
          </text:list>
        </text:list-item>
      </text:list>
      <text:p text:style-name="Text_20_body">En OpenXava no se puede tener vistas que no estén asociadas a un modelo. Así que si queremos dibujar una interfaz gráfica arbitraria, lo que hemos de hacer es crear un componente, declararlo transitorio <text:span text:style-name="T4">(nuevo en v2.1.3)</text:span> y a partir de él definir una vista.</text:p>
      <text:p text:style-name="Text_20_body">Un componente transitorio no esta asociada a ninguna tabla de la base de datos, normalmente se usa solo para visualizar interfaces de usuario no relacionadas con ninguna tabla de la base de <text:span text:style-name="T35">datos.</text:span></text:p>
      <text:p text:style-name="Text_20_body">Un ejemplo puede ser:</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e </text:span><text:span text:style-name="T26">SYSTEM </text:span><text:span text:style-name="T27">"dtds/componente.dtd"</text:span><text:span text:style-name="T10">&gt;</text:span></text:p>
      <text:p text:style-name="Código"/>
      <text:p text:style-name="Código">&lt;!--</text:p>
      <text:p text:style-name="Código"><text:tab/>Ejemplo de componente OpenXava transitorio (no persistente).</text:p>
      <text:p text:style-name="Código"/>
      <text:p text:style-name="Código"><text:tab/>Puede ser usado, por ejemplo, para visualizar un diálogo,</text:p>
      <text:p text:style-name="Código"><text:tab/>o cualquier otra interfaz gráfica.<text:tab/></text:p>
      <text:p text:style-name="Código">--&gt;</text:p>
      <text:p text:style-name="Código"/>
      <text:p text:style-name="Código"><text:span text:style-name="T10">&lt;</text:span><text:span text:style-name="T13">componente </text:span><text:span text:style-name="T16">nombre</text:span><text:span text:style-name="T19">=</text:span><text:span text:style-name="T22">"FiltrarPorSubfamilia"</text:span><text:span text:style-name="T10">&gt;</text:span></text:p>
      <text:p text:style-name="Código"/>
      <text:p text:style-name="Código"><text:span text:style-name="T19"><text:tab/></text:span><text:span text:style-name="T10">&lt;</text:span><text:span text:style-name="T13">entidad</text:span><text:span text:style-name="T10">&gt;</text:span><text:span text:style-name="T19"> <text:s/><text:tab/><text:tab/><text:tab/><text:tab/><text:tab/><text:tab/><text:tab/><text:tab/><text:tab/><text:tab/></text:span></text:p>
      <text:p text:style-name="Código"><text:span text:style-name="T19"><text:tab/><text:tab/></text:span><text:span text:style-name="T10">&lt;</text:span><text:span text:style-name="T13">referencia </text:span><text:span text:style-name="T16">nombre</text:span><text:span text:style-name="T19">=</text:span><text:span text:style-name="T22">"subfamilia" </text:span><text:span text:style-name="T16">modelo</text:span><text:span text:style-name="T19">=</text:span><text:span text:style-name="T22">"Subfamilia2" </text:span><text:span text:style-name="T16">requerido</text:span><text:span text:style-name="T19">=</text:span><text:span text:style-name="T22">"true"</text:span><text:span text:style-name="T10">/&gt;</text:span><text:span text:style-name="T19"><text:tab/></text:span></text:p>
      <text:p text:style-name="Código"><text:span text:style-name="T19"><text:tab/></text:span><text:span text:style-name="T10">&lt;/</text:span><text:span text:style-name="T13">entidad</text:span><text:span text:style-name="T10">&gt;</text:span><text:span text:style-name="T19"><text:tab/><text:tab/></text:span></text:p>
      <text:p text:style-name="Código"><text:tab/></text:p>
      <text:p text:style-name="Código"><text:span text:style-name="T19"><text:tab/></text:span><text:span text:style-name="T10">&lt;</text:span><text:span text:style-name="T13">vista </text:span><text:span text:style-name="T16">nombre</text:span><text:span text:style-name="T19">=</text:span><text:span text:style-name="T22">"Familia1"</text:span><text:span text:style-name="T10">&gt;</text:span></text:p>
      <text:p text:style-name="Código"><text:span text:style-name="T19"><text:tab/><text:tab/></text:span><text:span text:style-name="T10">&lt;</text:span><text:span text:style-name="T13">vista-referencia </text:span><text:span text:style-name="T16">referencia</text:span><text:span text:style-name="T19">=</text:span><text:span text:style-name="T22">"subfamilia" </text:span><text:span text:style-name="T16">crear</text:span><text:span text:style-name="T19">=</text:span><text:span text:style-name="T22">"false"</text:span><text:span text:style-name="T10">&gt;</text:span></text:p>
      <text:p text:style-name="Código"><text:span text:style-name="T19"><text:tab/><text:tab/><text:tab/></text:span><text:span text:style-name="T10">&lt;</text:span><text:span text:style-name="T13">lista-descripciones </text:span><text:span text:style-name="T16">condicion</text:span><text:span text:style-name="T19">=</text:span><text:span text:style-name="T22">"${familia.codigo} = 1"</text:span><text:span text:style-name="T10">/&gt;</text:span></text:p>
      <text:p text:style-name="Código"><text:span text:style-name="T19"><text:tab/><text:tab/></text:span><text:span text:style-name="T10">&lt;/</text:span><text:span text:style-name="T13">vista-referencia</text:span><text:span text:style-name="T10">&gt;</text:span></text:p>
      <text:p text:style-name="Código"><text:span text:style-name="T19"><text:tab/></text:span><text:span text:style-name="T10">&lt;/</text:span><text:span text:style-name="T13">vista</text:span><text:span text:style-name="T10">&gt;</text:span></text:p>
      <text:p text:style-name="Código"><text:tab/></text:p>
      <text:p text:style-name="Código"><text:span text:style-name="T19"><text:tab/></text:span><text:span text:style-name="T10">&lt;</text:span><text:span text:style-name="T13">vista </text:span><text:span text:style-name="T16">nombre</text:span><text:span text:style-name="T19">=</text:span><text:span text:style-name="T22">"Familia2"</text:span><text:span text:style-name="T10">&gt;</text:span></text:p>
      <text:p text:style-name="Código"><text:span text:style-name="T19"><text:tab/><text:tab/></text:span><text:span text:style-name="T10">&lt;</text:span><text:span text:style-name="T13">vista-referencia </text:span><text:span text:style-name="T16">referencia</text:span><text:span text:style-name="T19">=</text:span><text:span text:style-name="T22">"subfamilia" </text:span><text:span text:style-name="T16">crear</text:span><text:span text:style-name="T19">=</text:span><text:span text:style-name="T22">"false"</text:span><text:span text:style-name="T10">&gt;</text:span></text:p>
      <text:p text:style-name="Código"><text:span text:style-name="T19"><text:tab/><text:tab/><text:tab/></text:span><text:span text:style-name="T10">&lt;</text:span><text:span text:style-name="T13">lista-descripciones </text:span><text:span text:style-name="T16">condicion</text:span><text:span text:style-name="T19">=</text:span><text:span text:style-name="T22">"${familia.codigo} = 2"</text:span><text:span text:style-name="T10">/&gt;</text:span></text:p>
      <text:p text:style-name="Código"><text:span text:style-name="T19"><text:tab/><text:tab/></text:span><text:span text:style-name="T10">&lt;/</text:span><text:span text:style-name="T13">vista-referencia</text:span><text:span text:style-name="T10">&gt;</text:span></text:p>
      <text:p text:style-name="Código"><text:span text:style-name="T19"><text:tab/></text:span><text:span text:style-name="T10">&lt;/</text:span><text:span text:style-name="T13">vista</text:span><text:span text:style-name="T10">&gt;</text:span></text:p>
      <text:p text:style-name="Código"/>
      <text:p text:style-name="Código"><text:span text:style-name="T19"><text:tab/></text:span><text:span text:style-name="T10">&lt;</text:span><text:span text:style-name="T13">vista </text:span><text:span text:style-name="T16">nombre</text:span><text:span text:style-name="T19">=</text:span><text:span text:style-name="T22">"ConFormularioDeSubfamilia"</text:span><text:span text:style-name="T10">&gt;</text:span><text:span text:style-name="T19"><text:tab/></text:span></text:p>
      <text:p text:style-name="Código"><text:span text:style-name="T19"><text:tab/><text:tab/></text:span><text:span text:style-name="T10">&lt;</text:span><text:span text:style-name="T13">vista-referencia </text:span><text:span text:style-name="T16">referencia</text:span><text:span text:style-name="T19">=</text:span><text:span text:style-name="T22">"subfamily" </text:span><text:span text:style-name="T16">buscar</text:span><text:span text:style-name="T19">=</text:span><text:span text:style-name="T22">"false"</text:span><text:span text:style-name="T10">/&gt;</text:span></text:p>
      <text:p text:style-name="Código"><text:span text:style-name="T19"><text:tab/></text:span><text:span text:style-name="T10">&lt;/</text:span><text:span text:style-name="T13">vista</text:span><text:span text:style-name="T10">&gt;</text:span></text:p>
      <text:p text:style-name="Código"><text:tab/></text:p>
      <text:p text:style-name="Código"><text:span text:style-name="T19"><text:tab/></text:span><text:span text:style-name="T10">&lt;transitorio/&gt;<text:tab/><text:tab/><text:tab/><text:tab/><text:tab/><text:tab/><text:tab/><text:tab/><text:tab/></text:span><text:span text:style-name="T19">(1)</text:span></text:p>
      <text:p text:style-name="Código"><text:tab/></text:p>
      <text:p text:style-name="Código"><text:span text:style-name="T10">&lt;/</text:span><text:span text:style-name="T13">componente</text:span><text:span text:style-name="T10">&gt;</text:span></text:p>
      <text:p text:style-name="Text_20_body">Para definir un componente como transitorio solo necesitamos poner <text:span text:style-name="Código">&lt;transitorio/&gt;</text:span> al final de la definición del componente (1), justo en la parte para los mapeos. No hemos de poner el mapeo ni declarar propiedades como clave.</text:p>
      <text:p text:style-name="Text_20_body">De esta forma podemos hacer un diálogo que puede servir, por ejemplo, para lanzar un listado de familias o productos filtrado por subfamilias.</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411"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44">
        <text:list-item>
          <text:p text:style-name="P232">Filtrar por cualquier columna o combinación de ellas.</text:p>
        </text:list-item>
        <text:list-item>
          <text:p text:style-name="P232">Ordenar por cualquier columna con un simple click.</text:p>
        </text:list-item>
        <text:list-item>
          <text:p text:style-name="P232">Visualizar los datos paginados, y así podemos leer eficientemente tablas de millones de registros.</text:p>
        </text:list-item>
        <text:list-item>
          <text:p text:style-name="P232">Personalizar la lista: añadir, quitar y cambiar de orden las columnas (con el lapicito que hay en la parte superior izquierdas). Las personalizaciones se recuerdan por cada usuario.</text:p>
        </text:list-item>
        <text:list-item>
          <text:p text:style-name="P232">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10">&lt;</text:span><text:span text:style-name="T13">tab</text:span></text:p>
      <text:p text:style-name="Código"><text:span text:style-name="T13"><text:tab/></text:span><text:span text:style-name="T16">nombre</text:span><text:span text:style-name="T19">=</text:span><text:span text:style-name="T22">"nombre"<text:tab/><text:tab/></text:span><text:span text:style-name="T19">(1)</text:span></text:p>
      <text:p text:style-name="P14">&gt;</text:p>
      <text:p text:style-name="Código"><text:span text:style-name="T10"><text:tab/>&lt;</text:span><text:span text:style-name="T13">filtro </text:span><text:span text:style-name="T19">... </text:span><text:span text:style-name="T10">/&gt;</text:span><text:span text:style-name="T19"><text:tab/><text:tab/>(2)</text:span></text:p>
      <text:p text:style-name="Código"><text:span text:style-name="T19"><text:tab/></text:span><text:span text:style-name="T10">&lt;</text:span><text:span text:style-name="T13">estilo-fila </text:span><text:span text:style-name="T19">... </text:span><text:span text:style-name="T10">/&gt;</text:span><text:span text:style-name="T19"> ...<text:tab/>(3)</text:span></text:p>
      <text:p text:style-name="Código"><text:span text:style-name="T19"><text:tab/></text:span><text:span text:style-name="T10">&lt;</text:span><text:span text:style-name="T13">propiedades </text:span><text:span text:style-name="T19">... </text:span><text:span text:style-name="T10">/&gt;</text:span><text:span text:style-name="T19"><text:tab/><text:tab/>(4)</text:span></text:p>
      <text:p text:style-name="Código"><text:span text:style-name="T19"><text:tab/></text:span><text:span text:style-name="T10">&lt;</text:span><text:span text:style-name="T13">condicion-base </text:span><text:span text:style-name="T19">... </text:span><text:span text:style-name="T10">/&gt;</text:span><text:span text:style-name="T19"><text:tab/>(5)</text:span></text:p>
      <text:p text:style-name="Código"><text:span text:style-name="T19"><text:tab/></text:span><text:span text:style-name="T10">&lt;</text:span><text:span text:style-name="T13">orden-defecto </text:span><text:span text:style-name="T19">... </text:span><text:span text:style-name="T10">/&gt;</text:span><text:span text:style-name="T19"><text:tab/>(6)</text:span></text:p>
      <text:p text:style-name="Código"><text:span text:style-name="T10">&lt;/</text:span><text:span text:style-name="T13">tab</text:span><text:span text:style-name="T10">&gt;</text:span></text:p>
      <text:list text:style-name="L45">
        <text:list-item>
          <text:p text:style-name="P237"><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237"><text:span text:style-name="Código">filtro</text:span> (uno, opcional): Permite definir programáticamente un filtro a realizar sobre los valores que introduce el usuario cuando quiere filtrar.</text:p>
        </text:list-item>
        <text:list-item>
          <text:p text:style-name="P237"><text:span text:style-name="Código">estilo-fila</text:span> (varios, opcional): Una forma sencilla de especificar una estilo de visualización diferente para ciertas filas. Normalmente para resaltar filas que cumplen cierta condición.</text:p>
        </text:list-item>
        <text:list-item>
          <text:p text:style-name="P237"><text:span text:style-name="Código">propiedades</text:span> (uno, opcional): La lista de propiedades a visualizar inicialmente. Pueden ser calificadas.</text:p>
        </text:list-item>
        <text:list-item>
          <text:p text:style-name="P237"><text:span text:style-name="Código">condicion-base</text:span> (una, opcional): Es una condición que aplicará siempre a los datos visualizados añadiendose a las que pueda poner el usuario.</text:p>
        </text:list-item>
        <text:list-item>
          <text:p text:style-name="P237"><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423" text:outline-level="2">Propiedades iniciales y resaltar filas</text:h>
            </text:list-item>
          </text:list>
        </text:list-item>
      </text:list>
      <text:p text:style-name="Text_20_body">La personalización más simple es indicar las propiedades a visualizar inicialmente:</text:p>
      <text:p text:style-name="Código"><text:span text:style-name="T10">&lt;</text:span><text:span text:style-name="T13">tab</text:span><text:span text:style-name="T10">&gt;</text:span></text:p>
      <text:p text:style-name="Código"><text:span text:style-name="T19"><text:tab/></text:span><text:span text:style-name="T10">&lt;</text:span><text:span text:style-name="T13">estilo-fila </text:span><text:span text:style-name="T16">estilo</text:span><text:span text:style-name="T19">=</text:span><text:span text:style-name="T22">"highlight" </text:span><text:span text:style-name="T16">propiedad</text:span><text:span text:style-name="T19">=</text:span><text:span text:style-name="T22">"tipo" </text:span><text:span text:style-name="T16">valor</text:span><text:span text:style-name="T19">=</text:span><text:span text:style-name="T22">"fijo"</text:span><text:span text:style-name="T10">/&gt;</text:span></text:p>
      <text:p text:style-name="Código"><text:span text:style-name="T19"><text:tab/></text:span><text:span text:style-name="T10">&lt;</text:span><text:span text:style-name="T13">propiedades</text:span><text:span text:style-name="T10">&gt;</text:span></text:p>
      <text:p text:style-name="Código"><text:tab/><text:tab/>nombre, tipo, comercial.nombre, </text:p>
      <text:p text:style-name="Código"><text:tab/><text:tab/>direccion.municipio, comercial.nivel.descripcion</text:p>
      <text:p text:style-name="Código"><text:span text:style-name="T19"><text:tab/></text:span><text:span text:style-name="T10">&lt;/</text:span><text:span text:style-name="T13">propiedades</text:span><text:span text:style-name="T10">&gt;</text:span><text:span text:style-name="T19"><text:tab/></text:span></text:p>
      <text:p text:style-name="Código"><text:span text:style-name="T11">&lt;/</text:span><text:span text:style-name="T14">tab</text:span><text:span text:style-name="T11">&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423" text:outline-level="2">Filtros y condición base</text:h>
            </text:list-item>
          </text:list>
        </text:list-item>
      </text:list>
      <text:p text:style-name="Text_20_body">Una técnica habitual es combinar un filtro con una condición base:</text:p>
      <text:p text:style-name="Código"><text:span text:style-name="T10">&lt;</text:span><text:span text:style-name="T13">tab </text:span><text:span text:style-name="T16">nombre</text:span><text:span text:style-name="T19">=</text:span><text:span text:style-name="T22">"Actuales"</text:span><text:span text:style-name="T10">&gt;</text:span></text:p>
      <text:p text:style-name="Código"><text:span text:style-name="T19"><text:tab/></text:span><text:span text:style-name="T10">&lt;</text:span><text:span text:style-name="T13">filtro </text:span><text:span text:style-name="T16">clase</text:span><text:span text:style-name="T19">=</text:span><text:span text:style-name="T22">"org.openxava.test.filtros.FiltroAÃ±oActual"</text:span><text:span text:style-name="T10">/&gt;</text:span></text:p>
      <text:p text:style-name="Código"><text:span text:style-name="T19"><text:tab/></text:span><text:span text:style-name="T10">&lt;</text:span><text:span text:style-name="T13">propiedades</text:span><text:span text:style-name="T10">&gt;</text:span></text:p>
      <text:p text:style-name="Código"><text:tab/><text:tab/>año, numero, sumaImportes, iva, cantidadLineas, pagada, cliente.nombre</text:p>
      <text:p text:style-name="Código"><text:span text:style-name="T19"><text:tab/></text:span><text:span text:style-name="T10">&lt;/</text:span><text:span text:style-name="T13">propiedades</text:span><text:span text:style-name="T10">&gt;</text:span></text:p>
      <text:p text:style-name="Código"><text:span text:style-name="T19"><text:tab/></text:span><text:span text:style-name="T10">&lt;</text:span><text:span text:style-name="T13">condicion-base</text:span><text:span text:style-name="T10">&gt;</text:span><text:span text:style-name="T19">${año} = ?</text:span><text:span text:style-name="T10">&lt;/</text:span><text:span text:style-name="T13">condicion-base</text:span><text:span text:style-name="T10">&gt;</text:span></text:p>
      <text:p text:style-name="Código"><text:span text:style-name="T11">&lt;/</text:span><text:span text:style-name="T14">tab</text:span><text:span text:style-name="T11">&gt;</text:span><text:span text:style-name="T19"><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10">&lt;</text:span><text:span text:style-name="T13">tab </text:span><text:span text:style-name="T16">nombre</text:span><text:span text:style-name="T19">=</text:span><text:span text:style-name="T22">"AñoDefecto"</text:span><text:span text:style-name="T10">&gt;</text:span></text:p>
      <text:p text:style-name="Código"><text:span text:style-name="T19"><text:tab/></text:span><text:span text:style-name="T10">&lt;</text:span><text:span text:style-name="T13">filtro </text:span><text:span text:style-name="T16">clase</text:span><text:span text:style-name="T19">=</text:span><text:span text:style-name="T22">"org.openxava.test.filtros.FiltroAñoDefecto"</text:span><text:span text:style-name="T10">/&gt;</text:span></text:p>
      <text:p text:style-name="Código"><text:span text:style-name="T19"><text:tab/></text:span><text:span text:style-name="T10">&lt;</text:span><text:span text:style-name="T13">propiedades</text:span><text:span text:style-name="T10">&gt;</text:span></text:p>
      <text:p text:style-name="Código"><text:tab/><text:tab/>año, numero, cliente.numero, cliente.nombre, </text:p>
      <text:p text:style-name="Código"><text:tab/><text:tab/>sumaImportes, iva, cantidadLineas, pagada, importancia</text:p>
      <text:p text:style-name="Código"><text:span text:style-name="T19"><text:tab/></text:span><text:span text:style-name="T10">&lt;/</text:span><text:span text:style-name="T13">propiedades</text:span><text:span text:style-name="T10">&gt;</text:span></text:p>
      <text:p text:style-name="Código"><text:span text:style-name="T19"><text:tab/></text:span><text:span text:style-name="T10">&lt;</text:span><text:span text:style-name="T13">condicion-base</text:span><text:span text:style-name="T10">&gt;</text:span><text:span text:style-name="T19">${año} = ?</text:span><text:span text:style-name="T10">&lt;/</text:span><text:span text:style-name="T13">condicion-base</text:span><text:span text:style-name="T10">&gt;</text:span></text:p>
      <text:p text:style-name="Código"><text:span text:style-name="T11">&lt;/</text:span><text:span text:style-name="T14">tab</text:span><text:span text:style-name="T11">&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19"><text:span text:style-name="T10">&lt;</text:span><text:span text:style-name="T13">objeto </text:span><text:span text:style-name="T16">nombre</text:span><text:span text:style-name="T19">=</text:span><text:span text:style-name="T22">"xavatest_añoDefecto" </text:span><text:span text:style-name="T16">clase</text:span><text:span text:style-name="T19">=</text:span><text:span text:style-name="T22">"java.lang.Integer" </text:span><text:span text:style-name="T16">valor</text:span><text:span text:style-name="T19">=</text:span><text:span text:style-name="T22">"1999"</text:span><text:span text:style-name="T10">/&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4">(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4">Capítulo 7 Controladores</text:span>.</text:p>
      <text:list text:style-name="L1" text:continue-numbering="true">
        <text:list-item>
          <text:list text:continue-numbering="true">
            <text:list-item>
              <text:h text:style-name="P423" text:outline-level="2">Select íntegro</text:h>
            </text:list-item>
          </text:list>
        </text:list-item>
      </text:list>
      <text:p text:style-name="Text_20_body">Tenemos la opción de poner el select completo para obtener los datos del tab:</text:p>
      <text:p text:style-name="Código"><text:span text:style-name="T10">&lt;</text:span><text:span text:style-name="T13">tab </text:span><text:span text:style-name="T16">nombre</text:span><text:span text:style-name="T19">=</text:span><text:span text:style-name="T22">"SelectIntegro"</text:span><text:span text:style-name="T10">&gt;</text:span></text:p>
      <text:p text:style-name="Código"><text:span text:style-name="T19"><text:tab/></text:span><text:span text:style-name="T10">&lt;</text:span><text:span text:style-name="T13">propiedades</text:span><text:span text:style-name="T10">&gt;</text:span><text:span text:style-name="T19">codigo, descripcion, familia</text:span><text:span text:style-name="T10">&lt;/</text:span><text:span text:style-name="T13">propiedades</text:span><text:span text:style-name="T10">&gt;</text:span></text:p>
      <text:p text:style-name="Código"><text:span text:style-name="T19"><text:tab/></text:span><text:span text:style-name="T10">&lt;</text:span><text:span text:style-name="T13">condicion-base</text:span><text:span text:style-name="T10">&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9"><text:tab/></text:span><text:span text:style-name="T10">&lt;/</text:span><text:span text:style-name="T13">condicion-base</text:span><text:span text:style-name="T10">&gt;</text:span></text:p>
      <text:p text:style-name="Código"><text:span text:style-name="T11">&lt;/</text:span><text:span text:style-name="T14">tab</text:span><text:span text:style-name="T11">&gt;</text:span><text:span text:style-name="T20"><text:tab/></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423" text:outline-level="2">Orden por defecto</text:h>
            </text:list-item>
          </text:list>
        </text:list-item>
      </text:list>
      <text:p text:style-name="Text_20_body">Por último, establecer un orden por defecto es harto sencillo:</text:p>
      <text:p text:style-name="Código"><text:span text:style-name="T10">&lt;</text:span><text:span text:style-name="T13">tab </text:span><text:span text:style-name="T16">nombre</text:span><text:span text:style-name="T19">=</text:span><text:span text:style-name="T22">"Simple"</text:span><text:span text:style-name="T10">&gt;</text:span></text:p>
      <text:p text:style-name="Código"><text:span text:style-name="T19"><text:tab/></text:span><text:span text:style-name="T10">&lt;</text:span><text:span text:style-name="T13">propiedades</text:span><text:span text:style-name="T10">&gt;</text:span><text:span text:style-name="T19">año, numero, fecha</text:span><text:span text:style-name="T10">&lt;/</text:span><text:span text:style-name="T13">properties</text:span><text:span text:style-name="T10">&gt;</text:span><text:span text:style-name="T19"><text:tab/><text:tab/></text:span></text:p>
      <text:p text:style-name="Código"><text:span text:style-name="T19"><text:tab/></text:span><text:span text:style-name="T10">&lt;</text:span><text:span text:style-name="T13">orden-defecto</text:span><text:span text:style-name="T10">&gt;</text:span><text:span text:style-name="T19">${año} desc, ${numero} desc</text:span><text:span text:style-name="T10">&lt;/</text:span><text:span text:style-name="T13">orden-defecto</text:span><text:span text:style-name="T10">&gt;</text:span></text:p>
      <text:p text:style-name="Código"><text:span text:style-name="T11">&lt;/</text:span><text:span text:style-name="T14">tab</text:span><text:span text:style-name="T11">&gt;</text:span></text:p>
      <text:p text:style-name="Text_20_body">Este orden es solo el inicial, el usuario puede escoger otro con solo pulsar la cabecera de una columna.</text:p>
      <text:list text:style-name="L1" text:continue-numbering="true">
        <text:list-item>
          <text:h text:style-name="P411"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6">
        <text:list-item>
          <text:p text:style-name="P243">Hibernate 3.x.</text:p>
        </text:list-item>
      </text:list>
      <text:list text:style-name="L47">
        <text:list-item>
          <text:p text:style-name="P244">EntityBeans CMP 2 de JBoss 3.2.x y 4.0.x.</text:p>
        </text:list-item>
        <text:list-item>
          <text:p text:style-name="P244">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423" text:outline-level="2">Mapeo de entidad</text:h>
            </text:list-item>
          </text:list>
        </text:list-item>
      </text:list>
      <text:p text:style-name="Text_20_body">La sintaxis para mapear la entidad principal es:</text:p>
      <text:p text:style-name="Código"><text:span text:style-name="T10">&lt;</text:span><text:span text:style-name="T13">mapeo-entidad </text:span><text:span text:style-name="T16">tabla</text:span><text:span text:style-name="T19">=</text:span><text:span text:style-name="T22">"tabla"</text:span><text:span text:style-name="T10">&gt;</text:span><text:span text:style-name="T19"><text:tab/><text:tab/><text:tab/>(1)</text:span></text:p>
      <text:p text:style-name="Código"><text:span text:style-name="T19"><text:tab/></text:span><text:span text:style-name="T10">&lt;</text:span><text:span text:style-name="T13">mapeo-propiedad </text:span><text:span text:style-name="T19">... </text:span><text:span text:style-name="T10">/&gt;</text:span><text:span text:style-name="T19"> ...<text:tab/><text:tab/>(2)</text:span></text:p>
      <text:p text:style-name="Código"><text:span text:style-name="T19"><text:tab/></text:span><text:span text:style-name="T10">&lt;</text:span><text:span text:style-name="T13">mapeo-referencia </text:span><text:span text:style-name="T19">... </text:span><text:span text:style-name="T10">/&gt;</text:span><text:span text:style-name="T19"> ...<text:tab/><text:tab/>(3)</text:span></text:p>
      <text:p text:style-name="Código"><text:span text:style-name="T19"><text:tab/></text:span><text:span text:style-name="T10">&lt;</text:span><text:span text:style-name="T13">mapeo-propiedad-multiple </text:span><text:span text:style-name="T19">... </text:span><text:span text:style-name="T10">/&gt;</text:span><text:span text:style-name="T19"> ...<text:tab/>(4)</text:span></text:p>
      <text:p text:style-name="Código"><text:span text:style-name="T11">&lt;/</text:span><text:span text:style-name="T14">mapeo-entidad</text:span><text:span text:style-name="T11">&gt;</text:span><text:span text:style-name="T20"><text:tab/></text:span></text:p>
      <text:list text:style-name="L48">
        <text:list-item>
          <text:p text:style-name="P246"><text:span text:style-name="Código">tabla</text:span> (obligado): Para relacionar la entidad principal del componente con esa tabla.</text:p>
        </text:list-item>
        <text:list-item>
          <text:p text:style-name="P246"><text:span text:style-name="Código">mapeo-propiedad</text:span> (varios, opcional): Mapea una propiedad con una columna de la tabla de base de datos.</text:p>
        </text:list-item>
        <text:list-item>
          <text:p text:style-name="P246"><text:span text:style-name="Código">mapeo-referencia</text:span> (varios, opcional): Mapea una referencia con una o más columna de la tabla de base de datos.</text:p>
        </text:list-item>
        <text:list-item>
          <text:p text:style-name="P246"><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10">&lt;</text:span><text:span text:style-name="T13">mapeo-entidad </text:span><text:span text:style-name="T16">tabla</text:span><text:span text:style-name="T19">=</text:span><text:span text:style-name="T22">"XAVATEST@separator@TIPOALBARAN"</text:span><text:span text:style-name="T10">&gt;</text:span></text:p>
      <text:p text:style-name="Código"><text:span text:style-name="T19"><text:tab/></text:span><text:span text:style-name="T10">&lt;</text:span><text:span text:style-name="T13">mapeo-propiedad </text:span><text:span text:style-name="T16">propiedad-modelo</text:span><text:span text:style-name="T19">=</text:span><text:span text:style-name="T22">"codigo" </text:span><text:span text:style-name="T16">columna-tabla</text:span><text:span text:style-name="T19">=</text:span><text:span text:style-name="T22">"CODIGO"</text:span><text:span text:style-name="T10">/&gt;</text:span><text:span text:style-name="T19"><text:tab/><text:tab/></text:span></text:p>
      <text:p text:style-name="Código"><text:span text:style-name="T19"><text:tab/></text:span><text:span text:style-name="T10">&lt;</text:span><text:span text:style-name="T13">mapeo-propiedad </text:span><text:span text:style-name="T16">propiedad-modelo</text:span><text:span text:style-name="T19">=</text:span><text:span text:style-name="T22">"descripcion" </text:span><text:span text:style-name="T16">columna-tabla</text:span><text:span text:style-name="T19">=</text:span><text:span text:style-name="T22">"DESCRIPCION" </text:span><text:span text:style-name="T10">/&gt;</text:span><text:span text:style-name="T19"><text:tab/></text:span></text:p>
      <text:p text:style-name="Código"><text:span text:style-name="T11">&lt;/</text:span><text:span text:style-name="T14">mapeo-entidad</text:span><text:span text:style-name="T11">&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423" text:outline-level="2">Mapeo propiedad</text:h>
            </text:list-item>
          </text:list>
        </text:list-item>
      </text:list>
      <text:p text:style-name="Text_20_body">La sintaxis para mapear una propiedad es:</text:p>
      <text:p text:style-name="Código"><text:span text:style-name="T10">&lt;</text:span><text:span text:style-name="T13">mapeo-propiedad <text:tab/><text:tab/><text:tab/><text:tab/></text:span></text:p>
      <text:p text:style-name="Código"><text:span text:style-name="T13"><text:tab/></text:span><text:span text:style-name="T16">propiedad-modelo</text:span><text:span text:style-name="T19">=</text:span><text:span text:style-name="T22">"propiedad"<text:tab/></text:span><text:span text:style-name="T19">(1)</text:span></text:p>
      <text:p text:style-name="Código"><text:span text:style-name="T19"><text:tab/></text:span><text:span text:style-name="T16">columna-tabla</text:span><text:span text:style-name="T19">=</text:span><text:span text:style-name="T22">"columna" <text:tab/><text:tab/></text:span><text:span text:style-name="T19">(2)</text:span></text:p>
      <text:p text:style-name="Código"><text:span text:style-name="T19"><text:tab/></text:span><text:span text:style-name="T16">tipo-cmp</text:span><text:span text:style-name="T19">=</text:span><text:span text:style-name="T22">"tipo"</text:span><text:span text:style-name="T10">&gt;</text:span><text:span text:style-name="T19"><text:tab/><text:tab/><text:tab/>(3)</text:span></text:p>
      <text:p text:style-name="Código"><text:span text:style-name="T19"><text:tab/></text:span><text:span text:style-name="T10">&lt;</text:span><text:span text:style-name="T13">conversor </text:span><text:span text:style-name="T19">... </text:span><text:span text:style-name="T10">/&gt;</text:span><text:span text:style-name="T19"><text:tab/><text:tab/><text:tab/>(4)</text:span></text:p>
      <text:p text:style-name="Código"><text:span text:style-name="T11">&lt;/</text:span><text:span text:style-name="T14">mapeo-propiedad</text:span><text:span text:style-name="T11">&gt;</text:span></text:p>
      <text:list text:style-name="L49">
        <text:list-item>
          <text:p text:style-name="P250"><text:span text:style-name="Código">propiedad-modelo</text:span> (obligada): El nombre de una propiedad definida en la parte del modelo.</text:p>
        </text:list-item>
        <text:list-item>
          <text:p text:style-name="P250"><text:span text:style-name="Código">columna-tabla</text:span> (obligada): Nombre de la columna de la tabla.</text:p>
        </text:list-item>
        <text:list-item>
          <text:p text:style-name="P250"><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250"><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10">&lt;</text:span><text:span text:style-name="T13">mapeo-propiedad </text:span></text:p>
      <text:p text:style-name="Código"><text:span text:style-name="T13"><text:tab/></text:span><text:span text:style-name="T16">propiedad-modelo</text:span><text:span text:style-name="T19">=</text:span><text:span text:style-name="T22">"codigoPostal" </text:span></text:p>
      <text:p text:style-name="Código"><text:span text:style-name="T22"><text:tab/></text:span><text:span text:style-name="T16">columna-tabla</text:span><text:span text:style-name="T19">=</text:span><text:span text:style-name="T22">"CP" </text:span></text:p>
      <text:p text:style-name="Código"><text:span text:style-name="T22"><text:tab/></text:span><text:span text:style-name="T16">tipo-cmp</text:span><text:span text:style-name="T19">=</text:span><text:span text:style-name="T22">"String"</text:span><text:span text:style-name="T10">&gt;</text:span><text:span text:style-name="T19"><text:tab/></text:span></text:p>
      <text:p text:style-name="Código"><text:span text:style-name="T19"><text:tab/></text:span><text:span text:style-name="T10">&lt;</text:span><text:span text:style-name="T13">conversor </text:span><text:span text:style-name="T16">clase</text:span><text:span text:style-name="T19">=</text:span><text:span text:style-name="T22">"org.openxava.converters.IntegerStringConverter"</text:span><text:span text:style-name="T10">/&gt;</text:span></text:p>
      <text:p text:style-name="Código"><text:span text:style-name="T11">&lt;/</text:span><text:span text:style-name="T14">mapeo-propiedad</text:span><text:span text:style-name="T11">&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10">&lt;</text:span><text:span text:style-name="T13">entidad</text:span><text:span text:style-name="T10">&gt;</text:span><text:span text:style-name="T19"> <text:s/></text:span></text:p>
      <text:p text:style-name="Código">...</text:p>
      <text:p text:style-name="Código"><text:span text:style-name="T19"><text:tab/></text:span><text:span text:style-name="T10">&lt;</text:span><text:span text:style-name="T13">propiedad </text:span><text:span text:style-name="T16">nombre</text:span><text:span text:style-name="T19">=</text:span><text:span text:style-name="T22">"distancia"</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local"</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nacional"</text:span><text:span text:style-name="T10">/&gt;</text:span><text:span text:style-name="T19"><text:tab/><text:tab/><text:tab/><text:tab/></text:span></text:p>
      <text:p text:style-name="Código"><text:span text:style-name="T19"><text:tab/><text:tab/><text:tab/></text:span><text:span text:style-name="T10">&lt;</text:span><text:span text:style-name="T13">valor-posible </text:span><text:span text:style-name="T16">valor</text:span><text:span text:style-name="T19">=</text:span><text:span text:style-name="T22">"internacional"</text:span><text:span text:style-name="T10">/&gt;</text:span><text:span text:style-name="T19"><text:tab/><text:tab/><text:tab/><text:tab/></text:span></text:p>
      <text:p text:style-name="Código"><text:span text:style-name="T19"><text:tab/><text:tab/></text:span><text:span text:style-name="T10">&lt;/</text:span><text:span text:style-name="T13">valores-posibles</text:span><text:span text:style-name="T10">&gt;</text:span></text:p>
      <text:p text:style-name="Código"><text:span text:style-name="T19"><text:tab/></text:span><text:span text:style-name="T10">&lt;/</text:span><text:span text:style-name="T13">propiedad</text:span><text:span text:style-name="T10">&gt;</text:span></text:p>
      <text:p text:style-name="Código">...</text:p>
      <text:p text:style-name="Código"><text:span text:style-name="T11">&lt;/</text:span><text:span text:style-name="T14">entidad</text:span><text:span text:style-name="T11">&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10">&lt;</text:span><text:span text:style-name="T13">mapeo-propiedad </text:span></text:p>
      <text:p text:style-name="Código"><text:span text:style-name="T13"><text:tab/></text:span><text:span text:style-name="T16">propiedad-modelo</text:span><text:span text:style-name="T19">=</text:span><text:span text:style-name="T22">"distancia" </text:span><text:span text:style-name="T16">columna-tabla</text:span><text:span text:style-name="T19">=</text:span><text:span text:style-name="T22">"DISTANCIA" </text:span><text:span text:style-name="T16">tipo-cmp</text:span><text:span text:style-name="T19">=</text:span><text:span text:style-name="T22">"String"</text:span><text:span text:style-name="T10">&gt;</text:span></text:p>
      <text:p text:style-name="Código"><text:span text:style-name="T19"><text:tab/></text:span><text:span text:style-name="T10">&lt;</text:span><text:span text:style-name="T13">conversor </text:span><text:span text:style-name="T16">clase</text:span><text:span text:style-name="T19">=</text:span><text:span text:style-name="T22">"org.openxava.converters.ValidValuesLetterConverter"</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letters" </text:span><text:span text:style-name="T16">valor</text:span><text:span text:style-name="T19">=</text:span><text:span text:style-name="T22">"LNI"</text:span><text:span text:style-name="T10">/&gt;</text:span></text:p>
      <text:p text:style-name="Código"><text:span text:style-name="T19"><text:tab/></text:span><text:span text:style-name="T10">&lt;/</text:span><text:span text:style-name="T13">conversor</text:span><text:span text:style-name="T10">&gt;</text:span></text:p>
      <text:p text:style-name="Código"><text:span text:style-name="T11">&lt;/</text:span><text:span text:style-name="T14">mapeo-propiedad</text:span><text:span text:style-name="T11">&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423" text:outline-level="2">Mapeo referencia</text:h>
            </text:list-item>
          </text:list>
        </text:list-item>
      </text:list>
      <text:p text:style-name="Text_20_body">La sintaxis para mapear una referencia es:</text:p>
      <text:p text:style-name="Código"><text:span text:style-name="T10">&lt;</text:span><text:span text:style-name="T13">mapeo-referencia </text:span></text:p>
      <text:p text:style-name="Código"><text:span text:style-name="T13"><text:tab/></text:span><text:span text:style-name="T16">referencia-modelo</text:span><text:span text:style-name="T19">=</text:span><text:span text:style-name="T22">"referencia"<text:tab/><text:tab/></text:span><text:span text:style-name="T19">(1)</text:span></text:p>
      <text:p text:style-name="P14">&gt;</text:p>
      <text:p text:style-name="Código"><text:span text:style-name="T10"><text:tab/>&lt;</text:span><text:span text:style-name="T13">detalle-mapeo-referencia </text:span><text:span text:style-name="T19">... </text:span><text:span text:style-name="T10">/&gt;</text:span><text:span text:style-name="T19"> ...<text:tab/>(2)</text:span></text:p>
      <text:p text:style-name="Código"><text:span text:style-name="T11">&lt;/</text:span><text:span text:style-name="T14">mapeo-referencia</text:span><text:span text:style-name="T11">&gt;</text:span></text:p>
      <text:list text:style-name="L50">
        <text:list-item>
          <text:p text:style-name="P254"><text:span text:style-name="Código">referencia</text:span> (obligada): La referencia que se quiere mapear.</text:p>
        </text:list-item>
        <text:list-item>
          <text:p text:style-name="P254"><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10">&lt;</text:span><text:span text:style-name="T13">entidad</text:span><text:span text:style-name="T10">&gt;</text:span><text:span text:style-name="T19"> <text:s/></text:span></text:p>
      <text:p text:style-name="Código"><text:tab/>...</text:p>
      <text:p text:style-name="Código"><text:span text:style-name="T19"><text:tab/></text:span><text:span text:style-name="T10">&lt;</text:span><text:span text:style-name="T13">referencia </text:span><text:span text:style-name="T16">nombre</text:span><text:span text:style-name="T19">=</text:span><text:span text:style-name="T22">"factura" </text:span><text:span text:style-name="T16">modelo</text:span><text:span text:style-name="T19">=</text:span><text:span text:style-name="T22">"Factura"</text:span><text:span text:style-name="T10">/&gt;</text:span></text:p>
      <text:p text:style-name="Código"><text:tab/>...</text:p>
      <text:p text:style-name="Código"><text:span text:style-name="T11">&lt;/</text:span><text:span text:style-name="T14">entidad</text:span><text:span text:style-name="T11">&gt;</text:span></text:p>
      <text:p text:style-name="Text_20_body">Podemos mapearla de esta forma:</text:p>
      <text:p text:style-name="Código"><text:span text:style-name="T10">&lt;</text:span><text:span text:style-name="T13">mapeo-entidad </text:span><text:span text:style-name="T16">tabla</text:span><text:span text:style-name="T19">=</text:span><text:span text:style-name="T22">"XAVATEST@separator@ALBARAN"</text:span><text:span text:style-name="T10">&gt;</text:span></text:p>
      <text:p text:style-name="Código"><text:span text:style-name="T19"><text:tab/></text:span><text:span text:style-name="T10">&lt;</text:span><text:span text:style-name="T13">mapeo-referencia </text:span><text:span text:style-name="T16">referencia-modelo</text:span><text:span text:style-name="T19">=</text:span><text:span text:style-name="T22">"factura"</text:span><text:span text:style-name="T10">&gt;</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FACTURA_AÃ‘O" </text:span></text:p>
      <text:p text:style-name="Código"><text:span text:style-name="T22"><text:tab/><text:tab/><text:tab/></text:span><text:span text:style-name="T16">propiedad-modelo-referenciado</text:span><text:span text:style-name="T19">=</text:span><text:span text:style-name="T22">"aÃ±o"</text:span><text:span text:style-name="T10">/&gt;</text:span><text:span text:style-name="T19"> </text:span></text:p>
      <text:p text:style-name="Código"><text:span text:style-name="T19"><text:tab/><text:tab/></text:span><text:span text:style-name="T10">&lt;</text:span><text:span text:style-name="T13">detalle-mapeo-referencia </text:span></text:p>
      <text:p text:style-name="Código"><text:span text:style-name="T13"><text:tab/><text:tab/><text:tab/></text:span><text:span text:style-name="T16">columna-tabla</text:span><text:span text:style-name="T19">=</text:span><text:span text:style-name="T22">"FACTURA_NUMERO" </text:span></text:p>
      <text:p text:style-name="Código"><text:span text:style-name="T22"><text:tab/><text:tab/><text:tab/></text:span><text:span text:style-name="T16">propiedad-modelo-referenciado</text:span><text:span text:style-name="T19">=</text:span><text:span text:style-name="T22">"numero"</text:span><text:span text:style-name="T10">/&gt;</text:span><text:span text:style-name="T19"> <text:tab/><text:tab/><text:tab/><text:tab/></text:span></text:p>
      <text:p text:style-name="Código"><text:span text:style-name="T19"><text:tab/></text:span><text:span text:style-name="T10">&lt;/</text:span><text:span text:style-name="T13">mapeo-referencia</text:span><text:span text:style-name="T10">&gt;</text:span></text:p>
      <text:p text:style-name="Código"><text:tab/>...</text:p>
      <text:p text:style-name="Código"><text:span text:style-name="T11">&lt;/</text:span><text:span text:style-name="T14">mapeo-entidad</text:span><text:span text:style-name="T11">&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10">&lt;</text:span><text:span text:style-name="T13">entidad</text:span><text:span text:style-name="T10">&gt;</text:span><text:span text:style-name="T19"> <text:s/><text:tab/><text:tab/></text:span></text:p>
      <text:p text:style-name="Código"><text:span text:style-name="T19"><text:tab/></text:span><text:span text:style-name="T10">&lt;</text:span><text:span text:style-name="T13">propiedad </text:span><text:span text:style-name="T16">nombre</text:span><text:span text:style-name="T19">=</text:span><text:span text:style-name="T22">"aÃ±o" </text:span><text:span text:style-name="T16">tipo</text:span><text:span text:style-name="T19">=</text:span><text:span text:style-name="T22">"int" </text:span><text:span text:style-name="T16">clave</text:span><text:span text:style-name="T19">=</text:span><text:span text:style-name="T22">"true" </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 <text:s text:c="2"/></text:span></text:p>
      <text:p text:style-name="Código"><text:span text:style-name="T19"><text:tab/><text:tab/></text:span><text:span text:style-name="T10">&lt;</text:span><text:span text:style-name="T13">calculador-valor-defecto </text:span></text:p>
      <text:p text:style-name="Código"><text:span text:style-name="T13"><text:tab/><text:tab/><text:tab/></text:span><text:span text:style-name="T16">clase</text:span><text:span text:style-name="T19">=</text:span><text:span text:style-name="T22">"org.openxava.calculators.CurrentYearCalculator"</text:span><text:span text:style-name="T10">/&gt;</text:span></text:p>
      <text:p text:style-name="Código"><text:span text:style-name="T19"><text:tab/></text:span><text:span text:style-name="T10">&lt;/</text:span><text:span text:style-name="T13">propiedad</text:span><text:span text:style-name="T10">&gt;</text:span><text:span text:style-name="T19"><text:tab/></text:span></text:p>
      <text:p text:style-name="Código"><text:span text:style-name="T19"><text:tab/></text:span><text:span text:style-name="T10">&lt;</text:span><text:span text:style-name="T13">propiedad </text:span><text:span text:style-name="T16">nombre</text:span><text:span text:style-name="T19">=</text:span><text:span text:style-name="T22">"numero" </text:span><text:span text:style-name="T16">tipo</text:span><text:span text:style-name="T19">=</text:span><text:span text:style-name="T22">"int" </text:span></text:p>
      <text:p text:style-name="Código"><text:span text:style-name="T22"><text:tab/><text:tab/></text:span><text:span text:style-name="T16">clave</text:span><text:span text:style-name="T19">=</text:span><text:span text:style-name="T22">"true"<text:tab/></text:span><text:span text:style-name="T16">longitud</text:span><text:span text:style-name="T19">=</text:span><text:span text:style-name="T22">"6" </text:span><text:span text:style-name="T16">requerido</text:span><text:span text:style-name="T19">=</text:span><text:span text:style-name="T22">"true"</text:span><text:span text:style-name="T10">/&gt;</text:span></text:p>
      <text:p text:style-name="P23"><text:tab/>...</text:p>
      <text:p text:style-name="Text_20_body">Si tenemos una referencia a un modelo cuyo clave incluye referencia para definirlo en el mapeo lo hacemos como sigue:</text:p>
      <text:p text:style-name="Código"><text:span text:style-name="T10">&lt;</text:span><text:span text:style-name="T13">mapeo-referencia </text:span><text:span text:style-name="T16">referencia-modelo</text:span><text:span text:style-name="T19">=</text:span><text:span text:style-name="T22">"albaran"</text:span><text:span text:style-name="T10">&gt;</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ALBARAN_FACTURA_AÃ‘O" </text:span></text:p>
      <text:p text:style-name="Código"><text:span text:style-name="T22"><text:tab/><text:tab/></text:span><text:span text:style-name="T16">propiedad-modelo-referenciado</text:span><text:span text:style-name="T19">=</text:span><text:span text:style-name="T22">"factura.aÃ±o"</text:span><text:span text:style-name="T10">/&gt;</text:span><text:span text:style-name="T19"> </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ALBARAN_FACTURA_NUMERO" </text:span></text:p>
      <text:p text:style-name="Código"><text:span text:style-name="T22"><text:tab/><text:tab/></text:span><text:span text:style-name="T16">propiedad-modelo-referenciado</text:span><text:span text:style-name="T19">=</text:span><text:span text:style-name="T22">"factura.numero"</text:span><text:span text:style-name="T10">/&gt;</text:span><text:span text:style-name="T19"> <text:tab/><text:tab/><text:tab/><text:tab/></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a</text:span><text:span text:style-name="T19">=</text:span><text:span text:style-name="T22">"ALBARAN_TIPO" </text:span></text:p>
      <text:p text:style-name="Código"><text:span text:style-name="T22"><text:tab/><text:tab/></text:span><text:span text:style-name="T16">propiedad-modelo-referenciado</text:span><text:span text:style-name="T19">=</text:span><text:span text:style-name="T22">"tipo.codigo"</text:span><text:span text:style-name="T10">/&gt;</text:span><text:span text:style-name="T19"> <text:tab/><text:tab/><text:tab/><text:tab/></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ALBARAN_NUMERO" </text:span></text:p>
      <text:p text:style-name="Código"><text:span text:style-name="T22"><text:tab/><text:tab/></text:span><text:span text:style-name="T16">propiedad-modelo-referenciado</text:span><text:span text:style-name="T19">=</text:span><text:span text:style-name="T22">"numero"</text:span><text:span text:style-name="T10">/&gt;</text:span><text:span text:style-name="T19"> <text:tab/><text:tab/><text:tab/></text:span></text:p>
      <text:p text:style-name="Código"><text:span text:style-name="T11">&lt;/</text:span><text:span text:style-name="T14">mapeo-referencia</text:span><text:span text:style-name="T11">&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10">&lt;</text:span><text:span text:style-name="T13">mapeo-referencia </text:span><text:span text:style-name="T16">referencia</text:span><text:span text:style-name="T19">=</text:span><text:span text:style-name="T22">"permisoConducir"</text:span><text:span text:style-name="T10">&gt;</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PERMISOCONDUCIR_TIPO" </text:span></text:p>
      <text:p text:style-name="Código"><text:span text:style-name="T22"><text:tab/><text:tab/></text:span><text:span text:style-name="T16">propiedad-modelo-referenciado</text:span><text:span text:style-name="T19">=</text:span><text:span text:style-name="T22">"tipo"</text:span></text:p>
      <text:p text:style-name="Código"><text:span text:style-name="T22"><text:tab/><text:tab/></text:span><text:span text:style-name="T16">tipo-cmp</text:span><text:span text:style-name="T19">=</text:span><text:span text:style-name="T22">"String"</text:span><text:span text:style-name="T10">&gt;</text:span><text:span text:style-name="T19"><text:tab/>(1) </text:span><text:span text:style-name="T29">&lt;!-- En esta caso esta linea puede ser omitida --&gt;</text:span></text:p>
      <text:p text:style-name="Código"><text:span text:style-name="T19"><text:tab/><text:tab/></text:span><text:span text:style-name="T10">&lt;</text:span><text:span text:style-name="T13">conversor </text:span><text:span text:style-name="T16">clase</text:span><text:span text:style-name="T19">=</text:span><text:span text:style-name="T22">"org.openxava.converters.NotNullStringConverter"</text:span><text:span text:style-name="T10">/&gt;</text:span><text:span text:style-name="T19"> (2)</text:span></text:p>
      <text:p text:style-name="Código"><text:span text:style-name="T19"><text:tab/></text:span><text:span text:style-name="T10">&lt;/</text:span><text:span text:style-name="T13">detalle-mapeo-referencia</text:span><text:span text:style-name="T10">&gt;</text:span><text:span text:style-name="T19"><text:tab/></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PERMISOCONDUCIR_NIVEL" </text:span></text:p>
      <text:p text:style-name="Código"><text:span text:style-name="T22"><text:tab/><text:tab/></text:span><text:span text:style-name="T16">propiedad-modelo-referenciado</text:span><text:span text:style-name="T19">=</text:span><text:span text:style-name="T22">"nivel"</text:span><text:span text:style-name="T10">/&gt;</text:span><text:span text:style-name="T19"> <text:tab/><text:tab/><text:tab/><text:tab/></text:span></text:p>
      <text:p text:style-name="Código"><text:span text:style-name="T11">&lt;/</text:span><text:span text:style-name="T14">mapeo-referencia</text:span><text:span text:style-name="T11">&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4">(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423"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10">&lt;</text:span><text:span text:style-name="T13">mapeo-propiedad-multiple </text:span></text:p>
      <text:p text:style-name="Código"><text:span text:style-name="T13"><text:tab/></text:span><text:span text:style-name="T16">propiedad-modelo</text:span><text:span text:style-name="T19">=</text:span><text:span text:style-name="T22">"propiedad"<text:tab/></text:span><text:span text:style-name="T19">(1)</text:span></text:p>
      <text:p text:style-name="P14">&gt;</text:p>
      <text:p text:style-name="Código"><text:span text:style-name="T10"><text:tab/>&lt;</text:span><text:span text:style-name="T13">conversor </text:span><text:span text:style-name="T19">... </text:span><text:span text:style-name="T10">/&gt;</text:span><text:span text:style-name="T19"><text:tab/><text:tab/><text:tab/>(2)</text:span></text:p>
      <text:p text:style-name="Código"><text:span text:style-name="T19"><text:tab/></text:span><text:span text:style-name="T10">&lt;</text:span><text:span text:style-name="T13">campo-cmp </text:span><text:span text:style-name="T19">... </text:span><text:span text:style-name="T10">/&gt;</text:span><text:span text:style-name="T19"> ...<text:tab/><text:tab/>(3)</text:span></text:p>
      <text:p text:style-name="Código"><text:span text:style-name="T11">&lt;/</text:span><text:span text:style-name="T14">mapeo-propiedad-multiple</text:span><text:span text:style-name="T11">&gt;</text:span></text:p>
      <text:list text:style-name="L51">
        <text:list-item>
          <text:p text:style-name="P256"><text:span text:style-name="Código">propiedad-modelo</text:span> (obligada): Nombre de la propiedad que se quiere mapear.</text:p>
        </text:list-item>
        <text:list-item>
          <text:p text:style-name="P256"><text:span text:style-name="Código">conversor</text:span> (uno, obligado): Clase con la lógica para hacer la conversión de Java a base de datos y viceversa. Ha de implementar <text:span text:style-name="Código">IMultipleConverter</text:span>.</text:p>
        </text:list-item>
        <text:list-item>
          <text:p text:style-name="P256"><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10">&lt;</text:span><text:span text:style-name="T13">mapeo-propiedad-multiple </text:span><text:span text:style-name="T16">propiedad-modelo</text:span><text:span text:style-name="T19">=</text:span><text:span text:style-name="T22">"fechaEntrega"</text:span><text:span text:style-name="T10">&gt;</text:span></text:p>
      <text:p text:style-name="Código"><text:span text:style-name="T19"><text:tab/></text:span><text:span text:style-name="T10">&lt;</text:span><text:span text:style-name="T13">conversor </text:span><text:span text:style-name="T16">clase</text:span><text:span text:style-name="T19">=</text:span><text:span text:style-name="T22">"org.openxava.converters.Date3Converter"</text:span><text:span text:style-name="T10">/&gt;</text:span><text:span text:style-name="T19"><text:tab/></text:span></text:p>
      <text:p text:style-name="Código"><text:span text:style-name="T19"><text:tab/></text:span><text:span text:style-name="T10">&lt;</text:span><text:span text:style-name="T13">campo-cmp </text:span></text:p>
      <text:p text:style-name="Código"><text:span text:style-name="T13"><text:tab/><text:tab/></text:span><text:span text:style-name="T16">propiedad-conversor</text:span><text:span text:style-name="T19">=</text:span><text:span text:style-name="T22">"day" </text:span><text:span text:style-name="T16">columna-tabla</text:span><text:span text:style-name="T19">=</text:span><text:span text:style-name="T22">"DIAENTREGA" </text:span><text:span text:style-name="T16">tipo-cmp</text:span><text:span text:style-name="T19">=</text:span><text:span text:style-name="T22">"int"</text:span><text:span text:style-name="T10">/&gt;</text:span></text:p>
      <text:p text:style-name="Código"><text:span text:style-name="T19"><text:tab/></text:span><text:span text:style-name="T10">&lt;</text:span><text:span text:style-name="T13">campo-cmp </text:span></text:p>
      <text:p text:style-name="Código"><text:span text:style-name="T13"><text:tab/><text:tab/></text:span><text:span text:style-name="T16">propiedad-conversor</text:span><text:span text:style-name="T19">=</text:span><text:span text:style-name="T22">"month" </text:span><text:span text:style-name="T16">columna-tabla</text:span><text:span text:style-name="T19">=</text:span><text:span text:style-name="T22">"MESENTREGA" </text:span><text:span text:style-name="T16">tipo-cmp</text:span><text:span text:style-name="T19">=</text:span><text:span text:style-name="T22">"int"</text:span><text:span text:style-name="T10">/&gt;</text:span></text:p>
      <text:p text:style-name="Código"><text:span text:style-name="T19"><text:tab/></text:span><text:span text:style-name="T10">&lt;</text:span><text:span text:style-name="T13">campo-cmp</text:span></text:p>
      <text:p text:style-name="Código"><text:span text:style-name="T13"><text:tab/><text:tab/></text:span><text:span text:style-name="T16">propiedad-conversor</text:span><text:span text:style-name="T19">=</text:span><text:span text:style-name="T22">"year" </text:span><text:span text:style-name="T16">columna-tabla</text:span><text:span text:style-name="T19">=</text:span><text:span text:style-name="T22">"AÃ‘OENTREGA" </text:span><text:span text:style-name="T16">tipo-cmp</text:span><text:span text:style-name="T19">=</text:span><text:span text:style-name="T22">"int"</text:span><text:span text:style-name="T10">/&gt;</text:span><text:span text:style-name="T19"><text:tab/></text:span></text:p>
      <text:p text:style-name="Código"><text:span text:style-name="T11">&lt;/</text:span><text:span text:style-name="T14">mapeo-propiedad-multiple</text:span><text:span text:style-name="T11">&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423"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10">&lt;</text:span><text:span text:style-name="T13">entidad</text:span><text:span text:style-name="T10">&gt;</text:span></text:p>
      <text:p text:style-name="Código"><text:tab/>...<text:tab/><text:tab/> <text:s/></text:p>
      <text:p text:style-name="Código"><text:span text:style-name="T19"><text:tab/></text:span><text:span text:style-name="T10">&lt;</text:span><text:span text:style-name="T13">referencia </text:span><text:span text:style-name="T16">nombre</text:span><text:span text:style-name="T19">=</text:span><text:span text:style-name="T22">"direccion" </text:span><text:span text:style-name="T16">modelo</text:span><text:span text:style-name="T19">=</text:span><text:span text:style-name="T22">"Direccion" </text:span><text:span text:style-name="T16">requerido</text:span><text:span text:style-name="T19">=</text:span><text:span text:style-name="T22">"true"</text:span><text:span text:style-name="T10">/&gt;</text:span></text:p>
      <text:p text:style-name="Código"><text:tab/>...</text:p>
      <text:p text:style-name="Código"><text:span text:style-name="T10">&lt;/</text:span><text:span text:style-name="T13">entidad</text:span><text:span text:style-name="T10">&gt;</text:span></text:p>
      <text:p text:style-name="Código"/>
      <text:p text:style-name="Código"><text:span text:style-name="T10">&lt;</text:span><text:span text:style-name="T13">agregado </text:span><text:span text:style-name="T16">nombre</text:span><text:span text:style-name="T19">=</text:span><text:span text:style-name="T22">"Direccion"</text:span><text:span text:style-name="T10">&gt;</text:span></text:p>
      <text:p text:style-name="Código"><text:span text:style-name="T19"><text:tab/></text:span><text:span text:style-name="T10">&lt;</text:span><text:span text:style-name="T13">implementa </text:span><text:span text:style-name="T16">interfaz</text:span><text:span text:style-name="T19">=</text:span><text:span text:style-name="T22">"org.openxava.test.ejb.IConMunicipio"</text:span><text:span text:style-name="T10">/&gt;</text:span><text:span text:style-name="T19"><text:tab/><text:tab/><text:tab/></text:span></text:p>
      <text:p text:style-name="Código"><text:span text:style-name="T19"><text:tab/></text:span><text:span text:style-name="T10">&lt;</text:span><text:span text:style-name="T13">propiedad </text:span><text:span text:style-name="T16">nombre</text:span><text:span text:style-name="T19">=</text:span><text:span text:style-name="T22">"calle" </text:span><text:span text:style-name="T16">tipo</text:span><text:span text:style-name="T19">=</text:span><text:span text:style-name="T22">"String" </text:span><text:span text:style-name="T16">longitud</text:span><text:span text:style-name="T19">=</text:span><text:span text:style-name="T22">"30" </text:span><text:span text:style-name="T16">requerido</text:span><text:span text:style-name="T19">=</text:span><text:span text:style-name="T22">"true"</text:span><text:span text:style-name="T10">/&gt;</text:span><text:span text:style-name="T19"> </text:span></text:p>
      <text:p text:style-name="Código"><text:span text:style-name="T19"><text:tab/></text:span><text:span text:style-name="T10">&lt;</text:span><text:span text:style-name="T13">propiedad </text:span><text:span text:style-name="T16">nombre</text:span><text:span text:style-name="T19">=</text:span><text:span text:style-name="T22">"codigoPostal" </text:span><text:span text:style-name="T16">tipo</text:span><text:span text:style-name="T19">=</text:span><text:span text:style-name="T22">"int" </text:span><text:span text:style-name="T16">longitud</text:span><text:span text:style-name="T19">=</text:span><text:span text:style-name="T22">"5"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propiedad </text:span><text:span text:style-name="T16">nombre</text:span><text:span text:style-name="T19">=</text:span><text:span text:style-name="T22">"municipio" </text:span><text:span text:style-name="T16">tipo</text:span><text:span text:style-name="T19">=</text:span><text:span text:style-name="T22">"String" </text:span><text:span text:style-name="T16">longitud</text:span><text:span text:style-name="T19">=</text:span><text:span text:style-name="T22">"20"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referencia </text:span><text:span text:style-name="T16">nombre</text:span><text:span text:style-name="T19">=</text:span><text:span text:style-name="T22">"provincia" </text:span><text:span text:style-name="T16">requerido</text:span><text:span text:style-name="T19">=</text:span><text:span text:style-name="T22">"true"</text:span><text:span text:style-name="T10">/&gt;</text:span></text:p>
      <text:p text:style-name="Código"><text:span text:style-name="T11">&lt;/</text:span><text:span text:style-name="T14">agregado</text:span><text:span text:style-name="T11">&gt;</text:span><text:span text:style-name="T20"><text:tab/></text:span></text:p>
      <text:p text:style-name="Text_20_body">Sencillamente una referencia a un agregado, y para mapearlo lo hacemo así:</text:p>
      <text:p text:style-name="Código"><text:span text:style-name="T10">&lt;</text:span><text:span text:style-name="T13">mapeo-entidad </text:span><text:span text:style-name="T16">tabla</text:span><text:span text:style-name="T19">=</text:span><text:span text:style-name="T22">"XAVATEST@separator@CLIENTE"</text:span><text:span text:style-name="T10">&gt;</text:span></text:p>
      <text:p text:style-name="Código"><text:tab/>...<text:tab/></text:p>
      <text:p text:style-name="Código"><text:span text:style-name="T19"><text:tab/></text:span><text:span text:style-name="T10">&lt;</text:span><text:span text:style-name="T13">mapeo-propiedad </text:span><text:span text:style-name="T16">propiedad-modelo</text:span><text:span text:style-name="T19">=</text:span><text:span text:style-name="T22">"direccion_calle" </text:span><text:span text:style-name="T16">columna-tabla</text:span><text:span text:style-name="T19">=</text:span><text:span text:style-name="T22">"CALLE"</text:span><text:span text:style-name="T10">/&gt;</text:span><text:span text:style-name="T19"><text:tab/></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direccion_codigoPostal" </text:span></text:p>
      <text:p text:style-name="Código"><text:span text:style-name="T22"><text:tab/><text:tab/></text:span><text:span text:style-name="T16">columna-tabla</text:span><text:span text:style-name="T19">=</text:span><text:span text:style-name="T22">"CP" </text:span><text:span text:style-name="T16">tipo-cmp</text:span><text:span text:style-name="T19">=</text:span><text:span text:style-name="T22">"String"</text:span><text:span text:style-name="T10">&gt;</text:span></text:p>
      <text:p text:style-name="Código"><text:span text:style-name="T19"><text:tab/><text:tab/></text:span><text:span text:style-name="T10">&lt;</text:span><text:span text:style-name="T13">conversor </text:span><text:span text:style-name="T16">clase</text:span><text:span text:style-name="T19">=</text:span><text:span text:style-name="T22">"org.openxava.converters.IntegerStringConverter"</text:span><text:span text:style-name="T10">/&gt;</text:span></text:p>
      <text:p text:style-name="Código"><text:span text:style-name="T19"><text:tab/></text:span><text:span text:style-name="T10">&lt;/</text:span><text:span text:style-name="T13">mapeo-propiedad</text:span><text:span text:style-name="T10">&gt;</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direccion_municipio" </text:span><text:span text:style-name="T16">columna-tabla</text:span><text:span text:style-name="T19">=</text:span><text:span text:style-name="T22">"MUNICIPIO"</text:span><text:span text:style-name="T10">/&gt;</text:span><text:span text:style-name="T19"><text:tab/></text:span></text:p>
      <text:p text:style-name="Código"><text:span text:style-name="T19"><text:tab/></text:span><text:span text:style-name="T10">&lt;</text:span><text:span text:style-name="T13">mapeo-referencia </text:span><text:span text:style-name="T16">referencia-modelo</text:span><text:span text:style-name="T19">=</text:span><text:span text:style-name="T22">"direccion_municipio"</text:span><text:span text:style-name="T10">&gt;</text:span><text:span text:style-name="T19"><text:tab/><text:tab/><text:tab/><text:tab/></text:span></text:p>
      <text:p text:style-name="Código"><text:span text:style-name="T19"><text:tab/><text:tab/></text:span><text:span text:style-name="T10">&lt;</text:span><text:span text:style-name="T13">detalle-mapeo-referencia </text:span></text:p>
      <text:p text:style-name="Código"><text:span text:style-name="T13"><text:tab/><text:tab/><text:tab/></text:span><text:span text:style-name="T16">columna-tabla</text:span><text:span text:style-name="T19">=</text:span><text:span text:style-name="T22">"PROVINCIA" </text:span><text:span text:style-name="T16">propiedad-modelo-referenciado</text:span><text:span text:style-name="T19">=</text:span><text:span text:style-name="T22">"codigo"</text:span><text:span text:style-name="T10">/&gt;</text:span></text:p>
      <text:p text:style-name="Código"><text:span text:style-name="T19"><text:tab/></text:span><text:span text:style-name="T10">&lt;/</text:span><text:span text:style-name="T13">mapeo-referencia</text:span><text:span text:style-name="T10">&gt;</text:span></text:p>
      <text:p text:style-name="Código"><text:span text:style-name="T11">&lt;/</text:span><text:span text:style-name="T14">mapeo-entidad</text:span><text:span text:style-name="T11">&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423"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10">&lt;</text:span><text:span text:style-name="T13">entidad</text:span><text:span text:style-name="T10">&gt;</text:span><text:span text:style-name="T19"> <text:s/><text:tab/><text:tab/></text:span></text:p>
      <text:p text:style-name="Código"><text:tab/>...<text:tab/><text:tab/></text:p>
      <text:p text:style-name="Código"><text:span text:style-name="T19"><text:tab/></text:span><text:span text:style-name="T10">&lt;</text:span><text:span text:style-name="T13">coleccion </text:span><text:span text:style-name="T16">nombre</text:span><text:span text:style-name="T19">=</text:span><text:span text:style-name="T22">"lineas" </text:span><text:span text:style-name="T16">minimo</text:span><text:span text:style-name="T19">=</text:span><text:span text:style-name="T22">"1"</text:span><text:span text:style-name="T10">&gt;</text:span></text:p>
      <text:p text:style-name="Código"><text:span text:style-name="T19"><text:tab/><text:tab/></text:span><text:span text:style-name="T10">&lt;</text:span><text:span text:style-name="T13">referencia </text:span><text:span text:style-name="T16">modelo</text:span><text:span text:style-name="T19">=</text:span><text:span text:style-name="T22">"LineaFactura"</text:span><text:span text:style-name="T10">/&gt;</text:span></text:p>
      <text:p text:style-name="Código"><text:span text:style-name="T19"><text:tab/></text:span><text:span text:style-name="T10">&lt;/</text:span><text:span text:style-name="T13">coleccion</text:span><text:span text:style-name="T10">&gt;</text:span></text:p>
      <text:p text:style-name="Código"><text:tab/>...<text:tab/><text:tab/><text:tab/><text:tab/><text:tab/><text:tab/></text:p>
      <text:p text:style-name="Código"><text:span text:style-name="T10">&lt;/</text:span><text:span text:style-name="T13">entidad</text:span><text:span text:style-name="T10">&gt;</text:span><text:span text:style-name="T19"><text:tab/></text:span></text:p>
      <text:p text:style-name="Código"><text:tab/><text:tab/></text:p>
      <text:p text:style-name="Código"><text:span text:style-name="T10">&lt;</text:span><text:span text:style-name="T13">agregado </text:span><text:span text:style-name="T16">nombre</text:span><text:span text:style-name="T19">=</text:span><text:span text:style-name="T22">"LineaFactura"</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tab/></text:span><text:span text:style-name="T10">&lt;</text:span><text:span text:style-name="T13">calculador-valor-defecto</text:span></text:p>
      <text:p text:style-name="Código"><text:span text:style-name="T13"><text:tab/><text:tab/><text:tab/></text:span><text:span text:style-name="T16">clase</text:span><text:span text:style-name="T19">=</text:span><text:span text:style-name="T22">"org.openxava.test.calculadores.CalculadorOidLineaFactura"</text:span></text:p>
      <text:p text:style-name="Código"><text:span text:style-name="T22"><text:tab/><text:tab/><text:tab/></text:span><text:span text:style-name="T16">al-crear</text:span><text:span text:style-name="T19">=</text:span><text:span text:style-name="T22">"true"</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tipoServicio"</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especial"</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urgente"</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span><text:span text:style-name="T10">&lt;/</text:span><text:span text:style-name="T13">propiedad</text:span><text:span text:style-name="T10">&gt;</text:span><text:span text:style-name="T19"><text:tab/><text:tab/><text:tab/></text:span></text:p>
      <text:p text:style-name="Código"><text:span text:style-name="T19"><text:tab/></text:span><text:span text:style-name="T10">&lt;</text:span><text:span text:style-name="T13">propiedad </text:span><text:span text:style-name="T16">nombre</text:span><text:span text:style-name="T19">=</text:span><text:span text:style-name="T22">"cantidad" </text:span><text:span text:style-name="T16">tipo</text:span><text:span text:style-name="T19">=</text:span><text:span text:style-name="T22">"int" </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16">precioUnitario</text:span><text:span text:style-name="T19">" </text:span><text:span text:style-name="T16">estereotipo</text:span><text:span text:style-name="T19">=</text:span><text:span text:style-name="T22">"DINER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importe" </text:span><text:span text:style-name="T16">estereotipo</text:span><text:span text:style-name="T19">=</text:span><text:span text:style-name="T22">"DINERO"</text:span><text:span text:style-name="T10">&gt;</text:span></text:p>
      <text:p text:style-name="Código"><text:span text:style-name="T19"><text:tab/><text:tab/></text:span><text:span text:style-name="T10">&lt;</text:span><text:span text:style-name="T13">calculador </text:span><text:span text:style-name="T16">clase</text:span><text:span text:style-name="T19">=</text:span><text:span text:style-name="T22">"org.openxava.test.calculadores.CalculadorImporteLinea"</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cantidad"</text:span><text:span text:style-name="T10">/&gt;</text:span></text:p>
      <text:p text:style-name="Código"><text:span text:style-name="T19"><text:tab/><text:tab/></text:span><text:span text:style-name="T10">&lt;/</text:span><text:span text:style-name="T13">calculador</text:span><text:span text:style-name="T10">&gt;</text:span><text:span text:style-name="T19"><text:tab/><text:tab/><text:tab/></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Product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fechaEntrega" </text:span><text:span text:style-name="T16">tipo</text:span><text:span text:style-name="T19">=</text:span><text:span text:style-name="T22">"java.util.Date"</text:span><text:span text:style-name="T10">&gt;</text:span></text:p>
      <text:p text:style-name="Código"><text:span text:style-name="T19"><text:tab/><text:tab/></text:span><text:span text:style-name="T10">&lt;</text:span><text:span text:style-name="T13">calculador-valor-defecto</text:span></text:p>
      <text:p text:style-name="Código"><text:span text:style-name="T13"><text:tab/><text:tab/><text:tab/></text:span><text:span text:style-name="T16">clase</text:span><text:span text:style-name="T19">=</text:span><text:span text:style-name="T22">"org.openxava.calculators.CurrentDateCalculator"</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nombre</text:span><text:span text:style-name="T19">=</text:span><text:span text:style-name="T22">"vendidoPor" </text:span><text:span text:style-name="T16">modelo</text:span><text:span text:style-name="T19">=</text:span><text:span text:style-name="T22">"Comercial"</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bservaciones" </text:span><text:span text:style-name="T16">estereotipo</text:span><text:span text:style-name="T19">=</text:span><text:span text:style-name="T22">"MEMO"</text:span><text:span text:style-name="T10">/&gt;</text:span><text:span text:style-name="T19"><text:tab/><text:tab/><text:tab/><text:tab/></text:span></text:p>
      <text:p text:style-name="Código"><text:span text:style-name="T11">&lt;/</text:span><text:span text:style-name="T14">agregado</text:span><text:span text:style-name="T11">&gt;</text:span></text:p>
      <text:p text:style-name="Text_20_body">Vemos una colección de <text:span text:style-name="Código">LineaFactura</text:span> que es un agregado, <text:span text:style-name="Código">LineaFactura</text:span> se ha de mapear así:</text:p>
      <text:p text:style-name="Código"><text:span text:style-name="T10">&lt;</text:span><text:span text:style-name="T13">mapeo-agregado </text:span><text:span text:style-name="T16">agregado</text:span><text:span text:style-name="T19">=</text:span><text:span text:style-name="T22">"LineaFactura" </text:span><text:span text:style-name="T16">tabla</text:span><text:span text:style-name="T19">=</text:span><text:span text:style-name="T22">"XAVATEST@separator@LINEAFACTURA"</text:span><text:span text:style-name="T10">&gt;</text:span></text:p>
      <text:p text:style-name="Código"><text:span text:style-name="T19"><text:tab/></text:span><text:span text:style-name="T10">&lt;</text:span><text:span text:style-name="T13">mapeo-referencia </text:span><text:span text:style-name="T16">referencia</text:span><text:span text:style-name="T19">=</text:span><text:span text:style-name="T22">"factura"</text:span><text:span text:style-name="T10">&gt;</text:span><text:span text:style-name="T19"><text:tab/>(1)</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FACTURA_AÃ‘O" </text:span></text:p>
      <text:p text:style-name="Código"><text:span text:style-name="T22"><text:tab/><text:tab/><text:tab/></text:span><text:span text:style-name="T16">propiedad-modelo-referenciado</text:span><text:span text:style-name="T19">=</text:span><text:span text:style-name="T22">"aÃ±o"</text:span><text:span text:style-name="T10">/&gt;</text:span><text:span text:style-name="T19"> </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FACTURA_NUMERO" </text:span></text:p>
      <text:p text:style-name="Código"><text:span text:style-name="T22"><text:tab/><text:tab/><text:tab/></text:span><text:span text:style-name="T16">propiedad-modelo-referenciado</text:span><text:span text:style-name="T19">=</text:span><text:span text:style-name="T22">"numero"</text:span><text:span text:style-name="T10">/&gt;</text:span><text:span text:style-name="T19"> <text:tab/><text:tab/><text:tab/><text:tab/></text:span></text:p>
      <text:p text:style-name="Código"><text:span text:style-name="T19"><text:tab/></text:span><text:span text:style-name="T10">&lt;/</text:span><text:span text:style-name="T13">mapeo-referencia</text:span><text:span text:style-name="T10">&gt;</text:span><text:span text:style-name="T19"><text:tab/><text:tab/><text:tab/><text:tab/></text:span></text:p>
      <text:p text:style-name="Código"><text:span text:style-name="T19"><text:tab/></text:span><text:span text:style-name="T10">&lt;</text:span><text:span text:style-name="T13">mapeo-propiedad </text:span><text:span text:style-name="T16">propiedad-modelo</text:span><text:span text:style-name="T19">=</text:span><text:span text:style-name="T22">"oid" </text:span><text:span text:style-name="T16">columna-tabla</text:span><text:span text:style-name="T19">=</text:span><text:span text:style-name="T22">"OID"</text:span><text:span text:style-name="T10">/&gt;</text:span></text:p>
      <text:p text:style-name="Código"><text:span text:style-name="T19"><text:tab/></text:span><text:span text:style-name="T10">&lt;</text:span><text:span text:style-name="T13">mapeo-propiedad </text:span><text:span text:style-name="T16">propiedad-modelo</text:span><text:span text:style-name="T19">=</text:span><text:span text:style-name="T22">"tipoServicio" </text:span><text:span text:style-name="T16">columna-tabla</text:span><text:span text:style-name="T19">=</text:span><text:span text:style-name="T22">"TIPOSERVICIO"</text:span><text:span text:style-name="T10">/&gt;</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precioUnitario" </text:span><text:span text:style-name="T16">columna-tabla</text:span><text:span text:style-name="T19">=</text:span><text:span text:style-name="T22">"PRECIOUNITARIO"</text:span><text:span text:style-name="T10">/&gt;</text:span></text:p>
      <text:p text:style-name="Código"><text:span text:style-name="T19"><text:tab/></text:span><text:span text:style-name="T10">&lt;</text:span><text:span text:style-name="T13">mapeo-propiedad </text:span><text:span text:style-name="T16">propiedad-modelo</text:span><text:span text:style-name="T19">=</text:span><text:span text:style-name="T22">"cantidad" </text:span><text:span text:style-name="T16">columna-tabla</text:span><text:span text:style-name="T19">=</text:span><text:span text:style-name="T22">"CANTIDAD"</text:span><text:span text:style-name="T10">/&gt;</text:span></text:p>
      <text:p text:style-name="Código"><text:span text:style-name="T19"><text:tab/></text:span><text:span text:style-name="T10">&lt;</text:span><text:span text:style-name="T13">mapeo-referencia </text:span><text:span text:style-name="T16">referencia</text:span><text:span text:style-name="T19">=</text:span><text:span text:style-name="T22">"producto"</text:span><text:span text:style-name="T10">&gt;</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PRODUCTO_CODIGO" </text:span></text:p>
      <text:p text:style-name="Código"><text:span text:style-name="T22"><text:tab/><text:tab/><text:tab/></text:span><text:span text:style-name="T16">propiedad-modelo-referenciado</text:span><text:span text:style-name="T19">=</text:span><text:span text:style-name="T22">"codigo"</text:span><text:span text:style-name="T10">/&gt;</text:span><text:span text:style-name="T19"> </text:span></text:p>
      <text:p text:style-name="Código"><text:span text:style-name="T19"><text:tab/></text:span><text:span text:style-name="T10">&lt;/</text:span><text:span text:style-name="T13">mapeo-referencia</text:span><text:span text:style-name="T10">&gt;</text:span><text:span text:style-name="T19"><text:tab/><text:tab/><text:tab/><text:tab/><text:tab/><text:tab/><text:tab/><text:tab/></text:span></text:p>
      <text:p text:style-name="Código"><text:span text:style-name="T19"><text:tab/></text:span><text:span text:style-name="T10">&lt;</text:span><text:span text:style-name="T13">mapeo-propiedad-multiple </text:span><text:span text:style-name="T16">propiedad-modelo</text:span><text:span text:style-name="T19">=</text:span><text:span text:style-name="T22">"fechaEntrega"</text:span><text:span text:style-name="T10">&gt;</text:span></text:p>
      <text:p text:style-name="Código"><text:span text:style-name="T19"><text:tab/><text:tab/></text:span><text:span text:style-name="T10">&lt;</text:span><text:span text:style-name="T13">conversor </text:span><text:span text:style-name="T16">clase</text:span><text:span text:style-name="T19">=</text:span><text:span text:style-name="T22">"org.openxava.converters.Date3Converter"</text:span><text:span text:style-name="T10">/&gt;</text:span><text:span text:style-name="T19"><text:tab/></text:span></text:p>
      <text:p text:style-name="Código"><text:span text:style-name="T19"><text:tab/><text:tab/></text:span><text:span text:style-name="T10">&lt;</text:span><text:span text:style-name="T13">campo-cmp</text:span></text:p>
      <text:p text:style-name="Código"><text:span text:style-name="T13"><text:tab/><text:tab/><text:tab/></text:span><text:span text:style-name="T16">propiedad-conversor</text:span><text:span text:style-name="T19">=</text:span><text:span text:style-name="T22">"day" </text:span></text:p>
      <text:p text:style-name="Código"><text:span text:style-name="T22"><text:tab/><text:tab/><text:tab/></text:span><text:span text:style-name="T16">columna-tabla</text:span><text:span text:style-name="T19">=</text:span><text:span text:style-name="T22">"DIAENTREGA" </text:span><text:span text:style-name="T16">tipo-cmp</text:span><text:span text:style-name="T19">=</text:span><text:span text:style-name="T22">"int"</text:span><text:span text:style-name="T10">/&gt;</text:span></text:p>
      <text:p text:style-name="Código"><text:span text:style-name="T19"><text:tab/><text:tab/></text:span><text:span text:style-name="T10">&lt;</text:span><text:span text:style-name="T13">campo-cmp</text:span></text:p>
      <text:p text:style-name="Código"><text:span text:style-name="T13"><text:tab/><text:tab/><text:tab/></text:span><text:span text:style-name="T16">propiedad-conversor</text:span><text:span text:style-name="T19">=</text:span><text:span text:style-name="T22">"month" </text:span></text:p>
      <text:p text:style-name="Código"><text:span text:style-name="T22"><text:tab/><text:tab/><text:tab/></text:span><text:span text:style-name="T16">columna-tabla</text:span><text:span text:style-name="T19">=</text:span><text:span text:style-name="T22">"MESENTREGA" </text:span><text:span text:style-name="T16">tipo-cmp</text:span><text:span text:style-name="T19">=</text:span><text:span text:style-name="T22">"int"</text:span><text:span text:style-name="T10">/&gt;</text:span></text:p>
      <text:p text:style-name="Código"><text:span text:style-name="T19"><text:tab/><text:tab/></text:span><text:span text:style-name="T10">&lt;</text:span><text:span text:style-name="T13">campo-cmp</text:span></text:p>
      <text:p text:style-name="Código"><text:span text:style-name="T13"><text:tab/><text:tab/><text:tab/></text:span><text:span text:style-name="T16">propiedad-conversor</text:span><text:span text:style-name="T19">=</text:span><text:span text:style-name="T22">"year" </text:span></text:p>
      <text:p text:style-name="Código"><text:span text:style-name="T22"><text:tab/><text:tab/><text:tab/></text:span><text:span text:style-name="T16">columna-tabla</text:span><text:span text:style-name="T19">=</text:span><text:span text:style-name="T22">"AÃ‘OENTREGA" </text:span><text:span text:style-name="T16">tipo-cmp</text:span><text:span text:style-name="T19">=</text:span><text:span text:style-name="T22">"int"</text:span><text:span text:style-name="T10">/&gt;</text:span><text:span text:style-name="T19"><text:tab/><text:tab/><text:tab/></text:span></text:p>
      <text:p text:style-name="Código"><text:span text:style-name="T19"><text:tab/></text:span><text:span text:style-name="T10">&lt;/</text:span><text:span text:style-name="T13">mapeo-propiedad-multiple</text:span><text:span text:style-name="T10">&gt;</text:span></text:p>
      <text:p text:style-name="Código"><text:span text:style-name="T19"><text:tab/></text:span><text:span text:style-name="T10">&lt;</text:span><text:span text:style-name="T13">mapeo-referencia </text:span><text:span text:style-name="T16">referencia</text:span><text:span text:style-name="T19">=</text:span><text:span text:style-name="T22">"vendidoPor"</text:span><text:span text:style-name="T10">&gt;</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VENDIDOPOR_CODIGO" </text:span></text:p>
      <text:p text:style-name="Código"><text:span text:style-name="T22"><text:tab/><text:tab/><text:tab/></text:span><text:span text:style-name="T16">propiedad-modelo-referenciado</text:span><text:span text:style-name="T19">=</text:span><text:span text:style-name="T22">"codigo"</text:span><text:span text:style-name="T10">/&gt;</text:span><text:span text:style-name="T19"> </text:span></text:p>
      <text:p text:style-name="Código"><text:span text:style-name="T19"><text:tab/></text:span><text:span text:style-name="T10">&lt;/</text:span><text:span text:style-name="T13">mapeo-referencia</text:span><text:span text:style-name="T10">&gt;</text:span><text:span text:style-name="T19"><text:tab/><text:tab/><text:tab/><text:tab/><text:tab/><text:tab/><text:tab/><text:tab/></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observaciones" </text:span><text:span text:style-name="T16">columna-tabla</text:span><text:span text:style-name="T19">=</text:span><text:span text:style-name="T22">"OBSERVACIONES"<text:tab/><text:tab/></text:span></text:p>
      <text:p text:style-name="Código"><text:span text:style-name="T11">&lt;/</text:span><text:span text:style-name="T14">aggregate-mapping</text:span><text:span text:style-name="T11">&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423"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converters </text:span><text:span text:style-name="T26">SYSTEM </text:span><text:span text:style-name="T27">"dtds/converters.dtd"</text:span><text:span text:style-name="T10">&gt;</text:span></text:p>
      <text:p text:style-name="Código"/>
      <text:p text:style-name="Código">&lt;!--</text:p>
      <text:p text:style-name="Código">In your project use the name 'converters.xml' or 'conversores.xml'</text:p>
      <text:p text:style-name="Código">--&gt;</text:p>
      <text:p text:style-name="Código"/>
      <text:p text:style-name="Código"><text:span text:style-name="T10">&lt;</text:span><text:span text:style-name="T13">converters</text:span><text:span text:style-name="T10">&gt;</text:span></text:p>
      <text:p text:style-name="Código"/>
      <text:p text:style-name="Código"><text:span text:style-name="T19"><text:tab/></text:span><text:span text:style-name="T10">&lt;</text:span><text:span text:style-name="T13">for-type </text:span><text:span text:style-name="T16">type</text:span><text:span text:style-name="T19">=</text:span><text:span text:style-name="T22">"java.lang.String" </text:span></text:p>
      <text:p text:style-name="Código"><text:span text:style-name="T22"><text:tab/><text:tab/></text:span><text:span text:style-name="T16">converter-class</text:span><text:span text:style-name="T19">=</text:span><text:span text:style-name="T22">"org.openxava.converters.TrimStringConverter"</text:span></text:p>
      <text:p text:style-name="Código"><text:span text:style-name="T22"><text:tab/><text:tab/></text:span><text:span text:style-name="T16">cmp-type</text:span><text:span text:style-name="T19">=</text:span><text:span text:style-name="T22">"java.lang.String"</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int" </text:span></text:p>
      <text:p text:style-name="Código"><text:span text:style-name="T22"><text:tab/><text:tab/></text:span><text:span text:style-name="T16">converter-class</text:span><text:span text:style-name="T19">=</text:span><text:span text:style-name="T22">"org.openxava.converters.IntegerNumber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lang.Integer" </text:span></text:p>
      <text:p text:style-name="Código"><text:span text:style-name="T22"><text:tab/><text:tab/></text:span><text:span text:style-name="T16">converter-class</text:span><text:span text:style-name="T19">=</text:span><text:span text:style-name="T22">"org.openxava.converters.IntegerNumber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boolean" </text:span></text:p>
      <text:p text:style-name="Código"><text:span text:style-name="T22"><text:tab/><text:tab/></text:span><text:span text:style-name="T16">converter-class</text:span><text:span text:style-name="T19">=</text:span><text:span text:style-name="T22">"org.openxava.converters.Boolean01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lang.Boolean" </text:span></text:p>
      <text:p text:style-name="Código"><text:span text:style-name="T22"><text:tab/><text:tab/></text:span><text:span text:style-name="T16">converter-class</text:span><text:span text:style-name="T19">=</text:span><text:span text:style-name="T22">"org.openxava.converters.Boolean01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long" </text:span></text:p>
      <text:p text:style-name="Código"><text:span text:style-name="T22"><text:tab/><text:tab/></text:span><text:span text:style-name="T16">converter-class</text:span><text:span text:style-name="T19">=</text:span><text:span text:style-name="T22">"org.openxava.converters.LongNumberConverter"</text:span></text:p>
      <text:p text:style-name="Código"><text:span text:style-name="T22"><text:tab/><text:tab/></text:span><text:span text:style-name="T16">cmp-type</text:span><text:span text:style-name="T19">=</text:span><text:span text:style-name="T22">"java.lang.Long"</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lang.Long" </text:span></text:p>
      <text:p text:style-name="Código"><text:span text:style-name="T22"><text:tab/><text:tab/></text:span><text:span text:style-name="T16">converter-class</text:span><text:span text:style-name="T19">=</text:span><text:span text:style-name="T22">"org.openxava.converters.LongNumberConverter"</text:span></text:p>
      <text:p text:style-name="Código"><text:span text:style-name="T22"><text:tab/><text:tab/></text:span><text:span text:style-name="T16">cmp-type</text:span><text:span text:style-name="T19">=</text:span><text:span text:style-name="T22">"java.lang.Long"</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math.BigDecimal" </text:span></text:p>
      <text:p text:style-name="Código"><text:span text:style-name="T22"><text:tab/><text:tab/></text:span><text:span text:style-name="T16">converter-class</text:span><text:span text:style-name="T19">=</text:span><text:span text:style-name="T22">"org.openxava.converters.BigDecimalNumberConverter"</text:span></text:p>
      <text:p text:style-name="Código"><text:span text:style-name="T22"><text:tab/><text:tab/></text:span><text:span text:style-name="T16">cmp-type</text:span><text:span text:style-name="T19">=</text:span><text:span text:style-name="T22">"java.math.BigDecimal"</text:span><text:span text:style-name="T10">/&gt;</text:span><text:span text:style-name="T19"><text:tab/></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util.Date"</text:span></text:p>
      <text:p text:style-name="Código"><text:span text:style-name="T22"><text:tab/><text:tab/></text:span><text:span text:style-name="T16">converter-class</text:span><text:span text:style-name="T19">=</text:span><text:span text:style-name="T22">"org.openxava.converters.DateUtilSQLConverter"</text:span></text:p>
      <text:p text:style-name="Código"><text:span text:style-name="T22"><text:tab/><text:tab/></text:span><text:span text:style-name="T16">cmp-type</text:span><text:span text:style-name="T19">=</text:span><text:span text:style-name="T22">"java.sql.Date"</text:span><text:span text:style-name="T10">/&gt;</text:span></text:p>
      <text:p text:style-name="Código"/>
      <text:p text:style-name="Código"><text:span text:style-name="T10">&lt;/</text:span><text:span text:style-name="T13">converters</text:span><text:span text:style-name="T10">&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423" text:outline-level="2">Mapeo por defecto (nuevo en v2.1.3)</text:h>
            </text:list-item>
          </text:list>
        </text:list-item>
      </text:list>
      <text:p text:style-name="Text_20_body">Desde la versión 2.1.3 OpenXava permite definir componentes sin mapeo, y se asume un mapeo por defecto para él. Por ejemplo, podemos escribir:</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e </text:span><text:span text:style-name="T26">SYSTEM </text:span><text:span text:style-name="T27">"dtds/componente.dtd"</text:span><text:span text:style-name="T10">&gt;</text:span></text:p>
      <text:p text:style-name="Código"/>
      <text:p text:style-name="Código"><text:span text:style-name="T10">&lt;</text:span><text:span text:style-name="T13">componente </text:span><text:span text:style-name="T16">nombre</text:span><text:span text:style-name="T19">=</text:span><text:span text:style-name="T22">"Alumno"</text:span><text:span text:style-name="T10">&gt;</text:span></text:p>
      <text:p text:style-name="Código"/>
      <text:p text:style-name="Código"><text:span text:style-name="T19"><text:s text:c="4"/></text:span><text:span text:style-name="T10">&lt;</text:span><text:span text:style-name="T13">entidad</text:span><text:span text:style-name="T10">&gt;</text:span></text:p>
      <text:p text:style-name="Código"><text:span text:style-name="T19"><text:s text:c="8"/></text:span><text:span text:style-name="T10">&lt;</text:span><text:span text:style-name="T13">propiedad </text:span><text:span text:style-name="T16">nombre</text:span><text:span text:style-name="T19">=</text:span><text:span text:style-name="T22">"numero" </text:span><text:span text:style-name="T16">tipo</text:span><text:span text:style-name="T19">=</text:span><text:span text:style-name="T22">"int" </text:span><text:span text:style-name="T16">clave</text:span><text:span text:style-name="T19">=</text:span><text:span text:style-name="T22">"true"</text:span></text:p>
      <text:p text:style-name="Código"><text:span text:style-name="T22"><text:s text:c="12"/></text:span><text:span text:style-name="T16">longitud</text:span><text:span text:style-name="T19">=</text:span><text:span text:style-name="T22">"2" </text:span><text:span text:style-name="T16">requerido</text:span><text:span text:style-name="T19">=</text:span><text:span text:style-name="T22">"true"</text:span><text:span text:style-name="T10">/&gt;</text:span></text:p>
      <text:p text:style-name="Código"><text:span text:style-name="T19"><text:s text:c="8"/></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text:span></text:p>
      <text:p text:style-name="Código"><text:span text:style-name="T22"><text:s text:c="12"/></text:span><text:span text:style-name="T16">longitud</text:span><text:span text:style-name="T19">=</text:span><text:span text:style-name="T22">"40" </text:span><text:span text:style-name="T16">requerido</text:span><text:span text:style-name="T19">=</text:span><text:span text:style-name="T22">"true"</text:span><text:span text:style-name="T10">/&gt;</text:span><text:span text:style-name="T19"> <text:s text:c="12"/></text:span></text:p>
      <text:p text:style-name="Código"><text:span text:style-name="T19"><text:s text:c="8"/></text:span><text:span text:style-name="T10">&lt;</text:span><text:span text:style-name="T13">referencia </text:span><text:span text:style-name="T16">nombre</text:span><text:span text:style-name="T19">=</text:span><text:span text:style-name="T22">"profesor"</text:span><text:span text:style-name="T10">/&gt;</text:span><text:span text:style-name="T19"> <text:s text:c="2"/></text:span></text:p>
      <text:p text:style-name="Código"><text:span text:style-name="T19"><text:s text:c="4"/></text:span><text:span text:style-name="T10">&lt;/</text:span><text:span text:style-name="T13">entidad</text:span><text:span text:style-name="T10">&gt;</text:span></text:p>
      <text:p text:style-name="Código"><text:s text:c="23"/></text:p>
      <text:p text:style-name="Código"><text:span text:style-name="T12">&lt;/</text:span><text:span text:style-name="T15">componente</text:span><text:span text:style-name="T12">&gt;</text:span></text:p>
      <text:p text:style-name="Text_20_body">Este componente está mapeado a la tabla <text:span text:style-name="Código">Alumno</text:span>, y las propiedades <text:span text:style-name="Código">numero</text:span> y <text:span text:style-name="Código">nombre</text:span> están mapeadas a las columnas <text:span text:style-name="Código">numero</text:span> y <text:span text:style-name="Código">nombre</text:span>. La referencia profesor está mapeada a una columna llamada <text:span text:style-name="Código">profesor_numero</text:span> (si la propiedad clave de <text:span text:style-name="Código">Profesor</text:span> se llama <text:span text:style-name="Código">numero</text:span>).</text:p>
      <text:list text:style-name="L1" text:continue-numbering="true">
        <text:list-item>
          <text:list text:continue-numbering="true">
            <text:list-item>
              <text:h text:style-name="P423"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52">
        <text:list-item>
          <text:p text:style-name="P259">Ofrezca gran flexibilidad para mapear contra bases de datos legadas.</text:p>
        </text:list-item>
        <text:list-item>
          <text:p text:style-name="P259">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411"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10">&lt;</text:span><text:span text:style-name="T13">controladores</text:span><text:span text:style-name="T10">&gt;</text:span><text:span text:style-name="T19"><text:tab/></text:span></text:p>
      <text:p text:style-name="Código"><text:span text:style-name="T19"><text:tab/></text:span><text:span text:style-name="T10">&lt;</text:span><text:span text:style-name="T13">var-entorno </text:span><text:span text:style-name="T19">... </text:span><text:span text:style-name="T10">/&gt;</text:span><text:span text:style-name="T19"> ...<text:tab/>(1)</text:span></text:p>
      <text:p text:style-name="Código"><text:span text:style-name="T19"><text:tab/></text:span><text:span text:style-name="T10">&lt;</text:span><text:span text:style-name="T13">objeto </text:span><text:span text:style-name="T19">... </text:span><text:span text:style-name="T10">/&gt;</text:span><text:span text:style-name="T19"> ...<text:tab/><text:tab/>(2)</text:span></text:p>
      <text:p text:style-name="Código"><text:span text:style-name="T19"><text:tab/></text:span><text:span text:style-name="T10">&lt;</text:span><text:span text:style-name="T13">controlador </text:span><text:span text:style-name="T19">... </text:span><text:span text:style-name="T10">/&gt;</text:span><text:span text:style-name="T19"> ...<text:tab/>(3)</text:span></text:p>
      <text:p text:style-name="Código"><text:span text:style-name="T11">&lt;/</text:span><text:span text:style-name="T14">controladores</text:span><text:span text:style-name="T11">&gt;</text:span></text:p>
      <text:list text:style-name="L53">
        <text:list-item>
          <text:p text:style-name="P261"><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261"><text:span text:style-name="Código">objeto</text:span> (varios, opcional): Define objetos Java de sesión, es decir objetos que se crean y existen durante toda la sesión del usuario.</text:p>
        </text:list-item>
        <text:list-item>
          <text:p text:style-name="P261"><text:span text:style-name="Código">controlador</text:span> (varios, obligado): Los controladores son agrupaciones de acciones.</text:p>
        </text:list-item>
      </text:list>
      <text:list text:style-name="L1" text:continue-numbering="true">
        <text:list-item>
          <text:list text:continue-numbering="true">
            <text:list-item>
              <text:h text:style-name="P423"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10">&lt;</text:span><text:span text:style-name="T13">var-entorno </text:span></text:p>
      <text:p text:style-name="Código"><text:span text:style-name="T13"><text:tab/></text:span><text:span text:style-name="T16">nombre</text:span><text:span text:style-name="T19">=</text:span><text:span text:style-name="T22">"nombre" <text:tab/><text:tab/></text:span><text:span text:style-name="T19">(1)</text:span></text:p>
      <text:p text:style-name="Código"><text:span text:style-name="T22"><text:tab/></text:span><text:span text:style-name="T16">valor</text:span><text:span text:style-name="T19">=</text:span><text:span text:style-name="T22">"valor"<text:tab/><text:tab/></text:span><text:span text:style-name="T19">(2)</text:span></text:p>
      <text:p text:style-name="P14">/&gt;</text:p>
      <text:list text:style-name="L54">
        <text:list-item>
          <text:p text:style-name="P264"><text:span text:style-name="Código">nombre</text:span> (obligado): Nombre de la variable de entorno en mayúsculas y usando subrayados para separar palabras.</text:p>
        </text:list-item>
        <text:list-item>
          <text:p text:style-name="P264"><text:span text:style-name="Código">valor</text:span> (obligado): Valor para la variable de entorno.</text:p>
        </text:list-item>
      </text:list>
      <text:p text:style-name="Text_20_body">Estos son algunos ejemplos:</text:p>
      <text:p text:style-name="Código"><text:span text:style-name="T10">&lt;</text:span><text:span text:style-name="T13">var-entorno </text:span><text:span text:style-name="T16">nombre</text:span><text:span text:style-name="T19">=</text:span><text:span text:style-name="T22">"MIAPLICACION_AÑO_DEFECTO" </text:span><text:span text:style-name="T16">value</text:span><text:span text:style-name="T19">=</text:span><text:span text:style-name="T22">"2007"</text:span><text:span text:style-name="T10">/&gt;</text:span></text:p>
      <text:p text:style-name="Código"><text:span text:style-name="T10">&lt;var-entorno</text:span><text:span text:style-name="T13"> </text:span><text:span text:style-name="T16">nombre</text:span><text:span text:style-name="T19">=</text:span><text:span text:style-name="T22">"MIAPLICACION_COLOR" </text:span><text:span text:style-name="T16">valor</text:span><text:span text:style-name="T19">=</text:span><text:span text:style-name="T22">"ROJO"</text:span><text:span text:style-name="T10">/&gt;</text:span></text:p>
      <text:list text:style-name="L1" text:continue-numbering="true">
        <text:list-item>
          <text:list text:continue-numbering="true">
            <text:list-item>
              <text:h text:style-name="P423"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10">&lt;</text:span><text:span text:style-name="T13">objeto </text:span></text:p>
      <text:p text:style-name="Código"><text:span text:style-name="T13"><text:tab/></text:span><text:span text:style-name="T16">nombre</text:span><text:span text:style-name="T19">=</text:span><text:span text:style-name="T22">"nombreObjecto"<text:tab/><text:tab/></text:span><text:span text:style-name="T19">(1)</text:span></text:p>
      <text:p text:style-name="Código"><text:span text:style-name="T22"><text:tab/></text:span><text:span text:style-name="T16">clase</text:span><text:span text:style-name="T19">=</text:span><text:span text:style-name="T22">"tipoObjeto" <text:tab/><text:tab/><text:tab/></text:span><text:span text:style-name="T19">(2)</text:span></text:p>
      <text:p text:style-name="Código"><text:span text:style-name="T22"><text:tab/></text:span><text:span text:style-name="T16">valor</text:span><text:span text:style-name="T19">=</text:span><text:span text:style-name="T22">"valorInicial"<text:tab/><text:tab/></text:span><text:span text:style-name="T19">(3)</text:span></text:p>
      <text:p text:style-name="P24"><text:tab/><text:span text:style-name="T16">ambito</text:span><text:span text:style-name="T19">=</text:span>"modulo|global"<text:tab/><text:tab/><text:span text:style-name="T19">(4)<text:tab/>nuevo en v2.1</text:span></text:p>
      <text:p text:style-name="P14">/&gt;</text:p>
      <text:list text:style-name="L55">
        <text:list-item>
          <text:p text:style-name="P266"><text:span text:style-name="Código">nombre</text:span> (obligado): Nombre del objeto, normalmente usaremos el nombre de la aplicación como prefijo <text:s/>para evitar colisión de nombres en proyectos grandes.</text:p>
        </text:list-item>
        <text:list-item>
          <text:p text:style-name="P266"><text:span text:style-name="Código">clase</text:span> (obligado): Nombre calificado de la clase Java para esto objeto.</text:p>
        </text:list-item>
        <text:list-item>
          <text:p text:style-name="P266"><text:span text:style-name="Código">valor</text:span> (opcional): Valor inicial para el objeto.</text:p>
        </text:list-item>
        <text:list-item>
          <text:p text:style-name="P266"><text:span text:style-name="Código">ambito</text:span> (opcional): <text:span text:style-name="T4">(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10">&lt;</text:span><text:span text:style-name="T13">object </text:span><text:span text:style-name="T16">name</text:span><text:span text:style-name="T19">=</text:span><text:span text:style-name="T22">"xava_view" </text:span><text:span text:style-name="T16">class</text:span><text:span text:style-name="T19">=</text:span><text:span text:style-name="T22">"org.openxava.view.View"</text:span><text:span text:style-name="T10">/&gt;</text:span><text:span text:style-name="T19"><text:tab/></text:span></text:p>
      <text:p text:style-name="Código"><text:span text:style-name="T10">&lt;</text:span><text:span text:style-name="T13">object </text:span><text:span text:style-name="T16">name</text:span><text:span text:style-name="T19">=</text:span><text:span text:style-name="T22">"xava_referenceSubview" </text:span><text:span text:style-name="T16">class</text:span><text:span text:style-name="T19">=</text:span><text:span text:style-name="T22">"org.openxava.view.View"</text:span><text:span text:style-name="T10">/&gt;</text:span><text:span text:style-name="T19"><text:tab/></text:span></text:p>
      <text:p text:style-name="Código"><text:span text:style-name="T10">&lt;</text:span><text:span text:style-name="T13">object </text:span><text:span text:style-name="T16">name</text:span><text:span text:style-name="T19">=</text:span><text:span text:style-name="T22">"xava_tab" </text:span><text:span text:style-name="T16">class</text:span><text:span text:style-name="T19">=</text:span><text:span text:style-name="T22">"org.openxava.tab.Tab"</text:span><text:span text:style-name="T10">/&gt;</text:span><text:span text:style-name="T19"><text:tab/><text:tab/></text:span></text:p>
      <text:p text:style-name="Código"><text:span text:style-name="T10">&lt;</text:span><text:span text:style-name="T13">object </text:span><text:span text:style-name="T16">name</text:span><text:span text:style-name="T19">=</text:span><text:span text:style-name="T22">"xava_mainTab" </text:span><text:span text:style-name="T16">class</text:span><text:span text:style-name="T19">=</text:span><text:span text:style-name="T22">"org.openxava.tab.Tab"</text:span><text:span text:style-name="T10">/&gt;</text:span><text:span text:style-name="T19"><text:tab/><text:tab/></text:span></text:p>
      <text:p text:style-name="Código"><text:span text:style-name="T10">&lt;</text:span><text:span text:style-name="T13">object </text:span><text:span text:style-name="T16">name</text:span><text:span text:style-name="T19">=</text:span><text:span text:style-name="T22">"xava_row" </text:span><text:span text:style-name="T16">class</text:span><text:span text:style-name="T19">=</text:span><text:span text:style-name="T22">"java.lang.Integer" </text:span><text:span text:style-name="T16">value</text:span><text:span text:style-name="T19">=</text:span><text:span text:style-name="T22">"0"</text:span><text:span text:style-name="T10">/&gt;</text:span></text:p>
      <text:p text:style-name="Código"><text:span text:style-name="T10">&lt;</text:span><text:span text:style-name="T13">object </text:span><text:span text:style-name="T16">name</text:span><text:span text:style-name="T19">=</text:span><text:span text:style-name="T22">"xava_language" </text:span><text:span text:style-name="T16">class</text:span><text:span text:style-name="T19">=</text:span><text:span text:style-name="T22">"org.openxava.session.Language"</text:span><text:span text:style-name="T10">/&gt;</text:span><text:span text:style-name="T19"><text:tab/></text:span></text:p>
      <text:p text:style-name="Código"><text:span text:style-name="T10">&lt;</text:span><text:span text:style-name="T13">object </text:span><text:span text:style-name="T16">name</text:span><text:span text:style-name="T19">=</text:span><text:span text:style-name="T22">"xava_newImageProperty" </text:span><text:span text:style-name="T16">class</text:span><text:span text:style-name="T19">=</text:span><text:span text:style-name="T22">"java.lang.String"</text:span><text:span text:style-name="T10">/&gt;</text:span></text:p>
      <text:p text:style-name="Código"><text:span text:style-name="T10">&lt;</text:span><text:span text:style-name="T13">object </text:span><text:span text:style-name="T16">name</text:span><text:span text:style-name="T19">=</text:span><text:span text:style-name="T22">"xava_currentReferenceLabel" </text:span><text:span text:style-name="T16">class</text:span><text:span text:style-name="T19">=</text:span><text:span text:style-name="T22">"java.lang.String"</text:span><text:span text:style-name="T10">/&gt;</text:span></text:p>
      <text:p text:style-name="Código"><text:span text:style-name="T10">&lt;</text:span><text:span text:style-name="T13">object </text:span><text:span text:style-name="T16">name</text:span><text:span text:style-name="T19">=</text:span><text:span text:style-name="T22">"xava_activeSection" </text:span><text:span text:style-name="T16">class</text:span><text:span text:style-name="T19">=</text:span><text:span text:style-name="T22">"java.lang.Integer" </text:span><text:span text:style-name="T16">value</text:span><text:span text:style-name="T19">=</text:span><text:span text:style-name="T22">"0"</text:span><text:span text:style-name="T10">/&gt;</text:span></text:p>
      <text:p text:style-name="Código"><text:span text:style-name="T10">&lt;</text:span><text:span text:style-name="T13">object </text:span><text:span text:style-name="T16">name</text:span><text:span text:style-name="T19">=</text:span><text:span text:style-name="T22">"xava_previousControllers" </text:span><text:span text:style-name="T16">class</text:span><text:span text:style-name="T19">=</text:span><text:span text:style-name="T22">"java.util.Stack"</text:span><text:span text:style-name="T10">/&gt;</text:span></text:p>
      <text:p text:style-name="Código"><text:span text:style-name="T10">&lt;object </text:span><text:span text:style-name="T16">name</text:span><text:span text:style-name="T19">=</text:span><text:span text:style-name="T22">"xava_previousViews" </text:span><text:span text:style-name="T16">class</text:span><text:span text:style-name="T19">=</text:span><text:span text:style-name="T22">"java.util.Stack"</text:span><text:span text:style-name="T10">/&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423" text:outline-level="2">El controlador y sus acciones</text:h>
            </text:list-item>
          </text:list>
        </text:list-item>
      </text:list>
      <text:p text:style-name="Text_20_body">La sintaxis de un controlador es:</text:p>
      <text:p text:style-name="Código"><text:span text:style-name="T10">&lt;</text:span><text:span text:style-name="T13">controlador </text:span></text:p>
      <text:p text:style-name="Código"><text:span text:style-name="T13"><text:tab/></text:span><text:span text:style-name="T16">nombre</text:span><text:span text:style-name="T19">=</text:span><text:span text:style-name="T22">"nombre"<text:tab/><text:tab/></text:span><text:span text:style-name="T19">(1)</text:span></text:p>
      <text:p text:style-name="Código"><text:span text:style-name="T10">&gt;</text:span><text:span text:style-name="T19"><text:tab/><text:tab/></text:span></text:p>
      <text:p text:style-name="Código"><text:span text:style-name="T19"><text:tab/></text:span><text:span text:style-name="T10">&lt;</text:span><text:span text:style-name="T13">hereda-de </text:span><text:span text:style-name="T19">... </text:span><text:span text:style-name="T10">/&gt;</text:span><text:span text:style-name="T19"> ...<text:tab/>(2)</text:span></text:p>
      <text:p text:style-name="Código"><text:span text:style-name="T19"><text:tab/></text:span><text:span text:style-name="T10">&lt;</text:span><text:span text:style-name="T13">accion </text:span><text:span text:style-name="T19">... </text:span><text:span text:style-name="T10">/&gt;</text:span><text:span text:style-name="T19"> ...<text:tab/><text:tab/>(3)</text:span></text:p>
      <text:p text:style-name="Código"><text:span text:style-name="T11">&lt;/</text:span><text:span text:style-name="T14">controlador</text:span><text:span text:style-name="T11">&gt;</text:span></text:p>
      <text:list text:style-name="L56">
        <text:list-item>
          <text:p text:style-name="P270"><text:span text:style-name="Código">nombre</text:span> (obligado): Nombre del controlador.</text:p>
        </text:list-item>
        <text:list-item>
          <text:p text:style-name="P270"><text:span text:style-name="Código">hereda-de</text:span> (varios, opcional): Permite usar herencia múltiple, para que este controlador herede todas las acciones de otro (u otros) controlador.</text:p>
        </text:list-item>
        <text:list-item>
          <text:p text:style-name="P270"><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10">&lt;</text:span><text:span text:style-name="T13">accion </text:span></text:p>
      <text:p text:style-name="Código"><text:span text:style-name="T13"><text:tab/></text:span><text:span text:style-name="T16">nombre</text:span><text:span text:style-name="T19">=</text:span><text:span text:style-name="T22">"nombre"<text:tab/><text:tab/><text:tab/><text:tab/><text:tab/><text:tab/><text:tab/> </text:span><text:span text:style-name="T19">(1)</text:span></text:p>
      <text:p text:style-name="Código"><text:span text:style-name="T19"><text:tab/></text:span><text:span text:style-name="T16">etiqueta</text:span><text:span text:style-name="T19">=</text:span><text:span text:style-name="T22">"etiqueta"<text:tab/><text:tab/><text:tab/><text:tab/><text:tab/><text:tab/><text:tab/> </text:span><text:span text:style-name="T19">(2)</text:span></text:p>
      <text:p text:style-name="Código"><text:span text:style-name="T19"><text:tab/></text:span><text:span text:style-name="T16">descripcion</text:span><text:span text:style-name="T19">=</text:span><text:span text:style-name="T22">"descripcion"<text:tab/><text:tab/><text:tab/><text:tab/><text:tab/><text:tab/> </text:span><text:span text:style-name="T19">(3)</text:span></text:p>
      <text:p text:style-name="Código"><text:span text:style-name="T19"><text:tab/></text:span><text:span text:style-name="T16">modo</text:span><text:span text:style-name="T19">=</text:span><text:span text:style-name="T22">"detail|list|ALL"<text:tab/><text:tab/><text:tab/><text:tab/><text:tab/><text:tab/> </text:span><text:span text:style-name="T19">(4)</text:span></text:p>
      <text:p text:style-name="Código"><text:span text:style-name="T19"><text:tab/></text:span><text:span text:style-name="T16">imagen</text:span><text:span text:style-name="T19">=</text:span><text:span text:style-name="T22">"imagen"<text:tab/><text:tab/><text:tab/><text:tab/><text:tab/><text:tab/><text:tab/> </text:span><text:span text:style-name="T19">(5)</text:span></text:p>
      <text:p text:style-name="Código"><text:span text:style-name="T19"><text:tab/></text:span><text:span text:style-name="T16">clase</text:span><text:span text:style-name="T19">=</text:span><text:span text:style-name="T22">"clase"<text:tab/><text:tab/><text:tab/><text:tab/><text:tab/><text:tab/><text:tab/> </text:span><text:span text:style-name="T19">(6)</text:span></text:p>
      <text:p text:style-name="Código"><text:span text:style-name="T19"><text:tab/></text:span><text:span text:style-name="T16">oculta</text:span><text:span text:style-name="T19">=</text:span><text:span text:style-name="T22">"true|false"<text:tab/><text:tab/><text:tab/><text:tab/><text:tab/><text:tab/><text:tab/> </text:span><text:span text:style-name="T19">(7)</text:span></text:p>
      <text:p text:style-name="Código"><text:span text:style-name="T19"><text:tab/></text:span><text:span text:style-name="T16">al-iniciar</text:span><text:span text:style-name="T19">=</text:span><text:span text:style-name="T22">"true|false"<text:tab/><text:tab/><text:tab/><text:tab/><text:tab/><text:tab/> </text:span><text:span text:style-name="T19">(8)<text:tab/></text:span></text:p>
      <text:p text:style-name="P17"><text:span text:style-name="T16"><text:tab/>en-cada-peticion</text:span>=<text:span text:style-name="T22">"true|false"<text:tab/><text:tab/><text:tab/><text:tab/><text:tab/> </text:span>(9) nuevo en v2.1.2</text:p>
      <text:p text:style-name="Código"><text:span text:style-name="T19"><text:tab/></text:span><text:span text:style-name="T16">por-defecto</text:span><text:span text:style-name="T19">=</text:span><text:span text:style-name="T22">"nunca|si-posible|casi-siempre|siempre"<text:tab/><text:tab/></text:span><text:span text:style-name="T19">(10)</text:span></text:p>
      <text:p text:style-name="Código"><text:span text:style-name="T19"><text:tab/></text:span><text:span text:style-name="T16">cuesta</text:span><text:span text:style-name="T19">=</text:span><text:span text:style-name="T22">"true|false"<text:tab/><text:tab/><text:tab/><text:tab/><text:tab/><text:tab/> <text:tab/></text:span><text:span text:style-name="T19">(11) </text:span></text:p>
      <text:p text:style-name="Código"><text:span text:style-name="T19"><text:tab/></text:span><text:span text:style-name="T16">confirmar</text:span><text:span text:style-name="T19">=</text:span><text:span text:style-name="T22">"true|false"<text:tab/><text:tab/><text:tab/><text:tab/><text:tab/><text:tab/></text:span><text:span text:style-name="T19">(12) </text:span></text:p>
      <text:p text:style-name="P17"><text:tab/><text:span text:style-name="T16">atajo-de-teclado</text:span>=<text:span text:style-name="T22">"atajo-de-teclado"<text:tab/><text:tab/><text:tab/><text:tab/></text:span>(13) nuevo en v2.0.1</text:p>
      <text:p text:style-name="P14">&gt;</text:p>
      <text:p text:style-name="Código"><text:span text:style-name="T10"><text:tab/>&lt;</text:span><text:span text:style-name="T13">poner </text:span><text:span text:style-name="T19">... </text:span><text:span text:style-name="T10">/&gt;</text:span><text:span text:style-name="T19"> ...<text:tab/><text:tab/><text:tab/><text:tab/><text:tab/><text:tab/><text:tab/>(14)</text:span></text:p>
      <text:p text:style-name="Código"><text:span text:style-name="T19"><text:tab/></text:span><text:span text:style-name="T10">&lt;</text:span><text:span text:style-name="T13">usa-objeto </text:span><text:span text:style-name="T19">... </text:span><text:span text:style-name="T10">/&gt;</text:span><text:span text:style-name="T19"> ...<text:tab/><text:tab/><text:tab/><text:tab/><text:tab/><text:tab/>(15)</text:span></text:p>
      <text:p text:style-name="Código"><text:span text:style-name="T11">&lt;/</text:span><text:span text:style-name="T14">accion</text:span><text:span text:style-name="T11">&gt;</text:span></text:p>
      <text:list text:style-name="L57">
        <text:list-item>
          <text:p text:style-name="P273"><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273"><text:span text:style-name="Código">etiqueta</text:span> (opcional): Etiqueta del botón o texto del vínculo. Es <text:span text:style-name="T7">mucho mejor</text:span> usar los archivos <text:span text:style-name="Archivo_2f_Directorio">i18n</text:span>.</text:p>
        </text:list-item>
        <text:list-item>
          <text:p text:style-name="P273"><text:span text:style-name="Código">descripcion</text:span> (opcional): Texto descriptivo de la acción. Es <text:span text:style-name="T7">mucho mejor</text:span> usar los archivos <text:span text:style-name="Archivo_2f_Directorio">i18n</text:span>.</text:p>
        </text:list-item>
        <text:list-item>
          <text:p text:style-name="P273"><text:span text:style-name="Código">modo</text:span> (opcional): Indica en que modo ha de ser visible esta acción para el usuario. Por defecto es <text:span text:style-name="Código">ALL</text:span>, que quiere decir que esta acción es siempre visible.</text:p>
        </text:list-item>
        <text:list-item>
          <text:p text:style-name="P273"><text:span text:style-name="Código">imagen</text:span> (opcional): URL de la imagen asociada a la acción. En la implementación actual si especificamos imagen aparece la imagen como un vínculo en el que el usuario puede pulsar.</text:p>
        </text:list-item>
        <text:list-item>
          <text:p text:style-name="P273"><text:span text:style-name="Código">clase</text:span> (opcional): Clase que implementa la lógica a ejecutar. Ha de implementar la interfaz <text:span text:style-name="Código">IAction</text:span>.</text:p>
        </text:list-item>
        <text:list-item>
          <text:p text:style-name="P273"><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273"><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273"><text:span text:style-name="Código">en-cada-peticion</text:span> (opcional): <text:span text:style-name="T4">(Nuevo en v2.1.2)</text:span> Si la ponemos a <text:s/><text:span text:style-name="Código">true</text:span> esta acción se ejecutará automáticamente en cada petición del usuario, es decir, en la primera ejecución del módulo y antes de la ejecución de cada acción del usuario. Por defecto vale <text:span text:style-name="Código">false</text:span>.</text:p>
        </text:list-item>
        <text:list-item>
          <text:p text:style-name="P273"><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273"><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273"><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273"><text:span text:style-name="Código">atajo-de-teclado</text:span> (opcional): Define una atajo de teclado que el usuario puede pulsar para ejecutar esta acción. Los valores posibles son los mismos que para <text:span text:style-name="Código">javax.swing.KeyStroke</text:span>. Ejemplos: <text:span text:style-name="T4">“control A”</text:span>, <text:span text:style-name="T4">“alt x”</text:span>, <text:span text:style-name="T4">“F7”</text:span>. <text:span text:style-name="T4">(nuevo en v2.0.1)</text:span></text:p>
        </text:list-item>
        <text:list-item>
          <text:p text:style-name="P273"><text:span text:style-name="Código">poner</text:span> (varios, opcional): Sirve para dar valor a las propiedades de la acción. De esta forma una misma acción configurada de forma diferente puede usarse en varios controladores.</text:p>
        </text:list-item>
        <text:list-item>
          <text:p text:style-name="P273"><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10">&lt;</text:span><text:span text:style-name="T13">controlador </text:span><text:span text:style-name="T16">nombre</text:span><text:span text:style-name="T19">=</text:span><text:span text:style-name="T22">"Observacione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ocultarObservaciones" </text:span></text:p>
      <text:p text:style-name="Código"><text:span text:style-name="T22"><text:tab/><text:tab/></text:span><text:span text:style-name="T16">clase</text:span><text:span text:style-name="T19">=</text:span><text:span text:style-name="T22">"org.openxava.test.acciones.OcultarMostrarPropiedad"</text:span><text:span text:style-name="T10">&gt;</text:span><text:span text:style-name="T19"><text:tab/><text:tab/></text:spa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ocultar" </text:span><text:span text:style-name="T16">valor</text:span><text:span text:style-name="T19">=</text:span><text:span text:style-name="T22">"true" </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9"><text:tab/></text:span><text:span text:style-name="T10">&lt;</text:span><text:span text:style-name="T13">accion </text:span><text:span text:style-name="T16">nombre</text:span><text:span text:style-name="T19">=</text:span><text:span text:style-name="T22">"mostrarObservaciones" </text:span><text:span text:style-name="T16">modo</text:span><text:span text:style-name="T19">=</text:span><text:span text:style-name="T22">"detail"</text:span></text:p>
      <text:p text:style-name="Código"><text:span text:style-name="T22"><text:tab/><text:tab/></text:span><text:span text:style-name="T16">clase</text:span><text:span text:style-name="T19">=</text:span><text:span text:style-name="T22">"org.openxava.test.actiones.OcultarMostrarPropiedad"</text:span><text:span text:style-name="T10">&gt;</text:span><text:span text:style-name="T19"><text:tab/><text:tab/><text:tab/></text:spa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ocultar" </text:span><text:span text:style-name="T16">valor</text:span><text:span text:style-name="T19">=</text:span><text:span text:style-name="T22">"false" </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ponerObservaciones" </text:span><text:span text:style-name="T16">modo</text:span><text:span text:style-name="T19">=</text:span><text:span text:style-name="T22">"detail"</text:span></text:p>
      <text:p text:style-name="Código"><text:span text:style-name="T22"><text:tab/><text:tab/></text:span><text:span text:style-name="T16">clase</text:span><text:span text:style-name="T19">=</text:span><text:span text:style-name="T22">"org.openxava.test.acciones.PonerValorPropiedad"</text:span><text:span text:style-name="T10">&gt;</text:span><text:span text:style-name="T19"><text:tab/><text:tab/><text:tab/></text:spa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valor" </text:span><text:span text:style-name="T16">valor</text:span><text:span text:style-name="T19">=</text:span><text:span text:style-name="T22">"Demonios tus ojos" </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tab/><text:tab/><text:tab/><text:tab/></text:span></text:p>
      <text:p text:style-name="Código"><text:span text:style-name="T11">&lt;/</text:span><text:span text:style-name="T14">controlador</text:span><text:span text:style-name="T11">&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10">&lt;</text:span><text:span text:style-name="T13">modulo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Albaran"</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Observaciones"</text:span><text:span text:style-name="T10">/&gt;</text:span></text:p>
      <text:p text:style-name="Código"><text:span text:style-name="T11">&lt;/</text:span><text:span text:style-name="T14">modulo</text:span><text:span text:style-name="T11">&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20"><text:span text:style-name="T10">&lt;</text:span><text:span text:style-name="T13">usa-objeto </text:span><text:span text:style-name="T16">nombre</text:span><text:span text:style-name="T19">=</text:span><text:span text:style-name="T22">"xava_view"</text:span><text:span text:style-name="T10">/&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20"><text:tab/><text:tab/></text:span><text:span text:style-name="T11">&lt;</text:span><text:span text:style-name="T14">poner </text:span><text:span text:style-name="T17">propiedad</text:span><text:span text:style-name="T20">=</text:span><text:span text:style-name="T23">"ocultar" </text:span><text:span text:style-name="T17">valor</text:span><text:span text:style-name="T20">=</text:span><text:span text:style-name="T23">"true" </text:span><text:span text:style-name="T11">/&gt;</text:span></text:p>
      <text:p text:style-name="Text_20_body">establecemos valores fijos a las propiedades de nuestra acción.</text:p>
      <text:list text:style-name="L1" text:continue-numbering="true">
        <text:list-item>
          <text:list text:continue-numbering="true">
            <text:list-item>
              <text:h text:style-name="P423"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10">&lt;</text:span><text:span text:style-name="T13">controller </text:span><text:span text:style-name="T16">name</text:span><text:span text:style-name="T19">=</text:span><text:span text:style-name="T22">"Typical"</text:span><text:span text:style-name="T10">&gt;</text:span></text:p>
      <text:p text:style-name="Código"><text:span text:style-name="T19"><text:tab/></text:span><text:span text:style-name="T10">&lt;</text:span><text:span text:style-name="T13">extends </text:span><text:span text:style-name="T16">controller</text:span><text:span text:style-name="T19">=</text:span><text:span text:style-name="T22">"Print"</text:span><text:span text:style-name="T10">/&gt;</text:span><text:span text:style-name="T19"><text:tab/><text:tab/></text:span></text:p>
      <text:p text:style-name="Código"><text:span text:style-name="T19"><text:tab/></text:span><text:span text:style-name="T10">&lt;</text:span><text:span text:style-name="T13">extends </text:span><text:span text:style-name="T16">controller</text:span><text:span text:style-name="T19">=</text:span><text:span text:style-name="T22">"CRUD"</text:span><text:span text:style-name="T10">/&gt;</text:span></text:p>
      <text:p text:style-name="Código"><text:span text:style-name="T11">&lt;/</text:span><text:span text:style-name="T14">controller</text:span><text:span text:style-name="T11">&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10">&lt;</text:span><text:span text:style-name="T13">controlador </text:span><text:span text:style-name="T16">nombre</text:span><text:span text:style-name="T19">=</text:span><text:span text:style-name="T22">"Familias"</text:span><text:span text:style-name="T10">&gt;</text:span></text:p>
      <text:p text:style-name="Código"><text:span text:style-name="T19"><text:tab/></text:span><text:span text:style-name="T10">&lt;</text:span><text:span text:style-name="T13">hereda-de </text:span><text:span text:style-name="T16">controlador</text:span><text:span text:style-name="T19">=</text:span><text:span text:style-name="T22">"Typical"</text:span><text:span text:style-name="T10">/&gt;</text:span><text:span text:style-name="T19"><text:tab/><text:tab/></text:span></text:p>
      <text:p text:style-name="Código"><text:span text:style-name="T19"><text:tab/></text:span><text:span text:style-name="T10">&lt;</text:span><text:span text:style-name="T13">accion </text:span><text:span text:style-name="T16">nombre</text:span><text:span text:style-name="T19">=</text:span><text:span text:style-name="T22">"new" </text:span><text:span text:style-name="T16">imagen</text:span><text:span text:style-name="T19">=</text:span><text:span text:style-name="T22">"images/new.gif"</text:span></text:p>
      <text:p text:style-name="Código"><text:span text:style-name="T22"><text:tab/><text:tab/></text:span><text:span text:style-name="T16">clase</text:span><text:span text:style-name="T19">=</text:span><text:span text:style-name="T22">"org.openxava.test.acciones.CrearNuevaFamilia"</text:span><text:span text:style-name="T10">&gt;</text:span><text:span text:style-name="T19"><text:tab/><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1">&lt;/</text:span><text:span text:style-name="T14">controlador</text:span><text:span text:style-name="T11">&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423"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10">&lt;</text:span><text:span text:style-name="T13">accion </text:span><text:span text:style-name="T16">nombre</text:span><text:span text:style-name="T19">=</text:span><text:span text:style-name="T22">"borrarSeleccionados" </text:span><text:span text:style-name="T16">modo</text:span><text:span text:style-name="T19">=</text:span><text:span text:style-name="T22">"list" <text:tab/><text:tab/><text:tab/><text:tab/><text:tab/></text:span><text:span text:style-name="T19">(1)</text:span></text:p>
      <text:p text:style-name="Código"><text:span text:style-name="T19"><text:tab/></text:span><text:span text:style-name="T16">confirmar</text:span><text:span text:style-name="T19">=</text:span><text:span text:style-name="T22">"true"<text:tab/><text:tab/><text:tab/><text:tab/><text:tab/><text:tab/><text:tab/><text:tab/><text:tab/></text:span><text:span text:style-name="T19">(2)</text:span></text:p>
      <text:p text:style-name="Código"><text:span text:style-name="T19"><text:tab/></text:span><text:span text:style-name="T16">clase</text:span><text:span text:style-name="T19">=</text:span><text:span text:style-name="T22">"org.openxava.actions.DeleteSelectedAction"</text:span><text:span text:style-name="T10">&gt;</text:span></text:p>
      <text:p text:style-name="Código"><text:span text:style-name="T11">&lt;/</text:span><text:span text:style-name="T14">accion</text:span><text:span text:style-name="T11">&gt;</text:span><text:span text:style-name="T20"><text:tab/><text:tab/><text:tab/><text:tab/><text:tab/><text:tab/><text:tab/></text:span></text:p>
      <text:p text:style-name="Text_20_body">Ponemos <text:span text:style-name="Código">mode=”list”</text:span> para que solo aparezca en modo lista (1). Ya que esta acción borra registros hacemos que el usuario tenga que confirmar antes de ejecutarse (2). No es necesario incluir un <text:s/><text:span text:style-name="Código">&lt;usa-objeto/&gt;</text:span> para <text:span text:style-name="Código">xava_tab</text:span> <text:span text:style-name="T4">(nuevo en v2.1.4)</text:span>.</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p>
      <text:p text:style-name="Código"><text:tab/>private String model;</text:p>
      <text:p text:style-name="Código"/>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text:span text:style-name="Resaltado"/></text:p>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Esta acción es una acción estándar de OpenXava, pero nos sirve para ver que cosas podemos hacer dentro de nuestras acciones de modo lista. Observamos (1) como desciende de <text:span text:style-name="Código">TabBaseAction</text:span> e implementa <text:span text:style-name="Código">IModelAction</text:span>, al descender de <text:span text:style-name="Código">TabBaseAction</text:span> <text:span text:style-name="T4">(new in v2.1.4)</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7) con el que recibirá el nombre del modelo (del componente OpenXava) antes de ejecutarse.</text:p>
      <text:p text:style-name="Text_20_body">Puedes acceder al <text:span text:style-name="Código">org.openxava.tab.Tab</text:span> usando el método <text:span text:style-name="Código">getTab()</text:span> (2); este método está implementado en <text:span text:style-name="Código">TabBaseAction</text:span> y permite acceder al objeto de sesión <text:span text:style-name="Código">xava_tab</text:span>. Mediante <text:span text:style-name="Código">getTab()</text:span> podemos manipular la lista de objetos visualizados. Por ejemplo, con <text:span text:style-name="Código">getTab().getSelected()</text:span> (2)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3).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text:span text:style-name="Código">ValidationException</text:span> en cuyo caso visualiza el mensaje de error de la excepción.</text:p>
      <text:p text:style-name="Text_20_body">El método <text:span text:style-name="Código">resetDescriptionsCache()</text:span> (6)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 y <text:span text:style-name="Código">org.openxava.actions.TabBaseAction.</text:span></text:p>
      <text:p text:style-name="Text_20_body">Desde v2.1.4 este tipo de acciones también puede ser usadas como <text:span text:style-name="Código">&lt;accion-lista/&gt;</text:span> de una <text:span text:style-name="Código">&lt;vista-coleccion/&gt;</text:span>, ver sección 4.4.2.</text:p>
      <text:list text:style-name="L1" text:continue-numbering="true">
        <text:list-item>
          <text:list text:continue-numbering="true">
            <text:list-item>
              <text:h text:style-name="P423"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10">&lt;</text:span><text:span text:style-name="T13">modulo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var-entorno </text:span><text:span text:style-name="T16">nombre</text:span><text:span text:style-name="T19">=</text:span><text:span text:style-name="T22">"XAVA_SEARCH_ACTION" </text:span><text:span text:style-name="T16">valor</text:span><text:span text:style-name="T19">=</text:span><text:span text:style-name="T22">"Albaranes.buscar"</text:span><text:span text:style-name="T10">/&gt;</text:span><text:span text:style-name="T19"><text:tab/></text:span></text:p>
      <text:p text:style-name="Código"><text:span text:style-name="T19"><text:tab/></text:span><text:span text:style-name="T10">&lt;</text:span><text:span text:style-name="T13">modelo </text:span><text:span text:style-name="T16">nombre</text:span><text:span text:style-name="T19">=</text:span><text:span text:style-name="T22">"Albaran"</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Observaciones"</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Albaranes"</text:span><text:span text:style-name="T10">/&gt;</text:span><text:span text:style-name="T19"><text:tab/><text:tab/></text:span></text:p>
      <text:p text:style-name="Código"><text:span text:style-name="T11">&lt;/</text:span><text:span text:style-name="T14">modulo</text:span><text:span text:style-name="T11">&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10">&lt;</text:span><text:span text:style-name="T13">controlador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buscar" </text:span><text:span text:style-name="T16">modo</text:span><text:span text:style-name="T19">=</text:span><text:span text:style-name="T22">"detail"</text:span></text:p>
      <text:p text:style-name="Código"><text:span text:style-name="T22"><text:tab/><text:tab/></text:span><text:span text:style-name="T16">por-defecto</text:span><text:span text:style-name="T19">=</text:span><text:span text:style-name="T22">"si-posible" </text:span><text:span text:style-name="T16">oculta</text:span><text:span text:style-name="T19">=</text:span><text:span text:style-name="T22">"true"<text:tab/><text:tab/><text:tab/></text:span></text:p>
      <text:p text:style-name="Código"><text:span text:style-name="T22"><text:tab/><text:tab/></text:span><text:span text:style-name="T16">clase</text:span><text:span text:style-name="T19">=</text:span><text:span text:style-name="T22">"org.openxava.test.acciones.BuscarAlbaran"</text:span></text:p>
      <text:p text:style-name="Código"><text:span text:style-name="T22"><text:tab/><text:tab/></text:span><text:span text:style-name="T16">atajo-de-teclado</text:span><text:span text:style-name="T19">=</text:span><text:span text:style-name="T22">"F8"</text:span><text:span text:style-name="T10">&gt;</text:span><text:span text:style-name="T19"><text:tab/><text:tab/><text:tab/><text:tab/><text:tab/><text:tab/><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span></text:p>
      <text:p text:style-name="Código"><text:tab/>...</text:p>
      <text:p text:style-name="Código"><text:span text:style-name="T10">&lt;/</text:span><text:span text:style-name="T13">controlador</text:span><text:span text:style-name="T10">&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8">
        <text:list-item>
          <text:p text:style-name="P288"><text:span text:style-name="Código">CRUD.searchByViewKey</text:span>: Esta es la configurada por defecto. Hace una búsqueda a partir de la clave que hay ese momento en la vista, no ejecuta ningún evento.</text:p>
        </text:list-item>
        <text:list-item>
          <text:p text:style-name="P288"><text:span text:style-name="Código">CRUD.searchExecutingOnChange</text:span>: Funciona como la anterior pero al buscar ejecuta las acciones <text:span text:style-name="Código">al-cambiar</text:span> asociadas a las propiedades de la vista.</text:p>
        </text:list-item>
        <text:list-item>
          <text:p text:style-name="P288"><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10">&lt;</text:span><text:span text:style-name="T13">modulo </text:span><text:span text:style-name="T16">nombre</text:span><text:span text:style-name="T19">=</text:span><text:span text:style-name="T22">"ProductosAccionesAlCambiarAlBuscar"</text:span><text:span text:style-name="T10">&gt;</text:span></text:p>
      <text:p text:style-name="Código"><text:span text:style-name="T19"><text:tab/></text:span><text:span text:style-name="T10">&lt;</text:span><text:span text:style-name="T13">var-entorno </text:span><text:span text:style-name="T16">nombre</text:span><text:span text:style-name="T19">=</text:span><text:span text:style-name="T22">"XAVA_SEARCH_ACTION" </text:span><text:span text:style-name="T16">valor</text:span><text:span text:style-name="T19">=</text:span><text:span text:style-name="T22">"CRUD.searchExecutingOnChange"</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Producto"</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Productos"</text:span><text:span text:style-name="T10">/&gt;</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span><text:span text:style-name="T19"> </text:span></text:p>
      <text:p text:style-name="Código"><text:span text:style-name="T11">&lt;/</text:span><text:span text:style-name="T14">modulo</text:span><text:span text:style-name="T11">&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423"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10">&lt;</text:span><text:span text:style-name="T13">controlador </text:span><text:span text:style-name="T16">nombre</text:span><text:span text:style-name="T19">=</text:span><text:span text:style-name="T22">"Facturas2002"</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iniciar" </text:span><text:span text:style-name="T16">al-iniciar</text:span><text:span text:style-name="T19">=</text:span><text:span text:style-name="T22">"true"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IniciarAÃ±oDefectoA2002"</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test_aÃ±oDefecto"</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tab"</text:span><text:span text:style-name="T10">/&gt;</text:span></text:p>
      <text:p text:style-name="Código"><text:span text:style-name="T19"><text:tab/></text:span><text:span text:style-name="T10">&lt;/</text:span><text:span text:style-name="T13">accion</text:span><text:span text:style-name="T10">&gt;</text:span></text:p>
      <text:p text:style-name="Código"><text:tab/>...</text:p>
      <text:p text:style-name="Código"><text:span text:style-name="T11">&lt;/</text:span><text:span text:style-name="T14">controlador</text:span><text:span text:style-name="T11">&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423"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10">&lt;</text:span><text:span text:style-name="T13">modulo </text:span><text:span text:style-name="T16">nombre</text:span><text:span text:style-name="T19">=</text:span><text:span text:style-name="T22">"FacturasDeClientes"</text:span><text:span text:style-name="T10">&gt;</text:span></text:p>
      <text:p text:style-name="Código"><text:span text:style-name="T19"><text:tab/></text:span><text:span text:style-name="T10">&lt;</text:span><text:span text:style-name="T13">var-entorno </text:span><text:span text:style-name="T16">nombre</text:span><text:span text:style-name="T19">=</text:span><text:span text:style-name="T22">"XAVA_LIST_ACTION" </text:span><text:span text:style-name="T16">valor</text:span><text:span text:style-name="T19">=</text:span><text:span text:style-name="T22">"Facturas.listarDeCliente"</text:span><text:span text:style-name="T10">/&gt;</text:span><text:span text:style-name="T19"> <text:s/>(1)</text:span></text:p>
      <text:p text:style-name="Código"><text:span text:style-name="T19"><text:tab/></text:span><text:span text:style-name="T10">&lt;</text:span><text:span text:style-name="T13">modelo </text:span><text:span text:style-name="T16">nombre</text:span><text:span text:style-name="T19">=</text:span><text:span text:style-name="T22">"Cliente"</text:span><text:span text:style-name="T10">/&gt;</text:span><text:span text:style-name="T19"><text:tab/><text:tab/></text:span></text:p>
      <text:p text:style-name="Código"><text:span text:style-name="T19"><text:tab/></text:span><text:span text:style-name="T10">&lt;</text:span><text:span text:style-name="T13">controlador </text:span><text:span text:style-name="T16">nombre</text:span><text:span text:style-name="T19">=</text:span><text:span text:style-name="T22">"Print"</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ListOnly"</text:span><text:span text:style-name="T10">/&gt;</text:span><text:span text:style-name="T19"><text:tab/><text:tab/><text:tab/><text:tab/><text:tab/><text:tab/><text:tab/> <text:s text:c="2"/>(2)</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span><text:span text:style-name="T19"><text:tab/><text:tab/><text:tab/><text:tab/><text:tab/><text:tab/> <text:s text:c="2"/>(3)</text:span></text:p>
      <text:p text:style-name="Código"><text:span text:style-name="T11">&lt;/</text:span><text:span text:style-name="T14">modulo</text:span><text:span text:style-name="T11">&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Factura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listarDeCliente"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ListarFacturasDeCliente"</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tab"</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span></text:p>
      <text:p text:style-name="Código"><text:tab/>...</text:p>
      <text:p text:style-name="Código"><text:span text:style-name="T11">&lt;/</text:span><text:span text:style-name="T14">controlador</text:span><text:span text:style-name="T11">&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9">
        <text:list-item>
          <text:p text:style-name="P291">Coge la clave del objeto asociada a la fila pulsada (4), para ello usa el tab del modulo actual.</text:p>
        </text:list-item>
        <text:list-item>
          <text:p text:style-name="P291">Accede al tab del módulo al que vamos usando <text:span text:style-name="Código">context</text:span> (5).</text:p>
        </text:list-item>
        <text:list-item>
          <text:p text:style-name="P291">Establece la condición base del tab del módulo al que vamos a ir (6) usando la clave obtenida del tab actual.</text:p>
        </text:list-item>
      </text:list>
      <text:list text:style-name="L1" text:continue-numbering="true">
        <text:list-item>
          <text:list text:continue-numbering="true">
            <text:list-item>
              <text:h text:style-name="P423"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423"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423"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4">JasperReports</text:span> e integrando tu informe en tu aplicación OpenXava con la acción <text:span text:style-name="Código">JasperReportBaseAction</text:span>.</text:p>
      <text:p text:style-name="Text_20_body">En primer lugar tienes que diseñar tu informe <text:s/><text:span text:style-name="T4">JasperReports</text:span>, puedes hacerlo usando el excelente diseñador <text:span text:style-name="T4">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lo más típico</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 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60">
        <text:list-item>
          <text:p text:style-name="P294"><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294"><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294"><text:span text:style-name="Código">getJRXML()</text:span> (5): El XML con el diseño <text:span text:style-name="T4">JasperReports</text:span>, este archivo puede estar en el classpath. Puedes tener para esto una carpeta de código fuente llamada <text:span text:style-name="T4">informes</text:span> en tu proyecto. Otra opción es poner este archivo en el sistema de ficheros <text:span text:style-name="T4">(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423"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2">&lt;%@ </text:span><text:span text:style-name="T13">include </text:span><text:span text:style-name="T16">file</text:span><text:span text:style-name="T19">=</text:span><text:span text:style-name="T22">"../imports.jsp"</text:span><text:span text:style-name="T32">%&gt;</text:span></text:p>
      <text:p text:style-name="Código"/>
      <text:p text:style-name="Código"><text:span text:style-name="T10">&lt;</text:span><text:span text:style-name="T13">jsp:useBean </text:span><text:span text:style-name="T16">id</text:span><text:span text:style-name="T19">=</text:span><text:span text:style-name="T22">"style" </text:span><text:span text:style-name="T16">class</text:span><text:span text:style-name="T19">=</text:span><text:span text:style-name="T22">"org.openxava.web.style.Style" </text:span><text:span text:style-name="T16">scope</text:span><text:span text:style-name="T19">=</text:span><text:span text:style-name="T22">"request"</text:span><text:span text:style-name="T10">/&gt;</text:span></text:p>
      <text:p text:style-name="Código"/>
      <text:p text:style-name="Código"><text:span text:style-name="T10">&lt;</text:span><text:span text:style-name="T13">table</text:span><text:span text:style-name="T10">&gt;</text:span></text:p>
      <text:p text:style-name="Código"><text:span text:style-name="T10">&lt;</text:span><text:span text:style-name="T13">th </text:span><text:span text:style-name="T16">align</text:span><text:span text:style-name="T19">=</text:span><text:span text:style-name="T22">'left' </text:span><text:span text:style-name="T16">class</text:span><text:span text:style-name="T19">=</text:span><text:span text:style-name="T32">&lt;%=</text:span><text:span text:style-name="T19">style.getLabel()</text:span><text:span text:style-name="T32">%&gt;</text:span><text:span text:style-name="T10">&gt;</text:span></text:p>
      <text:p text:style-name="Código"><text:span text:style-name="T10">&lt;</text:span><text:span text:style-name="T13">fmt:message </text:span><text:span text:style-name="T16">key</text:span><text:span text:style-name="T19">=</text:span><text:span text:style-name="T22">"introducir_nueva_imagen"</text:span><text:span text:style-name="T10">/&gt;</text:span></text:p>
      <text:p text:style-name="Código"><text:span text:style-name="T10">&lt;/</text:span><text:span text:style-name="T13">th</text:span><text:span text:style-name="T10">&gt;</text:span></text:p>
      <text:p text:style-name="Código"><text:span text:style-name="T10">&lt;</text:span><text:span text:style-name="T13">td</text:span><text:span text:style-name="T10">&gt;</text:span></text:p>
      <text:p text:style-name="Código"><text:span text:style-name="T10">&lt;</text:span><text:span text:style-name="T13">input </text:span><text:span text:style-name="T16">name </text:span><text:span text:style-name="T19">= </text:span><text:span text:style-name="T22">"nuevaImagen" </text:span><text:span text:style-name="T16">class</text:span><text:span text:style-name="T19">=</text:span><text:span text:style-name="T32">&lt;%=</text:span><text:span text:style-name="T19">style.getEditor()</text:span><text:span text:style-name="T32">%&gt;</text:span><text:span text:style-name="T19"> </text:span><text:span text:style-name="T16">type</text:span><text:span text:style-name="T19">=</text:span><text:span text:style-name="T22">"file" </text:span><text:span text:style-name="T16">size</text:span><text:span text:style-name="T19">=</text:span><text:span text:style-name="T22">'60'</text:span><text:span text:style-name="T10">/&gt;</text:span></text:p>
      <text:p text:style-name="Código"><text:span text:style-name="T10">&lt;/</text:span><text:span text:style-name="T13">td</text:span><text:span text:style-name="T10">&gt;</text:span></text:p>
      <text:p text:style-name="Código"><text:span text:style-name="T10">&lt;/</text:span><text:span text:style-name="T13">table</text:span><text:span text:style-name="T10">&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4">file item</text:span> podemos acceder al contenido del archivo cargado.</text:p>
      <text:list text:style-name="L1" text:continue-numbering="true">
        <text:list-item>
          <text:list text:continue-numbering="true">
            <text:list-item>
              <text:h text:style-name="P423"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4">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10">&lt;</text:span><text:span text:style-name="T13">controlador </text:span><text:span text:style-name="T16">nombre</text:span><text:span text:style-name="T19">=</text:span><text:span text:style-name="T22">"Collect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new"</text:span></text:p>
      <text:p text:style-name="Código"><text:span text:style-name="T22"><text:tab/><text:tab/></text:span><text:span text:style-name="T16">clase</text:span><text:span text:style-name="T19">=</text:span><text:span text:style-name="T22">"org.openxava.actions.CreateNewElementInCollectionAction"</text:span><text:span text:style-name="T10">&gt;</text:span><text:span text:style-name="T19"><text:tab/><text:tab/></text:span></text:p>
      <text:p text:style-name="Código"><text:span text:style-name="T19"><text:tab/></text:span><text:span text:style-name="T10">&lt;/</text:span><text:span text:style-name="T13">accion</text:span><text:span text:style-name="T10">&gt;</text:span><text:span text:style-name="T19"><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hideDetail"<text:tab/><text:tab/></text:span><text:span text:style-name="T19">(1)</text:span></text:p>
      <text:p text:style-name="Código"><text:span text:style-name="T22"><text:tab/><text:tab/></text:span><text:span text:style-name="T16">clase</text:span><text:span text:style-name="T19">=</text:span><text:span text:style-name="T22">"org.openxava.test.acciones.MiOcultarDetalle"</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save"</text:span></text:p>
      <text:p text:style-name="Código"><text:span text:style-name="T22"><text:tab/><text:tab/></text:span><text:span text:style-name="T16">clase</text:span><text:span text:style-name="T19">=</text:span><text:span text:style-name="T22">"org.openxava.actions.SaveElementIn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9"><text:tab/></text:span><text:span text:style-name="T10">&lt;</text:span><text:span text:style-name="T13">accion </text:span><text:span text:style-name="T16">nombre</text:span><text:span text:style-name="T19">=</text:span><text:span text:style-name="T22">"remove"</text:span></text:p>
      <text:p text:style-name="Código"><text:span text:style-name="T22"><text:tab/><text:tab/></text:span><text:span text:style-name="T16">clase</text:span><text:span text:style-name="T19">=</text:span><text:span text:style-name="T22">"org.openxava.actions.RemoveElementFrom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edit"</text:span></text:p>
      <text:p text:style-name="Código"><text:span text:style-name="T22"><text:tab/><text:tab/></text:span><text:span text:style-name="T16">clase</text:span><text:span text:style-name="T19">=</text:span><text:span text:style-name="T22">"org.openxava.actions.EditElementIn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view"</text:span></text:p>
      <text:p text:style-name="Código"><text:span text:style-name="T22"><text:tab/><text:tab/></text:span><text:span text:style-name="T16">clase</text:span><text:span text:style-name="T19">=</text:span><text:span text:style-name="T22">"org.openxava.actions.EditElementIn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tab/><text:tab/><text:tab/><text:tab/></text:span></text:p>
      <text:p text:style-name="Código"><text:span text:style-name="T10">&lt;/</text:span><text:span text:style-name="T13">controlador</text:span><text:span text:style-name="T10">&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423"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61">
        <text:list-item>
          <text:p text:style-name="P297"><text:span text:style-name="Código">IAction</text:span>: Interfaz básica que obligatoriamente ha de implementar toda acción.</text:p>
        </text:list-item>
        <text:list-item>
          <text:p text:style-name="P297"><text:span text:style-name="Código">IChainAction</text:span>: Permite encadenar acciones, es decir que cuando se termine de ejecutar nuestra acción ejecute otra inmediatamente.</text:p>
        </text:list-item>
      </text:list>
      <text:list text:style-name="L62">
        <text:list-item>
          <text:p text:style-name="P299"><text:span text:style-name="Código">IChainActionWithArgv</text:span>: <text:span text:style-name="T4">(nuevo en v2.2)</text:span> Es un refinamiento de <text:span text:style-name="Código">IChainAction</text:span>. Permite enviar como argumentos valores para llenar las propiedades de la acción encadenada antes de ejecutarla.</text:p>
        </text:list-item>
      </text:list>
      <text:list text:style-name="L61">
        <text:list-item text:start-value="1">
          <text:p text:style-name="P297"><text:span text:style-name="Código">IChangeControllersAction</text:span>: Para cambiar los controladores (y por ende las acciones) disponible al <text:s/>usuario. </text:p>
        </text:list-item>
        <text:list-item>
          <text:p text:style-name="P297"><text:span text:style-name="Código">IChangeModeAction</text:span>: Para cambiar de modo, de lista a detalle o viceversa.</text:p>
        </text:list-item>
        <text:list-item>
          <text:p text:style-name="P297"><text:span text:style-name="Código">IChangeModuleAction</text:span>: Para cambiar de módulo.</text:p>
        </text:list-item>
        <text:list-item>
          <text:p text:style-name="P297"><text:span text:style-name="Código">ICustomViewAction</text:span>: Para que la vista sea una página JSP propia.</text:p>
        </text:list-item>
        <text:list-item>
          <text:p text:style-name="P297"><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297"><text:span text:style-name="Código">IHideActionAction, IHideActionsAction: </text:span>Permite ocultar una acción o un conjunto de acciones en la interfaz de usuario. <text:span text:style-name="T4">(nuevo en v2.0)</text:span></text:p>
        </text:list-item>
        <text:list-item>
          <text:p text:style-name="P297"><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297"><text:span text:style-name="Código">ILoadFileAction</text:span>: Permite navegar a una vista con la posibilidad de cargar un archivo.</text:p>
        </text:list-item>
        <text:list-item>
          <text:p text:style-name="P297"><text:span text:style-name="Código">IModelAction</text:span>: Una acción que recibe el nombre del modelo.</text:p>
        </text:list-item>
        <text:list-item>
          <text:p text:style-name="P297"><text:span text:style-name="Código">IModuleContextAction</text:span>: Recibe un <text:span text:style-name="Código">ModuleContext</text:span> para poder acceder a objetos de sesión de otros módulos, por ejemplo.</text:p>
        </text:list-item>
        <text:list-item>
          <text:p text:style-name="P297"><text:span text:style-name="Código">INavigationAction</text:span>: <text:s/>Extiende de <text:span text:style-name="Código">IChangeControllersAction</text:span> y <text:span text:style-name="Código">ICustomViewAction</text:span>.</text:p>
        </text:list-item>
        <text:list-item>
          <text:p text:style-name="P297"><text:span text:style-name="Código">IOnChangePropertyAction</text:span>: Este interfaz lo ha de implementar las acciones que reaccionan a un cambio de valor de propiedad en la interfaz gráfica.</text:p>
        </text:list-item>
        <text:list-item>
          <text:p text:style-name="P297"><text:span text:style-name="Código">IProcessLoadedFileAction</text:span>: Procesa una lista de archivos cargados desde el cliente al servidor.</text:p>
        </text:list-item>
        <text:list-item>
          <text:p text:style-name="P297"><text:span text:style-name="Código">IRemoteAction</text:span>: Útil para cuando se usa EJB2. Bien usada puede ser un buen sustituto de un SessionBean. </text:p>
        </text:list-item>
        <text:list-item>
          <text:p text:style-name="P297"><text:span text:style-name="Código">IRequestAction</text:span>: Recibe un request de Servlets. Hace que nuestras acciones se vinculen a la tecnología de servlets/jsp, por lo que es mejor evitarla. Pero a veces es necesario cierta flexibilidad.</text:p>
        </text:list-item>
        <text:list-item>
          <text:p text:style-name="P297"><text:span text:style-name="Código">IShowActionAction, IShowActionsAction</text:span>: Permite mostrar una acción o un grupo de acciones previamente ocultadas en una <text:span text:style-name="Código">IHideAction(s)Action</text:span>. <text:span text:style-name="T4">(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411"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10">&lt;</text:span><text:span text:style-name="T13">aplicacion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etiqueta</text:span><text:span text:style-name="T19">=</text:span><text:span text:style-name="T22">"etiqueta"<text:tab/><text:tab/><text:tab/></text:span><text:span text:style-name="T19">(2)</text:span></text:p>
      <text:p text:style-name="Código"><text:span text:style-name="T10">&gt;</text:span><text:span text:style-name="T19"> </text:span></text:p>
      <text:p text:style-name="Código"/>
      <text:p text:style-name="Código"><text:span text:style-name="T19"><text:tab/></text:span><text:span text:style-name="T10">&lt;</text:span><text:span text:style-name="T13">modulo </text:span><text:span text:style-name="T19">... </text:span><text:span text:style-name="T10">/&gt;</text:span><text:span text:style-name="T19"> ...<text:tab/><text:tab/><text:tab/>(3)</text:span></text:p>
      <text:p text:style-name="Código"><text:span text:style-name="T11">&lt;/</text:span><text:span text:style-name="T14">aplicacion</text:span><text:span text:style-name="T11">&gt;</text:span></text:p>
      <text:p text:style-name="P9"><text:tab/></text:p>
      <text:list text:style-name="L63">
        <text:list-item>
          <text:p text:style-name="P316"><text:span text:style-name="Código">nombre</text:span> (obligado): Nombre de la aplicación.</text:p>
        </text:list-item>
        <text:list-item>
          <text:p text:style-name="P316"><text:span text:style-name="Código">etiqueta</text:span> (opcional): Mucho <text:span text:style-name="T7">mejor</text:span> usar archivos <text:span text:style-name="Archivo_2f_Directorio"><text:span text:style-name="T7">i18n</text:span></text:span>.</text:p>
        </text:list-item>
        <text:list-item>
          <text:p text:style-name="P316"><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10">&lt;</text:span><text:span text:style-name="T13">modulo <text:tab/><text:tab/><text:tab/><text:tab/><text:tab/></text:span></text:p>
      <text:p text:style-name="Código"><text:span text:style-name="T13"><text:tab/></text:span><text:span text:style-name="T16">nombre</text:span><text:span text:style-name="T19">=</text:span><text:span text:style-name="T22">"nombre"<text:tab/><text:tab/><text:tab/> </text:span><text:span text:style-name="T19">(1)</text:span></text:p>
      <text:p text:style-name="Código"><text:span text:style-name="T19"><text:tab/></text:span><text:span text:style-name="T16">carpeta</text:span><text:span text:style-name="T19">=</text:span><text:span text:style-name="T22">"carpeta"<text:tab/><text:tab/><text:tab/> </text:span><text:span text:style-name="T19">(2)<text:tab/></text:span></text:p>
      <text:p text:style-name="Código"><text:span text:style-name="T19"><text:tab/></text:span><text:span text:style-name="T16">etiqueta</text:span><text:span text:style-name="T19">=</text:span><text:span text:style-name="T22">"etiqueta"<text:tab/><text:tab/><text:tab/> </text:span><text:span text:style-name="T19">(3)</text:span></text:p>
      <text:p text:style-name="Código"><text:span text:style-name="T19"><text:tab/></text:span><text:span text:style-name="T16">descripcion</text:span><text:span text:style-name="T19">=</text:span><text:span text:style-name="T22">"descripcion"<text:tab/><text:tab/> </text:span><text:span text:style-name="T19">(4)</text:span></text:p>
      <text:p text:style-name="P14">&gt;</text:p>
      <text:p text:style-name="Código"><text:span text:style-name="T10"><text:tab/>&lt;</text:span><text:span text:style-name="T13">var-entorno </text:span><text:span text:style-name="T19">... </text:span><text:span text:style-name="T10">/&gt;</text:span><text:span text:style-name="T19"> ...<text:tab/><text:tab/> (5)</text:span></text:p>
      <text:p text:style-name="Código"><text:span text:style-name="T19"><text:tab/></text:span><text:span text:style-name="T10">&lt;</text:span><text:span text:style-name="T13">modelo </text:span><text:span text:style-name="T19">... </text:span><text:span text:style-name="T10">/&gt;</text:span><text:span text:style-name="T19"><text:tab/><text:tab/><text:tab/> (6)</text:span></text:p>
      <text:p text:style-name="Código"><text:span text:style-name="T19"><text:tab/></text:span><text:span text:style-name="T10">&lt;</text:span><text:span text:style-name="T13">vista </text:span><text:span text:style-name="T19">... </text:span><text:span text:style-name="T10">/&gt;</text:span><text:span text:style-name="T19"><text:tab/><text:tab/><text:tab/> (7)</text:span></text:p>
      <text:p text:style-name="Código"><text:span text:style-name="T19"><text:tab/></text:span><text:span text:style-name="T10">&lt;</text:span><text:span text:style-name="T13">vista-web </text:span><text:span text:style-name="T19">... </text:span><text:span text:style-name="T10">/&gt;</text:span><text:span text:style-name="T19"><text:tab/><text:tab/><text:tab/> (8)</text:span></text:p>
      <text:p text:style-name="Código"><text:span text:style-name="T19"><text:tab/></text:span><text:span text:style-name="T10">&lt;</text:span><text:span text:style-name="T13">tab </text:span><text:span text:style-name="T19">... </text:span><text:span text:style-name="T10">/&gt;</text:span><text:span text:style-name="T19"><text:tab/><text:tab/><text:tab/><text:tab/> (9)</text:span></text:p>
      <text:p text:style-name="Código"><text:span text:style-name="T19"><text:tab/></text:span><text:span text:style-name="T10">&lt;</text:span><text:span text:style-name="T13">controlador </text:span><text:span text:style-name="T19">... </text:span><text:span text:style-name="T10">/&gt;</text:span><text:span text:style-name="T19"> ...<text:tab/><text:tab/>(10)</text:span></text:p>
      <text:p text:style-name="Código"><text:span text:style-name="T19"><text:tab/></text:span><text:span text:style-name="T10">&lt;</text:span><text:span text:style-name="T13">controlador-modo </text:span><text:span text:style-name="T19">... </text:span><text:span text:style-name="T10">/&gt;</text:span><text:span text:style-name="T19"><text:tab/><text:tab/>(11)</text:span></text:p>
      <text:p text:style-name="Código"><text:span text:style-name="T19"><text:tab/></text:span><text:span text:style-name="T10">&lt;</text:span><text:span text:style-name="T13">doc </text:span><text:span text:style-name="T19">... </text:span><text:span text:style-name="T10">/&gt;</text:span><text:span text:style-name="T19"><text:tab/><text:tab/><text:tab/><text:tab/>(12)<text:tab/></text:span></text:p>
      <text:p text:style-name="Código"><text:span text:style-name="T11">&lt;/</text:span><text:span text:style-name="T14">modulo</text:span><text:span text:style-name="T11">&gt;</text:span></text:p>
      <text:list text:style-name="L64">
        <text:list-item>
          <text:p text:style-name="P319"><text:span text:style-name="Código">nombre</text:span> (obligado): Identificador único del módulo dentro de esta aplicación.</text:p>
        </text:list-item>
        <text:list-item>
          <text:p text:style-name="P319"><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319"><text:span text:style-name="Código">etiqueta</text:span> (opcional): Nombre corto que se visualizará al usuario. Mucho <text:span text:style-name="T7">mejor</text:span> usar archivos <text:span text:style-name="Archivo_2f_Directorio"><text:span text:style-name="T7">i18n</text:span></text:span>.</text:p>
        </text:list-item>
        <text:list-item>
          <text:p text:style-name="P319"><text:span text:style-name="Código">descripcion</text:span> (opcional): Descripción larga que se visualizará al usuario. </text:p>
        </text:list-item>
        <text:list-item>
          <text:p text:style-name="P319"><text:span text:style-name="Código">var-entorno</text:span> (varias, opcional): Permite definir una variable con un valor que podrán ser accedidos posteriormente desde las acciones. Así podemos tener acciones configurables según el módulo.</text:p>
        </text:list-item>
        <text:list-item>
          <text:p text:style-name="P319"><text:span text:style-name="Código">modelo</text:span> (uno, opcional): Indica el nombre de componente usado en este módulo. Si no lo ponemos estamos obligados a usar <text:span text:style-name="Código">vista-web</text:span>.</text:p>
        </text:list-item>
        <text:list-item>
          <text:p text:style-name="P319"><text:span text:style-name="Código">vista</text:span> (una, opcional): El nombre de la vista que se va a usar para dibujar el detalle. Si no lo ponemos usará la vista por defecto para ese modelo.</text:p>
        </text:list-item>
        <text:list-item>
          <text:p text:style-name="P319"><text:span text:style-name="Código">vista-web</text:span> (una, opcional): Nos permite indicar nuestro propia página JSP que será usada como vista.</text:p>
        </text:list-item>
        <text:list-item>
          <text:p text:style-name="P319"><text:span text:style-name="Código">tab</text:span> (uno, opcional): El nombre del tab que usará la el modo lista. Si no lo ponemos usará el tab por defecto.</text:p>
        </text:list-item>
        <text:list-item>
          <text:p text:style-name="P319"><text:span text:style-name="Código">controlador</text:span> (varios, opcional): Controladores con las acciones que aparecen en el módulo al iniciarse.</text:p>
        </text:list-item>
        <text:list-item>
          <text:p text:style-name="P319"><text:span text:style-name="Código">controlador-modo</text:span> (uno, opcional): Permite definir el comportamiento para pasar de detalle a lista, o bien definir un módulo que no tenga detalle y lista.</text:p>
        </text:list-item>
        <text:list-item>
          <text:p text:style-name="P319"><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423" text:outline-level="2">Un módulo típico</text:h>
            </text:list-item>
          </text:list>
        </text:list-item>
      </text:list>
      <text:p text:style-name="Text_20_body">Definir un módulo sencillo puede ser como sigue:</text:p>
      <text:p text:style-name="Código"><text:span text:style-name="T10">&lt;</text:span><text:span text:style-name="T13">aplicacion </text:span><text:span text:style-name="T16">nombre</text:span><text:span text:style-name="T19">=</text:span><text:span text:style-name="T22">"Gestion"</text:span><text:span text:style-name="T10">&gt;</text:span><text:span text:style-name="T19"> </text:span></text:p>
      <text:p text:style-name="Código"><text:span text:style-name="T19"><text:tab/></text:span><text:span text:style-name="T10">&lt;</text:span><text:span text:style-name="T13">modulo </text:span><text:span text:style-name="T16">nombre</text:span><text:span text:style-name="T19">=</text:span><text:span text:style-name="T22">"Almacenes" </text:span><text:span text:style-name="T16">carpeta</text:span><text:span text:style-name="T19">=</text:span><text:span text:style-name="T22">"almacen"</text:span><text:span text:style-name="T10">&gt;</text:span></text:p>
      <text:p text:style-name="Código"><text:span text:style-name="T19"><text:tab/><text:tab/></text:span><text:span text:style-name="T10">&lt;</text:span><text:span text:style-name="T13">modelo </text:span><text:span text:style-name="T16">nombre</text:span><text:span text:style-name="T19">=</text:span><text:span text:style-name="T22">"Almacen"</text:span><text:span text:style-name="T10">/&gt;</text:span></text:p>
      <text:p text:style-name="Código"><text:span text:style-name="T19"><text:tab/><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tab/></text:span><text:span text:style-name="T10">&lt;</text:span><text:span text:style-name="T13">controlador </text:span><text:span text:style-name="T16">nombre</text:span><text:span text:style-name="T19">=</text:span><text:span text:style-name="T22">"Almacenes"</text:span><text:span text:style-name="T10">/&gt;</text:span></text:p>
      <text:p text:style-name="Código"><text:span text:style-name="T19"><text:tab/></text:span><text:span text:style-name="T10">&lt;/</text:span><text:span text:style-name="T13">modulo</text:span><text:span text:style-name="T10">&gt;</text:span><text:span text:style-name="T19"><text:tab/> </text:span></text:p>
      <text:p text:style-name="Código"><text:tab/>...</text:p>
      <text:p text:style-name="Código"><text:span text:style-name="T11">&lt;/</text:span><text:span text:style-name="T14">aplicacion</text:span><text:span text:style-name="T11">&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423" text:outline-level="2">Módulo con solo detalle</text:h>
            </text:list-item>
          </text:list>
        </text:list-item>
      </text:list>
      <text:p text:style-name="Text_20_body">Un módulo con solo tenga modo detalle, sin lista se define así:</text:p>
      <text:p text:style-name="Código"><text:span text:style-name="T10">&lt;</text:span><text:span text:style-name="T13">modulo </text:span><text:span text:style-name="T16">nombre</text:span><text:span text:style-name="T19">=</text:span><text:span text:style-name="T22">"FacturasSinLista"</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Factura"</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span text:style-name="T19"><text:tab/></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span><text:span text:style-name="T19"><text:tab/>(1)</text:span></text:p>
      <text:p text:style-name="Código"><text:span text:style-name="T11">&lt;/</text:span><text:span text:style-name="T14">module</text:span><text:span text:style-name="T11">&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423" text:outline-level="2">Módulo con solo lista</text:h>
            </text:list-item>
          </text:list>
        </text:list-item>
      </text:list>
      <text:p text:style-name="Text_20_body">Un módulo con solo modo lista, sin detalle se define así:</text:p>
      <text:p text:style-name="Código"><text:span text:style-name="T10">&lt;</text:span><text:span text:style-name="T13">modulo </text:span><text:span text:style-name="T16">nombre</text:span><text:span text:style-name="T19">=</text:span><text:span text:style-name="T22">"FamiliasSoloLista"</text:span><text:span text:style-name="T10">&gt;</text:span></text:p>
      <text:p text:style-name="Código"><text:span text:style-name="T10"><text:tab/>&lt;</text:span><text:span text:style-name="T13">var-entorno </text:span><text:span text:style-name="T16">nombre</text:span><text:span text:style-name="T19">=</text:span><text:span text:style-name="T22">"XAVA_LIST_ACTION" </text:span><text:span text:style-name="T16">valor</text:span><text:span text:style-name="T19">=</text:span><text:span text:style-name="T22">""</text:span><text:span text:style-name="T10">/&gt;<text:tab/><text:tab/></text:span><text:span text:style-name="T19">(1)<text:tab/>nuevo en v2.0.4</text:span></text:p>
      <text:p text:style-name="Código"><text:span text:style-name="T19"><text:tab/></text:span><text:span text:style-name="T10">&lt;</text:span><text:span text:style-name="T13">modelo </text:span><text:span text:style-name="T16">nombre</text:span><text:span text:style-name="T19">=</text:span><text:span text:style-name="T22">"Familia"</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ListOnly"</text:span><text:span text:style-name="T10">/&gt;<text:tab/><text:tab/><text:tab/><text:tab/><text:tab/></text:span><text:span text:style-name="T19">(2)</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tab/><text:tab/><text:tab/><text:tab/></text:span><text:span text:style-name="T19">(3)</text:span></text:p>
      <text:p text:style-name="Código"><text:span text:style-name="T10">&lt;/</text:span><text:span text:style-name="T13">modulo</text:span><text:span text:style-name="T10">&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4">nuevo en v2.0.4</text:span>).</text:p>
      <text:list text:style-name="L1" text:continue-numbering="true">
        <text:list-item>
          <text:list text:continue-numbering="true">
            <text:list-item>
              <text:h text:style-name="P423" text:outline-level="2">Módulo de documentación</text:h>
            </text:list-item>
          </text:list>
        </text:list-item>
      </text:list>
      <text:p text:style-name="Text_20_body">Un módulo de documentación solo visualiza un documento HTML. Es fácil de definir:</text:p>
      <text:p text:style-name="Código"><text:span text:style-name="T10">&lt;</text:span><text:span text:style-name="T13">modulo </text:span><text:span text:style-name="T16">nombre</text:span><text:span text:style-name="T19">=</text:span><text:span text:style-name="T22">"Descripcion"</text:span><text:span text:style-name="T10">&gt;</text:span></text:p>
      <text:p text:style-name="Código"><text:span text:style-name="T19"><text:tab/></text:span><text:span text:style-name="T10">&lt;</text:span><text:span text:style-name="T13">doc </text:span><text:span text:style-name="T16">url</text:span><text:span text:style-name="T19">=</text:span><text:span text:style-name="T22">"doc/descripcion" </text:span><text:span text:style-name="T16">idiomas</text:span><text:span text:style-name="T19">=</text:span><text:span text:style-name="T22">"es,en"</text:span><text:span text:style-name="T10">/&gt;</text:span></text:p>
      <text:p text:style-name="Código"><text:span text:style-name="T11">&lt;/</text:span><text:span text:style-name="T14">modulo</text:span><text:span text:style-name="T11">&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423"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10">&lt;</text:span><text:span text:style-name="T13">modulo </text:span><text:span text:style-name="T16">nombre</text:span><text:span text:style-name="T19">=</text:span><text:span text:style-name="T22">"ConsultaClientes"</text:span><text:span text:style-name="T10">&gt;</text:span><text:span text:style-name="T19"><text:tab/></text:span></text:p>
      <text:p text:style-name="Código"><text:span text:style-name="T19"><text:tab/></text:span><text:span text:style-name="T10">&lt;var-entorno</text:span><text:span text:style-name="T13"> </text:span><text:span text:style-name="T16">nombre</text:span><text:span text:style-name="T19">=</text:span><text:span text:style-name="T22">"XAVA_SEARCH_ACTION" </text:span><text:span text:style-name="T16">valor</text:span><text:span text:style-name="T19">=</text:span><text:span text:style-name="T22">"CRUD.searchReadOnly"</text:span><text:span text:style-name="T10">/&gt;<text:tab/></text:span><text:span text:style-name="T19">(1)</text:span></text:p>
      <text:p text:style-name="Código"><text:span text:style-name="T19"><text:tab/></text:span><text:span text:style-name="T10">&lt;</text:span><text:span text:style-name="T13">modelo </text:span><text:span text:style-name="T16">nombre</text:span><text:span text:style-name="T19">=</text:span><text:span text:style-name="T22">"Cliente"</text:span><text:span text:style-name="T10">/&gt;<text:tab/><text:tab/></text:span></text:p>
      <text:p text:style-name="Código"><text:span text:style-name="T19"><text:tab/></text:span><text:span text:style-name="T10">&lt;</text:span><text:span text:style-name="T13">controlador </text:span><text:span text:style-name="T16">nombre</text:span><text:span text:style-name="T19">=</text:span><text:span text:style-name="T22">"Print"</text:span><text:span text:style-name="T10">/&gt;</text:span><text:span text:style-name="T19"><text:tab/><text:tab/><text:tab/><text:tab/><text:tab/><text:tab/><text:tab/>(2)<text:tab/></text:span></text:p>
      <text:p text:style-name="Código"><text:span text:style-name="T10">&lt;/</text:span><text:span text:style-name="T13">modulo</text:span><text:span text:style-name="T10">&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1"/>
      <text:list text:style-name="L1" text:continue-numbering="true">
        <text:list-item>
          <text:h text:style-name="P411"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423"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4">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4">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423"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10">&lt;</text:span><text:span text:style-name="T13">aspectos</text:span><text:span text:style-name="T10">&gt;</text:span><text:span text:style-name="T19"> </text:span></text:p>
      <text:p text:style-name="Código"><text:span text:style-name="T19"><text:tab/></text:span><text:span text:style-name="T10">&lt;</text:span><text:span text:style-name="T13">aspecto </text:span><text:span text:style-name="T19">... </text:span><text:span text:style-name="T10">/&gt;</text:span><text:span text:style-name="T19"> ...<text:tab/><text:tab/><text:tab/>(1)</text:span></text:p>
      <text:p text:style-name="Código"><text:span text:style-name="T19"><text:tab/></text:span><text:span text:style-name="T10">&lt;</text:span><text:span text:style-name="T13">aplicar </text:span><text:span text:style-name="T19">... </text:span><text:span text:style-name="T10">/&gt;</text:span><text:span text:style-name="T19"> ...<text:tab/><text:tab/><text:tab/>(2)</text:span></text:p>
      <text:p text:style-name="Código"><text:span text:style-name="T11">&lt;/</text:span><text:span text:style-name="T14">aspectos</text:span><text:span text:style-name="T11">&gt;</text:span></text:p>
      <text:p text:style-name="P9"/>
      <text:list text:style-name="L65">
        <text:list-item>
          <text:p text:style-name="P331"><text:span text:style-name="Código">aspecto</text:span> (varios, opcional): Para definir aspectos. </text:p>
        </text:list-item>
        <text:list-item>
          <text:p text:style-name="P331"><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10">&lt;</text:span><text:span text:style-name="T13">aspecto <text:tab/><text:tab/><text:tab/><text:tab/><text:tab/></text:span></text:p>
      <text:p text:style-name="Código"><text:span text:style-name="T13"><text:tab/></text:span><text:span text:style-name="T16">nombre</text:span><text:span text:style-name="T19">=</text:span><text:span text:style-name="T22">"nombre"<text:tab/><text:tab/><text:tab/> <text:tab/></text:span><text:span text:style-name="T19">(1)</text:span></text:p>
      <text:p text:style-name="P14">&gt;</text:p>
      <text:p text:style-name="Código"><text:span text:style-name="T10"><text:tab/>&lt;</text:span><text:span text:style-name="T13">calculador-poscrear </text:span><text:span text:style-name="T19">...</text:span><text:span text:style-name="T10">/&gt;</text:span><text:span text:style-name="T19"> ...<text:tab/> <text:tab/>(2) </text:span></text:p>
      <text:p text:style-name="Código"><text:span text:style-name="T19"><text:tab/></text:span><text:span text:style-name="T10">&lt;</text:span><text:span text:style-name="T13">calculador-poscargar </text:span><text:span text:style-name="T19">...</text:span><text:span text:style-name="T10">/&gt;</text:span><text:span text:style-name="T19"> ...<text:tab/> <text:tab/>(3)</text:span></text:p>
      <text:p text:style-name="Código"><text:span text:style-name="T19"><text:tab/></text:span><text:span text:style-name="T10">&lt;</text:span><text:span text:style-name="T13">calculador-posmodificar </text:span><text:span text:style-name="T19">...</text:span><text:span text:style-name="T10">/&gt;</text:span><text:span text:style-name="T19"> ... <text:tab/>(4)</text:span></text:p>
      <text:p text:style-name="Código"><text:span text:style-name="T19"><text:tab/></text:span><text:span text:style-name="T10">&lt;</text:span><text:span text:style-name="T13">calculador-preborrar </text:span><text:span text:style-name="T19">...</text:span><text:span text:style-name="T10">/&gt;</text:span><text:span text:style-name="T19"> ...<text:tab/> <text:tab/>(5)</text:span></text:p>
      <text:p text:style-name="Código"><text:span text:style-name="T11">&lt;/</text:span><text:span text:style-name="T14">aspecto</text:span><text:span text:style-name="T11">&gt;</text:span></text:p>
      <text:list text:style-name="L66">
        <text:list-item>
          <text:p text:style-name="P333"><text:span text:style-name="Código">nombre</text:span> (obligado): Nombre para este aspecto. Tiene que ser único.</text:p>
        </text:list-item>
        <text:list-item>
          <text:p text:style-name="P333"><text:span text:style-name="Código">calculador-poscrear</text:span> (varios, opcional): Todos los modelos con este aspecto tendrán este <text:span text:style-name="Código">calculador-poscrear</text:span> implícitamente.</text:p>
        </text:list-item>
        <text:list-item>
          <text:p text:style-name="P333"><text:span text:style-name="Código">calculador-poscargar</text:span> (varios, opcional): Todos los modelos con este aspecto tendrán este <text:span text:style-name="Código">calculador-poscargar</text:span> implícitamente.</text:p>
        </text:list-item>
        <text:list-item>
          <text:p text:style-name="P333"><text:span text:style-name="Código">calculador-posmodify</text:span> (varios, opcional): Todos los modelos con este aspecto tendrán este <text:span text:style-name="Código">calculador-posmodify</text:span> implícitamente.</text:p>
        </text:list-item>
        <text:list-item>
          <text:p text:style-name="P333"><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10">&lt;</text:span><text:span text:style-name="T13">aplicar <text:tab/><text:tab/><text:tab/><text:tab/><text:tab/></text:span></text:p>
      <text:p text:style-name="Código"><text:span text:style-name="T13"><text:tab/></text:span><text:span text:style-name="T16">aspecto</text:span><text:span text:style-name="T19">=</text:span><text:span text:style-name="T22">"aspecto"<text:tab/> <text:tab/> <text:tab/></text:span><text:span text:style-name="T19">(1)</text:span></text:p>
      <text:p text:style-name="Código"><text:span text:style-name="T19"><text:tab/></text:span><text:span text:style-name="T16">para-modelos</text:span><text:span text:style-name="T19">=</text:span><text:span text:style-name="T22">"modelos"<text:tab/><text:tab/></text:span><text:span text:style-name="T19">(2)</text:span></text:p>
      <text:p text:style-name="Código"><text:span text:style-name="T19"><text:tab/></text:span><text:span text:style-name="T16">excepto-para-modelos</text:span><text:span text:style-name="T19">=</text:span><text:span text:style-name="T22">"modelos" <text:tab/></text:span><text:span text:style-name="T19">(3)</text:span></text:p>
      <text:p text:style-name="P15">/&gt;</text:p>
      <text:list text:style-name="L67">
        <text:list-item>
          <text:p text:style-name="P338"><text:span text:style-name="Código">aspecto</text:span> (obligado): El nombre del aspecto que queremos aplicar.</text:p>
        </text:list-item>
        <text:list-item>
          <text:p text:style-name="P338"><text:span text:style-name="Código">para-modelos</text:span> (opcional): Una lista de modelos, separados por coma, para aplicarles este aspecto. Es exclusivo con el atributo <text:span text:style-name="Código">excepto-para-modelos</text:span>.</text:p>
        </text:list-item>
        <text:list-item>
          <text:p text:style-name="P338"><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10">&lt;</text:span><text:span text:style-name="T13">aspecto </text:span><text:span text:style-name="T16">nombre</text:span><text:span text:style-name="T19">=</text:span><text:span text:style-name="T22">"MiAspecto"</text:span><text:span text:style-name="T10">&gt;</text:span></text:p>
      <text:p text:style-name="Código"><text:span text:style-name="T19"><text:tab/></text:span><text:span text:style-name="T10">&lt;</text:span><text:span text:style-name="T13">calculador-poscrear</text:span></text:p>
      <text:p text:style-name="Código"><text:span text:style-name="T13"><text:tab/><text:tab/></text:span><text:span text:style-name="T16">clase</text:span><text:span text:style-name="T19">=</text:span><text:span text:style-name="T22">"com.miempresa.miaplicacion.calculadores.MiCalculador"</text:span><text:span text:style-name="T10">/&gt;</text:span></text:p>
      <text:p text:style-name="Código"><text:span text:style-name="T10">&lt;/</text:span><text:span text:style-name="T13">aspecto</text:span><text:span text:style-name="T10">&gt;</text:span></text:p>
      <text:p text:style-name="Código"><text:span text:style-name="T11">&lt;</text:span><text:span text:style-name="T14">aplicar </text:span><text:span text:style-name="T17">aspecto</text:span><text:span text:style-name="T20">=</text:span><text:span text:style-name="T23">"MiAspecto"</text:span><text:span text:style-name="T11">/&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4">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423"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517"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spects </text:span><text:span text:style-name="T26">SYSTEM </text:span><text:span text:style-name="T27">"dtds/aspects.dtd"</text:span><text:span text:style-name="T10">&gt;</text:span></text:p>
      <text:p text:style-name="Código"/>
      <text:p text:style-name="Código">&lt;!-- AccessTracking --&gt;</text:p>
      <text:p text:style-name="Código"/>
      <text:p text:style-name="Código"><text:span text:style-name="T10">&lt;</text:span><text:span text:style-name="T13">aspects</text:span><text:span text:style-name="T10">&gt;</text:span><text:span text:style-name="T19"> <text:tab/></text:span></text:p>
      <text:p text:style-name="Código"/>
      <text:p text:style-name="Código"><text:span text:style-name="T19"><text:tab/></text:span><text:span text:style-name="T10">&lt;</text:span><text:span text:style-name="T13">aspect </text:span><text:span text:style-name="T16">name</text:span><text:span text:style-name="T19">=</text:span><text:span text:style-name="T22">"AccessTracking"</text:span><text:span text:style-name="T10">&gt;</text:span></text:p>
      <text:p text:style-name="Código"><text:span text:style-name="T19"><text:tab/><text:tab/></text:span><text:span text:style-name="T10">&lt;</text:span><text:span text:style-name="T13">postcreate-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Create"</text:span><text:span text:style-name="T10">/&gt;</text:span></text:p>
      <text:p text:style-name="Código"><text:span text:style-name="T19"><text:tab/><text:tab/></text:span><text:span text:style-name="T10">&lt;/</text:span><text:span text:style-name="T13">postcreate-calculator</text:span><text:span text:style-name="T10">&gt;</text:span></text:p>
      <text:p text:style-name="Código"><text:span text:style-name="T19"><text:tab/><text:tab/></text:span><text:span text:style-name="T10">&lt;</text:span><text:span text:style-name="T13">postload-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Read"</text:span><text:span text:style-name="T10">/&gt;</text:span></text:p>
      <text:p text:style-name="Código"><text:span text:style-name="T19"><text:tab/><text:tab/></text:span><text:span text:style-name="T10">&lt;/</text:span><text:span text:style-name="T13">postload-calculator</text:span><text:span text:style-name="T10">&gt;</text:span><text:span text:style-name="T19"><text:tab/><text:tab/></text:span></text:p>
      <text:p text:style-name="Código"><text:span text:style-name="T19"><text:tab/><text:tab/></text:span><text:span text:style-name="T10">&lt;</text:span><text:span text:style-name="T13">postmodify-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Update"</text:span><text:span text:style-name="T10">/&gt;</text:span></text:p>
      <text:p text:style-name="Código"><text:span text:style-name="T19"><text:tab/><text:tab/></text:span><text:span text:style-name="T10">&lt;/</text:span><text:span text:style-name="T13">postmodify-calculator</text:span><text:span text:style-name="T10">&gt;</text:span></text:p>
      <text:p text:style-name="Código"><text:span text:style-name="T19"><text:tab/><text:tab/></text:span><text:span text:style-name="T10">&lt;</text:span><text:span text:style-name="T13">preremove-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Delete"</text:span><text:span text:style-name="T10">/&gt;</text:span></text:p>
      <text:p text:style-name="Código"><text:span text:style-name="T19"><text:tab/><text:tab/></text:span><text:span text:style-name="T10">&lt;/</text:span><text:span text:style-name="T13">preremove-calculator</text:span><text:span text:style-name="T10">&gt;</text:span><text:span text:style-name="T19"><text:tab/><text:tab/></text:span></text:p>
      <text:p text:style-name="Código"><text:span text:style-name="T19"><text:tab/></text:span><text:span text:style-name="T10">&lt;/</text:span><text:span text:style-name="T13">aspect</text:span><text:span text:style-name="T10">&gt;</text:span></text:p>
      <text:p text:style-name="Código"><text:tab/></text:p>
      <text:p text:style-name="Código"><text:span text:style-name="T11">&lt;/</text:span><text:span text:style-name="T14">aspects</text:span><text:span text:style-name="T11">&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spectos </text:span><text:span text:style-name="T26">SYSTEM </text:span><text:span text:style-name="T27">"dtds/aspectos.dtd"</text:span><text:span text:style-name="T10">&gt;</text:span></text:p>
      <text:p text:style-name="Código"/>
      <text:p text:style-name="Código"><text:span text:style-name="T10">&lt;</text:span><text:span text:style-name="T13">aspectos</text:span><text:span text:style-name="T10">&gt;</text:span><text:span text:style-name="T19"> <text:tab/></text:span></text:p>
      <text:p text:style-name="Código"/>
      <text:p text:style-name="Código"><text:span text:style-name="T19"><text:tab/></text:span><text:span text:style-name="T10">&lt;</text:span><text:span text:style-name="T13">aplicar </text:span><text:span text:style-name="T16">aspecto</text:span><text:span text:style-name="T19">=</text:span><text:span text:style-name="T22">"AccessTracking" </text:span><text:span text:style-name="T16">para-modelos</text:span><text:span text:style-name="T19">=</text:span><text:span text:style-name="T22">"Almacen, Factura"</text:span><text:span text:style-name="T10">/&gt;</text:span></text:p>
      <text:p text:style-name="Código"><text:tab/><text:tab/><text:tab/></text:p>
      <text:p text:style-name="Código"><text:span text:style-name="T11">&lt;/</text:span><text:span text:style-name="T14">aspectos</text:span><text:span text:style-name="T11">&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517"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8">
        <text:list-item>
          <text:p text:style-name="P341">Añadir <text:span text:style-name="Archivo_2f_Directorio">AccessTracking</text:span> como proyecto referenciado.</text:p>
        </text:list-item>
        <text:list-item>
          <text:p text:style-name="P342">Crear la tabla en nuestra base de datos para almacenar el registro de los accesos. Podemos encontrar los CREATE TABLEs en el archivo <text:span text:style-name="Archivo_2f_Directorio">AccessTracking/data/access-tracking-db.script</text:span>.</text:p>
        </text:list-item>
        <text:list-item>
          <text:p text:style-name="P342">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342">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342">Editamos el archivo de nuestro proyecto <text:span text:style-name="Archivo_2f_Directorio">build/ejb/META-INF/MANIFEST.MF</text:span> para añadir los siguientes jars al classpath: <text:span text:style-name="T33">./lib/tracking.jar ./lib/ehcache.jar ./lib/antlr.jar ./lib/asm.jar ./lib/cglib.jar ./lib/hibernate3.jar ./lib/dom4j.jar. </text:span>(Este paso no es necesario si solo usamos POJOs, y no usamos EJB CMP2, <text:span text:style-name="T4">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10">&lt;</text:span><text:span text:style-name="T13">target </text:span><text:span text:style-name="T16">name</text:span><text:span text:style-name="T19">=</text:span><text:span text:style-name="T22">"crearJarEJB"</text:span><text:span text:style-name="T10">&gt;<text:tab/>&lt;!-- '</text:span><text:span text:style-name="T22">crearJarEJB</text:span><text:span text:style-name="T10">' solo si usamos EJB2 CMP --&gt;</text:span></text:p>
      <text:p text:style-name="P14"><text:tab/>...</text:p>
      <text:p text:style-name="Código"><text:span text:style-name="T20"><text:tab/></text:span><text:span text:style-name="T11">&lt;</text:span><text:span text:style-name="T14">ant </text:span><text:span text:style-name="T17">antfile</text:span><text:span text:style-name="T20">=</text:span><text:span text:style-name="T23">"../AccessTracking/build.xml" </text:span><text:span text:style-name="T17">target</text:span><text:span text:style-name="T20">=</text:span><text:span text:style-name="T23">"createEJBTracker"</text:span><text:span text:style-name="T11">/&gt;</text:span></text:p>
      <text:p text:style-name="Código"><text:span text:style-name="T11">&lt;/</text:span><text:span text:style-name="T14">target</text:span><text:span text:style-name="T11">&gt;</text:span></text:p>
      <text:p text:style-name="Código"><text:span text:style-name="T10">&lt;</text:span><text:span text:style-name="T13">target </text:span><text:span text:style-name="T16">name</text:span><text:span text:style-name="T19">=</text:span><text:span text:style-name="T22">"desplegarWar"</text:span><text:span text:style-name="T10">&gt;<text:tab/></text:span></text:p>
      <text:p text:style-name="Código"><text:span text:style-name="T20"><text:tab/></text:span><text:span text:style-name="T11">&lt;</text:span><text:span text:style-name="T14">ant </text:span><text:span text:style-name="T17">antfile</text:span><text:span text:style-name="T20">=</text:span><text:span text:style-name="T23">"../AccessTracking/build.xml" </text:span><text:span text:style-name="T17">target</text:span><text:span text:style-name="T20">=</text:span><text:span text:style-name="T23">"createTracker"</text:span><text:span text:style-name="T11">/&gt;</text:span></text:p>
      <text:p text:style-name="P15"><text:tab/>...</text:p>
      <text:p text:style-name="P23"><text:span text:style-name="T10">&lt;/</text:span><text:span text:style-name="T13">target</text:span><text:span text:style-name="T10">&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spectos </text:span><text:span text:style-name="T26">SYSTEM </text:span><text:span text:style-name="T27">"dtds/aspectos.dtd"</text:span><text:span text:style-name="T10">&gt;</text:span></text:p>
      <text:p text:style-name="Código"/>
      <text:p text:style-name="Código"><text:span text:style-name="T10">&lt;</text:span><text:span text:style-name="T13">aspectos</text:span><text:span text:style-name="T10">&gt;</text:span><text:span text:style-name="T19"> <text:tab/></text:span></text:p>
      <text:p text:style-name="Código"/>
      <text:p text:style-name="Código"><text:span text:style-name="T19"><text:tab/></text:span><text:span text:style-name="T10">&lt;</text:span><text:span text:style-name="T13">aplicar </text:span><text:span text:style-name="T16">aspecto</text:span><text:span text:style-name="T19">=</text:span><text:span text:style-name="T22">"AccessTracking"</text:span><text:span text:style-name="T10">/&gt;</text:span></text:p>
      <text:p text:style-name="Código"><text:tab/><text:tab/><text:tab/></text:p>
      <text:p text:style-name="Código"><text:span text:style-name="T11">&lt;/</text:span><text:span text:style-name="T14">aspectos</text:span><text:span text:style-name="T11">&gt;</text:span></text:p>
      <text:p text:style-name="Text_20_body">Ahora solo nos queda desplegar el war para nuestro proyecto. <text:span text:style-name="T4">(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1">Para más detalle podemos echar un vistazo al proyecto <text:span text:style-name="Archivo_2f_Directorio">OpenXavaTest</text:span>.</text:p>
      <text:list text:style-name="L1" text:continue-numbering="true">
        <text:list-item>
          <text:h text:style-name="P411"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423"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10">&lt;</text:span><text:span text:style-name="T13">componente </text:span><text:span text:style-name="T16">nombre</text:span><text:span text:style-name="T19">=</text:span><text:span text:style-name="T22">"Cliente"</text:span><text:span text:style-name="T10">&gt;</text:span></text:p>
      <text:p text:style-name="Código"><text:span text:style-name="T19"><text:tab/></text:span><text:span text:style-name="T10">&lt;</text:span><text:span text:style-name="T13">entidad</text:span><text:span text:style-name="T10">&gt;</text:span></text:p>
      <text:p text:style-name="P14"><text:tab/>...</text:p>
      <text:p text:style-name="Código"><text:span text:style-name="T19"><text:tab/><text:tab/></text:span><text:span text:style-name="T10">&lt;</text:span><text:span text:style-name="T13">coleccion </text:span><text:span text:style-name="T16">nombre</text:span><text:span text:style-name="T19">=</text:span><text:span text:style-name="T22">"provincias"</text:span><text:span text:style-name="T10">&gt;<text:tab/><text:tab/><text:tab/><text:tab/></text:span><text:span text:style-name="T19">(1)</text:span></text:p>
      <text:p text:style-name="Código"><text:span text:style-name="T19"><text:tab/><text:tab/><text:tab/></text:span><text:span text:style-name="T10">&lt;</text:span><text:span text:style-name="T13">referencia </text:span><text:span text:style-name="T16">modelo</text:span><text:span text:style-name="T19">=</text:span><text:span text:style-name="T22">"ClienteProvincia"</text:span><text:span text:style-name="T10">/&gt;</text:span></text:p>
      <text:p text:style-name="Código"><text:span text:style-name="T19"><text:tab/><text:tab/></text:span><text:span text:style-name="T10">&lt;/</text:span><text:span text:style-name="T13">coleccion</text:span><text:span text:style-name="T10">&gt;</text:span></text:p>
      <text:p text:style-name="Código"><text:tab/>...<text:tab/></text:p>
      <text:p text:style-name="Código"><text:span text:style-name="T19"><text:tab/></text:span><text:span text:style-name="T10">&lt;/</text:span><text:span text:style-name="T13">entidad</text:span><text:span text:style-name="T10">&gt;</text:span></text:p>
      <text:p text:style-name="P14"/>
      <text:p text:style-name="Código"><text:span text:style-name="T19"><text:tab/></text:span><text:span text:style-name="T10">&lt;</text:span><text:span text:style-name="T13">agregado </text:span><text:span text:style-name="T16">nombre</text:span><text:span text:style-name="T19">=</text:span><text:span text:style-name="T22">"ClienteProvincia"</text:span><text:span text:style-name="T10">&gt;<text:tab/><text:tab/><text:tab/><text:tab/></text:span><text:span text:style-name="T19">(2)</text:span></text:p>
      <text:p text:style-name="Código"><text:span text:style-name="T19"><text:tab/><text:tab/></text:span><text:span text:style-name="T10">&lt;</text:span><text:span text:style-name="T13">referencia </text:span><text:span text:style-name="T16">nombre</text:span><text:span text:style-name="T19">=</text:span><text:span text:style-name="T22">"cliente" </text:span><text:span text:style-name="T16">clave</text:span><text:span text:style-name="T19">=</text:span><text:span text:style-name="T22">"true"</text:span><text:span text:style-name="T10">/&gt;<text:tab/><text:tab/></text:span><text:span text:style-name="T19">(3)</text:span></text:p>
      <text:p text:style-name="Código"><text:span text:style-name="T19"><text:tab/><text:tab/></text:span><text:span text:style-name="T10">&lt;</text:span><text:span text:style-name="T13">referencia </text:span><text:span text:style-name="T16">nombre</text:span><text:span text:style-name="T19">=</text:span><text:span text:style-name="T22">"provincia" </text:span><text:span text:style-name="T16">clave</text:span><text:span text:style-name="T19">=</text:span><text:span text:style-name="T22">"true"</text:span><text:span text:style-name="T10">/&gt;<text:tab/><text:tab/></text:span><text:span text:style-name="T19">(4)</text:span></text:p>
      <text:p text:style-name="Código"><text:span text:style-name="T19"><text:tab/></text:span><text:span text:style-name="T10">&lt;/</text:span><text:span text:style-name="T13">agregado</text:span><text:span text:style-name="T10">&gt;</text:span><text:tab/><text:tab/></text:p>
      <text:p text:style-name="Código"><text:tab/>...</text:p>
      <text:p text:style-name="Código"><text:span text:style-name="T10">&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10">&lt;</text:span><text:span text:style-name="T13">componente </text:span><text:span text:style-name="T16">nombre</text:span><text:span text:style-name="T19">=</text:span><text:span text:style-name="T22">"Cliente"</text:span><text:span text:style-name="T10">&gt;</text:span></text:p>
      <text:p text:style-name="P14"><text:tab/>...</text:p>
      <text:p text:style-name="Código"><text:span text:style-name="T19"><text:tab/></text:span><text:span text:style-name="T10">&lt;mapeo-</text:span><text:span text:style-name="T13">agregado </text:span><text:span text:style-name="T16">agregado</text:span><text:span text:style-name="T19">=</text:span><text:span text:style-name="T22">"ClienteProvincia" </text:span><text:span text:style-name="T16">tabla</text:span><text:span text:style-name="T19">=</text:span><text:span text:style-name="T22">"CLIENTE_PROVINCIA"</text:span><text:span text:style-name="T10">&gt;</text:span></text:p>
      <text:p text:style-name="Código"><text:span text:style-name="T19"><text:tab/><text:tab/></text:span><text:span text:style-name="T10">&lt;mapeo-referencia</text:span><text:span text:style-name="T13"> </text:span><text:span text:style-name="T16">referencia</text:span><text:span text:style-name="T19">=</text:span><text:span text:style-name="T22">"cliente"</text:span><text:span text:style-name="T10">&gt;</text:span></text:p>
      <text:p text:style-name="Código"><text:span text:style-name="T19"><text:tab/><text:tab/><text:tab/></text:span><text:span text:style-name="T10">&lt;detalle-mapeo-</text:span><text:span text:style-name="T13">referencia </text:span></text:p>
      <text:p text:style-name="Código"><text:span text:style-name="T13"><text:tab/><text:tab/><text:tab/><text:tab/></text:span><text:span text:style-name="T16">columna-tabla</text:span><text:span text:style-name="T19">=</text:span><text:span text:style-name="T22">"CLIENTE" <text:tab/><text:tab/><text:tab/><text:tab/></text:span><text:span text:style-name="T19">(1)</text:span></text:p>
      <text:p text:style-name="Código"><text:span text:style-name="T22"><text:tab/><text:tab/><text:tab/><text:tab/></text:span><text:span text:style-name="T16">propiedad-modelo-referenciado</text:span><text:span text:style-name="T19">=</text:span><text:span text:style-name="T22">"codigo"</text:span><text:span text:style-name="T10">/&gt;</text:span><text:span text:style-name="T19"> </text:span></text:p>
      <text:p text:style-name="Código"><text:span text:style-name="T19"><text:tab/><text:tab/></text:span><text:span text:style-name="T10">&lt;/mapeo-</text:span><text:span text:style-name="T13">referencia</text:span><text:span text:style-name="T10">&gt;</text:span><text:span text:style-name="T19"><text:tab/><text:tab/><text:tab/><text:tab/></text:span></text:p>
      <text:p text:style-name="Código"><text:span text:style-name="T19"><text:tab/><text:tab/></text:span><text:span text:style-name="T10">&lt;mapeo-</text:span><text:span text:style-name="T13">referencia </text:span><text:span text:style-name="T16">referencia</text:span><text:span text:style-name="T19">=</text:span><text:span text:style-name="T22">"provincia"</text:span><text:span text:style-name="T10">&gt;</text:span></text:p>
      <text:p text:style-name="Código"><text:span text:style-name="T19"><text:tab/><text:tab/><text:tab/></text:span><text:span text:style-name="T10">&lt;detalle-mapeo-referencia</text:span><text:span text:style-name="T13"> </text:span></text:p>
      <text:p text:style-name="Código"><text:span text:style-name="T13"><text:tab/><text:tab/><text:tab/><text:tab/></text:span><text:span text:style-name="T16">columna-tabla</text:span><text:span text:style-name="T19">=</text:span><text:span text:style-name="T22">"PROVINCIA" <text:tab/><text:tab/><text:tab/></text:span><text:span text:style-name="T19">(2)</text:span></text:p>
      <text:p text:style-name="Código"><text:span text:style-name="T22"><text:tab/><text:tab/><text:tab/><text:tab/></text:span><text:span text:style-name="T16">propiedad-modelo-referenciado</text:span><text:span text:style-name="T19">=</text:span><text:span text:style-name="T22">"id"</text:span><text:span text:style-name="T10">/&gt;</text:span><text:span text:style-name="T19"> </text:span></text:p>
      <text:p text:style-name="Código"><text:span text:style-name="T19"><text:tab/><text:tab/></text:span><text:span text:style-name="T10">&lt;/mapeo-</text:span><text:span text:style-name="T13">referencia</text:span><text:span text:style-name="T10">&gt;</text:span><text:span text:style-name="T19"><text:tab/><text:tab/><text:tab/><text:tab/><text:tab/><text:tab/></text:span></text:p>
      <text:p text:style-name="Código"><text:span text:style-name="T19"><text:tab/></text:span><text:span text:style-name="T10">&lt;/mapeo-</text:span><text:span text:style-name="T13">agregado</text:span><text:span text:style-name="T10">&gt;</text:span></text:p>
      <text:p text:style-name="P14">&lt;/componente&gt;</text:p>
      <text:p text:style-name="Text_20_body"><text:span text:style-name="Código">ClienteProvincia</text:span> lo mapeamos a CLIENTE_PROVINCIA, una tabla que contiene dos columnas, una para apuntar a CLIENTE (1) y otra para apuntar a PROVINCIA <text:span text:style-name="T19">(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10">&lt;</text:span><text:span text:style-name="T13">componente </text:span><text:span text:style-name="T16">nombre</text:span><text:span text:style-name="T19">=</text:span><text:span text:style-name="T22">"Cliente"</text:span><text:span text:style-name="T10">&gt;</text:span></text:p>
      <text:p text:style-name="P14"><text:tab/>...</text:p>
      <text:p text:style-name="Código"><text:span text:style-name="T19"><text:tab/></text:span><text:span text:style-name="T10">&lt;</text:span><text:span text:style-name="T13">vista</text:span><text:span text:style-name="T10">&gt;</text:span><text:span text:style-name="T19"><text:tab/><text:tab/></text:span></text:p>
      <text:p text:style-name="Código"><text:span text:style-name="T10"><text:tab/><text:tab/>...</text:span><text:tab/><text:tab/></text:p>
      <text:p text:style-name="Código"><text:span text:style-name="T19"><text:tab/><text:tab/></text:span><text:span text:style-name="T10">&lt;vista-</text:span><text:span text:style-name="T13">coleccion </text:span><text:span text:style-name="T16">coleccion</text:span><text:span text:style-name="T19">=</text:span><text:span text:style-name="T22">"provincias"</text:span><text:span text:style-name="T10">&gt;</text:span></text:p>
      <text:p text:style-name="Código"><text:span text:style-name="T19"><text:tab/><text:tab/><text:tab/></text:span><text:span text:style-name="T10">&lt;propiedades-</text:span><text:span text:style-name="T13">lista</text:span><text:span text:style-name="T10">&gt;</text:span></text:p>
      <text:p text:style-name="Código"><text:span text:style-name="T10"><text:tab/><text:tab/><text:tab/><text:tab/></text:span><text:span text:style-name="T19">provincia.id, provincia.nombre<text:tab/><text:tab/><text:tab/><text:tab/>(1)</text:span></text:p>
      <text:p text:style-name="Código"><text:span text:style-name="T19"><text:tab/><text:tab/><text:tab/></text:span><text:span text:style-name="T10">&lt;/</text:span><text:span text:style-name="T13">list-properties</text:span><text:span text:style-name="T10">&gt;</text:span></text:p>
      <text:p text:style-name="Código"><text:span text:style-name="T19"><text:tab/><text:tab/></text:span><text:span text:style-name="T10">&lt;/vista-coleccion&gt;</text:span></text:p>
      <text:p text:style-name="Código"><text:tab/><text:tab/></text:p>
      <text:p text:style-name="Código"><text:span text:style-name="T19"><text:tab/><text:tab/></text:span><text:span text:style-name="T10">&lt;</text:span><text:span text:style-name="T13">miembros</text:span><text:span text:style-name="T10">&gt;</text:span></text:p>
      <text:p text:style-name="P14"><text:tab/><text:tab/><text:tab/>...</text:p>
      <text:p text:style-name="Código"><text:tab/><text:tab/><text:tab/>provincias</text:p>
      <text:p text:style-name="Código"><text:tab/><text:tab/><text:tab/>...</text:p>
      <text:p text:style-name="Código"><text:span text:style-name="T19"><text:tab/><text:tab/></text:span><text:span text:style-name="T10">&lt;/</text:span><text:span text:style-name="T13">miembros</text:span><text:span text:style-name="T10">&gt;</text:span></text:p>
      <text:p text:style-name="Código"><text:tab/><text:tab/><text:tab/><text:tab/><text:tab/><text:tab/></text:p>
      <text:p text:style-name="Código"><text:span text:style-name="T19"><text:tab/></text:span><text:span text:style-name="T10">&lt;/</text:span><text:span text:style-name="T13">vista</text:span><text:span text:style-name="T10">&gt;</text:span><text:span text:style-name="T19"><text:tab/><text:tab/></text:span></text:p>
      <text:p text:style-name="Código"><text:tab/><text:tab/></text:p>
      <text:p text:style-name="Código"><text:span text:style-name="T19"><text:tab/></text:span><text:span text:style-name="T10">&lt;</text:span><text:span text:style-name="T13">vista </text:span><text:span text:style-name="T16">modelo</text:span><text:span text:style-name="T19">=</text:span><text:span text:style-name="T22">"ClienteProvincia"</text:span><text:span text:style-name="T10">&gt;</text:span></text:p>
      <text:p text:style-name="Código"><text:span text:style-name="T19"><text:tab/><text:tab/></text:span><text:span text:style-name="T10">&lt;vista-referencia</text:span><text:span text:style-name="T13"> </text:span><text:span text:style-name="T16">referencia</text:span><text:span text:style-name="T19">=</text:span><text:span text:style-name="T22">"provincia" </text:span><text:span text:style-name="T16">marco</text:span><text:span text:style-name="T19">=</text:span><text:span text:style-name="T22">"false"</text:span><text:span text:style-name="T10">/&gt;<text:tab/><text:tab/></text:span><text:span text:style-name="T19">(2)</text:span></text:p>
      <text:p text:style-name="Código"><text:span text:style-name="T19"><text:tab/></text:span><text:span text:style-name="T10">&lt;/</text:span><text:span text:style-name="T13">vista</text:span><text:span text:style-name="T10">&gt;<text:tab/></text:span></text:p>
      <text:p text:style-name="P14"><text:tab/>...</text:p>
      <text:p text:style-name="P14">&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423"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11">Podemos ver más acerca de esto consultando el API de <text:span text:style-name="Código">org.openxava.hibernate.XHibernate</text:span>.</text:p>
      <text:list text:style-name="L1" text:continue-numbering="true">
        <text:list-item>
          <text:list text:continue-numbering="true">
            <text:list-item>
              <text:h text:style-name="P423"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11">Podemos ver más acerca de esto consultando el API de <text:span text:style-name="Código">org.openxava.jpa.XPersistence</text:span>.</text:p>
      <text:list text:style-name="L69">
        <text:list-item>
          <text:list>
            <text:list-item>
              <text:list>
                <text:list-item>
                  <text:h text:style-name="P552" text:outline-level="3">Cambiar el esquema por defecto en tiempo de ejecución <text:span text:style-name="T4">(nuevo en v2.1.2)</text:span></text:h>
                </text:list-item>
              </text:list>
            </text:list-item>
          </text:list>
        </text:list-item>
      </text:list>
      <text:p text:style-name="P25">Usando JPA es posible cambiar el esquema por defecto en tiempo de ejecución. Esto permite mapear un componente a una tabla sin esquema, y cambiar el esquema programáticamente.</text:p>
      <text:p text:style-name="P25">Por ejemplo, podemos mapear un componente <text:span text:style-name="Código">Incidencia</text:span> de esta manera:</text:p>
      <text:p text:style-name="Código"><text:span text:style-name="T10">&lt;mapeo-entidad</text:span><text:span text:style-name="T13"> </text:span><text:span text:style-name="T16">tabla</text:span><text:span text:style-name="T19">=</text:span><text:span text:style-name="T22">"INCIDENCIA"</text:span><text:span text:style-name="T10">&gt;</text:span></text:p>
      <text:p text:style-name="P25">Como podemos observar, indicamos la tabla, pero no el esquema. Ahora podemos usar la clase <text:span text:style-name="Código">XPersistence</text:span> para cambiar el esquema, como sigue:</text:p>
      <text:p text:style-name="Código">XPersistence.setDefaultSchema("EMPRESA1");</text:p>
      <text:p text:style-name="Código">// Graba en la tabla INCIDENCIA del esquema EMPRESA1</text:p>
      <text:p text:style-name="Código">XPersistence.getManager().persist(incidencia); </text:p>
      <text:p text:style-name="Código">...</text:p>
      <text:p text:style-name="Código">XPersistence.commit();</text:p>
      <text:p text:style-name="Código"/>
      <text:p text:style-name="Código">XPersistence.setDefaultSchema("EMPRESA2");</text:p>
      <text:p text:style-name="Código">// Graba en la tabla INCIDENCIA del esquema EMPRESA2</text:p>
      <text:p text:style-name="Código">XPersistence.getManager().persist(<text:span text:style-name="T34">incidencia); </text:span></text:p>
      <text:p text:style-name="Código">...</text:p>
      <text:p text:style-name="Código">XPersistenc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11">Para aprender más sobre aplicaciones multiesquema se puede mirar el módulo <text:span text:style-name="Código">Issues</text:span> en la aplicación <text:span text:style-name="Nombre_20_proyecto">OpenXavaTest</text:span>, y también la documentación sobre aplicaciones multiesquema en el sitio de OpenXava.</text:p>
      <text:list text:style-name="L1" text:continue-numbering="true">
        <text:list-item>
          <text:list text:continue-numbering="true">
            <text:list-item>
              <text:h text:style-name="P423" text:outline-level="2">Vistas JSP propias y taglibs de OpenXava</text:h>
            </text:list-item>
          </text:list>
        </text:list-item>
      </text:list>
      <text:p text:style-name="P11">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517" text:outline-level="3">Ejemplo</text:h>
                </text:list-item>
              </text:list>
            </text:list-item>
          </text:list>
        </text:list-item>
      </text:list>
      <text:p text:style-name="P11">Lo primero es indicar en nuestro módulo que queremos usar nuestro propio JSP, en <text:span text:style-name="Código">aplicacion.xml</text:span>:</text:p>
      <text:p text:style-name="Código"><text:span text:style-name="T10">&lt;</text:span><text:span text:style-name="T13">modulo </text:span><text:span text:style-name="T16">nombre</text:span><text:span text:style-name="T19">=</text:span><text:span text:style-name="T22">"ComercialJSP" </text:span><text:span text:style-name="T16">carpeta</text:span><text:span text:style-name="T19">=</text:span><text:span text:style-name="T22">"facturacion.variaciones"</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Comercial"</text:span><text:span text:style-name="T10">/&gt;</text:span></text:p>
      <text:p text:style-name="Código"><text:span text:style-name="T19"><text:tab/></text:span><text:span text:style-name="T10">&lt;</text:span><text:span text:style-name="T13">vista </text:span><text:span text:style-name="T16">nombre</text:span><text:span text:style-name="T19">=</text:span><text:span text:style-name="T22">"ParaJSPPropio"</text:span><text:span text:style-name="T10">/&gt;</text:span><text:span text:style-name="T19"> <text:tab/><text:tab/><text:tab/>(1)</text:span></text:p>
      <text:p text:style-name="Código"><text:span text:style-name="T19"><text:tab/></text:span><text:span text:style-name="T10">&lt;vista-w</text:span><text:span text:style-name="T13">eb </text:span><text:span text:style-name="T16">url</text:span><text:span text:style-name="T19">=</text:span><text:span text:style-name="T22">"jsp-propios/comercial.jsp"</text:span><text:span text:style-name="T10">/&gt;<text:tab/></text:span><text:span text:style-name="T19">(2)</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span text:style-name="T19"><text:tab/><text:tab/></text:span></text:p>
      <text:p text:style-name="Código"><text:span text:style-name="T10">&lt;/</text:span><text:span text:style-name="T13">modulo</text:span><text:span text:style-name="T10">&gt;</text:span><text:span text:style-name="T19"><text:tab/></text:span></text:p>
      <text:p text:style-name="P11">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2">&lt;%@ </text:span><text:span text:style-name="T13">include </text:span><text:span text:style-name="T16">file</text:span><text:span text:style-name="T19">=</text:span><text:span text:style-name="T22">"../xava/imports.jsp"</text:span><text:span text:style-name="T32">%&gt;</text:span></text:p>
      <text:p text:style-name="Código"/>
      <text:p text:style-name="Código"><text:span text:style-name="T10">&lt;</text:span><text:span text:style-name="T13">table</text:span><text:span text:style-name="T10">&gt;</text:span></text:p>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C&amp;oacute;digo: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p>
      <text:p text:style-name="Código"><text:span text:style-name="T19"><text:tab/><text:tab/></text:span><text:span text:style-name="T10">&lt;</text:span><text:span text:style-name="T13">xava:editor </text:span><text:span text:style-name="T16">property</text:span><text:span text:style-name="T19">=</text:span><text:span text:style-name="T22">"codigo"</text:span><text:span text:style-name="T10">/&gt;</text:span><text:span text:style-name="T19"><text:tab/><text:tab/></text:span></text:p>
      <text:p text:style-name="Código"><text:span text:style-name="T19"><text:tab/></text:span><text:span text:style-name="T10">&lt;/</text:span><text:span text:style-name="T13">td</text:span><text:span text:style-name="T10">&gt;</text:span></text:p>
      <text:p text:style-name="Código"><text:span text:style-name="T10">&lt;/</text:span><text:span text:style-name="T13">tr</text:span><text:span text:style-name="T10">&gt;</text:span></text:p>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Nombre: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span text:style-name="T19"><text:tab/></text:span></text:p>
      <text:p text:style-name="Código"><text:span text:style-name="T19"><text:tab/><text:tab/></text:span><text:span text:style-name="T10">&lt;</text:span><text:span text:style-name="T13">xava:editor </text:span><text:span text:style-name="T16">property</text:span><text:span text:style-name="T19">=</text:span><text:span text:style-name="T22">"nombre"</text:span><text:span text:style-name="T10">/&gt;</text:span><text:span text:style-name="T19"><text:tab/></text:span></text:p>
      <text:p text:style-name="Código"><text:span text:style-name="T19"><text:tab/></text:span><text:span text:style-name="T10">&lt;/</text:span><text:span text:style-name="T13">td</text:span><text:span text:style-name="T10">&gt;</text:span></text:p>
      <text:p text:style-name="Código"><text:span text:style-name="T10">&lt;/</text:span><text:span text:style-name="T13">tr</text:span><text:span text:style-name="T10">&gt;</text:span></text:p>
      <text:p text:style-name="Código"/>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Nivel: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span text:style-name="T19"><text:tab/></text:span></text:p>
      <text:p text:style-name="Código"><text:span text:style-name="T19"><text:tab/><text:tab/></text:span><text:span text:style-name="T10">&lt;</text:span><text:span text:style-name="T13">xava:editor </text:span><text:span text:style-name="T16">property</text:span><text:span text:style-name="T19">=</text:span><text:span text:style-name="T22">"nivel.id"</text:span><text:span text:style-name="T10">/&gt;</text:span></text:p>
      <text:p text:style-name="Código"><text:span text:style-name="T19"><text:tab/><text:tab/></text:span><text:span text:style-name="T10">&lt;</text:span><text:span text:style-name="T13">xava:editor </text:span><text:span text:style-name="T16">property</text:span><text:span text:style-name="T19">=</text:span><text:span text:style-name="T22">"nivel.descripcion"</text:span><text:span text:style-name="T10">/&gt;</text:span><text:span text:style-name="T19"><text:tab/></text:span></text:p>
      <text:p text:style-name="Código"><text:span text:style-name="T19"><text:tab/></text:span><text:span text:style-name="T10">&lt;/</text:span><text:span text:style-name="T13">td</text:span><text:span text:style-name="T10">&gt;</text:span></text:p>
      <text:p text:style-name="Código"><text:span text:style-name="T10">&lt;/</text:span><text:span text:style-name="T13">tr</text:span><text:span text:style-name="T10">&gt;</text:span></text:p>
      <text:p text:style-name="Código"><text:span text:style-name="T11">&lt;/</text:span><text:span text:style-name="T14">table</text:span><text:span text:style-name="T11">&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1">Podemos observar como las propiedades cualificadas están soportadas (como <text:span text:style-name="Código">nivel.id</text:span> o <text:span text:style-name="Código">nivel.descripcion</text:span>) <text:span text:style-name="T4">(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1">Veamos las taglib de OpenXava.</text:p>
      <text:list text:style-name="L1" text:continue-numbering="true">
        <text:list-item>
          <text:list text:continue-numbering="true">
            <text:list-item>
              <text:list text:continue-numbering="true">
                <text:list-item>
                  <text:h text:style-name="P517" text:outline-level="3">xava:editor</text:h>
                </text:list-item>
              </text:list>
            </text:list-item>
          </text:list>
        </text:list-item>
      </text:list>
      <text:p text:style-name="P11">La marca (tag) <text:span text:style-name="Código">&lt;xava:editor/&gt;</text:span> permite visualizar un editor (un control HTML) para nuestra propiedad, de la misma forma que lo hace OpenXava cuando genera automáticamente la interfaz de usuario.</text:p>
      <text:p text:style-name="P21"><text:span text:style-name="T10">&lt;</text:span><text:span text:style-name="T13">xava:editor </text:span></text:p>
      <text:p text:style-name="P21"><text:span text:style-name="T13"><text:tab/></text:span><text:span text:style-name="T16">property</text:span><text:span text:style-name="T19">=</text:span><text:span text:style-name="T22">"nombrePropiedad"<text:tab/><text:tab/></text:span><text:span text:style-name="T19">(1)</text:span></text:p>
      <text:p text:style-name="P24"><text:tab/><text:span text:style-name="T16">editable</text:span><text:span text:style-name="T19">=</text:span>"true|false"<text:tab/><text:tab/><text:tab/><text:span text:style-name="T19">(2) nuevo en v2.0.1</text:span></text:p>
      <text:p text:style-name="P24"><text:tab/><text:span text:style-name="T16">throwPropertyChanged</text:span><text:span text:style-name="T19">=</text:span>"true|false"<text:tab/><text:span text:style-name="T19">(3) nuevo en v2.0.1</text:span></text:p>
      <text:p text:style-name="P16">/&gt;</text:p>
      <text:list text:style-name="L70">
        <text:list-item>
          <text:p text:style-name="P346"><text:span text:style-name="Código">property</text:span> (obligado): Propiedad del modelo asociado al módulo actual.</text:p>
        </text:list-item>
        <text:list-item>
          <text:p text:style-name="P357"><text:span text:style-name="Código">editable</text:span> (opcional): <text:span text:style-name="T4">Nuevo en v2.0.1.</text:span> Fuerza a este aditor a ser editable, de otra forma se asume un valor por defecto apropiado.</text:p>
        </text:list-item>
        <text:list-item>
          <text:p text:style-name="P346"><text:span text:style-name="Código">throwPropertyChanged</text:span> (opcional): <text:span text:style-name="T4">Nuevo en v2.0.1.</text:span> Fuerza a este aditor a lanzar el evento de propiedad cambiada, de otra forma se asume un valor por defecto apropiado.</text:p>
        </text:list-item>
      </text:list>
      <text:p text:style-name="P11">Esta marca genera el JavaScript para permitir a nuestra vista trabajar de la misma forma que una vista automática. Las propiedades calificadas (propiedades de referencias) están soportadas <text:span text:style-name="T4">(nuevo en v2.0.1)</text:span>.</text:p>
      <text:list text:style-name="L1" text:continue-numbering="true">
        <text:list-item>
          <text:list text:continue-numbering="true">
            <text:list-item>
              <text:list text:continue-numbering="true">
                <text:list-item>
                  <text:h text:style-name="P517" text:outline-level="3">xava:action, xava:link, xava:image, xava:button</text:h>
                </text:list-item>
              </text:list>
            </text:list-item>
          </text:list>
        </text:list-item>
      </text:list>
      <text:p text:style-name="P11">La marca (tag) <text:span text:style-name="Código">&lt;xava:action/&gt;</text:span> permite dibujar una acción (un botón o una imagen que el usuario puede pulsar).</text:p>
      <text:p text:style-name="P21"><text:span text:style-name="T10">&lt;</text:span><text:span text:style-name="T13">xava:action </text:span><text:span text:style-name="T16">action</text:span><text:span text:style-name="T19">=</text:span><text:span text:style-name="T22">"controlador.accion" </text:span><text:span text:style-name="T16">argv</text:span><text:span text:style-name="T19">=</text:span><text:span text:style-name="T22">"argv"</text:span><text:span text:style-name="T10">/&gt;</text:span></text:p>
      <text:p text:style-name="P11">El atributo <text:span text:style-name="Código">action</text:span> indica la acción a ejecutar, y el atributo <text:span text:style-name="Código">argv</text:span> (opcional) nos permite establecer valores a algunas propiedades de la acción antes de ejecutarla. Un ejemplo:</text:p>
      <text:p text:style-name="P21"><text:span text:style-name="T10">&lt;</text:span><text:span text:style-name="T13">xava:action </text:span><text:span text:style-name="T16">action</text:span><text:span text:style-name="T19">=</text:span><text:span text:style-name="T22">"CRUD.save" </text:span><text:span text:style-name="T16">argv</text:span><text:span text:style-name="T19">=</text:span><text:span text:style-name="T22">"resetAfter=true"</text:span><text:span text:style-name="T10">/&gt;</text:span></text:p>
      <text:p text:style-name="P11">Cuando el usuario pulse en la acción se ejecutará <text:span text:style-name="Código">CRUD.save</text:span>, antes pone a <text:span text:style-name="Código">true</text:span> la propiedad <text:span text:style-name="Código">resetAfter</text:span> de la acción.</text:p>
      <text:p text:style-name="P11">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list text:style-name="L1" text:continue-numbering="true">
        <text:list-item>
          <text:list text:continue-numbering="true">
            <text:list-item>
              <text:list text:continue-numbering="true">
                <text:list-item>
                  <text:h text:style-name="P517" text:outline-level="3">xava:message <text:span text:style-name="T4">(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10">&lt;</text:span><text:span text:style-name="T13">xava:message </text:span><text:span text:style-name="T16">key</text:span><text:span text:style-name="T19">=</text:span><text:span text:style-name="T22">"clave_mensaje" </text:span><text:span text:style-name="T16">param</text:span><text:span text:style-name="T19">=</text:span><text:span text:style-name="T22">"parametroMensaje" </text:span><text:span text:style-name="T16">intParam</text:span><text:span text:style-name="T19">=</text:span><text:span text:style-name="T22">"paramMensaje"</text:span><text:span text:style-name="T10">/&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4">autoboxing</text:span>.</text:p>
      <text:p text:style-name="Text_20_body">Esta marca solo genera el texto del mensaje, sin ningun tipo de formateo HTML.</text:p>
      <text:p text:style-name="Text_20_body">Un ejemplo:</text:p>
      <text:p text:style-name="Código"><text:span text:style-name="T10">&lt;</text:span><text:span text:style-name="T13">xava:message </text:span><text:span text:style-name="T16">key</text:span><text:span text:style-name="T19">=</text:span><text:span text:style-name="T22">"cantidad_lista" </text:span><text:span text:style-name="T16">intParam</text:span><text:span text:style-name="T19">=</text:span>"<text:span text:style-name="T32">&lt;%=</text:span><text:span text:style-name="T19">cantidadTotal</text:span><text:span text:style-name="T32">%&gt;</text:span>"<text:span text:style-name="T10">/&gt;</text:span></text:p>
      <text:list text:style-name="L1" text:continue-numbering="true">
        <text:list-item>
          <text:list text:continue-numbering="true">
            <text:list-item>
              <text:list text:continue-numbering="true">
                <text:list-item>
                  <text:h text:style-name="P517" text:outline-level="3">xava:descriptionsList <text:span text:style-name="T4">(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10">&lt;</text:span><text:span text:style-name="T13">xava:descriptionsList </text:span></text:p>
      <text:p text:style-name="Código"><text:span text:style-name="T13"><text:tab/></text:span><text:span text:style-name="T16">reference</text:span><text:span text:style-name="T19">=</text:span><text:span text:style-name="T22">"nombreReferencia"<text:tab/><text:tab/><text:tab/></text:span><text:span text:style-name="T19">(1)</text:span></text:p>
      <text:p text:style-name="P14">/&gt;</text:p>
      <text:list text:style-name="L71">
        <text:list-item>
          <text:p text:style-name="P358"><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Nivel: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span text:style-name="T19"><text:tab/></text:span></text:p>
      <text:p text:style-name="Código"><text:span text:style-name="T19"><text:tab/><text:tab/></text:span><text:span text:style-name="T10">&lt;</text:span><text:span text:style-name="T13">xava:descriptionsList </text:span><text:span text:style-name="T16">reference</text:span><text:span text:style-name="T19">=</text:span><text:span text:style-name="T22">"nivel"</text:span><text:span text:style-name="T10">/&gt;</text:span></text:p>
      <text:p text:style-name="Código"><text:span text:style-name="T19"><text:tab/></text:span><text:span text:style-name="T10">&lt;/</text:span><text:span text:style-name="T13">td</text:span><text:span text:style-name="T10">&gt;</text:span></text:p>
      <text:p text:style-name="Código"><text:span text:style-name="T11">&lt;/</text:span><text:span text:style-name="T14">tr</text:span><text:span text:style-name="T11">&gt;</text:span></text:p>
      <text:p text:style-name="P6">En este caso <text:span text:style-name="Código">nivel</text:span> es una referencia al modelo actual (por ejemplo <text:span text:style-name="Código">Comercial</text:span>). Un combo es mostrado con todos los niveles disponibles.</text:p>
      <text:list text:style-name="L72">
        <text:list-item>
          <text:h text:style-name="P422"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505" text:outline-level="2">Nuevo en 2.2</text:h>
            </text:list-item>
          </text:list>
        </text:list-item>
      </text:list>
      <text:list text:style-name="L82">
        <text:list-item>
          <text:p text:style-name="P399">El comportamiento para las colecciones de entidades mejorado: Sección 4.4</text:p>
        </text:list-item>
        <text:list-item>
          <text:p text:style-name="P399">Nueva acción <text:span text:style-name="Código">IChainActionWithArgv</text:span>: Sección 7.14</text:p>
        </text:list-item>
      </text:list>
      <text:list text:style-name="L72" text:continue-numbering="true">
        <text:list-item>
          <text:list text:continue-numbering="true">
            <text:list-item>
              <text:h text:style-name="P505" text:outline-level="2">Nuevo en 2.1.5</text:h>
            </text:list-item>
          </text:list>
        </text:list-item>
      </text:list>
      <text:list text:style-name="L3">
        <text:list-item>
          <text:p text:style-name="P398">Nuevo <text:s/>estereotipo IMAGE_LABEL, ETIQUETA_IMAGEN: Sección 3.8.1</text:p>
        </text:list-item>
      </text:list>
      <text:list text:style-name="L72" text:continue-numbering="true">
        <text:list-item>
          <text:list text:continue-numbering="true">
            <text:list-item>
              <text:h text:style-name="P505" text:outline-level="2">Nuevo en 2.1.4</text:h>
            </text:list-item>
          </text:list>
        </text:list-item>
      </text:list>
      <text:list text:style-name="L4">
        <text:list-item>
          <text:p text:style-name="P393">Las casillas de chequeo están siempre presentes en todas las colecciones: Sección 4.4.2</text:p>
        </text:list-item>
        <text:list-item>
          <text:p text:style-name="P393">Es posible usar acciones para el modo lista como acciones para una colección: Secciones 4.4.2 y 7.5</text:p>
        </text:list-item>
        <text:list-item>
          <text:p text:style-name="P393">Controlador para definir acciones de lista para las colecciones: Sección 4.4.3</text:p>
        </text:list-item>
        <text:list-item>
          <text:p text:style-name="P393">No es necesario incluir un <text:span text:style-name="Código">&lt;use-object/&gt;</text:span> parar <text:span text:style-name="Código">xava_tab</text:span> en las acciones de modo lista: Section 7.5</text:p>
        </text:list-item>
        <text:list-item>
          <text:p text:style-name="P393">Nueva clase <text:span text:style-name="Código">TabBaseAction</text:span> para crear acciones de lista: Sección 7.5</text:p>
        </text:list-item>
      </text:list>
      <text:list text:style-name="L72" text:continue-numbering="true">
        <text:list-item>
          <text:list text:continue-numbering="true">
            <text:list-item>
              <text:h text:style-name="P505" text:outline-level="2">Nuevo en 2.1.3</text:h>
            </text:list-item>
          </text:list>
        </text:list-item>
      </text:list>
      <text:list text:style-name="L5">
        <text:list-item>
          <text:p text:style-name="P389">Las claves ocultas son requeridas por defecto: Sección 3.8</text:p>
        </text:list-item>
        <text:list-item>
          <text:p text:style-name="P389">Nuevo atributo <text:span text:style-name="Código">editor</text:span> en <text:span text:style-name="Código">vista-propiedad</text:span> para escoger el editor para visualzar/editar una propiedad: Secciones 4.2 y 4.2.4</text:p>
        </text:list-item>
        <text:list-item>
          <text:p text:style-name="P389">Componentes transitorios, solo para crear vistas: <text:s/>Sección 4.10</text:p>
        </text:list-item>
        <text:list-item>
          <text:p text:style-name="P389">Mapeo por defecto: Sección 6.8</text:p>
        </text:list-item>
      </text:list>
      <text:list text:style-name="L72" text:continue-numbering="true">
        <text:list-item>
          <text:list text:continue-numbering="true">
            <text:list-item>
              <text:h text:style-name="P505" text:outline-level="2">Nuevo en 2.1.2</text:h>
            </text:list-item>
          </text:list>
        </text:list-item>
      </text:list>
      <text:list text:style-name="L6">
        <text:list-item>
          <text:p text:style-name="P387">Nuevo atributo <text:span text:style-name="Código">en-cada-peticion</text:span> para el elemento <text:span text:style-name="Código">accion</text:span> en <text:span text:style-name="Archivo_2f_Directorio">controladores.xml</text:span>: Sección 7.3</text:p>
        </text:list-item>
        <text:list-item>
          <text:p text:style-name="P387">Cambiar el esquema por defecto en tiempo de ejecución: Sección 10.3.1 </text:p>
        </text:list-item>
      </text:list>
      <text:list text:style-name="L72" text:continue-numbering="true">
        <text:list-item>
          <text:list text:continue-numbering="true">
            <text:list-item>
              <text:h text:style-name="P505" text:outline-level="2">Nuevo en 2.1.1</text:h>
            </text:list-item>
          </text:list>
        </text:list-item>
      </text:list>
      <text:list text:style-name="L7">
        <text:list-item>
          <text:p text:style-name="P385">Explicación de las referencias implícitas: Sección 3.18.2</text:p>
        </text:list-item>
        <text:list-item>
          <text:p text:style-name="P385">Usar referencias a propiedades clave del modelo padre en un atributo <text:span text:style-name="Código">desde</text:span>: Sección 3.18.2</text:p>
        </text:list-item>
      </text:list>
      <text:list text:style-name="L72" text:continue-numbering="true">
        <text:list-item>
          <text:list text:continue-numbering="true">
            <text:list-item>
              <text:h text:style-name="P516" text:outline-level="2">Nuevo en 2.1</text:h>
            </text:list-item>
          </text:list>
        </text:list-item>
      </text:list>
      <text:list text:style-name="L73">
        <text:list-item>
          <text:p text:style-name="P408">EJB3 JPA soportado como mecanismo de persistencia.</text:p>
        </text:list-item>
        <text:list-item>
          <text:p text:style-name="P408">Nueva acción para sobreescribir (<text:span text:style-name="Código">accion-quitar-seleccionados</text:span>) en el elemento <text:span text:style-name="Código">vista-coleccion</text:span> element: Section 4.4.</text:p>
        </text:list-item>
        <text:list-item>
          <text:p text:style-name="P408">Los objetos definidos en controladores puede tener ámbito global: Section 7.2.</text:p>
        </text:list-item>
      </text:list>
      <text:list text:style-name="L72" text:continue-numbering="true">
        <text:list-item>
          <text:list text:continue-numbering="true">
            <text:list-item>
              <text:h text:style-name="P505" text:outline-level="2">Nuevo en 2.0.4</text:h>
            </text:list-item>
          </text:list>
        </text:list-item>
      </text:list>
      <text:list text:style-name="L73">
        <text:list-item>
          <text:p text:style-name="P26">Nuevo atributo <text:span text:style-name="Código">escala</text:span> en la definición de propiedad: Sección 3.8</text:p>
        </text:list-item>
      </text:list>
      <text:list text:style-name="L74">
        <text:list-item>
          <text:p text:style-name="P359">Referenciar a una propiedad del padre desde un agregado usado como referencia simple está permitido: Sección 3.8.4</text:p>
        </text:list-item>
        <text:list-item>
          <text:p text:style-name="P359">Atributo <text:span text:style-name="Código">alineado-por-columnas</text:span> para grupos y secciones para permitir alinear por columnas (estilo tabla) sus elementos: Sección 4.1.1</text:p>
        </text:list-item>
        <text:list-item>
          <text:p text:style-name="P359">Nuevo vínculo <text:span text:style-name="T4">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359">Acción de modificación propia para referencias: Sección 4.3.5</text:p>
        </text:list-item>
        <text:list-item>
          <text:p text:style-name="P359">Nuevo vínculo <text:span text:style-name="T4">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359">Si XAVA_LIST_ACTION se pone a cadena vacía en la definición del módulo (aplicacion.xml) entonce las acciones de cada fila no son mostradas en modo lista: Sección 8.3</text:p>
        </text:list-item>
      </text:list>
      <text:list text:style-name="L72" text:continue-numbering="true">
        <text:list-item>
          <text:list text:continue-numbering="true">
            <text:list-item>
              <text:h text:style-name="P505" text:outline-level="2">Nuevo en 2.0.3</text:h>
            </text:list-item>
          </text:list>
        </text:list-item>
      </text:list>
      <text:list text:style-name="L75">
        <text:list-item>
          <text:p text:style-name="P365">Sobreescribir las etiquetas y mensajes por defectos de OpenXava es posible: Sección 2.8</text:p>
        </text:list-item>
        <text:list-item>
          <text:p text:style-name="P365">Nuevo estereotipo TEXTO_HTML, HTML_TEXT para edición de texto rico: Sección 3.8.1 </text:p>
        </text:list-item>
        <text:list-item>
          <text:p text:style-name="P365">Es posible definir validadores por defecto para tipos y estereotipos: Sección 3.8.7 </text:p>
        </text:list-item>
        <text:list-item>
          <text:p text:style-name="P365">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365">Las acciones asociadas a propiedades pueden estar activas siempre, usando el nuevo atributo <text:span text:style-name="Código">siempre-activa</text:span>: Sección 4.2.3 </text:p>
        </text:list-item>
        <text:list-item>
          <text:p text:style-name="P365">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365">Colocar acciones en cualquier parte de una vista es posible: Sección 4.6 </text:p>
        </text:list-item>
        <text:list-item>
          <text:p text:style-name="P365">El método <text:span text:style-name="Código">getJRXML()</text:span> de <text:span text:style-name="Código">JasperReportBaseAction </text:span>soporta rutas absoutas para acceder a los recursos del sistema de archivos: Sección 7.10 </text:p>
        </text:list-item>
        <text:list-item>
          <text:p text:style-name="P365">Sobreescibrir los contraladores por defecto está permitido: Sección 7.12 </text:p>
        </text:list-item>
        <text:list-item>
          <text:p text:style-name="P365">Han sido añadidas las taglibs <text:span text:style-name="Código">&lt;xava:message/&gt;</text:span> y <text:span text:style-name="Código">&lt;xava:descriptionsList/&gt;</text:span>: Secciones 10.3.4 y 10.3.5</text:p>
        </text:list-item>
      </text:list>
      <text:list text:style-name="L72" text:continue-numbering="true">
        <text:list-item>
          <text:list text:continue-numbering="true">
            <text:list-item>
              <text:h text:style-name="P505" text:outline-level="2">Nuevo en 2.0.2</text:h>
            </text:list-item>
          </text:list>
        </text:list-item>
      </text:list>
      <text:list text:style-name="L76">
        <text:list-item>
          <text:p text:style-name="P375">Nuevo esterotipo <text:s/>ZEROS_FILLED/RELLENADO_CON_CEROS: Sección 3.8.1</text:p>
        </text:list-item>
        <text:list-item>
          <text:p text:style-name="P375"><text:span text:style-name="Código">IdentityCalculator</text:span> para generación automática de identificadores usando <text:span text:style-name="T4">identity</text:span> de la base de datos: Sección 3.8.5</text:p>
        </text:list-item>
      </text:list>
      <text:list text:style-name="L77">
        <text:list-item>
          <text:p text:style-name="P377">Nuevo typo de acción <text:span text:style-name="Código">IPropertyAction</text:span> que puede ser usada para una cción asociada a una propiedad (en la vista), está acción recibirá el nombre de la propiedad: Sección 4.2.3</text:p>
        </text:list-item>
        <text:list-item>
          <text:p text:style-name="P377">El atributo <text:span text:style-name="Código">como-agregado</text:span> para el elemento <text:span text:style-name="Código">vista-coleccion</text:span> permite que una colección de entidades se comporte como una colección de agregados: Sección 4.4</text:p>
        </text:list-item>
        <text:list-item>
          <text:p text:style-name="P377">Ahora podemos añadir y quitar programáticamente acciones de lista y de detalle de una vista de colección: Sección 4.4.3</text:p>
        </text:list-item>
        <text:list-item>
          <text:p text:style-name="P377">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72" text:continue-numbering="true">
        <text:list-item>
          <text:list text:continue-numbering="true">
            <text:list-item>
              <text:h text:style-name="P505" text:outline-level="2">Nuevo en 2.0.1</text:h>
            </text:list-item>
          </text:list>
        </text:list-item>
      </text:list>
      <text:list text:style-name="L78">
        <text:list-item>
          <text:p text:style-name="P381"><text:span text:style-name="Código">SequenceCalculator</text:span> para generación automática de identificadores usando <text:span text:style-name="T4">sequence</text:span> de la base de datos: Sección 3.8.5</text:p>
        </text:list-item>
        <text:list-item>
          <text:p text:style-name="P381">Acciones arbitrarias disponibles en <text:span text:style-name="Código">&lt;reference-view/&gt;</text:span>: Sección 4.3</text:p>
        </text:list-item>
        <text:list-item>
          <text:p text:style-name="P381">Soporte de atajos de teclado (keystrokes) para las acciones: Sección 7.2</text:p>
        </text:list-item>
        <text:list-item>
          <text:p text:style-name="P381"><text:span text:style-name="Código">&lt;xava:editor/&gt;</text:span> soporta propiedades calificadas: Sección 10.3</text:p>
        </text:list-item>
      </text:list>
      <text:list text:style-name="L72" text:continue-numbering="true">
        <text:list-item>
          <text:list text:continue-numbering="true">
            <text:list-item>
              <text:h text:style-name="P505" text:outline-level="2">Nuevo en 2.0</text:h>
            </text:list-item>
          </text:list>
        </text:list-item>
      </text:list>
      <text:list text:style-name="L79">
        <text:list-item>
          <text:p text:style-name="P348">Capa del modelo ahora es generada en formato POJO (Plain Old Java Object, Clases de Java Convencionales).</text:p>
        </text:list-item>
        <text:list-item>
          <text:p text:style-name="P348">La persistencia es manejada por Hibernate, esto permite desplegar las aplicaciones OpenXava en un simple Tomcat (or cualquier otro servidor de servlets que deseemos).</text:p>
        </text:list-item>
        <text:list-item>
          <text:p text:style-name="P348">Estereotype GALERIA_IMAGENES: Sección 3.8.2, página 28</text:p>
        </text:list-item>
        <text:list-item>
          <text:p text:style-name="P348">Añadido <text:span text:style-name="Código">IModelCalculator</text:span> , como alternativa mejor a <text:span text:style-name="Código">IEntityCalculator</text:span>: Sección 3.8.4, página 32</text:p>
        </text:list-item>
        <text:list-item>
          <text:p text:style-name="P348">Las secciónes anidadas están soportadas en las vistas: Sección 4.1, page 64</text:p>
        </text:list-item>
        <text:list-item>
          <text:p text:style-name="P348">Es posible acceder a variables de entorno desde un filtro: Sección 5.2, página 95</text:p>
        </text:list-item>
        <text:list-item>
          <text:p text:style-name="P348"><text:span text:style-name="Código">tipo-cmp</text:span> disponible para usar en mapeo de referencias: Sección 6.3, page 102</text:p>
        </text:list-item>
        <text:list-item>
          <text:p text:style-name="P348">Es posible ocultar y mostrar acciones en la Interfaz de Usuario: Sección 7.12, página 131</text:p>
        </text:list-item>
        <text:list-item>
          <text:p text:style-name="P348">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7"/>
      <text:outline-level-style text:level="2" text:style-name="Numbering_20_Symbols" style:num-suffix=" " style:num-format="1" text:start-value="8"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 - Guía de Referencia</text:span><text:tab/><text:tab/><text:span text:style-name="T2">Página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5-03-07T16:50:59</meta:creation-date>
    <dc:creator>Javier Paniza</dc:creator>
    <dc:date>2007-06-27T17:29:50</dc:date>
    <meta:print-date>2005-05-19T18:12:29</meta:print-date>
    <dc:language>es-ES</dc:language>
    <meta:editing-cycles>1675</meta:editing-cycles>
    <meta:editing-duration>P9DT14H50M24S</meta:editing-duration>
    <meta:user-defined meta:name="Info 1"/>
    <meta:user-defined meta:name="Info 2"/>
    <meta:user-defined meta:name="Info 3"/>
    <meta:user-defined meta:name="Info 4"/>
    <meta:document-statistic meta:table-count="0" meta:image-count="38" meta:object-count="0" meta:page-count="164" meta:paragraph-count="4262" meta:word-count="36399" meta:character-count="262920"/>
  </office:meta>
</office:document-meta>
</file>